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14.2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8"/>
    <style:style style:name="ce3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0</text:p>
          </table:table-cell>
          <table:table-cell table:formula="of:=[.A1]&amp;&quot;0&quot;" office:value-type="string" office:string-value="00">
            <text:p>00</text:p>
          </table:table-cell>
          <table:table-cell table:formula="of:=HEX2DEC([.B1])" office:value-type="float" office:value="0">
            <text:p>0</text:p>
          </table:table-cell>
          <table:table-cell table:style-name="ce2" table:formula="of:=[.A1]&amp;&quot;00&quot;" office:value-type="string" office:string-value="000">
            <text:p>000</text:p>
          </table:table-cell>
          <table:table-cell table:style-name="ce3" table:formula="of:=&quot;alias cross12rgb.setcolor=&quot;&amp;[.A1]&amp;&quot; 'cross12rgb.red.&quot;&amp;[.F1]&amp;&quot;; cross12rgb.green.&quot;&amp;[.G1]&amp;&quot;; cross12rgb.blue.&quot;&amp;[.H1]&amp;&quot;'&quot;" office:value-type="string" office:string-value="alias cross12rgb.setcolor=0 'cross12rgb.red.0; cross12rgb.green.0; cross12rgb.blue.0'">
            <text:p>alias cross12rgb.setcolor=0 'cross12rgb.red.0; cross12rgb.green.0; cross12rgb.blue.0'</text:p>
          </table:table-cell>
          <table:table-cell table:formula="of:=LEFT([.D1])" office:value-type="string" office:string-value="0">
            <text:p>0</text:p>
          </table:table-cell>
          <table:table-cell table:formula="of:=MID([.D1];2;1)" office:value-type="string" office:string-value="0">
            <text:p>0</text:p>
          </table:table-cell>
          <table:table-cell table:formula="of:=RIGHT([.D1])" office:value-type="string" office:string-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table:formula="of:=[.A2]" office:value-type="string" office:string-value="01">
            <text:p>01</text:p>
          </table:table-cell>
          <table:table-cell table:formula="of:=HEX2DEC([.B2])" office:value-type="float" office:value="1">
            <text:p>1</text:p>
          </table:table-cell>
          <table:table-cell table:style-name="ce2" table:formula="of:=[.A2]&amp;&quot;0&quot;" office:value-type="string" office:string-value="010">
            <text:p>010</text:p>
          </table:table-cell>
          <table:table-cell table:style-name="ce3" table:formula="of:=&quot;alias cross12rgb.setcolor=&quot;&amp;[.A2]&amp;&quot; 'cross12rgb.red.&quot;&amp;[.F2]&amp;&quot;; cross12rgb.green.&quot;&amp;[.G2]&amp;&quot;; cross12rgb.blue.&quot;&amp;[.H2]&amp;&quot;'&quot;" office:value-type="string" office:string-value="alias cross12rgb.setcolor=01 'cross12rgb.red.0; cross12rgb.green.1; cross12rgb.blue.0'">
            <text:p>alias cross12rgb.setcolor=01 'cross12rgb.red.0; cross12rgb.green.1; cross12rgb.blue.0'</text:p>
          </table:table-cell>
          <table:table-cell table:formula="of:=LEFT([.D2])" office:value-type="string" office:string-value="0">
            <text:p>0</text:p>
          </table:table-cell>
          <table:table-cell table:formula="of:=MID([.D2];2;1)" office:value-type="string" office:string-value="1">
            <text:p>1</text:p>
          </table:table-cell>
          <table:table-cell table:formula="of:=RIGHT([.D2])" office:value-type="string" office:string-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table:formula="of:=[.A3]" office:value-type="string" office:string-value="02">
            <text:p>02</text:p>
          </table:table-cell>
          <table:table-cell table:formula="of:=HEX2DEC([.B3])" office:value-type="float" office:value="2">
            <text:p>2</text:p>
          </table:table-cell>
          <table:table-cell table:style-name="ce2" table:formula="of:=[.A3]&amp;&quot;0&quot;" office:value-type="string" office:string-value="020">
            <text:p>020</text:p>
          </table:table-cell>
          <table:table-cell table:style-name="ce3" table:formula="of:=&quot;alias cross12rgb.setcolor=&quot;&amp;[.A3]&amp;&quot; 'cross12rgb.red.&quot;&amp;[.F3]&amp;&quot;; cross12rgb.green.&quot;&amp;[.G3]&amp;&quot;; cross12rgb.blue.&quot;&amp;[.H3]&amp;&quot;'&quot;" office:value-type="string" office:string-value="alias cross12rgb.setcolor=02 'cross12rgb.red.0; cross12rgb.green.2; cross12rgb.blue.0'">
            <text:p>alias cross12rgb.setcolor=02 'cross12rgb.red.0; cross12rgb.green.2; cross12rgb.blue.0'</text:p>
          </table:table-cell>
          <table:table-cell table:formula="of:=LEFT([.D3])" office:value-type="string" office:string-value="0">
            <text:p>0</text:p>
          </table:table-cell>
          <table:table-cell table:formula="of:=MID([.D3];2;1)" office:value-type="string" office:string-value="2">
            <text:p>2</text:p>
          </table:table-cell>
          <table:table-cell table:formula="of:=RIGHT([.D3])" office:value-type="string" office:string-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table:formula="of:=[.A4]" office:value-type="string" office:string-value="03">
            <text:p>03</text:p>
          </table:table-cell>
          <table:table-cell table:formula="of:=HEX2DEC([.B4])" office:value-type="float" office:value="3">
            <text:p>3</text:p>
          </table:table-cell>
          <table:table-cell table:style-name="ce2" table:formula="of:=[.A4]&amp;&quot;0&quot;" office:value-type="string" office:string-value="030">
            <text:p>030</text:p>
          </table:table-cell>
          <table:table-cell table:style-name="ce3" table:formula="of:=&quot;alias cross12rgb.setcolor=&quot;&amp;[.A4]&amp;&quot; 'cross12rgb.red.&quot;&amp;[.F4]&amp;&quot;; cross12rgb.green.&quot;&amp;[.G4]&amp;&quot;; cross12rgb.blue.&quot;&amp;[.H4]&amp;&quot;'&quot;" office:value-type="string" office:string-value="alias cross12rgb.setcolor=03 'cross12rgb.red.0; cross12rgb.green.3; cross12rgb.blue.0'">
            <text:p>alias cross12rgb.setcolor=03 'cross12rgb.red.0; cross12rgb.green.3; cross12rgb.blue.0'</text:p>
          </table:table-cell>
          <table:table-cell table:formula="of:=LEFT([.D4])" office:value-type="string" office:string-value="0">
            <text:p>0</text:p>
          </table:table-cell>
          <table:table-cell table:formula="of:=MID([.D4];2;1)" office:value-type="string" office:string-value="3">
            <text:p>3</text:p>
          </table:table-cell>
          <table:table-cell table:formula="of:=RIGHT([.D4])" office:value-type="string" office:string-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table:formula="of:=[.A5]" office:value-type="string" office:string-value="04">
            <text:p>04</text:p>
          </table:table-cell>
          <table:table-cell table:formula="of:=HEX2DEC([.B5])" office:value-type="float" office:value="4">
            <text:p>4</text:p>
          </table:table-cell>
          <table:table-cell table:style-name="ce2" table:formula="of:=[.A5]&amp;&quot;0&quot;" office:value-type="string" office:string-value="040">
            <text:p>040</text:p>
          </table:table-cell>
          <table:table-cell table:style-name="ce3" table:formula="of:=&quot;alias cross12rgb.setcolor=&quot;&amp;[.A5]&amp;&quot; 'cross12rgb.red.&quot;&amp;[.F5]&amp;&quot;; cross12rgb.green.&quot;&amp;[.G5]&amp;&quot;; cross12rgb.blue.&quot;&amp;[.H5]&amp;&quot;'&quot;" office:value-type="string" office:string-value="alias cross12rgb.setcolor=04 'cross12rgb.red.0; cross12rgb.green.4; cross12rgb.blue.0'">
            <text:p>alias cross12rgb.setcolor=04 'cross12rgb.red.0; cross12rgb.green.4; cross12rgb.blue.0'</text:p>
          </table:table-cell>
          <table:table-cell table:formula="of:=LEFT([.D5])" office:value-type="string" office:string-value="0">
            <text:p>0</text:p>
          </table:table-cell>
          <table:table-cell table:formula="of:=MID([.D5];2;1)" office:value-type="string" office:string-value="4">
            <text:p>4</text:p>
          </table:table-cell>
          <table:table-cell table:formula="of:=RIGHT([.D5])" office:value-type="string" office:string-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table:formula="of:=[.A6]" office:value-type="string" office:string-value="05">
            <text:p>05</text:p>
          </table:table-cell>
          <table:table-cell table:formula="of:=HEX2DEC([.B6])" office:value-type="float" office:value="5">
            <text:p>5</text:p>
          </table:table-cell>
          <table:table-cell table:style-name="ce2" table:formula="of:=[.A6]&amp;&quot;0&quot;" office:value-type="string" office:string-value="050">
            <text:p>050</text:p>
          </table:table-cell>
          <table:table-cell table:style-name="ce3" table:formula="of:=&quot;alias cross12rgb.setcolor=&quot;&amp;[.A6]&amp;&quot; 'cross12rgb.red.&quot;&amp;[.F6]&amp;&quot;; cross12rgb.green.&quot;&amp;[.G6]&amp;&quot;; cross12rgb.blue.&quot;&amp;[.H6]&amp;&quot;'&quot;" office:value-type="string" office:string-value="alias cross12rgb.setcolor=05 'cross12rgb.red.0; cross12rgb.green.5; cross12rgb.blue.0'">
            <text:p>alias cross12rgb.setcolor=05 'cross12rgb.red.0; cross12rgb.green.5; cross12rgb.blue.0'</text:p>
          </table:table-cell>
          <table:table-cell table:formula="of:=LEFT([.D6])" office:value-type="string" office:string-value="0">
            <text:p>0</text:p>
          </table:table-cell>
          <table:table-cell table:formula="of:=MID([.D6];2;1)" office:value-type="string" office:string-value="5">
            <text:p>5</text:p>
          </table:table-cell>
          <table:table-cell table:formula="of:=RIGHT([.D6])" office:value-type="string" office:string-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table:formula="of:=[.A7]" office:value-type="string" office:string-value="06">
            <text:p>06</text:p>
          </table:table-cell>
          <table:table-cell table:formula="of:=HEX2DEC([.B7])" office:value-type="float" office:value="6">
            <text:p>6</text:p>
          </table:table-cell>
          <table:table-cell table:style-name="ce2" table:formula="of:=[.A7]&amp;&quot;0&quot;" office:value-type="string" office:string-value="060">
            <text:p>060</text:p>
          </table:table-cell>
          <table:table-cell table:style-name="ce3" table:formula="of:=&quot;alias cross12rgb.setcolor=&quot;&amp;[.A7]&amp;&quot; 'cross12rgb.red.&quot;&amp;[.F7]&amp;&quot;; cross12rgb.green.&quot;&amp;[.G7]&amp;&quot;; cross12rgb.blue.&quot;&amp;[.H7]&amp;&quot;'&quot;" office:value-type="string" office:string-value="alias cross12rgb.setcolor=06 'cross12rgb.red.0; cross12rgb.green.6; cross12rgb.blue.0'">
            <text:p>alias cross12rgb.setcolor=06 'cross12rgb.red.0; cross12rgb.green.6; cross12rgb.blue.0'</text:p>
          </table:table-cell>
          <table:table-cell table:formula="of:=LEFT([.D7])" office:value-type="string" office:string-value="0">
            <text:p>0</text:p>
          </table:table-cell>
          <table:table-cell table:formula="of:=MID([.D7];2;1)" office:value-type="string" office:string-value="6">
            <text:p>6</text:p>
          </table:table-cell>
          <table:table-cell table:formula="of:=RIGHT([.D7])" office:value-type="string" office:string-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table:formula="of:=[.A8]" office:value-type="string" office:string-value="07">
            <text:p>07</text:p>
          </table:table-cell>
          <table:table-cell table:formula="of:=HEX2DEC([.B8])" office:value-type="float" office:value="7">
            <text:p>7</text:p>
          </table:table-cell>
          <table:table-cell table:style-name="ce2" table:formula="of:=[.A8]&amp;&quot;0&quot;" office:value-type="string" office:string-value="070">
            <text:p>070</text:p>
          </table:table-cell>
          <table:table-cell table:style-name="ce3" table:formula="of:=&quot;alias cross12rgb.setcolor=&quot;&amp;[.A8]&amp;&quot; 'cross12rgb.red.&quot;&amp;[.F8]&amp;&quot;; cross12rgb.green.&quot;&amp;[.G8]&amp;&quot;; cross12rgb.blue.&quot;&amp;[.H8]&amp;&quot;'&quot;" office:value-type="string" office:string-value="alias cross12rgb.setcolor=07 'cross12rgb.red.0; cross12rgb.green.7; cross12rgb.blue.0'">
            <text:p>alias cross12rgb.setcolor=07 'cross12rgb.red.0; cross12rgb.green.7; cross12rgb.blue.0'</text:p>
          </table:table-cell>
          <table:table-cell table:formula="of:=LEFT([.D8])" office:value-type="string" office:string-value="0">
            <text:p>0</text:p>
          </table:table-cell>
          <table:table-cell table:formula="of:=MID([.D8];2;1)" office:value-type="string" office:string-value="7">
            <text:p>7</text:p>
          </table:table-cell>
          <table:table-cell table:formula="of:=RIGHT([.D8])" office:value-type="string" office:string-value="0">
            <text:p>0</text:p>
          </table:table-cell>
        </table:table-row>
        <table:table-row table:style-name="ro1">
          <table:table-cell office:value-type="string">
            <text:p>08</text:p>
          </table:table-cell>
          <table:table-cell table:formula="of:=[.A9]" office:value-type="string" office:string-value="08">
            <text:p>08</text:p>
          </table:table-cell>
          <table:table-cell table:formula="of:=HEX2DEC([.B9])" office:value-type="float" office:value="8">
            <text:p>8</text:p>
          </table:table-cell>
          <table:table-cell table:style-name="ce2" table:formula="of:=[.A9]&amp;&quot;0&quot;" office:value-type="string" office:string-value="080">
            <text:p>080</text:p>
          </table:table-cell>
          <table:table-cell table:style-name="ce3" table:formula="of:=&quot;alias cross12rgb.setcolor=&quot;&amp;[.A9]&amp;&quot; 'cross12rgb.red.&quot;&amp;[.F9]&amp;&quot;; cross12rgb.green.&quot;&amp;[.G9]&amp;&quot;; cross12rgb.blue.&quot;&amp;[.H9]&amp;&quot;'&quot;" office:value-type="string" office:string-value="alias cross12rgb.setcolor=08 'cross12rgb.red.0; cross12rgb.green.8; cross12rgb.blue.0'">
            <text:p>alias cross12rgb.setcolor=08 'cross12rgb.red.0; cross12rgb.green.8; cross12rgb.blue.0'</text:p>
          </table:table-cell>
          <table:table-cell table:formula="of:=LEFT([.D9])" office:value-type="string" office:string-value="0">
            <text:p>0</text:p>
          </table:table-cell>
          <table:table-cell table:formula="of:=MID([.D9];2;1)" office:value-type="string" office:string-value="8">
            <text:p>8</text:p>
          </table:table-cell>
          <table:table-cell table:formula="of:=RIGHT([.D9])" office:value-type="string" office:string-value="0">
            <text:p>0</text:p>
          </table:table-cell>
        </table:table-row>
        <table:table-row table:style-name="ro1">
          <table:table-cell office:value-type="string">
            <text:p>09</text:p>
          </table:table-cell>
          <table:table-cell table:formula="of:=[.A10]" office:value-type="string" office:string-value="09">
            <text:p>09</text:p>
          </table:table-cell>
          <table:table-cell table:formula="of:=HEX2DEC([.B10])" office:value-type="float" office:value="9">
            <text:p>9</text:p>
          </table:table-cell>
          <table:table-cell table:style-name="ce2" table:formula="of:=[.A10]&amp;&quot;0&quot;" office:value-type="string" office:string-value="090">
            <text:p>090</text:p>
          </table:table-cell>
          <table:table-cell table:style-name="ce3" table:formula="of:=&quot;alias cross12rgb.setcolor=&quot;&amp;[.A10]&amp;&quot; 'cross12rgb.red.&quot;&amp;[.F10]&amp;&quot;; cross12rgb.green.&quot;&amp;[.G10]&amp;&quot;; cross12rgb.blue.&quot;&amp;[.H10]&amp;&quot;'&quot;" office:value-type="string" office:string-value="alias cross12rgb.setcolor=09 'cross12rgb.red.0; cross12rgb.green.9; cross12rgb.blue.0'">
            <text:p>alias cross12rgb.setcolor=09 'cross12rgb.red.0; cross12rgb.green.9; cross12rgb.blue.0'</text:p>
          </table:table-cell>
          <table:table-cell table:formula="of:=LEFT([.D10])" office:value-type="string" office:string-value="0">
            <text:p>0</text:p>
          </table:table-cell>
          <table:table-cell table:formula="of:=MID([.D10];2;1)" office:value-type="string" office:string-value="9">
            <text:p>9</text:p>
          </table:table-cell>
          <table:table-cell table:formula="of:=RIGHT([.D10])" office:value-type="string" office:string-value="0">
            <text:p>0</text:p>
          </table:table-cell>
        </table:table-row>
        <table:table-row table:style-name="ro1">
          <table:table-cell office:value-type="string">
            <text:p>0a</text:p>
          </table:table-cell>
          <table:table-cell table:formula="of:=[.A11]" office:value-type="string" office:string-value="0a">
            <text:p>0a</text:p>
          </table:table-cell>
          <table:table-cell table:formula="of:=HEX2DEC([.B11])" office:value-type="float" office:value="10">
            <text:p>10</text:p>
          </table:table-cell>
          <table:table-cell table:style-name="ce2" table:formula="of:=[.A11]&amp;&quot;0&quot;" office:value-type="string" office:string-value="0a0">
            <text:p>0a0</text:p>
          </table:table-cell>
          <table:table-cell table:style-name="ce3" table:formula="of:=&quot;alias cross12rgb.setcolor=&quot;&amp;[.A11]&amp;&quot; 'cross12rgb.red.&quot;&amp;[.F11]&amp;&quot;; cross12rgb.green.&quot;&amp;[.G11]&amp;&quot;; cross12rgb.blue.&quot;&amp;[.H11]&amp;&quot;'&quot;" office:value-type="string" office:string-value="alias cross12rgb.setcolor=0a 'cross12rgb.red.0; cross12rgb.green.a; cross12rgb.blue.0'">
            <text:p>alias cross12rgb.setcolor=0a 'cross12rgb.red.0; cross12rgb.green.a; cross12rgb.blue.0'</text:p>
          </table:table-cell>
          <table:table-cell table:formula="of:=LEFT([.D11])" office:value-type="string" office:string-value="0">
            <text:p>0</text:p>
          </table:table-cell>
          <table:table-cell table:formula="of:=MID([.D11];2;1)" office:value-type="string" office:string-value="a">
            <text:p>a</text:p>
          </table:table-cell>
          <table:table-cell table:formula="of:=RIGHT([.D11])" office:value-type="string" office:string-value="0">
            <text:p>0</text:p>
          </table:table-cell>
        </table:table-row>
        <table:table-row table:style-name="ro1">
          <table:table-cell office:value-type="string">
            <text:p>0b</text:p>
          </table:table-cell>
          <table:table-cell table:formula="of:=[.A12]" office:value-type="string" office:string-value="0b">
            <text:p>0b</text:p>
          </table:table-cell>
          <table:table-cell table:formula="of:=HEX2DEC([.B12])" office:value-type="float" office:value="11">
            <text:p>11</text:p>
          </table:table-cell>
          <table:table-cell table:style-name="ce2" table:formula="of:=[.A12]&amp;&quot;0&quot;" office:value-type="string" office:string-value="0b0">
            <text:p>0b0</text:p>
          </table:table-cell>
          <table:table-cell table:style-name="ce3" table:formula="of:=&quot;alias cross12rgb.setcolor=&quot;&amp;[.A12]&amp;&quot; 'cross12rgb.red.&quot;&amp;[.F12]&amp;&quot;; cross12rgb.green.&quot;&amp;[.G12]&amp;&quot;; cross12rgb.blue.&quot;&amp;[.H12]&amp;&quot;'&quot;" office:value-type="string" office:string-value="alias cross12rgb.setcolor=0b 'cross12rgb.red.0; cross12rgb.green.b; cross12rgb.blue.0'">
            <text:p>alias cross12rgb.setcolor=0b 'cross12rgb.red.0; cross12rgb.green.b; cross12rgb.blue.0'</text:p>
          </table:table-cell>
          <table:table-cell table:formula="of:=LEFT([.D12])" office:value-type="string" office:string-value="0">
            <text:p>0</text:p>
          </table:table-cell>
          <table:table-cell table:formula="of:=MID([.D12];2;1)" office:value-type="string" office:string-value="b">
            <text:p>b</text:p>
          </table:table-cell>
          <table:table-cell table:formula="of:=RIGHT([.D12])" office:value-type="string" office:string-value="0">
            <text:p>0</text:p>
          </table:table-cell>
        </table:table-row>
        <table:table-row table:style-name="ro1">
          <table:table-cell office:value-type="string">
            <text:p>0c</text:p>
          </table:table-cell>
          <table:table-cell table:formula="of:=[.A13]" office:value-type="string" office:string-value="0c">
            <text:p>0c</text:p>
          </table:table-cell>
          <table:table-cell table:formula="of:=HEX2DEC([.B13])" office:value-type="float" office:value="12">
            <text:p>12</text:p>
          </table:table-cell>
          <table:table-cell table:style-name="ce2" table:formula="of:=[.A13]&amp;&quot;0&quot;" office:value-type="string" office:string-value="0c0">
            <text:p>0c0</text:p>
          </table:table-cell>
          <table:table-cell table:style-name="ce3" table:formula="of:=&quot;alias cross12rgb.setcolor=&quot;&amp;[.A13]&amp;&quot; 'cross12rgb.red.&quot;&amp;[.F13]&amp;&quot;; cross12rgb.green.&quot;&amp;[.G13]&amp;&quot;; cross12rgb.blue.&quot;&amp;[.H13]&amp;&quot;'&quot;" office:value-type="string" office:string-value="alias cross12rgb.setcolor=0c 'cross12rgb.red.0; cross12rgb.green.c; cross12rgb.blue.0'">
            <text:p>alias cross12rgb.setcolor=0c 'cross12rgb.red.0; cross12rgb.green.c; cross12rgb.blue.0'</text:p>
          </table:table-cell>
          <table:table-cell table:formula="of:=LEFT([.D13])" office:value-type="string" office:string-value="0">
            <text:p>0</text:p>
          </table:table-cell>
          <table:table-cell table:formula="of:=MID([.D13];2;1)" office:value-type="string" office:string-value="c">
            <text:p>c</text:p>
          </table:table-cell>
          <table:table-cell table:formula="of:=RIGHT([.D13])" office:value-type="string" office:string-value="0">
            <text:p>0</text:p>
          </table:table-cell>
        </table:table-row>
        <table:table-row table:style-name="ro1">
          <table:table-cell office:value-type="string">
            <text:p>0d</text:p>
          </table:table-cell>
          <table:table-cell table:formula="of:=[.A14]" office:value-type="string" office:string-value="0d">
            <text:p>0d</text:p>
          </table:table-cell>
          <table:table-cell table:formula="of:=HEX2DEC([.B14])" office:value-type="float" office:value="13">
            <text:p>13</text:p>
          </table:table-cell>
          <table:table-cell table:style-name="ce2" table:formula="of:=[.A14]&amp;&quot;0&quot;" office:value-type="string" office:string-value="0d0">
            <text:p>0d0</text:p>
          </table:table-cell>
          <table:table-cell table:style-name="ce3" table:formula="of:=&quot;alias cross12rgb.setcolor=&quot;&amp;[.A14]&amp;&quot; 'cross12rgb.red.&quot;&amp;[.F14]&amp;&quot;; cross12rgb.green.&quot;&amp;[.G14]&amp;&quot;; cross12rgb.blue.&quot;&amp;[.H14]&amp;&quot;'&quot;" office:value-type="string" office:string-value="alias cross12rgb.setcolor=0d 'cross12rgb.red.0; cross12rgb.green.d; cross12rgb.blue.0'">
            <text:p>alias cross12rgb.setcolor=0d 'cross12rgb.red.0; cross12rgb.green.d; cross12rgb.blue.0'</text:p>
          </table:table-cell>
          <table:table-cell table:formula="of:=LEFT([.D14])" office:value-type="string" office:string-value="0">
            <text:p>0</text:p>
          </table:table-cell>
          <table:table-cell table:formula="of:=MID([.D14];2;1)" office:value-type="string" office:string-value="d">
            <text:p>d</text:p>
          </table:table-cell>
          <table:table-cell table:formula="of:=RIGHT([.D14])" office:value-type="string" office:string-value="0">
            <text:p>0</text:p>
          </table:table-cell>
        </table:table-row>
        <table:table-row table:style-name="ro1">
          <table:table-cell office:value-type="string">
            <text:p>0e</text:p>
          </table:table-cell>
          <table:table-cell table:formula="of:=[.A15]" office:value-type="string" office:string-value="0e">
            <text:p>0e</text:p>
          </table:table-cell>
          <table:table-cell table:formula="of:=HEX2DEC([.B15])" office:value-type="float" office:value="14">
            <text:p>14</text:p>
          </table:table-cell>
          <table:table-cell table:style-name="ce2" table:formula="of:=[.A15]&amp;&quot;0&quot;" office:value-type="string" office:string-value="0e0">
            <text:p>0e0</text:p>
          </table:table-cell>
          <table:table-cell table:style-name="ce3" table:formula="of:=&quot;alias cross12rgb.setcolor=&quot;&amp;[.A15]&amp;&quot; 'cross12rgb.red.&quot;&amp;[.F15]&amp;&quot;; cross12rgb.green.&quot;&amp;[.G15]&amp;&quot;; cross12rgb.blue.&quot;&amp;[.H15]&amp;&quot;'&quot;" office:value-type="string" office:string-value="alias cross12rgb.setcolor=0e 'cross12rgb.red.0; cross12rgb.green.e; cross12rgb.blue.0'">
            <text:p>alias cross12rgb.setcolor=0e 'cross12rgb.red.0; cross12rgb.green.e; cross12rgb.blue.0'</text:p>
          </table:table-cell>
          <table:table-cell table:formula="of:=LEFT([.D15])" office:value-type="string" office:string-value="0">
            <text:p>0</text:p>
          </table:table-cell>
          <table:table-cell table:formula="of:=MID([.D15];2;1)" office:value-type="string" office:string-value="e">
            <text:p>e</text:p>
          </table:table-cell>
          <table:table-cell table:formula="of:=RIGHT([.D15])" office:value-type="string" office:string-value="0">
            <text:p>0</text:p>
          </table:table-cell>
        </table:table-row>
        <table:table-row table:style-name="ro1">
          <table:table-cell office:value-type="string">
            <text:p>0f</text:p>
          </table:table-cell>
          <table:table-cell table:formula="of:=[.A16]" office:value-type="string" office:string-value="0f">
            <text:p>0f</text:p>
          </table:table-cell>
          <table:table-cell table:formula="of:=HEX2DEC([.B16])" office:value-type="float" office:value="15">
            <text:p>15</text:p>
          </table:table-cell>
          <table:table-cell table:style-name="ce2" table:formula="of:=[.A16]&amp;&quot;0&quot;" office:value-type="string" office:string-value="0f0">
            <text:p>0f0</text:p>
          </table:table-cell>
          <table:table-cell table:style-name="ce3" table:formula="of:=&quot;alias cross12rgb.setcolor=&quot;&amp;[.A16]&amp;&quot; 'cross12rgb.red.&quot;&amp;[.F16]&amp;&quot;; cross12rgb.green.&quot;&amp;[.G16]&amp;&quot;; cross12rgb.blue.&quot;&amp;[.H16]&amp;&quot;'&quot;" office:value-type="string" office:string-value="alias cross12rgb.setcolor=0f 'cross12rgb.red.0; cross12rgb.green.f; cross12rgb.blue.0'">
            <text:p>alias cross12rgb.setcolor=0f 'cross12rgb.red.0; cross12rgb.green.f; cross12rgb.blue.0'</text:p>
          </table:table-cell>
          <table:table-cell table:formula="of:=LEFT([.D16])" office:value-type="string" office:string-value="0">
            <text:p>0</text:p>
          </table:table-cell>
          <table:table-cell table:formula="of:=MID([.D16];2;1)" office:value-type="string" office:string-value="f">
            <text:p>f</text:p>
          </table:table-cell>
          <table:table-cell table:formula="of:=RIGHT([.D16])" office:value-type="string" office:string-value="0">
            <text:p>0</text:p>
          </table:table-cell>
        </table:table-row>
        <table:table-row table:style-name="ro1">
          <table:table-cell office:value-type="string">
            <text:p>1</text:p>
          </table:table-cell>
          <table:table-cell table:formula="of:=[.A17]&amp;&quot;0&quot;" office:value-type="string" office:string-value="10">
            <text:p>10</text:p>
          </table:table-cell>
          <table:table-cell table:formula="of:=HEX2DEC([.B17])" office:value-type="float" office:value="16">
            <text:p>16</text:p>
          </table:table-cell>
          <table:table-cell table:style-name="ce2" table:formula="of:=[.A17]&amp;&quot;00&quot;" office:value-type="string" office:string-value="100">
            <text:p>100</text:p>
          </table:table-cell>
          <table:table-cell table:style-name="ce3" table:formula="of:=&quot;alias cross12rgb.setcolor=&quot;&amp;[.A17]&amp;&quot; 'cross12rgb.red.&quot;&amp;[.F17]&amp;&quot;; cross12rgb.green.&quot;&amp;[.G17]&amp;&quot;; cross12rgb.blue.&quot;&amp;[.H17]&amp;&quot;'&quot;" office:value-type="string" office:string-value="alias cross12rgb.setcolor=1 'cross12rgb.red.1; cross12rgb.green.0; cross12rgb.blue.0'">
            <text:p>alias cross12rgb.setcolor=1 'cross12rgb.red.1; cross12rgb.green.0; cross12rgb.blue.0'</text:p>
          </table:table-cell>
          <table:table-cell table:formula="of:=LEFT([.D17])" office:value-type="string" office:string-value="1">
            <text:p>1</text:p>
          </table:table-cell>
          <table:table-cell table:formula="of:=MID([.D17];2;1)" office:value-type="string" office:string-value="0">
            <text:p>0</text:p>
          </table:table-cell>
          <table:table-cell table:formula="of:=RIGHT([.D17])" office:value-type="string" office:string-value="0">
            <text:p>0</text:p>
          </table:table-cell>
        </table:table-row>
        <table:table-row table:style-name="ro1">
          <table:table-cell office:value-type="string">
            <text:p>11</text:p>
          </table:table-cell>
          <table:table-cell table:formula="of:=[.A18]" office:value-type="string" office:string-value="11">
            <text:p>11</text:p>
          </table:table-cell>
          <table:table-cell table:formula="of:=HEX2DEC([.B18])" office:value-type="float" office:value="17">
            <text:p>17</text:p>
          </table:table-cell>
          <table:table-cell table:style-name="ce2" table:formula="of:=[.A18]&amp;&quot;0&quot;" office:value-type="string" office:string-value="110">
            <text:p>110</text:p>
          </table:table-cell>
          <table:table-cell table:style-name="ce3" table:formula="of:=&quot;alias cross12rgb.setcolor=&quot;&amp;[.A18]&amp;&quot; 'cross12rgb.red.&quot;&amp;[.F18]&amp;&quot;; cross12rgb.green.&quot;&amp;[.G18]&amp;&quot;; cross12rgb.blue.&quot;&amp;[.H18]&amp;&quot;'&quot;" office:value-type="string" office:string-value="alias cross12rgb.setcolor=11 'cross12rgb.red.1; cross12rgb.green.1; cross12rgb.blue.0'">
            <text:p>alias cross12rgb.setcolor=11 'cross12rgb.red.1; cross12rgb.green.1; cross12rgb.blue.0'</text:p>
          </table:table-cell>
          <table:table-cell table:formula="of:=LEFT([.D18])" office:value-type="string" office:string-value="1">
            <text:p>1</text:p>
          </table:table-cell>
          <table:table-cell table:formula="of:=MID([.D18];2;1)" office:value-type="string" office:string-value="1">
            <text:p>1</text:p>
          </table:table-cell>
          <table:table-cell table:formula="of:=RIGHT([.D18])" office:value-type="string" office:string-value="0">
            <text:p>0</text:p>
          </table:table-cell>
        </table:table-row>
        <table:table-row table:style-name="ro1">
          <table:table-cell office:value-type="string">
            <text:p>12</text:p>
          </table:table-cell>
          <table:table-cell table:formula="of:=[.A19]" office:value-type="string" office:string-value="12">
            <text:p>12</text:p>
          </table:table-cell>
          <table:table-cell table:formula="of:=HEX2DEC([.B19])" office:value-type="float" office:value="18">
            <text:p>18</text:p>
          </table:table-cell>
          <table:table-cell table:style-name="ce2" table:formula="of:=[.A19]&amp;&quot;0&quot;" office:value-type="string" office:string-value="120">
            <text:p>120</text:p>
          </table:table-cell>
          <table:table-cell table:style-name="ce3" table:formula="of:=&quot;alias cross12rgb.setcolor=&quot;&amp;[.A19]&amp;&quot; 'cross12rgb.red.&quot;&amp;[.F19]&amp;&quot;; cross12rgb.green.&quot;&amp;[.G19]&amp;&quot;; cross12rgb.blue.&quot;&amp;[.H19]&amp;&quot;'&quot;" office:value-type="string" office:string-value="alias cross12rgb.setcolor=12 'cross12rgb.red.1; cross12rgb.green.2; cross12rgb.blue.0'">
            <text:p>alias cross12rgb.setcolor=12 'cross12rgb.red.1; cross12rgb.green.2; cross12rgb.blue.0'</text:p>
          </table:table-cell>
          <table:table-cell table:formula="of:=LEFT([.D19])" office:value-type="string" office:string-value="1">
            <text:p>1</text:p>
          </table:table-cell>
          <table:table-cell table:formula="of:=MID([.D19];2;1)" office:value-type="string" office:string-value="2">
            <text:p>2</text:p>
          </table:table-cell>
          <table:table-cell table:formula="of:=RIGHT([.D19])" office:value-type="string" office:string-value="0">
            <text:p>0</text:p>
          </table:table-cell>
        </table:table-row>
        <table:table-row table:style-name="ro1">
          <table:table-cell office:value-type="string">
            <text:p>13</text:p>
          </table:table-cell>
          <table:table-cell table:formula="of:=[.A20]" office:value-type="string" office:string-value="13">
            <text:p>13</text:p>
          </table:table-cell>
          <table:table-cell table:formula="of:=HEX2DEC([.B20])" office:value-type="float" office:value="19">
            <text:p>19</text:p>
          </table:table-cell>
          <table:table-cell table:style-name="ce2" table:formula="of:=[.A20]&amp;&quot;0&quot;" office:value-type="string" office:string-value="130">
            <text:p>130</text:p>
          </table:table-cell>
          <table:table-cell table:style-name="ce3" table:formula="of:=&quot;alias cross12rgb.setcolor=&quot;&amp;[.A20]&amp;&quot; 'cross12rgb.red.&quot;&amp;[.F20]&amp;&quot;; cross12rgb.green.&quot;&amp;[.G20]&amp;&quot;; cross12rgb.blue.&quot;&amp;[.H20]&amp;&quot;'&quot;" office:value-type="string" office:string-value="alias cross12rgb.setcolor=13 'cross12rgb.red.1; cross12rgb.green.3; cross12rgb.blue.0'">
            <text:p>alias cross12rgb.setcolor=13 'cross12rgb.red.1; cross12rgb.green.3; cross12rgb.blue.0'</text:p>
          </table:table-cell>
          <table:table-cell table:formula="of:=LEFT([.D20])" office:value-type="string" office:string-value="1">
            <text:p>1</text:p>
          </table:table-cell>
          <table:table-cell table:formula="of:=MID([.D20];2;1)" office:value-type="string" office:string-value="3">
            <text:p>3</text:p>
          </table:table-cell>
          <table:table-cell table:formula="of:=RIGHT([.D20])" office:value-type="string" office:string-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table:formula="of:=[.A21]" office:value-type="string" office:string-value="14">
            <text:p>14</text:p>
          </table:table-cell>
          <table:table-cell table:formula="of:=HEX2DEC([.B21])" office:value-type="float" office:value="20">
            <text:p>20</text:p>
          </table:table-cell>
          <table:table-cell table:style-name="ce2" table:formula="of:=[.A21]&amp;&quot;0&quot;" office:value-type="string" office:string-value="140">
            <text:p>140</text:p>
          </table:table-cell>
          <table:table-cell table:style-name="ce3" table:formula="of:=&quot;alias cross12rgb.setcolor=&quot;&amp;[.A21]&amp;&quot; 'cross12rgb.red.&quot;&amp;[.F21]&amp;&quot;; cross12rgb.green.&quot;&amp;[.G21]&amp;&quot;; cross12rgb.blue.&quot;&amp;[.H21]&amp;&quot;'&quot;" office:value-type="string" office:string-value="alias cross12rgb.setcolor=14 'cross12rgb.red.1; cross12rgb.green.4; cross12rgb.blue.0'">
            <text:p>alias cross12rgb.setcolor=14 'cross12rgb.red.1; cross12rgb.green.4; cross12rgb.blue.0'</text:p>
          </table:table-cell>
          <table:table-cell table:formula="of:=LEFT([.D21])" office:value-type="string" office:string-value="1">
            <text:p>1</text:p>
          </table:table-cell>
          <table:table-cell table:formula="of:=MID([.D21];2;1)" office:value-type="string" office:string-value="4">
            <text:p>4</text:p>
          </table:table-cell>
          <table:table-cell table:formula="of:=RIGHT([.D21])" office:value-type="string" office:string-value="0">
            <text:p>0</text:p>
          </table:table-cell>
        </table:table-row>
        <table:table-row table:style-name="ro1">
          <table:table-cell office:value-type="string">
            <text:p>15</text:p>
          </table:table-cell>
          <table:table-cell table:formula="of:=[.A22]" office:value-type="string" office:string-value="15">
            <text:p>15</text:p>
          </table:table-cell>
          <table:table-cell table:formula="of:=HEX2DEC([.B22])" office:value-type="float" office:value="21">
            <text:p>21</text:p>
          </table:table-cell>
          <table:table-cell table:style-name="ce2" table:formula="of:=[.A22]&amp;&quot;0&quot;" office:value-type="string" office:string-value="150">
            <text:p>150</text:p>
          </table:table-cell>
          <table:table-cell table:style-name="ce3" table:formula="of:=&quot;alias cross12rgb.setcolor=&quot;&amp;[.A22]&amp;&quot; 'cross12rgb.red.&quot;&amp;[.F22]&amp;&quot;; cross12rgb.green.&quot;&amp;[.G22]&amp;&quot;; cross12rgb.blue.&quot;&amp;[.H22]&amp;&quot;'&quot;" office:value-type="string" office:string-value="alias cross12rgb.setcolor=15 'cross12rgb.red.1; cross12rgb.green.5; cross12rgb.blue.0'">
            <text:p>alias cross12rgb.setcolor=15 'cross12rgb.red.1; cross12rgb.green.5; cross12rgb.blue.0'</text:p>
          </table:table-cell>
          <table:table-cell table:formula="of:=LEFT([.D22])" office:value-type="string" office:string-value="1">
            <text:p>1</text:p>
          </table:table-cell>
          <table:table-cell table:formula="of:=MID([.D22];2;1)" office:value-type="string" office:string-value="5">
            <text:p>5</text:p>
          </table:table-cell>
          <table:table-cell table:formula="of:=RIGHT([.D22])" office:value-type="string" office:string-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table:formula="of:=[.A23]" office:value-type="string" office:string-value="16">
            <text:p>16</text:p>
          </table:table-cell>
          <table:table-cell table:formula="of:=HEX2DEC([.B23])" office:value-type="float" office:value="22">
            <text:p>22</text:p>
          </table:table-cell>
          <table:table-cell table:style-name="ce2" table:formula="of:=[.A23]&amp;&quot;0&quot;" office:value-type="string" office:string-value="160">
            <text:p>160</text:p>
          </table:table-cell>
          <table:table-cell table:style-name="ce3" table:formula="of:=&quot;alias cross12rgb.setcolor=&quot;&amp;[.A23]&amp;&quot; 'cross12rgb.red.&quot;&amp;[.F23]&amp;&quot;; cross12rgb.green.&quot;&amp;[.G23]&amp;&quot;; cross12rgb.blue.&quot;&amp;[.H23]&amp;&quot;'&quot;" office:value-type="string" office:string-value="alias cross12rgb.setcolor=16 'cross12rgb.red.1; cross12rgb.green.6; cross12rgb.blue.0'">
            <text:p>alias cross12rgb.setcolor=16 'cross12rgb.red.1; cross12rgb.green.6; cross12rgb.blue.0'</text:p>
          </table:table-cell>
          <table:table-cell table:formula="of:=LEFT([.D23])" office:value-type="string" office:string-value="1">
            <text:p>1</text:p>
          </table:table-cell>
          <table:table-cell table:formula="of:=MID([.D23];2;1)" office:value-type="string" office:string-value="6">
            <text:p>6</text:p>
          </table:table-cell>
          <table:table-cell table:formula="of:=RIGHT([.D23])" office:value-type="string" office:string-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table:formula="of:=[.A24]" office:value-type="string" office:string-value="17">
            <text:p>17</text:p>
          </table:table-cell>
          <table:table-cell table:formula="of:=HEX2DEC([.B24])" office:value-type="float" office:value="23">
            <text:p>23</text:p>
          </table:table-cell>
          <table:table-cell table:style-name="ce2" table:formula="of:=[.A24]&amp;&quot;0&quot;" office:value-type="string" office:string-value="170">
            <text:p>170</text:p>
          </table:table-cell>
          <table:table-cell table:style-name="ce3" table:formula="of:=&quot;alias cross12rgb.setcolor=&quot;&amp;[.A24]&amp;&quot; 'cross12rgb.red.&quot;&amp;[.F24]&amp;&quot;; cross12rgb.green.&quot;&amp;[.G24]&amp;&quot;; cross12rgb.blue.&quot;&amp;[.H24]&amp;&quot;'&quot;" office:value-type="string" office:string-value="alias cross12rgb.setcolor=17 'cross12rgb.red.1; cross12rgb.green.7; cross12rgb.blue.0'">
            <text:p>alias cross12rgb.setcolor=17 'cross12rgb.red.1; cross12rgb.green.7; cross12rgb.blue.0'</text:p>
          </table:table-cell>
          <table:table-cell table:formula="of:=LEFT([.D24])" office:value-type="string" office:string-value="1">
            <text:p>1</text:p>
          </table:table-cell>
          <table:table-cell table:formula="of:=MID([.D24];2;1)" office:value-type="string" office:string-value="7">
            <text:p>7</text:p>
          </table:table-cell>
          <table:table-cell table:formula="of:=RIGHT([.D24])" office:value-type="string" office:string-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table:formula="of:=[.A25]" office:value-type="string" office:string-value="18">
            <text:p>18</text:p>
          </table:table-cell>
          <table:table-cell table:formula="of:=HEX2DEC([.B25])" office:value-type="float" office:value="24">
            <text:p>24</text:p>
          </table:table-cell>
          <table:table-cell table:style-name="ce2" table:formula="of:=[.A25]&amp;&quot;0&quot;" office:value-type="string" office:string-value="180">
            <text:p>180</text:p>
          </table:table-cell>
          <table:table-cell table:style-name="ce3" table:formula="of:=&quot;alias cross12rgb.setcolor=&quot;&amp;[.A25]&amp;&quot; 'cross12rgb.red.&quot;&amp;[.F25]&amp;&quot;; cross12rgb.green.&quot;&amp;[.G25]&amp;&quot;; cross12rgb.blue.&quot;&amp;[.H25]&amp;&quot;'&quot;" office:value-type="string" office:string-value="alias cross12rgb.setcolor=18 'cross12rgb.red.1; cross12rgb.green.8; cross12rgb.blue.0'">
            <text:p>alias cross12rgb.setcolor=18 'cross12rgb.red.1; cross12rgb.green.8; cross12rgb.blue.0'</text:p>
          </table:table-cell>
          <table:table-cell table:formula="of:=LEFT([.D25])" office:value-type="string" office:string-value="1">
            <text:p>1</text:p>
          </table:table-cell>
          <table:table-cell table:formula="of:=MID([.D25];2;1)" office:value-type="string" office:string-value="8">
            <text:p>8</text:p>
          </table:table-cell>
          <table:table-cell table:formula="of:=RIGHT([.D25])" office:value-type="string" office:string-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table:formula="of:=[.A26]" office:value-type="string" office:string-value="19">
            <text:p>19</text:p>
          </table:table-cell>
          <table:table-cell table:formula="of:=HEX2DEC([.B26])" office:value-type="float" office:value="25">
            <text:p>25</text:p>
          </table:table-cell>
          <table:table-cell table:style-name="ce2" table:formula="of:=[.A26]&amp;&quot;0&quot;" office:value-type="string" office:string-value="190">
            <text:p>190</text:p>
          </table:table-cell>
          <table:table-cell table:style-name="ce3" table:formula="of:=&quot;alias cross12rgb.setcolor=&quot;&amp;[.A26]&amp;&quot; 'cross12rgb.red.&quot;&amp;[.F26]&amp;&quot;; cross12rgb.green.&quot;&amp;[.G26]&amp;&quot;; cross12rgb.blue.&quot;&amp;[.H26]&amp;&quot;'&quot;" office:value-type="string" office:string-value="alias cross12rgb.setcolor=19 'cross12rgb.red.1; cross12rgb.green.9; cross12rgb.blue.0'">
            <text:p>alias cross12rgb.setcolor=19 'cross12rgb.red.1; cross12rgb.green.9; cross12rgb.blue.0'</text:p>
          </table:table-cell>
          <table:table-cell table:formula="of:=LEFT([.D26])" office:value-type="string" office:string-value="1">
            <text:p>1</text:p>
          </table:table-cell>
          <table:table-cell table:formula="of:=MID([.D26];2;1)" office:value-type="string" office:string-value="9">
            <text:p>9</text:p>
          </table:table-cell>
          <table:table-cell table:formula="of:=RIGHT([.D26])" office:value-type="string" office:string-value="0">
            <text:p>0</text:p>
          </table:table-cell>
        </table:table-row>
        <table:table-row table:style-name="ro1">
          <table:table-cell office:value-type="string">
            <text:p>1a</text:p>
          </table:table-cell>
          <table:table-cell table:formula="of:=[.A27]" office:value-type="string" office:string-value="1a">
            <text:p>1a</text:p>
          </table:table-cell>
          <table:table-cell table:formula="of:=HEX2DEC([.B27])" office:value-type="float" office:value="26">
            <text:p>26</text:p>
          </table:table-cell>
          <table:table-cell table:style-name="ce2" table:formula="of:=[.A27]&amp;&quot;0&quot;" office:value-type="string" office:string-value="1a0">
            <text:p>1a0</text:p>
          </table:table-cell>
          <table:table-cell table:style-name="ce3" table:formula="of:=&quot;alias cross12rgb.setcolor=&quot;&amp;[.A27]&amp;&quot; 'cross12rgb.red.&quot;&amp;[.F27]&amp;&quot;; cross12rgb.green.&quot;&amp;[.G27]&amp;&quot;; cross12rgb.blue.&quot;&amp;[.H27]&amp;&quot;'&quot;" office:value-type="string" office:string-value="alias cross12rgb.setcolor=1a 'cross12rgb.red.1; cross12rgb.green.a; cross12rgb.blue.0'">
            <text:p>alias cross12rgb.setcolor=1a 'cross12rgb.red.1; cross12rgb.green.a; cross12rgb.blue.0'</text:p>
          </table:table-cell>
          <table:table-cell table:formula="of:=LEFT([.D27])" office:value-type="string" office:string-value="1">
            <text:p>1</text:p>
          </table:table-cell>
          <table:table-cell table:formula="of:=MID([.D27];2;1)" office:value-type="string" office:string-value="a">
            <text:p>a</text:p>
          </table:table-cell>
          <table:table-cell table:formula="of:=RIGHT([.D27])" office:value-type="string" office:string-value="0">
            <text:p>0</text:p>
          </table:table-cell>
        </table:table-row>
        <table:table-row table:style-name="ro1">
          <table:table-cell office:value-type="string">
            <text:p>1b</text:p>
          </table:table-cell>
          <table:table-cell table:formula="of:=[.A28]" office:value-type="string" office:string-value="1b">
            <text:p>1b</text:p>
          </table:table-cell>
          <table:table-cell table:formula="of:=HEX2DEC([.B28])" office:value-type="float" office:value="27">
            <text:p>27</text:p>
          </table:table-cell>
          <table:table-cell table:style-name="ce2" table:formula="of:=[.A28]&amp;&quot;0&quot;" office:value-type="string" office:string-value="1b0">
            <text:p>1b0</text:p>
          </table:table-cell>
          <table:table-cell table:style-name="ce3" table:formula="of:=&quot;alias cross12rgb.setcolor=&quot;&amp;[.A28]&amp;&quot; 'cross12rgb.red.&quot;&amp;[.F28]&amp;&quot;; cross12rgb.green.&quot;&amp;[.G28]&amp;&quot;; cross12rgb.blue.&quot;&amp;[.H28]&amp;&quot;'&quot;" office:value-type="string" office:string-value="alias cross12rgb.setcolor=1b 'cross12rgb.red.1; cross12rgb.green.b; cross12rgb.blue.0'">
            <text:p>alias cross12rgb.setcolor=1b 'cross12rgb.red.1; cross12rgb.green.b; cross12rgb.blue.0'</text:p>
          </table:table-cell>
          <table:table-cell table:formula="of:=LEFT([.D28])" office:value-type="string" office:string-value="1">
            <text:p>1</text:p>
          </table:table-cell>
          <table:table-cell table:formula="of:=MID([.D28];2;1)" office:value-type="string" office:string-value="b">
            <text:p>b</text:p>
          </table:table-cell>
          <table:table-cell table:formula="of:=RIGHT([.D28])" office:value-type="string" office:string-value="0">
            <text:p>0</text:p>
          </table:table-cell>
        </table:table-row>
        <table:table-row table:style-name="ro1">
          <table:table-cell office:value-type="string">
            <text:p>1c</text:p>
          </table:table-cell>
          <table:table-cell table:formula="of:=[.A29]" office:value-type="string" office:string-value="1c">
            <text:p>1c</text:p>
          </table:table-cell>
          <table:table-cell table:formula="of:=HEX2DEC([.B29])" office:value-type="float" office:value="28">
            <text:p>28</text:p>
          </table:table-cell>
          <table:table-cell table:style-name="ce2" table:formula="of:=[.A29]&amp;&quot;0&quot;" office:value-type="string" office:string-value="1c0">
            <text:p>1c0</text:p>
          </table:table-cell>
          <table:table-cell table:style-name="ce3" table:formula="of:=&quot;alias cross12rgb.setcolor=&quot;&amp;[.A29]&amp;&quot; 'cross12rgb.red.&quot;&amp;[.F29]&amp;&quot;; cross12rgb.green.&quot;&amp;[.G29]&amp;&quot;; cross12rgb.blue.&quot;&amp;[.H29]&amp;&quot;'&quot;" office:value-type="string" office:string-value="alias cross12rgb.setcolor=1c 'cross12rgb.red.1; cross12rgb.green.c; cross12rgb.blue.0'">
            <text:p>alias cross12rgb.setcolor=1c 'cross12rgb.red.1; cross12rgb.green.c; cross12rgb.blue.0'</text:p>
          </table:table-cell>
          <table:table-cell table:formula="of:=LEFT([.D29])" office:value-type="string" office:string-value="1">
            <text:p>1</text:p>
          </table:table-cell>
          <table:table-cell table:formula="of:=MID([.D29];2;1)" office:value-type="string" office:string-value="c">
            <text:p>c</text:p>
          </table:table-cell>
          <table:table-cell table:formula="of:=RIGHT([.D29])" office:value-type="string" office:string-value="0">
            <text:p>0</text:p>
          </table:table-cell>
        </table:table-row>
        <table:table-row table:style-name="ro1">
          <table:table-cell office:value-type="string">
            <text:p>1d</text:p>
          </table:table-cell>
          <table:table-cell table:formula="of:=[.A30]" office:value-type="string" office:string-value="1d">
            <text:p>1d</text:p>
          </table:table-cell>
          <table:table-cell table:formula="of:=HEX2DEC([.B30])" office:value-type="float" office:value="29">
            <text:p>29</text:p>
          </table:table-cell>
          <table:table-cell table:style-name="ce2" table:formula="of:=[.A30]&amp;&quot;0&quot;" office:value-type="string" office:string-value="1d0">
            <text:p>1d0</text:p>
          </table:table-cell>
          <table:table-cell table:style-name="ce3" table:formula="of:=&quot;alias cross12rgb.setcolor=&quot;&amp;[.A30]&amp;&quot; 'cross12rgb.red.&quot;&amp;[.F30]&amp;&quot;; cross12rgb.green.&quot;&amp;[.G30]&amp;&quot;; cross12rgb.blue.&quot;&amp;[.H30]&amp;&quot;'&quot;" office:value-type="string" office:string-value="alias cross12rgb.setcolor=1d 'cross12rgb.red.1; cross12rgb.green.d; cross12rgb.blue.0'">
            <text:p>alias cross12rgb.setcolor=1d 'cross12rgb.red.1; cross12rgb.green.d; cross12rgb.blue.0'</text:p>
          </table:table-cell>
          <table:table-cell table:formula="of:=LEFT([.D30])" office:value-type="string" office:string-value="1">
            <text:p>1</text:p>
          </table:table-cell>
          <table:table-cell table:formula="of:=MID([.D30];2;1)" office:value-type="string" office:string-value="d">
            <text:p>d</text:p>
          </table:table-cell>
          <table:table-cell table:formula="of:=RIGHT([.D30])" office:value-type="string" office:string-value="0">
            <text:p>0</text:p>
          </table:table-cell>
        </table:table-row>
        <table:table-row table:style-name="ro1">
          <table:table-cell office:value-type="string">
            <text:p>1e</text:p>
          </table:table-cell>
          <table:table-cell table:formula="of:=[.A31]" office:value-type="string" office:string-value="1e">
            <text:p>1e</text:p>
          </table:table-cell>
          <table:table-cell table:formula="of:=HEX2DEC([.B31])" office:value-type="float" office:value="30">
            <text:p>30</text:p>
          </table:table-cell>
          <table:table-cell table:style-name="ce2" table:formula="of:=[.A31]&amp;&quot;0&quot;" office:value-type="string" office:string-value="1e0">
            <text:p>1e0</text:p>
          </table:table-cell>
          <table:table-cell table:style-name="ce3" table:formula="of:=&quot;alias cross12rgb.setcolor=&quot;&amp;[.A31]&amp;&quot; 'cross12rgb.red.&quot;&amp;[.F31]&amp;&quot;; cross12rgb.green.&quot;&amp;[.G31]&amp;&quot;; cross12rgb.blue.&quot;&amp;[.H31]&amp;&quot;'&quot;" office:value-type="string" office:string-value="alias cross12rgb.setcolor=1e 'cross12rgb.red.1; cross12rgb.green.e; cross12rgb.blue.0'">
            <text:p>alias cross12rgb.setcolor=1e 'cross12rgb.red.1; cross12rgb.green.e; cross12rgb.blue.0'</text:p>
          </table:table-cell>
          <table:table-cell table:formula="of:=LEFT([.D31])" office:value-type="string" office:string-value="1">
            <text:p>1</text:p>
          </table:table-cell>
          <table:table-cell table:formula="of:=MID([.D31];2;1)" office:value-type="string" office:string-value="e">
            <text:p>e</text:p>
          </table:table-cell>
          <table:table-cell table:formula="of:=RIGHT([.D31])" office:value-type="string" office:string-value="0">
            <text:p>0</text:p>
          </table:table-cell>
        </table:table-row>
        <table:table-row table:style-name="ro1">
          <table:table-cell office:value-type="string">
            <text:p>1f</text:p>
          </table:table-cell>
          <table:table-cell table:formula="of:=[.A32]" office:value-type="string" office:string-value="1f">
            <text:p>1f</text:p>
          </table:table-cell>
          <table:table-cell table:formula="of:=HEX2DEC([.B32])" office:value-type="float" office:value="31">
            <text:p>31</text:p>
          </table:table-cell>
          <table:table-cell table:style-name="ce2" table:formula="of:=[.A32]&amp;&quot;0&quot;" office:value-type="string" office:string-value="1f0">
            <text:p>1f0</text:p>
          </table:table-cell>
          <table:table-cell table:style-name="ce3" table:formula="of:=&quot;alias cross12rgb.setcolor=&quot;&amp;[.A32]&amp;&quot; 'cross12rgb.red.&quot;&amp;[.F32]&amp;&quot;; cross12rgb.green.&quot;&amp;[.G32]&amp;&quot;; cross12rgb.blue.&quot;&amp;[.H32]&amp;&quot;'&quot;" office:value-type="string" office:string-value="alias cross12rgb.setcolor=1f 'cross12rgb.red.1; cross12rgb.green.f; cross12rgb.blue.0'">
            <text:p>alias cross12rgb.setcolor=1f 'cross12rgb.red.1; cross12rgb.green.f; cross12rgb.blue.0'</text:p>
          </table:table-cell>
          <table:table-cell table:formula="of:=LEFT([.D32])" office:value-type="string" office:string-value="1">
            <text:p>1</text:p>
          </table:table-cell>
          <table:table-cell table:formula="of:=MID([.D32];2;1)" office:value-type="string" office:string-value="f">
            <text:p>f</text:p>
          </table:table-cell>
          <table:table-cell table:formula="of:=RIGHT([.D32])" office:value-type="string" office:string-value="0">
            <text:p>0</text:p>
          </table:table-cell>
        </table:table-row>
        <table:table-row table:style-name="ro1">
          <table:table-cell office:value-type="string">
            <text:p>2</text:p>
          </table:table-cell>
          <table:table-cell table:formula="of:=[.A33]&amp;&quot;0&quot;" office:value-type="string" office:string-value="20">
            <text:p>20</text:p>
          </table:table-cell>
          <table:table-cell table:formula="of:=HEX2DEC([.B33])" office:value-type="float" office:value="32">
            <text:p>32</text:p>
          </table:table-cell>
          <table:table-cell table:style-name="ce2" table:formula="of:=[.A33]&amp;&quot;00&quot;" office:value-type="string" office:string-value="200">
            <text:p>200</text:p>
          </table:table-cell>
          <table:table-cell table:style-name="ce3" table:formula="of:=&quot;alias cross12rgb.setcolor=&quot;&amp;[.A33]&amp;&quot; 'cross12rgb.red.&quot;&amp;[.F33]&amp;&quot;; cross12rgb.green.&quot;&amp;[.G33]&amp;&quot;; cross12rgb.blue.&quot;&amp;[.H33]&amp;&quot;'&quot;" office:value-type="string" office:string-value="alias cross12rgb.setcolor=2 'cross12rgb.red.2; cross12rgb.green.0; cross12rgb.blue.0'">
            <text:p>alias cross12rgb.setcolor=2 'cross12rgb.red.2; cross12rgb.green.0; cross12rgb.blue.0'</text:p>
          </table:table-cell>
          <table:table-cell table:formula="of:=LEFT([.D33])" office:value-type="string" office:string-value="2">
            <text:p>2</text:p>
          </table:table-cell>
          <table:table-cell table:formula="of:=MID([.D33];2;1)" office:value-type="string" office:string-value="0">
            <text:p>0</text:p>
          </table:table-cell>
          <table:table-cell table:formula="of:=RIGHT([.D33])" office:value-type="string" office:string-value="0">
            <text:p>0</text:p>
          </table:table-cell>
        </table:table-row>
        <table:table-row table:style-name="ro1">
          <table:table-cell office:value-type="string">
            <text:p>21</text:p>
          </table:table-cell>
          <table:table-cell table:formula="of:=[.A34]" office:value-type="string" office:string-value="21">
            <text:p>21</text:p>
          </table:table-cell>
          <table:table-cell table:formula="of:=HEX2DEC([.B34])" office:value-type="float" office:value="33">
            <text:p>33</text:p>
          </table:table-cell>
          <table:table-cell table:style-name="ce2" table:formula="of:=[.A34]&amp;&quot;0&quot;" office:value-type="string" office:string-value="210">
            <text:p>210</text:p>
          </table:table-cell>
          <table:table-cell table:style-name="ce3" table:formula="of:=&quot;alias cross12rgb.setcolor=&quot;&amp;[.A34]&amp;&quot; 'cross12rgb.red.&quot;&amp;[.F34]&amp;&quot;; cross12rgb.green.&quot;&amp;[.G34]&amp;&quot;; cross12rgb.blue.&quot;&amp;[.H34]&amp;&quot;'&quot;" office:value-type="string" office:string-value="alias cross12rgb.setcolor=21 'cross12rgb.red.2; cross12rgb.green.1; cross12rgb.blue.0'">
            <text:p>alias cross12rgb.setcolor=21 'cross12rgb.red.2; cross12rgb.green.1; cross12rgb.blue.0'</text:p>
          </table:table-cell>
          <table:table-cell table:formula="of:=LEFT([.D34])" office:value-type="string" office:string-value="2">
            <text:p>2</text:p>
          </table:table-cell>
          <table:table-cell table:formula="of:=MID([.D34];2;1)" office:value-type="string" office:string-value="1">
            <text:p>1</text:p>
          </table:table-cell>
          <table:table-cell table:formula="of:=RIGHT([.D34])" office:value-type="string" office:string-value="0">
            <text:p>0</text:p>
          </table:table-cell>
        </table:table-row>
        <table:table-row table:style-name="ro1">
          <table:table-cell office:value-type="string">
            <text:p>22</text:p>
          </table:table-cell>
          <table:table-cell table:formula="of:=[.A35]" office:value-type="string" office:string-value="22">
            <text:p>22</text:p>
          </table:table-cell>
          <table:table-cell table:formula="of:=HEX2DEC([.B35])" office:value-type="float" office:value="34">
            <text:p>34</text:p>
          </table:table-cell>
          <table:table-cell table:style-name="ce2" table:formula="of:=[.A35]&amp;&quot;0&quot;" office:value-type="string" office:string-value="220">
            <text:p>220</text:p>
          </table:table-cell>
          <table:table-cell table:style-name="ce3" table:formula="of:=&quot;alias cross12rgb.setcolor=&quot;&amp;[.A35]&amp;&quot; 'cross12rgb.red.&quot;&amp;[.F35]&amp;&quot;; cross12rgb.green.&quot;&amp;[.G35]&amp;&quot;; cross12rgb.blue.&quot;&amp;[.H35]&amp;&quot;'&quot;" office:value-type="string" office:string-value="alias cross12rgb.setcolor=22 'cross12rgb.red.2; cross12rgb.green.2; cross12rgb.blue.0'">
            <text:p>alias cross12rgb.setcolor=22 'cross12rgb.red.2; cross12rgb.green.2; cross12rgb.blue.0'</text:p>
          </table:table-cell>
          <table:table-cell table:formula="of:=LEFT([.D35])" office:value-type="string" office:string-value="2">
            <text:p>2</text:p>
          </table:table-cell>
          <table:table-cell table:formula="of:=MID([.D35];2;1)" office:value-type="string" office:string-value="2">
            <text:p>2</text:p>
          </table:table-cell>
          <table:table-cell table:formula="of:=RIGHT([.D35])" office:value-type="string" office:string-value="0">
            <text:p>0</text:p>
          </table:table-cell>
        </table:table-row>
        <table:table-row table:style-name="ro1">
          <table:table-cell office:value-type="string">
            <text:p>23</text:p>
          </table:table-cell>
          <table:table-cell table:formula="of:=[.A36]" office:value-type="string" office:string-value="23">
            <text:p>23</text:p>
          </table:table-cell>
          <table:table-cell table:formula="of:=HEX2DEC([.B36])" office:value-type="float" office:value="35">
            <text:p>35</text:p>
          </table:table-cell>
          <table:table-cell table:style-name="ce2" table:formula="of:=[.A36]&amp;&quot;0&quot;" office:value-type="string" office:string-value="230">
            <text:p>230</text:p>
          </table:table-cell>
          <table:table-cell table:style-name="ce3" table:formula="of:=&quot;alias cross12rgb.setcolor=&quot;&amp;[.A36]&amp;&quot; 'cross12rgb.red.&quot;&amp;[.F36]&amp;&quot;; cross12rgb.green.&quot;&amp;[.G36]&amp;&quot;; cross12rgb.blue.&quot;&amp;[.H36]&amp;&quot;'&quot;" office:value-type="string" office:string-value="alias cross12rgb.setcolor=23 'cross12rgb.red.2; cross12rgb.green.3; cross12rgb.blue.0'">
            <text:p>alias cross12rgb.setcolor=23 'cross12rgb.red.2; cross12rgb.green.3; cross12rgb.blue.0'</text:p>
          </table:table-cell>
          <table:table-cell table:formula="of:=LEFT([.D36])" office:value-type="string" office:string-value="2">
            <text:p>2</text:p>
          </table:table-cell>
          <table:table-cell table:formula="of:=MID([.D36];2;1)" office:value-type="string" office:string-value="3">
            <text:p>3</text:p>
          </table:table-cell>
          <table:table-cell table:formula="of:=RIGHT([.D36])" office:value-type="string" office:string-value="0">
            <text:p>0</text:p>
          </table:table-cell>
        </table:table-row>
        <table:table-row table:style-name="ro1">
          <table:table-cell office:value-type="string">
            <text:p>24</text:p>
          </table:table-cell>
          <table:table-cell table:formula="of:=[.A37]" office:value-type="string" office:string-value="24">
            <text:p>24</text:p>
          </table:table-cell>
          <table:table-cell table:formula="of:=HEX2DEC([.B37])" office:value-type="float" office:value="36">
            <text:p>36</text:p>
          </table:table-cell>
          <table:table-cell table:style-name="ce2" table:formula="of:=[.A37]&amp;&quot;0&quot;" office:value-type="string" office:string-value="240">
            <text:p>240</text:p>
          </table:table-cell>
          <table:table-cell table:style-name="ce3" table:formula="of:=&quot;alias cross12rgb.setcolor=&quot;&amp;[.A37]&amp;&quot; 'cross12rgb.red.&quot;&amp;[.F37]&amp;&quot;; cross12rgb.green.&quot;&amp;[.G37]&amp;&quot;; cross12rgb.blue.&quot;&amp;[.H37]&amp;&quot;'&quot;" office:value-type="string" office:string-value="alias cross12rgb.setcolor=24 'cross12rgb.red.2; cross12rgb.green.4; cross12rgb.blue.0'">
            <text:p>alias cross12rgb.setcolor=24 'cross12rgb.red.2; cross12rgb.green.4; cross12rgb.blue.0'</text:p>
          </table:table-cell>
          <table:table-cell table:formula="of:=LEFT([.D37])" office:value-type="string" office:string-value="2">
            <text:p>2</text:p>
          </table:table-cell>
          <table:table-cell table:formula="of:=MID([.D37];2;1)" office:value-type="string" office:string-value="4">
            <text:p>4</text:p>
          </table:table-cell>
          <table:table-cell table:formula="of:=RIGHT([.D37])" office:value-type="string" office:string-value="0">
            <text:p>0</text:p>
          </table:table-cell>
        </table:table-row>
        <table:table-row table:style-name="ro1">
          <table:table-cell office:value-type="string">
            <text:p>25</text:p>
          </table:table-cell>
          <table:table-cell table:formula="of:=[.A38]" office:value-type="string" office:string-value="25">
            <text:p>25</text:p>
          </table:table-cell>
          <table:table-cell table:formula="of:=HEX2DEC([.B38])" office:value-type="float" office:value="37">
            <text:p>37</text:p>
          </table:table-cell>
          <table:table-cell table:style-name="ce2" table:formula="of:=[.A38]&amp;&quot;0&quot;" office:value-type="string" office:string-value="250">
            <text:p>250</text:p>
          </table:table-cell>
          <table:table-cell table:style-name="ce3" table:formula="of:=&quot;alias cross12rgb.setcolor=&quot;&amp;[.A38]&amp;&quot; 'cross12rgb.red.&quot;&amp;[.F38]&amp;&quot;; cross12rgb.green.&quot;&amp;[.G38]&amp;&quot;; cross12rgb.blue.&quot;&amp;[.H38]&amp;&quot;'&quot;" office:value-type="string" office:string-value="alias cross12rgb.setcolor=25 'cross12rgb.red.2; cross12rgb.green.5; cross12rgb.blue.0'">
            <text:p>alias cross12rgb.setcolor=25 'cross12rgb.red.2; cross12rgb.green.5; cross12rgb.blue.0'</text:p>
          </table:table-cell>
          <table:table-cell table:formula="of:=LEFT([.D38])" office:value-type="string" office:string-value="2">
            <text:p>2</text:p>
          </table:table-cell>
          <table:table-cell table:formula="of:=MID([.D38];2;1)" office:value-type="string" office:string-value="5">
            <text:p>5</text:p>
          </table:table-cell>
          <table:table-cell table:formula="of:=RIGHT([.D38])" office:value-type="string" office:string-value="0">
            <text:p>0</text:p>
          </table:table-cell>
        </table:table-row>
        <table:table-row table:style-name="ro1">
          <table:table-cell office:value-type="string">
            <text:p>26</text:p>
          </table:table-cell>
          <table:table-cell table:formula="of:=[.A39]" office:value-type="string" office:string-value="26">
            <text:p>26</text:p>
          </table:table-cell>
          <table:table-cell table:formula="of:=HEX2DEC([.B39])" office:value-type="float" office:value="38">
            <text:p>38</text:p>
          </table:table-cell>
          <table:table-cell table:style-name="ce2" table:formula="of:=[.A39]&amp;&quot;0&quot;" office:value-type="string" office:string-value="260">
            <text:p>260</text:p>
          </table:table-cell>
          <table:table-cell table:style-name="ce3" table:formula="of:=&quot;alias cross12rgb.setcolor=&quot;&amp;[.A39]&amp;&quot; 'cross12rgb.red.&quot;&amp;[.F39]&amp;&quot;; cross12rgb.green.&quot;&amp;[.G39]&amp;&quot;; cross12rgb.blue.&quot;&amp;[.H39]&amp;&quot;'&quot;" office:value-type="string" office:string-value="alias cross12rgb.setcolor=26 'cross12rgb.red.2; cross12rgb.green.6; cross12rgb.blue.0'">
            <text:p>alias cross12rgb.setcolor=26 'cross12rgb.red.2; cross12rgb.green.6; cross12rgb.blue.0'</text:p>
          </table:table-cell>
          <table:table-cell table:formula="of:=LEFT([.D39])" office:value-type="string" office:string-value="2">
            <text:p>2</text:p>
          </table:table-cell>
          <table:table-cell table:formula="of:=MID([.D39];2;1)" office:value-type="string" office:string-value="6">
            <text:p>6</text:p>
          </table:table-cell>
          <table:table-cell table:formula="of:=RIGHT([.D39])" office:value-type="string" office:string-value="0">
            <text:p>0</text:p>
          </table:table-cell>
        </table:table-row>
        <table:table-row table:style-name="ro1">
          <table:table-cell office:value-type="string">
            <text:p>27</text:p>
          </table:table-cell>
          <table:table-cell table:formula="of:=[.A40]" office:value-type="string" office:string-value="27">
            <text:p>27</text:p>
          </table:table-cell>
          <table:table-cell table:formula="of:=HEX2DEC([.B40])" office:value-type="float" office:value="39">
            <text:p>39</text:p>
          </table:table-cell>
          <table:table-cell table:style-name="ce2" table:formula="of:=[.A40]&amp;&quot;0&quot;" office:value-type="string" office:string-value="270">
            <text:p>270</text:p>
          </table:table-cell>
          <table:table-cell table:style-name="ce3" table:formula="of:=&quot;alias cross12rgb.setcolor=&quot;&amp;[.A40]&amp;&quot; 'cross12rgb.red.&quot;&amp;[.F40]&amp;&quot;; cross12rgb.green.&quot;&amp;[.G40]&amp;&quot;; cross12rgb.blue.&quot;&amp;[.H40]&amp;&quot;'&quot;" office:value-type="string" office:string-value="alias cross12rgb.setcolor=27 'cross12rgb.red.2; cross12rgb.green.7; cross12rgb.blue.0'">
            <text:p>alias cross12rgb.setcolor=27 'cross12rgb.red.2; cross12rgb.green.7; cross12rgb.blue.0'</text:p>
          </table:table-cell>
          <table:table-cell table:formula="of:=LEFT([.D40])" office:value-type="string" office:string-value="2">
            <text:p>2</text:p>
          </table:table-cell>
          <table:table-cell table:formula="of:=MID([.D40];2;1)" office:value-type="string" office:string-value="7">
            <text:p>7</text:p>
          </table:table-cell>
          <table:table-cell table:formula="of:=RIGHT([.D40])" office:value-type="string" office:string-value="0">
            <text:p>0</text:p>
          </table:table-cell>
        </table:table-row>
        <table:table-row table:style-name="ro1">
          <table:table-cell office:value-type="string">
            <text:p>28</text:p>
          </table:table-cell>
          <table:table-cell table:formula="of:=[.A41]" office:value-type="string" office:string-value="28">
            <text:p>28</text:p>
          </table:table-cell>
          <table:table-cell table:formula="of:=HEX2DEC([.B41])" office:value-type="float" office:value="40">
            <text:p>40</text:p>
          </table:table-cell>
          <table:table-cell table:style-name="ce2" table:formula="of:=[.A41]&amp;&quot;0&quot;" office:value-type="string" office:string-value="280">
            <text:p>280</text:p>
          </table:table-cell>
          <table:table-cell table:style-name="ce3" table:formula="of:=&quot;alias cross12rgb.setcolor=&quot;&amp;[.A41]&amp;&quot; 'cross12rgb.red.&quot;&amp;[.F41]&amp;&quot;; cross12rgb.green.&quot;&amp;[.G41]&amp;&quot;; cross12rgb.blue.&quot;&amp;[.H41]&amp;&quot;'&quot;" office:value-type="string" office:string-value="alias cross12rgb.setcolor=28 'cross12rgb.red.2; cross12rgb.green.8; cross12rgb.blue.0'">
            <text:p>alias cross12rgb.setcolor=28 'cross12rgb.red.2; cross12rgb.green.8; cross12rgb.blue.0'</text:p>
          </table:table-cell>
          <table:table-cell table:formula="of:=LEFT([.D41])" office:value-type="string" office:string-value="2">
            <text:p>2</text:p>
          </table:table-cell>
          <table:table-cell table:formula="of:=MID([.D41];2;1)" office:value-type="string" office:string-value="8">
            <text:p>8</text:p>
          </table:table-cell>
          <table:table-cell table:formula="of:=RIGHT([.D41])" office:value-type="string" office:string-value="0">
            <text:p>0</text:p>
          </table:table-cell>
        </table:table-row>
        <table:table-row table:style-name="ro1">
          <table:table-cell office:value-type="string">
            <text:p>29</text:p>
          </table:table-cell>
          <table:table-cell table:formula="of:=[.A42]" office:value-type="string" office:string-value="29">
            <text:p>29</text:p>
          </table:table-cell>
          <table:table-cell table:formula="of:=HEX2DEC([.B42])" office:value-type="float" office:value="41">
            <text:p>41</text:p>
          </table:table-cell>
          <table:table-cell table:style-name="ce2" table:formula="of:=[.A42]&amp;&quot;0&quot;" office:value-type="string" office:string-value="290">
            <text:p>290</text:p>
          </table:table-cell>
          <table:table-cell table:style-name="ce3" table:formula="of:=&quot;alias cross12rgb.setcolor=&quot;&amp;[.A42]&amp;&quot; 'cross12rgb.red.&quot;&amp;[.F42]&amp;&quot;; cross12rgb.green.&quot;&amp;[.G42]&amp;&quot;; cross12rgb.blue.&quot;&amp;[.H42]&amp;&quot;'&quot;" office:value-type="string" office:string-value="alias cross12rgb.setcolor=29 'cross12rgb.red.2; cross12rgb.green.9; cross12rgb.blue.0'">
            <text:p>alias cross12rgb.setcolor=29 'cross12rgb.red.2; cross12rgb.green.9; cross12rgb.blue.0'</text:p>
          </table:table-cell>
          <table:table-cell table:formula="of:=LEFT([.D42])" office:value-type="string" office:string-value="2">
            <text:p>2</text:p>
          </table:table-cell>
          <table:table-cell table:formula="of:=MID([.D42];2;1)" office:value-type="string" office:string-value="9">
            <text:p>9</text:p>
          </table:table-cell>
          <table:table-cell table:formula="of:=RIGHT([.D42])" office:value-type="string" office:string-value="0">
            <text:p>0</text:p>
          </table:table-cell>
        </table:table-row>
        <table:table-row table:style-name="ro1">
          <table:table-cell office:value-type="string">
            <text:p>2a</text:p>
          </table:table-cell>
          <table:table-cell table:formula="of:=[.A43]" office:value-type="string" office:string-value="2a">
            <text:p>2a</text:p>
          </table:table-cell>
          <table:table-cell table:formula="of:=HEX2DEC([.B43])" office:value-type="float" office:value="42">
            <text:p>42</text:p>
          </table:table-cell>
          <table:table-cell table:style-name="ce2" table:formula="of:=[.A43]&amp;&quot;0&quot;" office:value-type="string" office:string-value="2a0">
            <text:p>2a0</text:p>
          </table:table-cell>
          <table:table-cell table:style-name="ce3" table:formula="of:=&quot;alias cross12rgb.setcolor=&quot;&amp;[.A43]&amp;&quot; 'cross12rgb.red.&quot;&amp;[.F43]&amp;&quot;; cross12rgb.green.&quot;&amp;[.G43]&amp;&quot;; cross12rgb.blue.&quot;&amp;[.H43]&amp;&quot;'&quot;" office:value-type="string" office:string-value="alias cross12rgb.setcolor=2a 'cross12rgb.red.2; cross12rgb.green.a; cross12rgb.blue.0'">
            <text:p>alias cross12rgb.setcolor=2a 'cross12rgb.red.2; cross12rgb.green.a; cross12rgb.blue.0'</text:p>
          </table:table-cell>
          <table:table-cell table:formula="of:=LEFT([.D43])" office:value-type="string" office:string-value="2">
            <text:p>2</text:p>
          </table:table-cell>
          <table:table-cell table:formula="of:=MID([.D43];2;1)" office:value-type="string" office:string-value="a">
            <text:p>a</text:p>
          </table:table-cell>
          <table:table-cell table:formula="of:=RIGHT([.D43])" office:value-type="string" office:string-value="0">
            <text:p>0</text:p>
          </table:table-cell>
        </table:table-row>
        <table:table-row table:style-name="ro1">
          <table:table-cell office:value-type="string">
            <text:p>2b</text:p>
          </table:table-cell>
          <table:table-cell table:formula="of:=[.A44]" office:value-type="string" office:string-value="2b">
            <text:p>2b</text:p>
          </table:table-cell>
          <table:table-cell table:formula="of:=HEX2DEC([.B44])" office:value-type="float" office:value="43">
            <text:p>43</text:p>
          </table:table-cell>
          <table:table-cell table:style-name="ce2" table:formula="of:=[.A44]&amp;&quot;0&quot;" office:value-type="string" office:string-value="2b0">
            <text:p>2b0</text:p>
          </table:table-cell>
          <table:table-cell table:style-name="ce3" table:formula="of:=&quot;alias cross12rgb.setcolor=&quot;&amp;[.A44]&amp;&quot; 'cross12rgb.red.&quot;&amp;[.F44]&amp;&quot;; cross12rgb.green.&quot;&amp;[.G44]&amp;&quot;; cross12rgb.blue.&quot;&amp;[.H44]&amp;&quot;'&quot;" office:value-type="string" office:string-value="alias cross12rgb.setcolor=2b 'cross12rgb.red.2; cross12rgb.green.b; cross12rgb.blue.0'">
            <text:p>alias cross12rgb.setcolor=2b 'cross12rgb.red.2; cross12rgb.green.b; cross12rgb.blue.0'</text:p>
          </table:table-cell>
          <table:table-cell table:formula="of:=LEFT([.D44])" office:value-type="string" office:string-value="2">
            <text:p>2</text:p>
          </table:table-cell>
          <table:table-cell table:formula="of:=MID([.D44];2;1)" office:value-type="string" office:string-value="b">
            <text:p>b</text:p>
          </table:table-cell>
          <table:table-cell table:formula="of:=RIGHT([.D44])" office:value-type="string" office:string-value="0">
            <text:p>0</text:p>
          </table:table-cell>
        </table:table-row>
        <table:table-row table:style-name="ro1">
          <table:table-cell office:value-type="string">
            <text:p>2c</text:p>
          </table:table-cell>
          <table:table-cell table:formula="of:=[.A45]" office:value-type="string" office:string-value="2c">
            <text:p>2c</text:p>
          </table:table-cell>
          <table:table-cell table:formula="of:=HEX2DEC([.B45])" office:value-type="float" office:value="44">
            <text:p>44</text:p>
          </table:table-cell>
          <table:table-cell table:style-name="ce2" table:formula="of:=[.A45]&amp;&quot;0&quot;" office:value-type="string" office:string-value="2c0">
            <text:p>2c0</text:p>
          </table:table-cell>
          <table:table-cell table:style-name="ce3" table:formula="of:=&quot;alias cross12rgb.setcolor=&quot;&amp;[.A45]&amp;&quot; 'cross12rgb.red.&quot;&amp;[.F45]&amp;&quot;; cross12rgb.green.&quot;&amp;[.G45]&amp;&quot;; cross12rgb.blue.&quot;&amp;[.H45]&amp;&quot;'&quot;" office:value-type="string" office:string-value="alias cross12rgb.setcolor=2c 'cross12rgb.red.2; cross12rgb.green.c; cross12rgb.blue.0'">
            <text:p>alias cross12rgb.setcolor=2c 'cross12rgb.red.2; cross12rgb.green.c; cross12rgb.blue.0'</text:p>
          </table:table-cell>
          <table:table-cell table:formula="of:=LEFT([.D45])" office:value-type="string" office:string-value="2">
            <text:p>2</text:p>
          </table:table-cell>
          <table:table-cell table:formula="of:=MID([.D45];2;1)" office:value-type="string" office:string-value="c">
            <text:p>c</text:p>
          </table:table-cell>
          <table:table-cell table:formula="of:=RIGHT([.D45])" office:value-type="string" office:string-value="0">
            <text:p>0</text:p>
          </table:table-cell>
        </table:table-row>
        <table:table-row table:style-name="ro1">
          <table:table-cell office:value-type="string">
            <text:p>2d</text:p>
          </table:table-cell>
          <table:table-cell table:formula="of:=[.A46]" office:value-type="string" office:string-value="2d">
            <text:p>2d</text:p>
          </table:table-cell>
          <table:table-cell table:formula="of:=HEX2DEC([.B46])" office:value-type="float" office:value="45">
            <text:p>45</text:p>
          </table:table-cell>
          <table:table-cell table:style-name="ce2" table:formula="of:=[.A46]&amp;&quot;0&quot;" office:value-type="string" office:string-value="2d0">
            <text:p>2d0</text:p>
          </table:table-cell>
          <table:table-cell table:style-name="ce3" table:formula="of:=&quot;alias cross12rgb.setcolor=&quot;&amp;[.A46]&amp;&quot; 'cross12rgb.red.&quot;&amp;[.F46]&amp;&quot;; cross12rgb.green.&quot;&amp;[.G46]&amp;&quot;; cross12rgb.blue.&quot;&amp;[.H46]&amp;&quot;'&quot;" office:value-type="string" office:string-value="alias cross12rgb.setcolor=2d 'cross12rgb.red.2; cross12rgb.green.d; cross12rgb.blue.0'">
            <text:p>alias cross12rgb.setcolor=2d 'cross12rgb.red.2; cross12rgb.green.d; cross12rgb.blue.0'</text:p>
          </table:table-cell>
          <table:table-cell table:formula="of:=LEFT([.D46])" office:value-type="string" office:string-value="2">
            <text:p>2</text:p>
          </table:table-cell>
          <table:table-cell table:formula="of:=MID([.D46];2;1)" office:value-type="string" office:string-value="d">
            <text:p>d</text:p>
          </table:table-cell>
          <table:table-cell table:formula="of:=RIGHT([.D46])" office:value-type="string" office:string-value="0">
            <text:p>0</text:p>
          </table:table-cell>
        </table:table-row>
        <table:table-row table:style-name="ro1">
          <table:table-cell office:value-type="string">
            <text:p>2e</text:p>
          </table:table-cell>
          <table:table-cell table:formula="of:=[.A47]" office:value-type="string" office:string-value="2e">
            <text:p>2e</text:p>
          </table:table-cell>
          <table:table-cell table:formula="of:=HEX2DEC([.B47])" office:value-type="float" office:value="46">
            <text:p>46</text:p>
          </table:table-cell>
          <table:table-cell table:style-name="ce2" table:formula="of:=[.A47]&amp;&quot;0&quot;" office:value-type="string" office:string-value="2e0">
            <text:p>2e0</text:p>
          </table:table-cell>
          <table:table-cell table:style-name="ce3" table:formula="of:=&quot;alias cross12rgb.setcolor=&quot;&amp;[.A47]&amp;&quot; 'cross12rgb.red.&quot;&amp;[.F47]&amp;&quot;; cross12rgb.green.&quot;&amp;[.G47]&amp;&quot;; cross12rgb.blue.&quot;&amp;[.H47]&amp;&quot;'&quot;" office:value-type="string" office:string-value="alias cross12rgb.setcolor=2e 'cross12rgb.red.2; cross12rgb.green.e; cross12rgb.blue.0'">
            <text:p>alias cross12rgb.setcolor=2e 'cross12rgb.red.2; cross12rgb.green.e; cross12rgb.blue.0'</text:p>
          </table:table-cell>
          <table:table-cell table:formula="of:=LEFT([.D47])" office:value-type="string" office:string-value="2">
            <text:p>2</text:p>
          </table:table-cell>
          <table:table-cell table:formula="of:=MID([.D47];2;1)" office:value-type="string" office:string-value="e">
            <text:p>e</text:p>
          </table:table-cell>
          <table:table-cell table:formula="of:=RIGHT([.D47])" office:value-type="string" office:string-value="0">
            <text:p>0</text:p>
          </table:table-cell>
        </table:table-row>
        <table:table-row table:style-name="ro1">
          <table:table-cell office:value-type="string">
            <text:p>2f</text:p>
          </table:table-cell>
          <table:table-cell table:formula="of:=[.A48]" office:value-type="string" office:string-value="2f">
            <text:p>2f</text:p>
          </table:table-cell>
          <table:table-cell table:formula="of:=HEX2DEC([.B48])" office:value-type="float" office:value="47">
            <text:p>47</text:p>
          </table:table-cell>
          <table:table-cell table:style-name="ce2" table:formula="of:=[.A48]&amp;&quot;0&quot;" office:value-type="string" office:string-value="2f0">
            <text:p>2f0</text:p>
          </table:table-cell>
          <table:table-cell table:style-name="ce3" table:formula="of:=&quot;alias cross12rgb.setcolor=&quot;&amp;[.A48]&amp;&quot; 'cross12rgb.red.&quot;&amp;[.F48]&amp;&quot;; cross12rgb.green.&quot;&amp;[.G48]&amp;&quot;; cross12rgb.blue.&quot;&amp;[.H48]&amp;&quot;'&quot;" office:value-type="string" office:string-value="alias cross12rgb.setcolor=2f 'cross12rgb.red.2; cross12rgb.green.f; cross12rgb.blue.0'">
            <text:p>alias cross12rgb.setcolor=2f 'cross12rgb.red.2; cross12rgb.green.f; cross12rgb.blue.0'</text:p>
          </table:table-cell>
          <table:table-cell table:formula="of:=LEFT([.D48])" office:value-type="string" office:string-value="2">
            <text:p>2</text:p>
          </table:table-cell>
          <table:table-cell table:formula="of:=MID([.D48];2;1)" office:value-type="string" office:string-value="f">
            <text:p>f</text:p>
          </table:table-cell>
          <table:table-cell table:formula="of:=RIGHT([.D48])" office:value-type="string" office:string-value="0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table:formula="of:=[.A49]&amp;&quot;0&quot;" office:value-type="string" office:string-value="30">
            <text:p>30</text:p>
          </table:table-cell>
          <table:table-cell table:formula="of:=HEX2DEC([.B49])" office:value-type="float" office:value="48">
            <text:p>48</text:p>
          </table:table-cell>
          <table:table-cell table:style-name="ce2" table:formula="of:=[.A49]&amp;&quot;00&quot;" office:value-type="string" office:string-value="300">
            <text:p>300</text:p>
          </table:table-cell>
          <table:table-cell table:style-name="ce3" table:formula="of:=&quot;alias cross12rgb.setcolor=&quot;&amp;[.A49]&amp;&quot; 'cross12rgb.red.&quot;&amp;[.F49]&amp;&quot;; cross12rgb.green.&quot;&amp;[.G49]&amp;&quot;; cross12rgb.blue.&quot;&amp;[.H49]&amp;&quot;'&quot;" office:value-type="string" office:string-value="alias cross12rgb.setcolor=3 'cross12rgb.red.3; cross12rgb.green.0; cross12rgb.blue.0'">
            <text:p>alias cross12rgb.setcolor=3 'cross12rgb.red.3; cross12rgb.green.0; cross12rgb.blue.0'</text:p>
          </table:table-cell>
          <table:table-cell table:formula="of:=LEFT([.D49])" office:value-type="string" office:string-value="3">
            <text:p>3</text:p>
          </table:table-cell>
          <table:table-cell table:formula="of:=MID([.D49];2;1)" office:value-type="string" office:string-value="0">
            <text:p>0</text:p>
          </table:table-cell>
          <table:table-cell table:formula="of:=RIGHT([.D49])" office:value-type="string" office:string-value="0">
            <text:p>0</text:p>
          </table:table-cell>
        </table:table-row>
        <table:table-row table:style-name="ro1">
          <table:table-cell office:value-type="string">
            <text:p>31</text:p>
          </table:table-cell>
          <table:table-cell table:formula="of:=[.A50]" office:value-type="string" office:string-value="31">
            <text:p>31</text:p>
          </table:table-cell>
          <table:table-cell table:formula="of:=HEX2DEC([.B50])" office:value-type="float" office:value="49">
            <text:p>49</text:p>
          </table:table-cell>
          <table:table-cell table:style-name="ce2" table:formula="of:=[.A50]&amp;&quot;0&quot;" office:value-type="string" office:string-value="310">
            <text:p>310</text:p>
          </table:table-cell>
          <table:table-cell table:style-name="ce3" table:formula="of:=&quot;alias cross12rgb.setcolor=&quot;&amp;[.A50]&amp;&quot; 'cross12rgb.red.&quot;&amp;[.F50]&amp;&quot;; cross12rgb.green.&quot;&amp;[.G50]&amp;&quot;; cross12rgb.blue.&quot;&amp;[.H50]&amp;&quot;'&quot;" office:value-type="string" office:string-value="alias cross12rgb.setcolor=31 'cross12rgb.red.3; cross12rgb.green.1; cross12rgb.blue.0'">
            <text:p>alias cross12rgb.setcolor=31 'cross12rgb.red.3; cross12rgb.green.1; cross12rgb.blue.0'</text:p>
          </table:table-cell>
          <table:table-cell table:formula="of:=LEFT([.D50])" office:value-type="string" office:string-value="3">
            <text:p>3</text:p>
          </table:table-cell>
          <table:table-cell table:formula="of:=MID([.D50];2;1)" office:value-type="string" office:string-value="1">
            <text:p>1</text:p>
          </table:table-cell>
          <table:table-cell table:formula="of:=RIGHT([.D50])" office:value-type="string" office:string-value="0">
            <text:p>0</text:p>
          </table:table-cell>
        </table:table-row>
        <table:table-row table:style-name="ro1">
          <table:table-cell office:value-type="string">
            <text:p>32</text:p>
          </table:table-cell>
          <table:table-cell table:formula="of:=[.A51]" office:value-type="string" office:string-value="32">
            <text:p>32</text:p>
          </table:table-cell>
          <table:table-cell table:formula="of:=HEX2DEC([.B51])" office:value-type="float" office:value="50">
            <text:p>50</text:p>
          </table:table-cell>
          <table:table-cell table:style-name="ce2" table:formula="of:=[.A51]&amp;&quot;0&quot;" office:value-type="string" office:string-value="320">
            <text:p>320</text:p>
          </table:table-cell>
          <table:table-cell table:style-name="ce3" table:formula="of:=&quot;alias cross12rgb.setcolor=&quot;&amp;[.A51]&amp;&quot; 'cross12rgb.red.&quot;&amp;[.F51]&amp;&quot;; cross12rgb.green.&quot;&amp;[.G51]&amp;&quot;; cross12rgb.blue.&quot;&amp;[.H51]&amp;&quot;'&quot;" office:value-type="string" office:string-value="alias cross12rgb.setcolor=32 'cross12rgb.red.3; cross12rgb.green.2; cross12rgb.blue.0'">
            <text:p>alias cross12rgb.setcolor=32 'cross12rgb.red.3; cross12rgb.green.2; cross12rgb.blue.0'</text:p>
          </table:table-cell>
          <table:table-cell table:formula="of:=LEFT([.D51])" office:value-type="string" office:string-value="3">
            <text:p>3</text:p>
          </table:table-cell>
          <table:table-cell table:formula="of:=MID([.D51];2;1)" office:value-type="string" office:string-value="2">
            <text:p>2</text:p>
          </table:table-cell>
          <table:table-cell table:formula="of:=RIGHT([.D51])" office:value-type="string" office:string-value="0">
            <text:p>0</text:p>
          </table:table-cell>
        </table:table-row>
        <table:table-row table:style-name="ro1">
          <table:table-cell office:value-type="string">
            <text:p>33</text:p>
          </table:table-cell>
          <table:table-cell table:formula="of:=[.A52]" office:value-type="string" office:string-value="33">
            <text:p>33</text:p>
          </table:table-cell>
          <table:table-cell table:formula="of:=HEX2DEC([.B52])" office:value-type="float" office:value="51">
            <text:p>51</text:p>
          </table:table-cell>
          <table:table-cell table:style-name="ce2" table:formula="of:=[.A52]&amp;&quot;0&quot;" office:value-type="string" office:string-value="330">
            <text:p>330</text:p>
          </table:table-cell>
          <table:table-cell table:style-name="ce3" table:formula="of:=&quot;alias cross12rgb.setcolor=&quot;&amp;[.A52]&amp;&quot; 'cross12rgb.red.&quot;&amp;[.F52]&amp;&quot;; cross12rgb.green.&quot;&amp;[.G52]&amp;&quot;; cross12rgb.blue.&quot;&amp;[.H52]&amp;&quot;'&quot;" office:value-type="string" office:string-value="alias cross12rgb.setcolor=33 'cross12rgb.red.3; cross12rgb.green.3; cross12rgb.blue.0'">
            <text:p>alias cross12rgb.setcolor=33 'cross12rgb.red.3; cross12rgb.green.3; cross12rgb.blue.0'</text:p>
          </table:table-cell>
          <table:table-cell table:formula="of:=LEFT([.D52])" office:value-type="string" office:string-value="3">
            <text:p>3</text:p>
          </table:table-cell>
          <table:table-cell table:formula="of:=MID([.D52];2;1)" office:value-type="string" office:string-value="3">
            <text:p>3</text:p>
          </table:table-cell>
          <table:table-cell table:formula="of:=RIGHT([.D52])" office:value-type="string" office:string-value="0">
            <text:p>0</text:p>
          </table:table-cell>
        </table:table-row>
        <table:table-row table:style-name="ro1">
          <table:table-cell office:value-type="string">
            <text:p>34</text:p>
          </table:table-cell>
          <table:table-cell table:formula="of:=[.A53]" office:value-type="string" office:string-value="34">
            <text:p>34</text:p>
          </table:table-cell>
          <table:table-cell table:formula="of:=HEX2DEC([.B53])" office:value-type="float" office:value="52">
            <text:p>52</text:p>
          </table:table-cell>
          <table:table-cell table:style-name="ce2" table:formula="of:=[.A53]&amp;&quot;0&quot;" office:value-type="string" office:string-value="340">
            <text:p>340</text:p>
          </table:table-cell>
          <table:table-cell table:style-name="ce3" table:formula="of:=&quot;alias cross12rgb.setcolor=&quot;&amp;[.A53]&amp;&quot; 'cross12rgb.red.&quot;&amp;[.F53]&amp;&quot;; cross12rgb.green.&quot;&amp;[.G53]&amp;&quot;; cross12rgb.blue.&quot;&amp;[.H53]&amp;&quot;'&quot;" office:value-type="string" office:string-value="alias cross12rgb.setcolor=34 'cross12rgb.red.3; cross12rgb.green.4; cross12rgb.blue.0'">
            <text:p>alias cross12rgb.setcolor=34 'cross12rgb.red.3; cross12rgb.green.4; cross12rgb.blue.0'</text:p>
          </table:table-cell>
          <table:table-cell table:formula="of:=LEFT([.D53])" office:value-type="string" office:string-value="3">
            <text:p>3</text:p>
          </table:table-cell>
          <table:table-cell table:formula="of:=MID([.D53];2;1)" office:value-type="string" office:string-value="4">
            <text:p>4</text:p>
          </table:table-cell>
          <table:table-cell table:formula="of:=RIGHT([.D53])" office:value-type="string" office:string-value="0">
            <text:p>0</text:p>
          </table:table-cell>
        </table:table-row>
        <table:table-row table:style-name="ro1">
          <table:table-cell office:value-type="string">
            <text:p>35</text:p>
          </table:table-cell>
          <table:table-cell table:formula="of:=[.A54]" office:value-type="string" office:string-value="35">
            <text:p>35</text:p>
          </table:table-cell>
          <table:table-cell table:formula="of:=HEX2DEC([.B54])" office:value-type="float" office:value="53">
            <text:p>53</text:p>
          </table:table-cell>
          <table:table-cell table:style-name="ce2" table:formula="of:=[.A54]&amp;&quot;0&quot;" office:value-type="string" office:string-value="350">
            <text:p>350</text:p>
          </table:table-cell>
          <table:table-cell table:style-name="ce3" table:formula="of:=&quot;alias cross12rgb.setcolor=&quot;&amp;[.A54]&amp;&quot; 'cross12rgb.red.&quot;&amp;[.F54]&amp;&quot;; cross12rgb.green.&quot;&amp;[.G54]&amp;&quot;; cross12rgb.blue.&quot;&amp;[.H54]&amp;&quot;'&quot;" office:value-type="string" office:string-value="alias cross12rgb.setcolor=35 'cross12rgb.red.3; cross12rgb.green.5; cross12rgb.blue.0'">
            <text:p>alias cross12rgb.setcolor=35 'cross12rgb.red.3; cross12rgb.green.5; cross12rgb.blue.0'</text:p>
          </table:table-cell>
          <table:table-cell table:formula="of:=LEFT([.D54])" office:value-type="string" office:string-value="3">
            <text:p>3</text:p>
          </table:table-cell>
          <table:table-cell table:formula="of:=MID([.D54];2;1)" office:value-type="string" office:string-value="5">
            <text:p>5</text:p>
          </table:table-cell>
          <table:table-cell table:formula="of:=RIGHT([.D54])" office:value-type="string" office:string-value="0">
            <text:p>0</text:p>
          </table:table-cell>
        </table:table-row>
        <table:table-row table:style-name="ro1">
          <table:table-cell office:value-type="string">
            <text:p>36</text:p>
          </table:table-cell>
          <table:table-cell table:formula="of:=[.A55]" office:value-type="string" office:string-value="36">
            <text:p>36</text:p>
          </table:table-cell>
          <table:table-cell table:formula="of:=HEX2DEC([.B55])" office:value-type="float" office:value="54">
            <text:p>54</text:p>
          </table:table-cell>
          <table:table-cell table:style-name="ce2" table:formula="of:=[.A55]&amp;&quot;0&quot;" office:value-type="string" office:string-value="360">
            <text:p>360</text:p>
          </table:table-cell>
          <table:table-cell table:style-name="ce3" table:formula="of:=&quot;alias cross12rgb.setcolor=&quot;&amp;[.A55]&amp;&quot; 'cross12rgb.red.&quot;&amp;[.F55]&amp;&quot;; cross12rgb.green.&quot;&amp;[.G55]&amp;&quot;; cross12rgb.blue.&quot;&amp;[.H55]&amp;&quot;'&quot;" office:value-type="string" office:string-value="alias cross12rgb.setcolor=36 'cross12rgb.red.3; cross12rgb.green.6; cross12rgb.blue.0'">
            <text:p>alias cross12rgb.setcolor=36 'cross12rgb.red.3; cross12rgb.green.6; cross12rgb.blue.0'</text:p>
          </table:table-cell>
          <table:table-cell table:formula="of:=LEFT([.D55])" office:value-type="string" office:string-value="3">
            <text:p>3</text:p>
          </table:table-cell>
          <table:table-cell table:formula="of:=MID([.D55];2;1)" office:value-type="string" office:string-value="6">
            <text:p>6</text:p>
          </table:table-cell>
          <table:table-cell table:formula="of:=RIGHT([.D55])" office:value-type="string" office:string-value="0">
            <text:p>0</text:p>
          </table:table-cell>
        </table:table-row>
        <table:table-row table:style-name="ro1">
          <table:table-cell office:value-type="string">
            <text:p>37</text:p>
          </table:table-cell>
          <table:table-cell table:formula="of:=[.A56]" office:value-type="string" office:string-value="37">
            <text:p>37</text:p>
          </table:table-cell>
          <table:table-cell table:formula="of:=HEX2DEC([.B56])" office:value-type="float" office:value="55">
            <text:p>55</text:p>
          </table:table-cell>
          <table:table-cell table:style-name="ce2" table:formula="of:=[.A56]&amp;&quot;0&quot;" office:value-type="string" office:string-value="370">
            <text:p>370</text:p>
          </table:table-cell>
          <table:table-cell table:style-name="ce3" table:formula="of:=&quot;alias cross12rgb.setcolor=&quot;&amp;[.A56]&amp;&quot; 'cross12rgb.red.&quot;&amp;[.F56]&amp;&quot;; cross12rgb.green.&quot;&amp;[.G56]&amp;&quot;; cross12rgb.blue.&quot;&amp;[.H56]&amp;&quot;'&quot;" office:value-type="string" office:string-value="alias cross12rgb.setcolor=37 'cross12rgb.red.3; cross12rgb.green.7; cross12rgb.blue.0'">
            <text:p>alias cross12rgb.setcolor=37 'cross12rgb.red.3; cross12rgb.green.7; cross12rgb.blue.0'</text:p>
          </table:table-cell>
          <table:table-cell table:formula="of:=LEFT([.D56])" office:value-type="string" office:string-value="3">
            <text:p>3</text:p>
          </table:table-cell>
          <table:table-cell table:formula="of:=MID([.D56];2;1)" office:value-type="string" office:string-value="7">
            <text:p>7</text:p>
          </table:table-cell>
          <table:table-cell table:formula="of:=RIGHT([.D56])" office:value-type="string" office:string-value="0">
            <text:p>0</text:p>
          </table:table-cell>
        </table:table-row>
        <table:table-row table:style-name="ro1">
          <table:table-cell office:value-type="string">
            <text:p>38</text:p>
          </table:table-cell>
          <table:table-cell table:formula="of:=[.A57]" office:value-type="string" office:string-value="38">
            <text:p>38</text:p>
          </table:table-cell>
          <table:table-cell table:formula="of:=HEX2DEC([.B57])" office:value-type="float" office:value="56">
            <text:p>56</text:p>
          </table:table-cell>
          <table:table-cell table:style-name="ce2" table:formula="of:=[.A57]&amp;&quot;0&quot;" office:value-type="string" office:string-value="380">
            <text:p>380</text:p>
          </table:table-cell>
          <table:table-cell table:style-name="ce3" table:formula="of:=&quot;alias cross12rgb.setcolor=&quot;&amp;[.A57]&amp;&quot; 'cross12rgb.red.&quot;&amp;[.F57]&amp;&quot;; cross12rgb.green.&quot;&amp;[.G57]&amp;&quot;; cross12rgb.blue.&quot;&amp;[.H57]&amp;&quot;'&quot;" office:value-type="string" office:string-value="alias cross12rgb.setcolor=38 'cross12rgb.red.3; cross12rgb.green.8; cross12rgb.blue.0'">
            <text:p>alias cross12rgb.setcolor=38 'cross12rgb.red.3; cross12rgb.green.8; cross12rgb.blue.0'</text:p>
          </table:table-cell>
          <table:table-cell table:formula="of:=LEFT([.D57])" office:value-type="string" office:string-value="3">
            <text:p>3</text:p>
          </table:table-cell>
          <table:table-cell table:formula="of:=MID([.D57];2;1)" office:value-type="string" office:string-value="8">
            <text:p>8</text:p>
          </table:table-cell>
          <table:table-cell table:formula="of:=RIGHT([.D57])" office:value-type="string" office:string-value="0">
            <text:p>0</text:p>
          </table:table-cell>
        </table:table-row>
        <table:table-row table:style-name="ro1">
          <table:table-cell office:value-type="string">
            <text:p>39</text:p>
          </table:table-cell>
          <table:table-cell table:formula="of:=[.A58]" office:value-type="string" office:string-value="39">
            <text:p>39</text:p>
          </table:table-cell>
          <table:table-cell table:formula="of:=HEX2DEC([.B58])" office:value-type="float" office:value="57">
            <text:p>57</text:p>
          </table:table-cell>
          <table:table-cell table:style-name="ce2" table:formula="of:=[.A58]&amp;&quot;0&quot;" office:value-type="string" office:string-value="390">
            <text:p>390</text:p>
          </table:table-cell>
          <table:table-cell table:style-name="ce3" table:formula="of:=&quot;alias cross12rgb.setcolor=&quot;&amp;[.A58]&amp;&quot; 'cross12rgb.red.&quot;&amp;[.F58]&amp;&quot;; cross12rgb.green.&quot;&amp;[.G58]&amp;&quot;; cross12rgb.blue.&quot;&amp;[.H58]&amp;&quot;'&quot;" office:value-type="string" office:string-value="alias cross12rgb.setcolor=39 'cross12rgb.red.3; cross12rgb.green.9; cross12rgb.blue.0'">
            <text:p>alias cross12rgb.setcolor=39 'cross12rgb.red.3; cross12rgb.green.9; cross12rgb.blue.0'</text:p>
          </table:table-cell>
          <table:table-cell table:formula="of:=LEFT([.D58])" office:value-type="string" office:string-value="3">
            <text:p>3</text:p>
          </table:table-cell>
          <table:table-cell table:formula="of:=MID([.D58];2;1)" office:value-type="string" office:string-value="9">
            <text:p>9</text:p>
          </table:table-cell>
          <table:table-cell table:formula="of:=RIGHT([.D58])" office:value-type="string" office:string-value="0">
            <text:p>0</text:p>
          </table:table-cell>
        </table:table-row>
        <table:table-row table:style-name="ro1">
          <table:table-cell office:value-type="string">
            <text:p>3a</text:p>
          </table:table-cell>
          <table:table-cell table:formula="of:=[.A59]" office:value-type="string" office:string-value="3a">
            <text:p>3a</text:p>
          </table:table-cell>
          <table:table-cell table:formula="of:=HEX2DEC([.B59])" office:value-type="float" office:value="58">
            <text:p>58</text:p>
          </table:table-cell>
          <table:table-cell table:style-name="ce2" table:formula="of:=[.A59]&amp;&quot;0&quot;" office:value-type="string" office:string-value="3a0">
            <text:p>3a0</text:p>
          </table:table-cell>
          <table:table-cell table:style-name="ce3" table:formula="of:=&quot;alias cross12rgb.setcolor=&quot;&amp;[.A59]&amp;&quot; 'cross12rgb.red.&quot;&amp;[.F59]&amp;&quot;; cross12rgb.green.&quot;&amp;[.G59]&amp;&quot;; cross12rgb.blue.&quot;&amp;[.H59]&amp;&quot;'&quot;" office:value-type="string" office:string-value="alias cross12rgb.setcolor=3a 'cross12rgb.red.3; cross12rgb.green.a; cross12rgb.blue.0'">
            <text:p>alias cross12rgb.setcolor=3a 'cross12rgb.red.3; cross12rgb.green.a; cross12rgb.blue.0'</text:p>
          </table:table-cell>
          <table:table-cell table:formula="of:=LEFT([.D59])" office:value-type="string" office:string-value="3">
            <text:p>3</text:p>
          </table:table-cell>
          <table:table-cell table:formula="of:=MID([.D59];2;1)" office:value-type="string" office:string-value="a">
            <text:p>a</text:p>
          </table:table-cell>
          <table:table-cell table:formula="of:=RIGHT([.D59])" office:value-type="string" office:string-value="0">
            <text:p>0</text:p>
          </table:table-cell>
        </table:table-row>
        <table:table-row table:style-name="ro1">
          <table:table-cell office:value-type="string">
            <text:p>3b</text:p>
          </table:table-cell>
          <table:table-cell table:formula="of:=[.A60]" office:value-type="string" office:string-value="3b">
            <text:p>3b</text:p>
          </table:table-cell>
          <table:table-cell table:formula="of:=HEX2DEC([.B60])" office:value-type="float" office:value="59">
            <text:p>59</text:p>
          </table:table-cell>
          <table:table-cell table:style-name="ce2" table:formula="of:=[.A60]&amp;&quot;0&quot;" office:value-type="string" office:string-value="3b0">
            <text:p>3b0</text:p>
          </table:table-cell>
          <table:table-cell table:style-name="ce3" table:formula="of:=&quot;alias cross12rgb.setcolor=&quot;&amp;[.A60]&amp;&quot; 'cross12rgb.red.&quot;&amp;[.F60]&amp;&quot;; cross12rgb.green.&quot;&amp;[.G60]&amp;&quot;; cross12rgb.blue.&quot;&amp;[.H60]&amp;&quot;'&quot;" office:value-type="string" office:string-value="alias cross12rgb.setcolor=3b 'cross12rgb.red.3; cross12rgb.green.b; cross12rgb.blue.0'">
            <text:p>alias cross12rgb.setcolor=3b 'cross12rgb.red.3; cross12rgb.green.b; cross12rgb.blue.0'</text:p>
          </table:table-cell>
          <table:table-cell table:formula="of:=LEFT([.D60])" office:value-type="string" office:string-value="3">
            <text:p>3</text:p>
          </table:table-cell>
          <table:table-cell table:formula="of:=MID([.D60];2;1)" office:value-type="string" office:string-value="b">
            <text:p>b</text:p>
          </table:table-cell>
          <table:table-cell table:formula="of:=RIGHT([.D60])" office:value-type="string" office:string-value="0">
            <text:p>0</text:p>
          </table:table-cell>
        </table:table-row>
        <table:table-row table:style-name="ro1">
          <table:table-cell office:value-type="string">
            <text:p>3c</text:p>
          </table:table-cell>
          <table:table-cell table:formula="of:=[.A61]" office:value-type="string" office:string-value="3c">
            <text:p>3c</text:p>
          </table:table-cell>
          <table:table-cell table:formula="of:=HEX2DEC([.B61])" office:value-type="float" office:value="60">
            <text:p>60</text:p>
          </table:table-cell>
          <table:table-cell table:style-name="ce2" table:formula="of:=[.A61]&amp;&quot;0&quot;" office:value-type="string" office:string-value="3c0">
            <text:p>3c0</text:p>
          </table:table-cell>
          <table:table-cell table:style-name="ce3" table:formula="of:=&quot;alias cross12rgb.setcolor=&quot;&amp;[.A61]&amp;&quot; 'cross12rgb.red.&quot;&amp;[.F61]&amp;&quot;; cross12rgb.green.&quot;&amp;[.G61]&amp;&quot;; cross12rgb.blue.&quot;&amp;[.H61]&amp;&quot;'&quot;" office:value-type="string" office:string-value="alias cross12rgb.setcolor=3c 'cross12rgb.red.3; cross12rgb.green.c; cross12rgb.blue.0'">
            <text:p>alias cross12rgb.setcolor=3c 'cross12rgb.red.3; cross12rgb.green.c; cross12rgb.blue.0'</text:p>
          </table:table-cell>
          <table:table-cell table:formula="of:=LEFT([.D61])" office:value-type="string" office:string-value="3">
            <text:p>3</text:p>
          </table:table-cell>
          <table:table-cell table:formula="of:=MID([.D61];2;1)" office:value-type="string" office:string-value="c">
            <text:p>c</text:p>
          </table:table-cell>
          <table:table-cell table:formula="of:=RIGHT([.D61])" office:value-type="string" office:string-value="0">
            <text:p>0</text:p>
          </table:table-cell>
        </table:table-row>
        <table:table-row table:style-name="ro1">
          <table:table-cell office:value-type="string">
            <text:p>3d</text:p>
          </table:table-cell>
          <table:table-cell table:formula="of:=[.A62]" office:value-type="string" office:string-value="3d">
            <text:p>3d</text:p>
          </table:table-cell>
          <table:table-cell table:formula="of:=HEX2DEC([.B62])" office:value-type="float" office:value="61">
            <text:p>61</text:p>
          </table:table-cell>
          <table:table-cell table:style-name="ce2" table:formula="of:=[.A62]&amp;&quot;0&quot;" office:value-type="string" office:string-value="3d0">
            <text:p>3d0</text:p>
          </table:table-cell>
          <table:table-cell table:style-name="ce3" table:formula="of:=&quot;alias cross12rgb.setcolor=&quot;&amp;[.A62]&amp;&quot; 'cross12rgb.red.&quot;&amp;[.F62]&amp;&quot;; cross12rgb.green.&quot;&amp;[.G62]&amp;&quot;; cross12rgb.blue.&quot;&amp;[.H62]&amp;&quot;'&quot;" office:value-type="string" office:string-value="alias cross12rgb.setcolor=3d 'cross12rgb.red.3; cross12rgb.green.d; cross12rgb.blue.0'">
            <text:p>alias cross12rgb.setcolor=3d 'cross12rgb.red.3; cross12rgb.green.d; cross12rgb.blue.0'</text:p>
          </table:table-cell>
          <table:table-cell table:formula="of:=LEFT([.D62])" office:value-type="string" office:string-value="3">
            <text:p>3</text:p>
          </table:table-cell>
          <table:table-cell table:formula="of:=MID([.D62];2;1)" office:value-type="string" office:string-value="d">
            <text:p>d</text:p>
          </table:table-cell>
          <table:table-cell table:formula="of:=RIGHT([.D62])" office:value-type="string" office:string-value="0">
            <text:p>0</text:p>
          </table:table-cell>
        </table:table-row>
        <table:table-row table:style-name="ro1">
          <table:table-cell office:value-type="string">
            <text:p>3e</text:p>
          </table:table-cell>
          <table:table-cell table:formula="of:=[.A63]" office:value-type="string" office:string-value="3e">
            <text:p>3e</text:p>
          </table:table-cell>
          <table:table-cell table:formula="of:=HEX2DEC([.B63])" office:value-type="float" office:value="62">
            <text:p>62</text:p>
          </table:table-cell>
          <table:table-cell table:style-name="ce2" table:formula="of:=[.A63]&amp;&quot;0&quot;" office:value-type="string" office:string-value="3e0">
            <text:p>3e0</text:p>
          </table:table-cell>
          <table:table-cell table:style-name="ce3" table:formula="of:=&quot;alias cross12rgb.setcolor=&quot;&amp;[.A63]&amp;&quot; 'cross12rgb.red.&quot;&amp;[.F63]&amp;&quot;; cross12rgb.green.&quot;&amp;[.G63]&amp;&quot;; cross12rgb.blue.&quot;&amp;[.H63]&amp;&quot;'&quot;" office:value-type="string" office:string-value="alias cross12rgb.setcolor=3e 'cross12rgb.red.3; cross12rgb.green.e; cross12rgb.blue.0'">
            <text:p>alias cross12rgb.setcolor=3e 'cross12rgb.red.3; cross12rgb.green.e; cross12rgb.blue.0'</text:p>
          </table:table-cell>
          <table:table-cell table:formula="of:=LEFT([.D63])" office:value-type="string" office:string-value="3">
            <text:p>3</text:p>
          </table:table-cell>
          <table:table-cell table:formula="of:=MID([.D63];2;1)" office:value-type="string" office:string-value="e">
            <text:p>e</text:p>
          </table:table-cell>
          <table:table-cell table:formula="of:=RIGHT([.D63])" office:value-type="string" office:string-value="0">
            <text:p>0</text:p>
          </table:table-cell>
        </table:table-row>
        <table:table-row table:style-name="ro1">
          <table:table-cell office:value-type="string">
            <text:p>3f</text:p>
          </table:table-cell>
          <table:table-cell table:formula="of:=[.A64]" office:value-type="string" office:string-value="3f">
            <text:p>3f</text:p>
          </table:table-cell>
          <table:table-cell table:formula="of:=HEX2DEC([.B64])" office:value-type="float" office:value="63">
            <text:p>63</text:p>
          </table:table-cell>
          <table:table-cell table:style-name="ce2" table:formula="of:=[.A64]&amp;&quot;0&quot;" office:value-type="string" office:string-value="3f0">
            <text:p>3f0</text:p>
          </table:table-cell>
          <table:table-cell table:style-name="ce3" table:formula="of:=&quot;alias cross12rgb.setcolor=&quot;&amp;[.A64]&amp;&quot; 'cross12rgb.red.&quot;&amp;[.F64]&amp;&quot;; cross12rgb.green.&quot;&amp;[.G64]&amp;&quot;; cross12rgb.blue.&quot;&amp;[.H64]&amp;&quot;'&quot;" office:value-type="string" office:string-value="alias cross12rgb.setcolor=3f 'cross12rgb.red.3; cross12rgb.green.f; cross12rgb.blue.0'">
            <text:p>alias cross12rgb.setcolor=3f 'cross12rgb.red.3; cross12rgb.green.f; cross12rgb.blue.0'</text:p>
          </table:table-cell>
          <table:table-cell table:formula="of:=LEFT([.D64])" office:value-type="string" office:string-value="3">
            <text:p>3</text:p>
          </table:table-cell>
          <table:table-cell table:formula="of:=MID([.D64];2;1)" office:value-type="string" office:string-value="f">
            <text:p>f</text:p>
          </table:table-cell>
          <table:table-cell table:formula="of:=RIGHT([.D64])" office:value-type="string" office:string-value="0">
            <text:p>0</text:p>
          </table:table-cell>
        </table:table-row>
        <table:table-row table:style-name="ro1">
          <table:table-cell office:value-type="string">
            <text:p>4</text:p>
          </table:table-cell>
          <table:table-cell table:formula="of:=[.A65]&amp;&quot;0&quot;" office:value-type="string" office:string-value="40">
            <text:p>40</text:p>
          </table:table-cell>
          <table:table-cell table:formula="of:=HEX2DEC([.B65])" office:value-type="float" office:value="64">
            <text:p>64</text:p>
          </table:table-cell>
          <table:table-cell table:style-name="ce2" table:formula="of:=[.A65]&amp;&quot;00&quot;" office:value-type="string" office:string-value="400">
            <text:p>400</text:p>
          </table:table-cell>
          <table:table-cell table:style-name="ce3" table:formula="of:=&quot;alias cross12rgb.setcolor=&quot;&amp;[.A65]&amp;&quot; 'cross12rgb.red.&quot;&amp;[.F65]&amp;&quot;; cross12rgb.green.&quot;&amp;[.G65]&amp;&quot;; cross12rgb.blue.&quot;&amp;[.H65]&amp;&quot;'&quot;" office:value-type="string" office:string-value="alias cross12rgb.setcolor=4 'cross12rgb.red.4; cross12rgb.green.0; cross12rgb.blue.0'">
            <text:p>alias cross12rgb.setcolor=4 'cross12rgb.red.4; cross12rgb.green.0; cross12rgb.blue.0'</text:p>
          </table:table-cell>
          <table:table-cell table:formula="of:=LEFT([.D65])" office:value-type="string" office:string-value="4">
            <text:p>4</text:p>
          </table:table-cell>
          <table:table-cell table:formula="of:=MID([.D65];2;1)" office:value-type="string" office:string-value="0">
            <text:p>0</text:p>
          </table:table-cell>
          <table:table-cell table:formula="of:=RIGHT([.D65])" office:value-type="string" office:string-value="0">
            <text:p>0</text:p>
          </table:table-cell>
        </table:table-row>
        <table:table-row table:style-name="ro1">
          <table:table-cell office:value-type="string">
            <text:p>41</text:p>
          </table:table-cell>
          <table:table-cell table:formula="of:=[.A66]" office:value-type="string" office:string-value="41">
            <text:p>41</text:p>
          </table:table-cell>
          <table:table-cell table:formula="of:=HEX2DEC([.B66])" office:value-type="float" office:value="65">
            <text:p>65</text:p>
          </table:table-cell>
          <table:table-cell table:style-name="ce2" table:formula="of:=[.A66]&amp;&quot;0&quot;" office:value-type="string" office:string-value="410">
            <text:p>410</text:p>
          </table:table-cell>
          <table:table-cell table:style-name="ce3" table:formula="of:=&quot;alias cross12rgb.setcolor=&quot;&amp;[.A66]&amp;&quot; 'cross12rgb.red.&quot;&amp;[.F66]&amp;&quot;; cross12rgb.green.&quot;&amp;[.G66]&amp;&quot;; cross12rgb.blue.&quot;&amp;[.H66]&amp;&quot;'&quot;" office:value-type="string" office:string-value="alias cross12rgb.setcolor=41 'cross12rgb.red.4; cross12rgb.green.1; cross12rgb.blue.0'">
            <text:p>alias cross12rgb.setcolor=41 'cross12rgb.red.4; cross12rgb.green.1; cross12rgb.blue.0'</text:p>
          </table:table-cell>
          <table:table-cell table:formula="of:=LEFT([.D66])" office:value-type="string" office:string-value="4">
            <text:p>4</text:p>
          </table:table-cell>
          <table:table-cell table:formula="of:=MID([.D66];2;1)" office:value-type="string" office:string-value="1">
            <text:p>1</text:p>
          </table:table-cell>
          <table:table-cell table:formula="of:=RIGHT([.D66])" office:value-type="string" office:string-value="0">
            <text:p>0</text:p>
          </table:table-cell>
        </table:table-row>
        <table:table-row table:style-name="ro1">
          <table:table-cell office:value-type="string">
            <text:p>42</text:p>
          </table:table-cell>
          <table:table-cell table:formula="of:=[.A67]" office:value-type="string" office:string-value="42">
            <text:p>42</text:p>
          </table:table-cell>
          <table:table-cell table:formula="of:=HEX2DEC([.B67])" office:value-type="float" office:value="66">
            <text:p>66</text:p>
          </table:table-cell>
          <table:table-cell table:style-name="ce2" table:formula="of:=[.A67]&amp;&quot;0&quot;" office:value-type="string" office:string-value="420">
            <text:p>420</text:p>
          </table:table-cell>
          <table:table-cell table:style-name="ce3" table:formula="of:=&quot;alias cross12rgb.setcolor=&quot;&amp;[.A67]&amp;&quot; 'cross12rgb.red.&quot;&amp;[.F67]&amp;&quot;; cross12rgb.green.&quot;&amp;[.G67]&amp;&quot;; cross12rgb.blue.&quot;&amp;[.H67]&amp;&quot;'&quot;" office:value-type="string" office:string-value="alias cross12rgb.setcolor=42 'cross12rgb.red.4; cross12rgb.green.2; cross12rgb.blue.0'">
            <text:p>alias cross12rgb.setcolor=42 'cross12rgb.red.4; cross12rgb.green.2; cross12rgb.blue.0'</text:p>
          </table:table-cell>
          <table:table-cell table:formula="of:=LEFT([.D67])" office:value-type="string" office:string-value="4">
            <text:p>4</text:p>
          </table:table-cell>
          <table:table-cell table:formula="of:=MID([.D67];2;1)" office:value-type="string" office:string-value="2">
            <text:p>2</text:p>
          </table:table-cell>
          <table:table-cell table:formula="of:=RIGHT([.D67])" office:value-type="string" office:string-value="0">
            <text:p>0</text:p>
          </table:table-cell>
        </table:table-row>
        <table:table-row table:style-name="ro1">
          <table:table-cell office:value-type="string">
            <text:p>43</text:p>
          </table:table-cell>
          <table:table-cell table:formula="of:=[.A68]" office:value-type="string" office:string-value="43">
            <text:p>43</text:p>
          </table:table-cell>
          <table:table-cell table:formula="of:=HEX2DEC([.B68])" office:value-type="float" office:value="67">
            <text:p>67</text:p>
          </table:table-cell>
          <table:table-cell table:style-name="ce2" table:formula="of:=[.A68]&amp;&quot;0&quot;" office:value-type="string" office:string-value="430">
            <text:p>430</text:p>
          </table:table-cell>
          <table:table-cell table:style-name="ce3" table:formula="of:=&quot;alias cross12rgb.setcolor=&quot;&amp;[.A68]&amp;&quot; 'cross12rgb.red.&quot;&amp;[.F68]&amp;&quot;; cross12rgb.green.&quot;&amp;[.G68]&amp;&quot;; cross12rgb.blue.&quot;&amp;[.H68]&amp;&quot;'&quot;" office:value-type="string" office:string-value="alias cross12rgb.setcolor=43 'cross12rgb.red.4; cross12rgb.green.3; cross12rgb.blue.0'">
            <text:p>alias cross12rgb.setcolor=43 'cross12rgb.red.4; cross12rgb.green.3; cross12rgb.blue.0'</text:p>
          </table:table-cell>
          <table:table-cell table:formula="of:=LEFT([.D68])" office:value-type="string" office:string-value="4">
            <text:p>4</text:p>
          </table:table-cell>
          <table:table-cell table:formula="of:=MID([.D68];2;1)" office:value-type="string" office:string-value="3">
            <text:p>3</text:p>
          </table:table-cell>
          <table:table-cell table:formula="of:=RIGHT([.D68])" office:value-type="string" office:string-value="0">
            <text:p>0</text:p>
          </table:table-cell>
        </table:table-row>
        <table:table-row table:style-name="ro1">
          <table:table-cell office:value-type="string">
            <text:p>44</text:p>
          </table:table-cell>
          <table:table-cell table:formula="of:=[.A69]" office:value-type="string" office:string-value="44">
            <text:p>44</text:p>
          </table:table-cell>
          <table:table-cell table:formula="of:=HEX2DEC([.B69])" office:value-type="float" office:value="68">
            <text:p>68</text:p>
          </table:table-cell>
          <table:table-cell table:style-name="ce2" table:formula="of:=[.A69]&amp;&quot;0&quot;" office:value-type="string" office:string-value="440">
            <text:p>440</text:p>
          </table:table-cell>
          <table:table-cell table:style-name="ce3" table:formula="of:=&quot;alias cross12rgb.setcolor=&quot;&amp;[.A69]&amp;&quot; 'cross12rgb.red.&quot;&amp;[.F69]&amp;&quot;; cross12rgb.green.&quot;&amp;[.G69]&amp;&quot;; cross12rgb.blue.&quot;&amp;[.H69]&amp;&quot;'&quot;" office:value-type="string" office:string-value="alias cross12rgb.setcolor=44 'cross12rgb.red.4; cross12rgb.green.4; cross12rgb.blue.0'">
            <text:p>alias cross12rgb.setcolor=44 'cross12rgb.red.4; cross12rgb.green.4; cross12rgb.blue.0'</text:p>
          </table:table-cell>
          <table:table-cell table:formula="of:=LEFT([.D69])" office:value-type="string" office:string-value="4">
            <text:p>4</text:p>
          </table:table-cell>
          <table:table-cell table:formula="of:=MID([.D69];2;1)" office:value-type="string" office:string-value="4">
            <text:p>4</text:p>
          </table:table-cell>
          <table:table-cell table:formula="of:=RIGHT([.D69])" office:value-type="string" office:string-value="0">
            <text:p>0</text:p>
          </table:table-cell>
        </table:table-row>
        <table:table-row table:style-name="ro1">
          <table:table-cell office:value-type="string">
            <text:p>45</text:p>
          </table:table-cell>
          <table:table-cell table:formula="of:=[.A70]" office:value-type="string" office:string-value="45">
            <text:p>45</text:p>
          </table:table-cell>
          <table:table-cell table:formula="of:=HEX2DEC([.B70])" office:value-type="float" office:value="69">
            <text:p>69</text:p>
          </table:table-cell>
          <table:table-cell table:style-name="ce2" table:formula="of:=[.A70]&amp;&quot;0&quot;" office:value-type="string" office:string-value="450">
            <text:p>450</text:p>
          </table:table-cell>
          <table:table-cell table:style-name="ce3" table:formula="of:=&quot;alias cross12rgb.setcolor=&quot;&amp;[.A70]&amp;&quot; 'cross12rgb.red.&quot;&amp;[.F70]&amp;&quot;; cross12rgb.green.&quot;&amp;[.G70]&amp;&quot;; cross12rgb.blue.&quot;&amp;[.H70]&amp;&quot;'&quot;" office:value-type="string" office:string-value="alias cross12rgb.setcolor=45 'cross12rgb.red.4; cross12rgb.green.5; cross12rgb.blue.0'">
            <text:p>alias cross12rgb.setcolor=45 'cross12rgb.red.4; cross12rgb.green.5; cross12rgb.blue.0'</text:p>
          </table:table-cell>
          <table:table-cell table:formula="of:=LEFT([.D70])" office:value-type="string" office:string-value="4">
            <text:p>4</text:p>
          </table:table-cell>
          <table:table-cell table:formula="of:=MID([.D70];2;1)" office:value-type="string" office:string-value="5">
            <text:p>5</text:p>
          </table:table-cell>
          <table:table-cell table:formula="of:=RIGHT([.D70])" office:value-type="string" office:string-value="0">
            <text:p>0</text:p>
          </table:table-cell>
        </table:table-row>
        <table:table-row table:style-name="ro1">
          <table:table-cell office:value-type="string">
            <text:p>46</text:p>
          </table:table-cell>
          <table:table-cell table:formula="of:=[.A71]" office:value-type="string" office:string-value="46">
            <text:p>46</text:p>
          </table:table-cell>
          <table:table-cell table:formula="of:=HEX2DEC([.B71])" office:value-type="float" office:value="70">
            <text:p>70</text:p>
          </table:table-cell>
          <table:table-cell table:style-name="ce2" table:formula="of:=[.A71]&amp;&quot;0&quot;" office:value-type="string" office:string-value="460">
            <text:p>460</text:p>
          </table:table-cell>
          <table:table-cell table:style-name="ce3" table:formula="of:=&quot;alias cross12rgb.setcolor=&quot;&amp;[.A71]&amp;&quot; 'cross12rgb.red.&quot;&amp;[.F71]&amp;&quot;; cross12rgb.green.&quot;&amp;[.G71]&amp;&quot;; cross12rgb.blue.&quot;&amp;[.H71]&amp;&quot;'&quot;" office:value-type="string" office:string-value="alias cross12rgb.setcolor=46 'cross12rgb.red.4; cross12rgb.green.6; cross12rgb.blue.0'">
            <text:p>alias cross12rgb.setcolor=46 'cross12rgb.red.4; cross12rgb.green.6; cross12rgb.blue.0'</text:p>
          </table:table-cell>
          <table:table-cell table:formula="of:=LEFT([.D71])" office:value-type="string" office:string-value="4">
            <text:p>4</text:p>
          </table:table-cell>
          <table:table-cell table:formula="of:=MID([.D71];2;1)" office:value-type="string" office:string-value="6">
            <text:p>6</text:p>
          </table:table-cell>
          <table:table-cell table:formula="of:=RIGHT([.D71])" office:value-type="string" office:string-value="0">
            <text:p>0</text:p>
          </table:table-cell>
        </table:table-row>
        <table:table-row table:style-name="ro1">
          <table:table-cell office:value-type="string">
            <text:p>47</text:p>
          </table:table-cell>
          <table:table-cell table:formula="of:=[.A72]" office:value-type="string" office:string-value="47">
            <text:p>47</text:p>
          </table:table-cell>
          <table:table-cell table:formula="of:=HEX2DEC([.B72])" office:value-type="float" office:value="71">
            <text:p>71</text:p>
          </table:table-cell>
          <table:table-cell table:style-name="ce2" table:formula="of:=[.A72]&amp;&quot;0&quot;" office:value-type="string" office:string-value="470">
            <text:p>470</text:p>
          </table:table-cell>
          <table:table-cell table:style-name="ce3" table:formula="of:=&quot;alias cross12rgb.setcolor=&quot;&amp;[.A72]&amp;&quot; 'cross12rgb.red.&quot;&amp;[.F72]&amp;&quot;; cross12rgb.green.&quot;&amp;[.G72]&amp;&quot;; cross12rgb.blue.&quot;&amp;[.H72]&amp;&quot;'&quot;" office:value-type="string" office:string-value="alias cross12rgb.setcolor=47 'cross12rgb.red.4; cross12rgb.green.7; cross12rgb.blue.0'">
            <text:p>alias cross12rgb.setcolor=47 'cross12rgb.red.4; cross12rgb.green.7; cross12rgb.blue.0'</text:p>
          </table:table-cell>
          <table:table-cell table:formula="of:=LEFT([.D72])" office:value-type="string" office:string-value="4">
            <text:p>4</text:p>
          </table:table-cell>
          <table:table-cell table:formula="of:=MID([.D72];2;1)" office:value-type="string" office:string-value="7">
            <text:p>7</text:p>
          </table:table-cell>
          <table:table-cell table:formula="of:=RIGHT([.D72])" office:value-type="string" office:string-value="0">
            <text:p>0</text:p>
          </table:table-cell>
        </table:table-row>
        <table:table-row table:style-name="ro1">
          <table:table-cell office:value-type="string">
            <text:p>48</text:p>
          </table:table-cell>
          <table:table-cell table:formula="of:=[.A73]" office:value-type="string" office:string-value="48">
            <text:p>48</text:p>
          </table:table-cell>
          <table:table-cell table:formula="of:=HEX2DEC([.B73])" office:value-type="float" office:value="72">
            <text:p>72</text:p>
          </table:table-cell>
          <table:table-cell table:style-name="ce2" table:formula="of:=[.A73]&amp;&quot;0&quot;" office:value-type="string" office:string-value="480">
            <text:p>480</text:p>
          </table:table-cell>
          <table:table-cell table:style-name="ce3" table:formula="of:=&quot;alias cross12rgb.setcolor=&quot;&amp;[.A73]&amp;&quot; 'cross12rgb.red.&quot;&amp;[.F73]&amp;&quot;; cross12rgb.green.&quot;&amp;[.G73]&amp;&quot;; cross12rgb.blue.&quot;&amp;[.H73]&amp;&quot;'&quot;" office:value-type="string" office:string-value="alias cross12rgb.setcolor=48 'cross12rgb.red.4; cross12rgb.green.8; cross12rgb.blue.0'">
            <text:p>alias cross12rgb.setcolor=48 'cross12rgb.red.4; cross12rgb.green.8; cross12rgb.blue.0'</text:p>
          </table:table-cell>
          <table:table-cell table:formula="of:=LEFT([.D73])" office:value-type="string" office:string-value="4">
            <text:p>4</text:p>
          </table:table-cell>
          <table:table-cell table:formula="of:=MID([.D73];2;1)" office:value-type="string" office:string-value="8">
            <text:p>8</text:p>
          </table:table-cell>
          <table:table-cell table:formula="of:=RIGHT([.D73])" office:value-type="string" office:string-value="0">
            <text:p>0</text:p>
          </table:table-cell>
        </table:table-row>
        <table:table-row table:style-name="ro1">
          <table:table-cell office:value-type="string">
            <text:p>49</text:p>
          </table:table-cell>
          <table:table-cell table:formula="of:=[.A74]" office:value-type="string" office:string-value="49">
            <text:p>49</text:p>
          </table:table-cell>
          <table:table-cell table:formula="of:=HEX2DEC([.B74])" office:value-type="float" office:value="73">
            <text:p>73</text:p>
          </table:table-cell>
          <table:table-cell table:style-name="ce2" table:formula="of:=[.A74]&amp;&quot;0&quot;" office:value-type="string" office:string-value="490">
            <text:p>490</text:p>
          </table:table-cell>
          <table:table-cell table:style-name="ce3" table:formula="of:=&quot;alias cross12rgb.setcolor=&quot;&amp;[.A74]&amp;&quot; 'cross12rgb.red.&quot;&amp;[.F74]&amp;&quot;; cross12rgb.green.&quot;&amp;[.G74]&amp;&quot;; cross12rgb.blue.&quot;&amp;[.H74]&amp;&quot;'&quot;" office:value-type="string" office:string-value="alias cross12rgb.setcolor=49 'cross12rgb.red.4; cross12rgb.green.9; cross12rgb.blue.0'">
            <text:p>alias cross12rgb.setcolor=49 'cross12rgb.red.4; cross12rgb.green.9; cross12rgb.blue.0'</text:p>
          </table:table-cell>
          <table:table-cell table:formula="of:=LEFT([.D74])" office:value-type="string" office:string-value="4">
            <text:p>4</text:p>
          </table:table-cell>
          <table:table-cell table:formula="of:=MID([.D74];2;1)" office:value-type="string" office:string-value="9">
            <text:p>9</text:p>
          </table:table-cell>
          <table:table-cell table:formula="of:=RIGHT([.D74])" office:value-type="string" office:string-value="0">
            <text:p>0</text:p>
          </table:table-cell>
        </table:table-row>
        <table:table-row table:style-name="ro1">
          <table:table-cell office:value-type="string">
            <text:p>4a</text:p>
          </table:table-cell>
          <table:table-cell table:formula="of:=[.A75]" office:value-type="string" office:string-value="4a">
            <text:p>4a</text:p>
          </table:table-cell>
          <table:table-cell table:formula="of:=HEX2DEC([.B75])" office:value-type="float" office:value="74">
            <text:p>74</text:p>
          </table:table-cell>
          <table:table-cell table:style-name="ce2" table:formula="of:=[.A75]&amp;&quot;0&quot;" office:value-type="string" office:string-value="4a0">
            <text:p>4a0</text:p>
          </table:table-cell>
          <table:table-cell table:style-name="ce3" table:formula="of:=&quot;alias cross12rgb.setcolor=&quot;&amp;[.A75]&amp;&quot; 'cross12rgb.red.&quot;&amp;[.F75]&amp;&quot;; cross12rgb.green.&quot;&amp;[.G75]&amp;&quot;; cross12rgb.blue.&quot;&amp;[.H75]&amp;&quot;'&quot;" office:value-type="string" office:string-value="alias cross12rgb.setcolor=4a 'cross12rgb.red.4; cross12rgb.green.a; cross12rgb.blue.0'">
            <text:p>alias cross12rgb.setcolor=4a 'cross12rgb.red.4; cross12rgb.green.a; cross12rgb.blue.0'</text:p>
          </table:table-cell>
          <table:table-cell table:formula="of:=LEFT([.D75])" office:value-type="string" office:string-value="4">
            <text:p>4</text:p>
          </table:table-cell>
          <table:table-cell table:formula="of:=MID([.D75];2;1)" office:value-type="string" office:string-value="a">
            <text:p>a</text:p>
          </table:table-cell>
          <table:table-cell table:formula="of:=RIGHT([.D75])" office:value-type="string" office:string-value="0">
            <text:p>0</text:p>
          </table:table-cell>
        </table:table-row>
        <table:table-row table:style-name="ro1">
          <table:table-cell office:value-type="string">
            <text:p>4b</text:p>
          </table:table-cell>
          <table:table-cell table:formula="of:=[.A76]" office:value-type="string" office:string-value="4b">
            <text:p>4b</text:p>
          </table:table-cell>
          <table:table-cell table:formula="of:=HEX2DEC([.B76])" office:value-type="float" office:value="75">
            <text:p>75</text:p>
          </table:table-cell>
          <table:table-cell table:style-name="ce2" table:formula="of:=[.A76]&amp;&quot;0&quot;" office:value-type="string" office:string-value="4b0">
            <text:p>4b0</text:p>
          </table:table-cell>
          <table:table-cell table:style-name="ce3" table:formula="of:=&quot;alias cross12rgb.setcolor=&quot;&amp;[.A76]&amp;&quot; 'cross12rgb.red.&quot;&amp;[.F76]&amp;&quot;; cross12rgb.green.&quot;&amp;[.G76]&amp;&quot;; cross12rgb.blue.&quot;&amp;[.H76]&amp;&quot;'&quot;" office:value-type="string" office:string-value="alias cross12rgb.setcolor=4b 'cross12rgb.red.4; cross12rgb.green.b; cross12rgb.blue.0'">
            <text:p>alias cross12rgb.setcolor=4b 'cross12rgb.red.4; cross12rgb.green.b; cross12rgb.blue.0'</text:p>
          </table:table-cell>
          <table:table-cell table:formula="of:=LEFT([.D76])" office:value-type="string" office:string-value="4">
            <text:p>4</text:p>
          </table:table-cell>
          <table:table-cell table:formula="of:=MID([.D76];2;1)" office:value-type="string" office:string-value="b">
            <text:p>b</text:p>
          </table:table-cell>
          <table:table-cell table:formula="of:=RIGHT([.D76])" office:value-type="string" office:string-value="0">
            <text:p>0</text:p>
          </table:table-cell>
        </table:table-row>
        <table:table-row table:style-name="ro1">
          <table:table-cell office:value-type="string">
            <text:p>4c</text:p>
          </table:table-cell>
          <table:table-cell table:formula="of:=[.A77]" office:value-type="string" office:string-value="4c">
            <text:p>4c</text:p>
          </table:table-cell>
          <table:table-cell table:formula="of:=HEX2DEC([.B77])" office:value-type="float" office:value="76">
            <text:p>76</text:p>
          </table:table-cell>
          <table:table-cell table:style-name="ce2" table:formula="of:=[.A77]&amp;&quot;0&quot;" office:value-type="string" office:string-value="4c0">
            <text:p>4c0</text:p>
          </table:table-cell>
          <table:table-cell table:style-name="ce3" table:formula="of:=&quot;alias cross12rgb.setcolor=&quot;&amp;[.A77]&amp;&quot; 'cross12rgb.red.&quot;&amp;[.F77]&amp;&quot;; cross12rgb.green.&quot;&amp;[.G77]&amp;&quot;; cross12rgb.blue.&quot;&amp;[.H77]&amp;&quot;'&quot;" office:value-type="string" office:string-value="alias cross12rgb.setcolor=4c 'cross12rgb.red.4; cross12rgb.green.c; cross12rgb.blue.0'">
            <text:p>alias cross12rgb.setcolor=4c 'cross12rgb.red.4; cross12rgb.green.c; cross12rgb.blue.0'</text:p>
          </table:table-cell>
          <table:table-cell table:formula="of:=LEFT([.D77])" office:value-type="string" office:string-value="4">
            <text:p>4</text:p>
          </table:table-cell>
          <table:table-cell table:formula="of:=MID([.D77];2;1)" office:value-type="string" office:string-value="c">
            <text:p>c</text:p>
          </table:table-cell>
          <table:table-cell table:formula="of:=RIGHT([.D77])" office:value-type="string" office:string-value="0">
            <text:p>0</text:p>
          </table:table-cell>
        </table:table-row>
        <table:table-row table:style-name="ro1">
          <table:table-cell office:value-type="string">
            <text:p>4d</text:p>
          </table:table-cell>
          <table:table-cell table:formula="of:=[.A78]" office:value-type="string" office:string-value="4d">
            <text:p>4d</text:p>
          </table:table-cell>
          <table:table-cell table:formula="of:=HEX2DEC([.B78])" office:value-type="float" office:value="77">
            <text:p>77</text:p>
          </table:table-cell>
          <table:table-cell table:style-name="ce2" table:formula="of:=[.A78]&amp;&quot;0&quot;" office:value-type="string" office:string-value="4d0">
            <text:p>4d0</text:p>
          </table:table-cell>
          <table:table-cell table:style-name="ce3" table:formula="of:=&quot;alias cross12rgb.setcolor=&quot;&amp;[.A78]&amp;&quot; 'cross12rgb.red.&quot;&amp;[.F78]&amp;&quot;; cross12rgb.green.&quot;&amp;[.G78]&amp;&quot;; cross12rgb.blue.&quot;&amp;[.H78]&amp;&quot;'&quot;" office:value-type="string" office:string-value="alias cross12rgb.setcolor=4d 'cross12rgb.red.4; cross12rgb.green.d; cross12rgb.blue.0'">
            <text:p>alias cross12rgb.setcolor=4d 'cross12rgb.red.4; cross12rgb.green.d; cross12rgb.blue.0'</text:p>
          </table:table-cell>
          <table:table-cell table:formula="of:=LEFT([.D78])" office:value-type="string" office:string-value="4">
            <text:p>4</text:p>
          </table:table-cell>
          <table:table-cell table:formula="of:=MID([.D78];2;1)" office:value-type="string" office:string-value="d">
            <text:p>d</text:p>
          </table:table-cell>
          <table:table-cell table:formula="of:=RIGHT([.D78])" office:value-type="string" office:string-value="0">
            <text:p>0</text:p>
          </table:table-cell>
        </table:table-row>
        <table:table-row table:style-name="ro1">
          <table:table-cell office:value-type="string">
            <text:p>4e</text:p>
          </table:table-cell>
          <table:table-cell table:formula="of:=[.A79]" office:value-type="string" office:string-value="4e">
            <text:p>4e</text:p>
          </table:table-cell>
          <table:table-cell table:formula="of:=HEX2DEC([.B79])" office:value-type="float" office:value="78">
            <text:p>78</text:p>
          </table:table-cell>
          <table:table-cell table:style-name="ce2" table:formula="of:=[.A79]&amp;&quot;0&quot;" office:value-type="string" office:string-value="4e0">
            <text:p>4e0</text:p>
          </table:table-cell>
          <table:table-cell table:style-name="ce3" table:formula="of:=&quot;alias cross12rgb.setcolor=&quot;&amp;[.A79]&amp;&quot; 'cross12rgb.red.&quot;&amp;[.F79]&amp;&quot;; cross12rgb.green.&quot;&amp;[.G79]&amp;&quot;; cross12rgb.blue.&quot;&amp;[.H79]&amp;&quot;'&quot;" office:value-type="string" office:string-value="alias cross12rgb.setcolor=4e 'cross12rgb.red.4; cross12rgb.green.e; cross12rgb.blue.0'">
            <text:p>alias cross12rgb.setcolor=4e 'cross12rgb.red.4; cross12rgb.green.e; cross12rgb.blue.0'</text:p>
          </table:table-cell>
          <table:table-cell table:formula="of:=LEFT([.D79])" office:value-type="string" office:string-value="4">
            <text:p>4</text:p>
          </table:table-cell>
          <table:table-cell table:formula="of:=MID([.D79];2;1)" office:value-type="string" office:string-value="e">
            <text:p>e</text:p>
          </table:table-cell>
          <table:table-cell table:formula="of:=RIGHT([.D79])" office:value-type="string" office:string-value="0">
            <text:p>0</text:p>
          </table:table-cell>
        </table:table-row>
        <table:table-row table:style-name="ro1">
          <table:table-cell office:value-type="string">
            <text:p>4f</text:p>
          </table:table-cell>
          <table:table-cell table:formula="of:=[.A80]" office:value-type="string" office:string-value="4f">
            <text:p>4f</text:p>
          </table:table-cell>
          <table:table-cell table:formula="of:=HEX2DEC([.B80])" office:value-type="float" office:value="79">
            <text:p>79</text:p>
          </table:table-cell>
          <table:table-cell table:style-name="ce2" table:formula="of:=[.A80]&amp;&quot;0&quot;" office:value-type="string" office:string-value="4f0">
            <text:p>4f0</text:p>
          </table:table-cell>
          <table:table-cell table:style-name="ce3" table:formula="of:=&quot;alias cross12rgb.setcolor=&quot;&amp;[.A80]&amp;&quot; 'cross12rgb.red.&quot;&amp;[.F80]&amp;&quot;; cross12rgb.green.&quot;&amp;[.G80]&amp;&quot;; cross12rgb.blue.&quot;&amp;[.H80]&amp;&quot;'&quot;" office:value-type="string" office:string-value="alias cross12rgb.setcolor=4f 'cross12rgb.red.4; cross12rgb.green.f; cross12rgb.blue.0'">
            <text:p>alias cross12rgb.setcolor=4f 'cross12rgb.red.4; cross12rgb.green.f; cross12rgb.blue.0'</text:p>
          </table:table-cell>
          <table:table-cell table:formula="of:=LEFT([.D80])" office:value-type="string" office:string-value="4">
            <text:p>4</text:p>
          </table:table-cell>
          <table:table-cell table:formula="of:=MID([.D80];2;1)" office:value-type="string" office:string-value="f">
            <text:p>f</text:p>
          </table:table-cell>
          <table:table-cell table:formula="of:=RIGHT([.D80])" office:value-type="string" office:string-value="0">
            <text:p>0</text:p>
          </table:table-cell>
        </table:table-row>
        <table:table-row table:style-name="ro1">
          <table:table-cell office:value-type="string">
            <text:p>5</text:p>
          </table:table-cell>
          <table:table-cell table:formula="of:=[.A81]&amp;&quot;0&quot;" office:value-type="string" office:string-value="50">
            <text:p>50</text:p>
          </table:table-cell>
          <table:table-cell table:formula="of:=HEX2DEC([.B81])" office:value-type="float" office:value="80">
            <text:p>80</text:p>
          </table:table-cell>
          <table:table-cell table:style-name="ce2" table:formula="of:=[.A81]&amp;&quot;00&quot;" office:value-type="string" office:string-value="500">
            <text:p>500</text:p>
          </table:table-cell>
          <table:table-cell table:style-name="ce3" table:formula="of:=&quot;alias cross12rgb.setcolor=&quot;&amp;[.A81]&amp;&quot; 'cross12rgb.red.&quot;&amp;[.F81]&amp;&quot;; cross12rgb.green.&quot;&amp;[.G81]&amp;&quot;; cross12rgb.blue.&quot;&amp;[.H81]&amp;&quot;'&quot;" office:value-type="string" office:string-value="alias cross12rgb.setcolor=5 'cross12rgb.red.5; cross12rgb.green.0; cross12rgb.blue.0'">
            <text:p>alias cross12rgb.setcolor=5 'cross12rgb.red.5; cross12rgb.green.0; cross12rgb.blue.0'</text:p>
          </table:table-cell>
          <table:table-cell table:formula="of:=LEFT([.D81])" office:value-type="string" office:string-value="5">
            <text:p>5</text:p>
          </table:table-cell>
          <table:table-cell table:formula="of:=MID([.D81];2;1)" office:value-type="string" office:string-value="0">
            <text:p>0</text:p>
          </table:table-cell>
          <table:table-cell table:formula="of:=RIGHT([.D81])" office:value-type="string" office:string-value="0">
            <text:p>0</text:p>
          </table:table-cell>
        </table:table-row>
        <table:table-row table:style-name="ro1">
          <table:table-cell office:value-type="string">
            <text:p>51</text:p>
          </table:table-cell>
          <table:table-cell table:formula="of:=[.A82]" office:value-type="string" office:string-value="51">
            <text:p>51</text:p>
          </table:table-cell>
          <table:table-cell table:formula="of:=HEX2DEC([.B82])" office:value-type="float" office:value="81">
            <text:p>81</text:p>
          </table:table-cell>
          <table:table-cell table:style-name="ce2" table:formula="of:=[.A82]&amp;&quot;0&quot;" office:value-type="string" office:string-value="510">
            <text:p>510</text:p>
          </table:table-cell>
          <table:table-cell table:style-name="ce3" table:formula="of:=&quot;alias cross12rgb.setcolor=&quot;&amp;[.A82]&amp;&quot; 'cross12rgb.red.&quot;&amp;[.F82]&amp;&quot;; cross12rgb.green.&quot;&amp;[.G82]&amp;&quot;; cross12rgb.blue.&quot;&amp;[.H82]&amp;&quot;'&quot;" office:value-type="string" office:string-value="alias cross12rgb.setcolor=51 'cross12rgb.red.5; cross12rgb.green.1; cross12rgb.blue.0'">
            <text:p>alias cross12rgb.setcolor=51 'cross12rgb.red.5; cross12rgb.green.1; cross12rgb.blue.0'</text:p>
          </table:table-cell>
          <table:table-cell table:formula="of:=LEFT([.D82])" office:value-type="string" office:string-value="5">
            <text:p>5</text:p>
          </table:table-cell>
          <table:table-cell table:formula="of:=MID([.D82];2;1)" office:value-type="string" office:string-value="1">
            <text:p>1</text:p>
          </table:table-cell>
          <table:table-cell table:formula="of:=RIGHT([.D82])" office:value-type="string" office:string-value="0">
            <text:p>0</text:p>
          </table:table-cell>
        </table:table-row>
        <table:table-row table:style-name="ro1">
          <table:table-cell office:value-type="string">
            <text:p>52</text:p>
          </table:table-cell>
          <table:table-cell table:formula="of:=[.A83]" office:value-type="string" office:string-value="52">
            <text:p>52</text:p>
          </table:table-cell>
          <table:table-cell table:formula="of:=HEX2DEC([.B83])" office:value-type="float" office:value="82">
            <text:p>82</text:p>
          </table:table-cell>
          <table:table-cell table:style-name="ce2" table:formula="of:=[.A83]&amp;&quot;0&quot;" office:value-type="string" office:string-value="520">
            <text:p>520</text:p>
          </table:table-cell>
          <table:table-cell table:style-name="ce3" table:formula="of:=&quot;alias cross12rgb.setcolor=&quot;&amp;[.A83]&amp;&quot; 'cross12rgb.red.&quot;&amp;[.F83]&amp;&quot;; cross12rgb.green.&quot;&amp;[.G83]&amp;&quot;; cross12rgb.blue.&quot;&amp;[.H83]&amp;&quot;'&quot;" office:value-type="string" office:string-value="alias cross12rgb.setcolor=52 'cross12rgb.red.5; cross12rgb.green.2; cross12rgb.blue.0'">
            <text:p>alias cross12rgb.setcolor=52 'cross12rgb.red.5; cross12rgb.green.2; cross12rgb.blue.0'</text:p>
          </table:table-cell>
          <table:table-cell table:formula="of:=LEFT([.D83])" office:value-type="string" office:string-value="5">
            <text:p>5</text:p>
          </table:table-cell>
          <table:table-cell table:formula="of:=MID([.D83];2;1)" office:value-type="string" office:string-value="2">
            <text:p>2</text:p>
          </table:table-cell>
          <table:table-cell table:formula="of:=RIGHT([.D83])" office:value-type="string" office:string-value="0">
            <text:p>0</text:p>
          </table:table-cell>
        </table:table-row>
        <table:table-row table:style-name="ro1">
          <table:table-cell office:value-type="string">
            <text:p>53</text:p>
          </table:table-cell>
          <table:table-cell table:formula="of:=[.A84]" office:value-type="string" office:string-value="53">
            <text:p>53</text:p>
          </table:table-cell>
          <table:table-cell table:formula="of:=HEX2DEC([.B84])" office:value-type="float" office:value="83">
            <text:p>83</text:p>
          </table:table-cell>
          <table:table-cell table:style-name="ce2" table:formula="of:=[.A84]&amp;&quot;0&quot;" office:value-type="string" office:string-value="530">
            <text:p>530</text:p>
          </table:table-cell>
          <table:table-cell table:style-name="ce3" table:formula="of:=&quot;alias cross12rgb.setcolor=&quot;&amp;[.A84]&amp;&quot; 'cross12rgb.red.&quot;&amp;[.F84]&amp;&quot;; cross12rgb.green.&quot;&amp;[.G84]&amp;&quot;; cross12rgb.blue.&quot;&amp;[.H84]&amp;&quot;'&quot;" office:value-type="string" office:string-value="alias cross12rgb.setcolor=53 'cross12rgb.red.5; cross12rgb.green.3; cross12rgb.blue.0'">
            <text:p>alias cross12rgb.setcolor=53 'cross12rgb.red.5; cross12rgb.green.3; cross12rgb.blue.0'</text:p>
          </table:table-cell>
          <table:table-cell table:formula="of:=LEFT([.D84])" office:value-type="string" office:string-value="5">
            <text:p>5</text:p>
          </table:table-cell>
          <table:table-cell table:formula="of:=MID([.D84];2;1)" office:value-type="string" office:string-value="3">
            <text:p>3</text:p>
          </table:table-cell>
          <table:table-cell table:formula="of:=RIGHT([.D84])" office:value-type="string" office:string-value="0">
            <text:p>0</text:p>
          </table:table-cell>
        </table:table-row>
        <table:table-row table:style-name="ro1">
          <table:table-cell office:value-type="string">
            <text:p>54</text:p>
          </table:table-cell>
          <table:table-cell table:formula="of:=[.A85]" office:value-type="string" office:string-value="54">
            <text:p>54</text:p>
          </table:table-cell>
          <table:table-cell table:formula="of:=HEX2DEC([.B85])" office:value-type="float" office:value="84">
            <text:p>84</text:p>
          </table:table-cell>
          <table:table-cell table:style-name="ce2" table:formula="of:=[.A85]&amp;&quot;0&quot;" office:value-type="string" office:string-value="540">
            <text:p>540</text:p>
          </table:table-cell>
          <table:table-cell table:style-name="ce3" table:formula="of:=&quot;alias cross12rgb.setcolor=&quot;&amp;[.A85]&amp;&quot; 'cross12rgb.red.&quot;&amp;[.F85]&amp;&quot;; cross12rgb.green.&quot;&amp;[.G85]&amp;&quot;; cross12rgb.blue.&quot;&amp;[.H85]&amp;&quot;'&quot;" office:value-type="string" office:string-value="alias cross12rgb.setcolor=54 'cross12rgb.red.5; cross12rgb.green.4; cross12rgb.blue.0'">
            <text:p>alias cross12rgb.setcolor=54 'cross12rgb.red.5; cross12rgb.green.4; cross12rgb.blue.0'</text:p>
          </table:table-cell>
          <table:table-cell table:formula="of:=LEFT([.D85])" office:value-type="string" office:string-value="5">
            <text:p>5</text:p>
          </table:table-cell>
          <table:table-cell table:formula="of:=MID([.D85];2;1)" office:value-type="string" office:string-value="4">
            <text:p>4</text:p>
          </table:table-cell>
          <table:table-cell table:formula="of:=RIGHT([.D85])" office:value-type="string" office:string-value="0">
            <text:p>0</text:p>
          </table:table-cell>
        </table:table-row>
        <table:table-row table:style-name="ro1">
          <table:table-cell office:value-type="string">
            <text:p>55</text:p>
          </table:table-cell>
          <table:table-cell table:formula="of:=[.A86]" office:value-type="string" office:string-value="55">
            <text:p>55</text:p>
          </table:table-cell>
          <table:table-cell table:formula="of:=HEX2DEC([.B86])" office:value-type="float" office:value="85">
            <text:p>85</text:p>
          </table:table-cell>
          <table:table-cell table:style-name="ce2" table:formula="of:=[.A86]&amp;&quot;0&quot;" office:value-type="string" office:string-value="550">
            <text:p>550</text:p>
          </table:table-cell>
          <table:table-cell table:style-name="ce3" table:formula="of:=&quot;alias cross12rgb.setcolor=&quot;&amp;[.A86]&amp;&quot; 'cross12rgb.red.&quot;&amp;[.F86]&amp;&quot;; cross12rgb.green.&quot;&amp;[.G86]&amp;&quot;; cross12rgb.blue.&quot;&amp;[.H86]&amp;&quot;'&quot;" office:value-type="string" office:string-value="alias cross12rgb.setcolor=55 'cross12rgb.red.5; cross12rgb.green.5; cross12rgb.blue.0'">
            <text:p>alias cross12rgb.setcolor=55 'cross12rgb.red.5; cross12rgb.green.5; cross12rgb.blue.0'</text:p>
          </table:table-cell>
          <table:table-cell table:formula="of:=LEFT([.D86])" office:value-type="string" office:string-value="5">
            <text:p>5</text:p>
          </table:table-cell>
          <table:table-cell table:formula="of:=MID([.D86];2;1)" office:value-type="string" office:string-value="5">
            <text:p>5</text:p>
          </table:table-cell>
          <table:table-cell table:formula="of:=RIGHT([.D86])" office:value-type="string" office:string-value="0">
            <text:p>0</text:p>
          </table:table-cell>
        </table:table-row>
        <table:table-row table:style-name="ro1">
          <table:table-cell office:value-type="string">
            <text:p>56</text:p>
          </table:table-cell>
          <table:table-cell table:formula="of:=[.A87]" office:value-type="string" office:string-value="56">
            <text:p>56</text:p>
          </table:table-cell>
          <table:table-cell table:formula="of:=HEX2DEC([.B87])" office:value-type="float" office:value="86">
            <text:p>86</text:p>
          </table:table-cell>
          <table:table-cell table:style-name="ce2" table:formula="of:=[.A87]&amp;&quot;0&quot;" office:value-type="string" office:string-value="560">
            <text:p>560</text:p>
          </table:table-cell>
          <table:table-cell table:style-name="ce3" table:formula="of:=&quot;alias cross12rgb.setcolor=&quot;&amp;[.A87]&amp;&quot; 'cross12rgb.red.&quot;&amp;[.F87]&amp;&quot;; cross12rgb.green.&quot;&amp;[.G87]&amp;&quot;; cross12rgb.blue.&quot;&amp;[.H87]&amp;&quot;'&quot;" office:value-type="string" office:string-value="alias cross12rgb.setcolor=56 'cross12rgb.red.5; cross12rgb.green.6; cross12rgb.blue.0'">
            <text:p>alias cross12rgb.setcolor=56 'cross12rgb.red.5; cross12rgb.green.6; cross12rgb.blue.0'</text:p>
          </table:table-cell>
          <table:table-cell table:formula="of:=LEFT([.D87])" office:value-type="string" office:string-value="5">
            <text:p>5</text:p>
          </table:table-cell>
          <table:table-cell table:formula="of:=MID([.D87];2;1)" office:value-type="string" office:string-value="6">
            <text:p>6</text:p>
          </table:table-cell>
          <table:table-cell table:formula="of:=RIGHT([.D87])" office:value-type="string" office:string-value="0">
            <text:p>0</text:p>
          </table:table-cell>
        </table:table-row>
        <table:table-row table:style-name="ro1">
          <table:table-cell office:value-type="string">
            <text:p>57</text:p>
          </table:table-cell>
          <table:table-cell table:formula="of:=[.A88]" office:value-type="string" office:string-value="57">
            <text:p>57</text:p>
          </table:table-cell>
          <table:table-cell table:formula="of:=HEX2DEC([.B88])" office:value-type="float" office:value="87">
            <text:p>87</text:p>
          </table:table-cell>
          <table:table-cell table:style-name="ce2" table:formula="of:=[.A88]&amp;&quot;0&quot;" office:value-type="string" office:string-value="570">
            <text:p>570</text:p>
          </table:table-cell>
          <table:table-cell table:style-name="ce3" table:formula="of:=&quot;alias cross12rgb.setcolor=&quot;&amp;[.A88]&amp;&quot; 'cross12rgb.red.&quot;&amp;[.F88]&amp;&quot;; cross12rgb.green.&quot;&amp;[.G88]&amp;&quot;; cross12rgb.blue.&quot;&amp;[.H88]&amp;&quot;'&quot;" office:value-type="string" office:string-value="alias cross12rgb.setcolor=57 'cross12rgb.red.5; cross12rgb.green.7; cross12rgb.blue.0'">
            <text:p>alias cross12rgb.setcolor=57 'cross12rgb.red.5; cross12rgb.green.7; cross12rgb.blue.0'</text:p>
          </table:table-cell>
          <table:table-cell table:formula="of:=LEFT([.D88])" office:value-type="string" office:string-value="5">
            <text:p>5</text:p>
          </table:table-cell>
          <table:table-cell table:formula="of:=MID([.D88];2;1)" office:value-type="string" office:string-value="7">
            <text:p>7</text:p>
          </table:table-cell>
          <table:table-cell table:formula="of:=RIGHT([.D88])" office:value-type="string" office:string-value="0">
            <text:p>0</text:p>
          </table:table-cell>
        </table:table-row>
        <table:table-row table:style-name="ro1">
          <table:table-cell office:value-type="string">
            <text:p>58</text:p>
          </table:table-cell>
          <table:table-cell table:formula="of:=[.A89]" office:value-type="string" office:string-value="58">
            <text:p>58</text:p>
          </table:table-cell>
          <table:table-cell table:formula="of:=HEX2DEC([.B89])" office:value-type="float" office:value="88">
            <text:p>88</text:p>
          </table:table-cell>
          <table:table-cell table:style-name="ce2" table:formula="of:=[.A89]&amp;&quot;0&quot;" office:value-type="string" office:string-value="580">
            <text:p>580</text:p>
          </table:table-cell>
          <table:table-cell table:style-name="ce3" table:formula="of:=&quot;alias cross12rgb.setcolor=&quot;&amp;[.A89]&amp;&quot; 'cross12rgb.red.&quot;&amp;[.F89]&amp;&quot;; cross12rgb.green.&quot;&amp;[.G89]&amp;&quot;; cross12rgb.blue.&quot;&amp;[.H89]&amp;&quot;'&quot;" office:value-type="string" office:string-value="alias cross12rgb.setcolor=58 'cross12rgb.red.5; cross12rgb.green.8; cross12rgb.blue.0'">
            <text:p>alias cross12rgb.setcolor=58 'cross12rgb.red.5; cross12rgb.green.8; cross12rgb.blue.0'</text:p>
          </table:table-cell>
          <table:table-cell table:formula="of:=LEFT([.D89])" office:value-type="string" office:string-value="5">
            <text:p>5</text:p>
          </table:table-cell>
          <table:table-cell table:formula="of:=MID([.D89];2;1)" office:value-type="string" office:string-value="8">
            <text:p>8</text:p>
          </table:table-cell>
          <table:table-cell table:formula="of:=RIGHT([.D89])" office:value-type="string" office:string-value="0">
            <text:p>0</text:p>
          </table:table-cell>
        </table:table-row>
        <table:table-row table:style-name="ro1">
          <table:table-cell office:value-type="string">
            <text:p>59</text:p>
          </table:table-cell>
          <table:table-cell table:formula="of:=[.A90]" office:value-type="string" office:string-value="59">
            <text:p>59</text:p>
          </table:table-cell>
          <table:table-cell table:formula="of:=HEX2DEC([.B90])" office:value-type="float" office:value="89">
            <text:p>89</text:p>
          </table:table-cell>
          <table:table-cell table:style-name="ce2" table:formula="of:=[.A90]&amp;&quot;0&quot;" office:value-type="string" office:string-value="590">
            <text:p>590</text:p>
          </table:table-cell>
          <table:table-cell table:style-name="ce3" table:formula="of:=&quot;alias cross12rgb.setcolor=&quot;&amp;[.A90]&amp;&quot; 'cross12rgb.red.&quot;&amp;[.F90]&amp;&quot;; cross12rgb.green.&quot;&amp;[.G90]&amp;&quot;; cross12rgb.blue.&quot;&amp;[.H90]&amp;&quot;'&quot;" office:value-type="string" office:string-value="alias cross12rgb.setcolor=59 'cross12rgb.red.5; cross12rgb.green.9; cross12rgb.blue.0'">
            <text:p>alias cross12rgb.setcolor=59 'cross12rgb.red.5; cross12rgb.green.9; cross12rgb.blue.0'</text:p>
          </table:table-cell>
          <table:table-cell table:formula="of:=LEFT([.D90])" office:value-type="string" office:string-value="5">
            <text:p>5</text:p>
          </table:table-cell>
          <table:table-cell table:formula="of:=MID([.D90];2;1)" office:value-type="string" office:string-value="9">
            <text:p>9</text:p>
          </table:table-cell>
          <table:table-cell table:formula="of:=RIGHT([.D90])" office:value-type="string" office:string-value="0">
            <text:p>0</text:p>
          </table:table-cell>
        </table:table-row>
        <table:table-row table:style-name="ro1">
          <table:table-cell office:value-type="string">
            <text:p>5a</text:p>
          </table:table-cell>
          <table:table-cell table:formula="of:=[.A91]" office:value-type="string" office:string-value="5a">
            <text:p>5a</text:p>
          </table:table-cell>
          <table:table-cell table:formula="of:=HEX2DEC([.B91])" office:value-type="float" office:value="90">
            <text:p>90</text:p>
          </table:table-cell>
          <table:table-cell table:style-name="ce2" table:formula="of:=[.A91]&amp;&quot;0&quot;" office:value-type="string" office:string-value="5a0">
            <text:p>5a0</text:p>
          </table:table-cell>
          <table:table-cell table:style-name="ce3" table:formula="of:=&quot;alias cross12rgb.setcolor=&quot;&amp;[.A91]&amp;&quot; 'cross12rgb.red.&quot;&amp;[.F91]&amp;&quot;; cross12rgb.green.&quot;&amp;[.G91]&amp;&quot;; cross12rgb.blue.&quot;&amp;[.H91]&amp;&quot;'&quot;" office:value-type="string" office:string-value="alias cross12rgb.setcolor=5a 'cross12rgb.red.5; cross12rgb.green.a; cross12rgb.blue.0'">
            <text:p>alias cross12rgb.setcolor=5a 'cross12rgb.red.5; cross12rgb.green.a; cross12rgb.blue.0'</text:p>
          </table:table-cell>
          <table:table-cell table:formula="of:=LEFT([.D91])" office:value-type="string" office:string-value="5">
            <text:p>5</text:p>
          </table:table-cell>
          <table:table-cell table:formula="of:=MID([.D91];2;1)" office:value-type="string" office:string-value="a">
            <text:p>a</text:p>
          </table:table-cell>
          <table:table-cell table:formula="of:=RIGHT([.D91])" office:value-type="string" office:string-value="0">
            <text:p>0</text:p>
          </table:table-cell>
        </table:table-row>
        <table:table-row table:style-name="ro1">
          <table:table-cell office:value-type="string">
            <text:p>5b</text:p>
          </table:table-cell>
          <table:table-cell table:formula="of:=[.A92]" office:value-type="string" office:string-value="5b">
            <text:p>5b</text:p>
          </table:table-cell>
          <table:table-cell table:formula="of:=HEX2DEC([.B92])" office:value-type="float" office:value="91">
            <text:p>91</text:p>
          </table:table-cell>
          <table:table-cell table:style-name="ce2" table:formula="of:=[.A92]&amp;&quot;0&quot;" office:value-type="string" office:string-value="5b0">
            <text:p>5b0</text:p>
          </table:table-cell>
          <table:table-cell table:style-name="ce3" table:formula="of:=&quot;alias cross12rgb.setcolor=&quot;&amp;[.A92]&amp;&quot; 'cross12rgb.red.&quot;&amp;[.F92]&amp;&quot;; cross12rgb.green.&quot;&amp;[.G92]&amp;&quot;; cross12rgb.blue.&quot;&amp;[.H92]&amp;&quot;'&quot;" office:value-type="string" office:string-value="alias cross12rgb.setcolor=5b 'cross12rgb.red.5; cross12rgb.green.b; cross12rgb.blue.0'">
            <text:p>alias cross12rgb.setcolor=5b 'cross12rgb.red.5; cross12rgb.green.b; cross12rgb.blue.0'</text:p>
          </table:table-cell>
          <table:table-cell table:formula="of:=LEFT([.D92])" office:value-type="string" office:string-value="5">
            <text:p>5</text:p>
          </table:table-cell>
          <table:table-cell table:formula="of:=MID([.D92];2;1)" office:value-type="string" office:string-value="b">
            <text:p>b</text:p>
          </table:table-cell>
          <table:table-cell table:formula="of:=RIGHT([.D92])" office:value-type="string" office:string-value="0">
            <text:p>0</text:p>
          </table:table-cell>
        </table:table-row>
        <table:table-row table:style-name="ro1">
          <table:table-cell office:value-type="string">
            <text:p>5c</text:p>
          </table:table-cell>
          <table:table-cell table:formula="of:=[.A93]" office:value-type="string" office:string-value="5c">
            <text:p>5c</text:p>
          </table:table-cell>
          <table:table-cell table:formula="of:=HEX2DEC([.B93])" office:value-type="float" office:value="92">
            <text:p>92</text:p>
          </table:table-cell>
          <table:table-cell table:style-name="ce2" table:formula="of:=[.A93]&amp;&quot;0&quot;" office:value-type="string" office:string-value="5c0">
            <text:p>5c0</text:p>
          </table:table-cell>
          <table:table-cell table:style-name="ce3" table:formula="of:=&quot;alias cross12rgb.setcolor=&quot;&amp;[.A93]&amp;&quot; 'cross12rgb.red.&quot;&amp;[.F93]&amp;&quot;; cross12rgb.green.&quot;&amp;[.G93]&amp;&quot;; cross12rgb.blue.&quot;&amp;[.H93]&amp;&quot;'&quot;" office:value-type="string" office:string-value="alias cross12rgb.setcolor=5c 'cross12rgb.red.5; cross12rgb.green.c; cross12rgb.blue.0'">
            <text:p>alias cross12rgb.setcolor=5c 'cross12rgb.red.5; cross12rgb.green.c; cross12rgb.blue.0'</text:p>
          </table:table-cell>
          <table:table-cell table:formula="of:=LEFT([.D93])" office:value-type="string" office:string-value="5">
            <text:p>5</text:p>
          </table:table-cell>
          <table:table-cell table:formula="of:=MID([.D93];2;1)" office:value-type="string" office:string-value="c">
            <text:p>c</text:p>
          </table:table-cell>
          <table:table-cell table:formula="of:=RIGHT([.D93])" office:value-type="string" office:string-value="0">
            <text:p>0</text:p>
          </table:table-cell>
        </table:table-row>
        <table:table-row table:style-name="ro1">
          <table:table-cell office:value-type="string">
            <text:p>5d</text:p>
          </table:table-cell>
          <table:table-cell table:formula="of:=[.A94]" office:value-type="string" office:string-value="5d">
            <text:p>5d</text:p>
          </table:table-cell>
          <table:table-cell table:formula="of:=HEX2DEC([.B94])" office:value-type="float" office:value="93">
            <text:p>93</text:p>
          </table:table-cell>
          <table:table-cell table:style-name="ce2" table:formula="of:=[.A94]&amp;&quot;0&quot;" office:value-type="string" office:string-value="5d0">
            <text:p>5d0</text:p>
          </table:table-cell>
          <table:table-cell table:style-name="ce3" table:formula="of:=&quot;alias cross12rgb.setcolor=&quot;&amp;[.A94]&amp;&quot; 'cross12rgb.red.&quot;&amp;[.F94]&amp;&quot;; cross12rgb.green.&quot;&amp;[.G94]&amp;&quot;; cross12rgb.blue.&quot;&amp;[.H94]&amp;&quot;'&quot;" office:value-type="string" office:string-value="alias cross12rgb.setcolor=5d 'cross12rgb.red.5; cross12rgb.green.d; cross12rgb.blue.0'">
            <text:p>alias cross12rgb.setcolor=5d 'cross12rgb.red.5; cross12rgb.green.d; cross12rgb.blue.0'</text:p>
          </table:table-cell>
          <table:table-cell table:formula="of:=LEFT([.D94])" office:value-type="string" office:string-value="5">
            <text:p>5</text:p>
          </table:table-cell>
          <table:table-cell table:formula="of:=MID([.D94];2;1)" office:value-type="string" office:string-value="d">
            <text:p>d</text:p>
          </table:table-cell>
          <table:table-cell table:formula="of:=RIGHT([.D94])" office:value-type="string" office:string-value="0">
            <text:p>0</text:p>
          </table:table-cell>
        </table:table-row>
        <table:table-row table:style-name="ro1">
          <table:table-cell office:value-type="string">
            <text:p>5e</text:p>
          </table:table-cell>
          <table:table-cell table:formula="of:=[.A95]" office:value-type="string" office:string-value="5e">
            <text:p>5e</text:p>
          </table:table-cell>
          <table:table-cell table:formula="of:=HEX2DEC([.B95])" office:value-type="float" office:value="94">
            <text:p>94</text:p>
          </table:table-cell>
          <table:table-cell table:style-name="ce2" table:formula="of:=[.A95]&amp;&quot;0&quot;" office:value-type="string" office:string-value="5e0">
            <text:p>5e0</text:p>
          </table:table-cell>
          <table:table-cell table:style-name="ce3" table:formula="of:=&quot;alias cross12rgb.setcolor=&quot;&amp;[.A95]&amp;&quot; 'cross12rgb.red.&quot;&amp;[.F95]&amp;&quot;; cross12rgb.green.&quot;&amp;[.G95]&amp;&quot;; cross12rgb.blue.&quot;&amp;[.H95]&amp;&quot;'&quot;" office:value-type="string" office:string-value="alias cross12rgb.setcolor=5e 'cross12rgb.red.5; cross12rgb.green.e; cross12rgb.blue.0'">
            <text:p>alias cross12rgb.setcolor=5e 'cross12rgb.red.5; cross12rgb.green.e; cross12rgb.blue.0'</text:p>
          </table:table-cell>
          <table:table-cell table:formula="of:=LEFT([.D95])" office:value-type="string" office:string-value="5">
            <text:p>5</text:p>
          </table:table-cell>
          <table:table-cell table:formula="of:=MID([.D95];2;1)" office:value-type="string" office:string-value="e">
            <text:p>e</text:p>
          </table:table-cell>
          <table:table-cell table:formula="of:=RIGHT([.D95])" office:value-type="string" office:string-value="0">
            <text:p>0</text:p>
          </table:table-cell>
        </table:table-row>
        <table:table-row table:style-name="ro1">
          <table:table-cell office:value-type="string">
            <text:p>5f</text:p>
          </table:table-cell>
          <table:table-cell table:formula="of:=[.A96]" office:value-type="string" office:string-value="5f">
            <text:p>5f</text:p>
          </table:table-cell>
          <table:table-cell table:formula="of:=HEX2DEC([.B96])" office:value-type="float" office:value="95">
            <text:p>95</text:p>
          </table:table-cell>
          <table:table-cell table:style-name="ce2" table:formula="of:=[.A96]&amp;&quot;0&quot;" office:value-type="string" office:string-value="5f0">
            <text:p>5f0</text:p>
          </table:table-cell>
          <table:table-cell table:style-name="ce3" table:formula="of:=&quot;alias cross12rgb.setcolor=&quot;&amp;[.A96]&amp;&quot; 'cross12rgb.red.&quot;&amp;[.F96]&amp;&quot;; cross12rgb.green.&quot;&amp;[.G96]&amp;&quot;; cross12rgb.blue.&quot;&amp;[.H96]&amp;&quot;'&quot;" office:value-type="string" office:string-value="alias cross12rgb.setcolor=5f 'cross12rgb.red.5; cross12rgb.green.f; cross12rgb.blue.0'">
            <text:p>alias cross12rgb.setcolor=5f 'cross12rgb.red.5; cross12rgb.green.f; cross12rgb.blue.0'</text:p>
          </table:table-cell>
          <table:table-cell table:formula="of:=LEFT([.D96])" office:value-type="string" office:string-value="5">
            <text:p>5</text:p>
          </table:table-cell>
          <table:table-cell table:formula="of:=MID([.D96];2;1)" office:value-type="string" office:string-value="f">
            <text:p>f</text:p>
          </table:table-cell>
          <table:table-cell table:formula="of:=RIGHT([.D96])" office:value-type="string" office:string-value="0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table:formula="of:=[.A97]&amp;&quot;0&quot;" office:value-type="string" office:string-value="60">
            <text:p>60</text:p>
          </table:table-cell>
          <table:table-cell table:formula="of:=HEX2DEC([.B97])" office:value-type="float" office:value="96">
            <text:p>96</text:p>
          </table:table-cell>
          <table:table-cell table:style-name="ce2" table:formula="of:=[.A97]&amp;&quot;00&quot;" office:value-type="string" office:string-value="600">
            <text:p>600</text:p>
          </table:table-cell>
          <table:table-cell table:style-name="ce3" table:formula="of:=&quot;alias cross12rgb.setcolor=&quot;&amp;[.A97]&amp;&quot; 'cross12rgb.red.&quot;&amp;[.F97]&amp;&quot;; cross12rgb.green.&quot;&amp;[.G97]&amp;&quot;; cross12rgb.blue.&quot;&amp;[.H97]&amp;&quot;'&quot;" office:value-type="string" office:string-value="alias cross12rgb.setcolor=6 'cross12rgb.red.6; cross12rgb.green.0; cross12rgb.blue.0'">
            <text:p>alias cross12rgb.setcolor=6 'cross12rgb.red.6; cross12rgb.green.0; cross12rgb.blue.0'</text:p>
          </table:table-cell>
          <table:table-cell table:formula="of:=LEFT([.D97])" office:value-type="string" office:string-value="6">
            <text:p>6</text:p>
          </table:table-cell>
          <table:table-cell table:formula="of:=MID([.D97];2;1)" office:value-type="string" office:string-value="0">
            <text:p>0</text:p>
          </table:table-cell>
          <table:table-cell table:formula="of:=RIGHT([.D97])" office:value-type="string" office:string-value="0">
            <text:p>0</text:p>
          </table:table-cell>
        </table:table-row>
        <table:table-row table:style-name="ro1">
          <table:table-cell office:value-type="string">
            <text:p>61</text:p>
          </table:table-cell>
          <table:table-cell table:formula="of:=[.A98]" office:value-type="string" office:string-value="61">
            <text:p>61</text:p>
          </table:table-cell>
          <table:table-cell table:formula="of:=HEX2DEC([.B98])" office:value-type="float" office:value="97">
            <text:p>97</text:p>
          </table:table-cell>
          <table:table-cell table:style-name="ce2" table:formula="of:=[.A98]&amp;&quot;0&quot;" office:value-type="string" office:string-value="610">
            <text:p>610</text:p>
          </table:table-cell>
          <table:table-cell table:style-name="ce3" table:formula="of:=&quot;alias cross12rgb.setcolor=&quot;&amp;[.A98]&amp;&quot; 'cross12rgb.red.&quot;&amp;[.F98]&amp;&quot;; cross12rgb.green.&quot;&amp;[.G98]&amp;&quot;; cross12rgb.blue.&quot;&amp;[.H98]&amp;&quot;'&quot;" office:value-type="string" office:string-value="alias cross12rgb.setcolor=61 'cross12rgb.red.6; cross12rgb.green.1; cross12rgb.blue.0'">
            <text:p>alias cross12rgb.setcolor=61 'cross12rgb.red.6; cross12rgb.green.1; cross12rgb.blue.0'</text:p>
          </table:table-cell>
          <table:table-cell table:formula="of:=LEFT([.D98])" office:value-type="string" office:string-value="6">
            <text:p>6</text:p>
          </table:table-cell>
          <table:table-cell table:formula="of:=MID([.D98];2;1)" office:value-type="string" office:string-value="1">
            <text:p>1</text:p>
          </table:table-cell>
          <table:table-cell table:formula="of:=RIGHT([.D98])" office:value-type="string" office:string-value="0">
            <text:p>0</text:p>
          </table:table-cell>
        </table:table-row>
        <table:table-row table:style-name="ro1">
          <table:table-cell office:value-type="string">
            <text:p>62</text:p>
          </table:table-cell>
          <table:table-cell table:formula="of:=[.A99]" office:value-type="string" office:string-value="62">
            <text:p>62</text:p>
          </table:table-cell>
          <table:table-cell table:formula="of:=HEX2DEC([.B99])" office:value-type="float" office:value="98">
            <text:p>98</text:p>
          </table:table-cell>
          <table:table-cell table:style-name="ce2" table:formula="of:=[.A99]&amp;&quot;0&quot;" office:value-type="string" office:string-value="620">
            <text:p>620</text:p>
          </table:table-cell>
          <table:table-cell table:style-name="ce3" table:formula="of:=&quot;alias cross12rgb.setcolor=&quot;&amp;[.A99]&amp;&quot; 'cross12rgb.red.&quot;&amp;[.F99]&amp;&quot;; cross12rgb.green.&quot;&amp;[.G99]&amp;&quot;; cross12rgb.blue.&quot;&amp;[.H99]&amp;&quot;'&quot;" office:value-type="string" office:string-value="alias cross12rgb.setcolor=62 'cross12rgb.red.6; cross12rgb.green.2; cross12rgb.blue.0'">
            <text:p>alias cross12rgb.setcolor=62 'cross12rgb.red.6; cross12rgb.green.2; cross12rgb.blue.0'</text:p>
          </table:table-cell>
          <table:table-cell table:formula="of:=LEFT([.D99])" office:value-type="string" office:string-value="6">
            <text:p>6</text:p>
          </table:table-cell>
          <table:table-cell table:formula="of:=MID([.D99];2;1)" office:value-type="string" office:string-value="2">
            <text:p>2</text:p>
          </table:table-cell>
          <table:table-cell table:formula="of:=RIGHT([.D99])" office:value-type="string" office:string-value="0">
            <text:p>0</text:p>
          </table:table-cell>
        </table:table-row>
        <table:table-row table:style-name="ro1">
          <table:table-cell office:value-type="string">
            <text:p>63</text:p>
          </table:table-cell>
          <table:table-cell table:formula="of:=[.A100]" office:value-type="string" office:string-value="63">
            <text:p>63</text:p>
          </table:table-cell>
          <table:table-cell table:formula="of:=HEX2DEC([.B100])" office:value-type="float" office:value="99">
            <text:p>99</text:p>
          </table:table-cell>
          <table:table-cell table:style-name="ce2" table:formula="of:=[.A100]&amp;&quot;0&quot;" office:value-type="string" office:string-value="630">
            <text:p>630</text:p>
          </table:table-cell>
          <table:table-cell table:style-name="ce3" table:formula="of:=&quot;alias cross12rgb.setcolor=&quot;&amp;[.A100]&amp;&quot; 'cross12rgb.red.&quot;&amp;[.F100]&amp;&quot;; cross12rgb.green.&quot;&amp;[.G100]&amp;&quot;; cross12rgb.blue.&quot;&amp;[.H100]&amp;&quot;'&quot;" office:value-type="string" office:string-value="alias cross12rgb.setcolor=63 'cross12rgb.red.6; cross12rgb.green.3; cross12rgb.blue.0'">
            <text:p>alias cross12rgb.setcolor=63 'cross12rgb.red.6; cross12rgb.green.3; cross12rgb.blue.0'</text:p>
          </table:table-cell>
          <table:table-cell table:formula="of:=LEFT([.D100])" office:value-type="string" office:string-value="6">
            <text:p>6</text:p>
          </table:table-cell>
          <table:table-cell table:formula="of:=MID([.D100];2;1)" office:value-type="string" office:string-value="3">
            <text:p>3</text:p>
          </table:table-cell>
          <table:table-cell table:formula="of:=RIGHT([.D100])" office:value-type="string" office:string-value="0">
            <text:p>0</text:p>
          </table:table-cell>
        </table:table-row>
        <table:table-row table:style-name="ro1">
          <table:table-cell office:value-type="string">
            <text:p>64</text:p>
          </table:table-cell>
          <table:table-cell table:formula="of:=[.A101]" office:value-type="string" office:string-value="64">
            <text:p>64</text:p>
          </table:table-cell>
          <table:table-cell table:formula="of:=HEX2DEC([.B101])" office:value-type="float" office:value="100">
            <text:p>100</text:p>
          </table:table-cell>
          <table:table-cell table:style-name="ce2" table:formula="of:=[.A101]&amp;&quot;0&quot;" office:value-type="string" office:string-value="640">
            <text:p>640</text:p>
          </table:table-cell>
          <table:table-cell table:style-name="ce3" table:formula="of:=&quot;alias cross12rgb.setcolor=&quot;&amp;[.A101]&amp;&quot; 'cross12rgb.red.&quot;&amp;[.F101]&amp;&quot;; cross12rgb.green.&quot;&amp;[.G101]&amp;&quot;; cross12rgb.blue.&quot;&amp;[.H101]&amp;&quot;'&quot;" office:value-type="string" office:string-value="alias cross12rgb.setcolor=64 'cross12rgb.red.6; cross12rgb.green.4; cross12rgb.blue.0'">
            <text:p>alias cross12rgb.setcolor=64 'cross12rgb.red.6; cross12rgb.green.4; cross12rgb.blue.0'</text:p>
          </table:table-cell>
          <table:table-cell table:formula="of:=LEFT([.D101])" office:value-type="string" office:string-value="6">
            <text:p>6</text:p>
          </table:table-cell>
          <table:table-cell table:formula="of:=MID([.D101];2;1)" office:value-type="string" office:string-value="4">
            <text:p>4</text:p>
          </table:table-cell>
          <table:table-cell table:formula="of:=RIGHT([.D101])" office:value-type="string" office:string-value="0">
            <text:p>0</text:p>
          </table:table-cell>
        </table:table-row>
        <table:table-row table:style-name="ro1">
          <table:table-cell office:value-type="string">
            <text:p>65</text:p>
          </table:table-cell>
          <table:table-cell table:formula="of:=[.A102]" office:value-type="string" office:string-value="65">
            <text:p>65</text:p>
          </table:table-cell>
          <table:table-cell table:formula="of:=HEX2DEC([.B102])" office:value-type="float" office:value="101">
            <text:p>101</text:p>
          </table:table-cell>
          <table:table-cell table:style-name="ce2" table:formula="of:=[.A102]&amp;&quot;0&quot;" office:value-type="string" office:string-value="650">
            <text:p>650</text:p>
          </table:table-cell>
          <table:table-cell table:style-name="ce3" table:formula="of:=&quot;alias cross12rgb.setcolor=&quot;&amp;[.A102]&amp;&quot; 'cross12rgb.red.&quot;&amp;[.F102]&amp;&quot;; cross12rgb.green.&quot;&amp;[.G102]&amp;&quot;; cross12rgb.blue.&quot;&amp;[.H102]&amp;&quot;'&quot;" office:value-type="string" office:string-value="alias cross12rgb.setcolor=65 'cross12rgb.red.6; cross12rgb.green.5; cross12rgb.blue.0'">
            <text:p>alias cross12rgb.setcolor=65 'cross12rgb.red.6; cross12rgb.green.5; cross12rgb.blue.0'</text:p>
          </table:table-cell>
          <table:table-cell table:formula="of:=LEFT([.D102])" office:value-type="string" office:string-value="6">
            <text:p>6</text:p>
          </table:table-cell>
          <table:table-cell table:formula="of:=MID([.D102];2;1)" office:value-type="string" office:string-value="5">
            <text:p>5</text:p>
          </table:table-cell>
          <table:table-cell table:formula="of:=RIGHT([.D102])" office:value-type="string" office:string-value="0">
            <text:p>0</text:p>
          </table:table-cell>
        </table:table-row>
        <table:table-row table:style-name="ro1">
          <table:table-cell office:value-type="string">
            <text:p>66</text:p>
          </table:table-cell>
          <table:table-cell table:formula="of:=[.A103]" office:value-type="string" office:string-value="66">
            <text:p>66</text:p>
          </table:table-cell>
          <table:table-cell table:formula="of:=HEX2DEC([.B103])" office:value-type="float" office:value="102">
            <text:p>102</text:p>
          </table:table-cell>
          <table:table-cell table:style-name="ce2" table:formula="of:=[.A103]&amp;&quot;0&quot;" office:value-type="string" office:string-value="660">
            <text:p>660</text:p>
          </table:table-cell>
          <table:table-cell table:style-name="ce3" table:formula="of:=&quot;alias cross12rgb.setcolor=&quot;&amp;[.A103]&amp;&quot; 'cross12rgb.red.&quot;&amp;[.F103]&amp;&quot;; cross12rgb.green.&quot;&amp;[.G103]&amp;&quot;; cross12rgb.blue.&quot;&amp;[.H103]&amp;&quot;'&quot;" office:value-type="string" office:string-value="alias cross12rgb.setcolor=66 'cross12rgb.red.6; cross12rgb.green.6; cross12rgb.blue.0'">
            <text:p>alias cross12rgb.setcolor=66 'cross12rgb.red.6; cross12rgb.green.6; cross12rgb.blue.0'</text:p>
          </table:table-cell>
          <table:table-cell table:formula="of:=LEFT([.D103])" office:value-type="string" office:string-value="6">
            <text:p>6</text:p>
          </table:table-cell>
          <table:table-cell table:formula="of:=MID([.D103];2;1)" office:value-type="string" office:string-value="6">
            <text:p>6</text:p>
          </table:table-cell>
          <table:table-cell table:formula="of:=RIGHT([.D103])" office:value-type="string" office:string-value="0">
            <text:p>0</text:p>
          </table:table-cell>
        </table:table-row>
        <table:table-row table:style-name="ro1">
          <table:table-cell office:value-type="string">
            <text:p>67</text:p>
          </table:table-cell>
          <table:table-cell table:formula="of:=[.A104]" office:value-type="string" office:string-value="67">
            <text:p>67</text:p>
          </table:table-cell>
          <table:table-cell table:formula="of:=HEX2DEC([.B104])" office:value-type="float" office:value="103">
            <text:p>103</text:p>
          </table:table-cell>
          <table:table-cell table:style-name="ce2" table:formula="of:=[.A104]&amp;&quot;0&quot;" office:value-type="string" office:string-value="670">
            <text:p>670</text:p>
          </table:table-cell>
          <table:table-cell table:style-name="ce3" table:formula="of:=&quot;alias cross12rgb.setcolor=&quot;&amp;[.A104]&amp;&quot; 'cross12rgb.red.&quot;&amp;[.F104]&amp;&quot;; cross12rgb.green.&quot;&amp;[.G104]&amp;&quot;; cross12rgb.blue.&quot;&amp;[.H104]&amp;&quot;'&quot;" office:value-type="string" office:string-value="alias cross12rgb.setcolor=67 'cross12rgb.red.6; cross12rgb.green.7; cross12rgb.blue.0'">
            <text:p>alias cross12rgb.setcolor=67 'cross12rgb.red.6; cross12rgb.green.7; cross12rgb.blue.0'</text:p>
          </table:table-cell>
          <table:table-cell table:formula="of:=LEFT([.D104])" office:value-type="string" office:string-value="6">
            <text:p>6</text:p>
          </table:table-cell>
          <table:table-cell table:formula="of:=MID([.D104];2;1)" office:value-type="string" office:string-value="7">
            <text:p>7</text:p>
          </table:table-cell>
          <table:table-cell table:formula="of:=RIGHT([.D104])" office:value-type="string" office:string-value="0">
            <text:p>0</text:p>
          </table:table-cell>
        </table:table-row>
        <table:table-row table:style-name="ro1">
          <table:table-cell office:value-type="string">
            <text:p>68</text:p>
          </table:table-cell>
          <table:table-cell table:formula="of:=[.A105]" office:value-type="string" office:string-value="68">
            <text:p>68</text:p>
          </table:table-cell>
          <table:table-cell table:formula="of:=HEX2DEC([.B105])" office:value-type="float" office:value="104">
            <text:p>104</text:p>
          </table:table-cell>
          <table:table-cell table:style-name="ce2" table:formula="of:=[.A105]&amp;&quot;0&quot;" office:value-type="string" office:string-value="680">
            <text:p>680</text:p>
          </table:table-cell>
          <table:table-cell table:style-name="ce3" table:formula="of:=&quot;alias cross12rgb.setcolor=&quot;&amp;[.A105]&amp;&quot; 'cross12rgb.red.&quot;&amp;[.F105]&amp;&quot;; cross12rgb.green.&quot;&amp;[.G105]&amp;&quot;; cross12rgb.blue.&quot;&amp;[.H105]&amp;&quot;'&quot;" office:value-type="string" office:string-value="alias cross12rgb.setcolor=68 'cross12rgb.red.6; cross12rgb.green.8; cross12rgb.blue.0'">
            <text:p>alias cross12rgb.setcolor=68 'cross12rgb.red.6; cross12rgb.green.8; cross12rgb.blue.0'</text:p>
          </table:table-cell>
          <table:table-cell table:formula="of:=LEFT([.D105])" office:value-type="string" office:string-value="6">
            <text:p>6</text:p>
          </table:table-cell>
          <table:table-cell table:formula="of:=MID([.D105];2;1)" office:value-type="string" office:string-value="8">
            <text:p>8</text:p>
          </table:table-cell>
          <table:table-cell table:formula="of:=RIGHT([.D105])" office:value-type="string" office:string-value="0">
            <text:p>0</text:p>
          </table:table-cell>
        </table:table-row>
        <table:table-row table:style-name="ro1">
          <table:table-cell office:value-type="string">
            <text:p>69</text:p>
          </table:table-cell>
          <table:table-cell table:formula="of:=[.A106]" office:value-type="string" office:string-value="69">
            <text:p>69</text:p>
          </table:table-cell>
          <table:table-cell table:formula="of:=HEX2DEC([.B106])" office:value-type="float" office:value="105">
            <text:p>105</text:p>
          </table:table-cell>
          <table:table-cell table:style-name="ce2" table:formula="of:=[.A106]&amp;&quot;0&quot;" office:value-type="string" office:string-value="690">
            <text:p>690</text:p>
          </table:table-cell>
          <table:table-cell table:style-name="ce3" table:formula="of:=&quot;alias cross12rgb.setcolor=&quot;&amp;[.A106]&amp;&quot; 'cross12rgb.red.&quot;&amp;[.F106]&amp;&quot;; cross12rgb.green.&quot;&amp;[.G106]&amp;&quot;; cross12rgb.blue.&quot;&amp;[.H106]&amp;&quot;'&quot;" office:value-type="string" office:string-value="alias cross12rgb.setcolor=69 'cross12rgb.red.6; cross12rgb.green.9; cross12rgb.blue.0'">
            <text:p>alias cross12rgb.setcolor=69 'cross12rgb.red.6; cross12rgb.green.9; cross12rgb.blue.0'</text:p>
          </table:table-cell>
          <table:table-cell table:formula="of:=LEFT([.D106])" office:value-type="string" office:string-value="6">
            <text:p>6</text:p>
          </table:table-cell>
          <table:table-cell table:formula="of:=MID([.D106];2;1)" office:value-type="string" office:string-value="9">
            <text:p>9</text:p>
          </table:table-cell>
          <table:table-cell table:formula="of:=RIGHT([.D106])" office:value-type="string" office:string-value="0">
            <text:p>0</text:p>
          </table:table-cell>
        </table:table-row>
        <table:table-row table:style-name="ro1">
          <table:table-cell office:value-type="string">
            <text:p>6a</text:p>
          </table:table-cell>
          <table:table-cell table:formula="of:=[.A107]" office:value-type="string" office:string-value="6a">
            <text:p>6a</text:p>
          </table:table-cell>
          <table:table-cell table:formula="of:=HEX2DEC([.B107])" office:value-type="float" office:value="106">
            <text:p>106</text:p>
          </table:table-cell>
          <table:table-cell table:style-name="ce2" table:formula="of:=[.A107]&amp;&quot;0&quot;" office:value-type="string" office:string-value="6a0">
            <text:p>6a0</text:p>
          </table:table-cell>
          <table:table-cell table:style-name="ce3" table:formula="of:=&quot;alias cross12rgb.setcolor=&quot;&amp;[.A107]&amp;&quot; 'cross12rgb.red.&quot;&amp;[.F107]&amp;&quot;; cross12rgb.green.&quot;&amp;[.G107]&amp;&quot;; cross12rgb.blue.&quot;&amp;[.H107]&amp;&quot;'&quot;" office:value-type="string" office:string-value="alias cross12rgb.setcolor=6a 'cross12rgb.red.6; cross12rgb.green.a; cross12rgb.blue.0'">
            <text:p>alias cross12rgb.setcolor=6a 'cross12rgb.red.6; cross12rgb.green.a; cross12rgb.blue.0'</text:p>
          </table:table-cell>
          <table:table-cell table:formula="of:=LEFT([.D107])" office:value-type="string" office:string-value="6">
            <text:p>6</text:p>
          </table:table-cell>
          <table:table-cell table:formula="of:=MID([.D107];2;1)" office:value-type="string" office:string-value="a">
            <text:p>a</text:p>
          </table:table-cell>
          <table:table-cell table:formula="of:=RIGHT([.D107])" office:value-type="string" office:string-value="0">
            <text:p>0</text:p>
          </table:table-cell>
        </table:table-row>
        <table:table-row table:style-name="ro1">
          <table:table-cell office:value-type="string">
            <text:p>6b</text:p>
          </table:table-cell>
          <table:table-cell table:formula="of:=[.A108]" office:value-type="string" office:string-value="6b">
            <text:p>6b</text:p>
          </table:table-cell>
          <table:table-cell table:formula="of:=HEX2DEC([.B108])" office:value-type="float" office:value="107">
            <text:p>107</text:p>
          </table:table-cell>
          <table:table-cell table:style-name="ce2" table:formula="of:=[.A108]&amp;&quot;0&quot;" office:value-type="string" office:string-value="6b0">
            <text:p>6b0</text:p>
          </table:table-cell>
          <table:table-cell table:style-name="ce3" table:formula="of:=&quot;alias cross12rgb.setcolor=&quot;&amp;[.A108]&amp;&quot; 'cross12rgb.red.&quot;&amp;[.F108]&amp;&quot;; cross12rgb.green.&quot;&amp;[.G108]&amp;&quot;; cross12rgb.blue.&quot;&amp;[.H108]&amp;&quot;'&quot;" office:value-type="string" office:string-value="alias cross12rgb.setcolor=6b 'cross12rgb.red.6; cross12rgb.green.b; cross12rgb.blue.0'">
            <text:p>alias cross12rgb.setcolor=6b 'cross12rgb.red.6; cross12rgb.green.b; cross12rgb.blue.0'</text:p>
          </table:table-cell>
          <table:table-cell table:formula="of:=LEFT([.D108])" office:value-type="string" office:string-value="6">
            <text:p>6</text:p>
          </table:table-cell>
          <table:table-cell table:formula="of:=MID([.D108];2;1)" office:value-type="string" office:string-value="b">
            <text:p>b</text:p>
          </table:table-cell>
          <table:table-cell table:formula="of:=RIGHT([.D108])" office:value-type="string" office:string-value="0">
            <text:p>0</text:p>
          </table:table-cell>
        </table:table-row>
        <table:table-row table:style-name="ro1">
          <table:table-cell office:value-type="string">
            <text:p>6c</text:p>
          </table:table-cell>
          <table:table-cell table:formula="of:=[.A109]" office:value-type="string" office:string-value="6c">
            <text:p>6c</text:p>
          </table:table-cell>
          <table:table-cell table:formula="of:=HEX2DEC([.B109])" office:value-type="float" office:value="108">
            <text:p>108</text:p>
          </table:table-cell>
          <table:table-cell table:style-name="ce2" table:formula="of:=[.A109]&amp;&quot;0&quot;" office:value-type="string" office:string-value="6c0">
            <text:p>6c0</text:p>
          </table:table-cell>
          <table:table-cell table:style-name="ce3" table:formula="of:=&quot;alias cross12rgb.setcolor=&quot;&amp;[.A109]&amp;&quot; 'cross12rgb.red.&quot;&amp;[.F109]&amp;&quot;; cross12rgb.green.&quot;&amp;[.G109]&amp;&quot;; cross12rgb.blue.&quot;&amp;[.H109]&amp;&quot;'&quot;" office:value-type="string" office:string-value="alias cross12rgb.setcolor=6c 'cross12rgb.red.6; cross12rgb.green.c; cross12rgb.blue.0'">
            <text:p>alias cross12rgb.setcolor=6c 'cross12rgb.red.6; cross12rgb.green.c; cross12rgb.blue.0'</text:p>
          </table:table-cell>
          <table:table-cell table:formula="of:=LEFT([.D109])" office:value-type="string" office:string-value="6">
            <text:p>6</text:p>
          </table:table-cell>
          <table:table-cell table:formula="of:=MID([.D109];2;1)" office:value-type="string" office:string-value="c">
            <text:p>c</text:p>
          </table:table-cell>
          <table:table-cell table:formula="of:=RIGHT([.D109])" office:value-type="string" office:string-value="0">
            <text:p>0</text:p>
          </table:table-cell>
        </table:table-row>
        <table:table-row table:style-name="ro1">
          <table:table-cell office:value-type="string">
            <text:p>6d</text:p>
          </table:table-cell>
          <table:table-cell table:formula="of:=[.A110]" office:value-type="string" office:string-value="6d">
            <text:p>6d</text:p>
          </table:table-cell>
          <table:table-cell table:formula="of:=HEX2DEC([.B110])" office:value-type="float" office:value="109">
            <text:p>109</text:p>
          </table:table-cell>
          <table:table-cell table:style-name="ce2" table:formula="of:=[.A110]&amp;&quot;0&quot;" office:value-type="string" office:string-value="6d0">
            <text:p>6d0</text:p>
          </table:table-cell>
          <table:table-cell table:style-name="ce3" table:formula="of:=&quot;alias cross12rgb.setcolor=&quot;&amp;[.A110]&amp;&quot; 'cross12rgb.red.&quot;&amp;[.F110]&amp;&quot;; cross12rgb.green.&quot;&amp;[.G110]&amp;&quot;; cross12rgb.blue.&quot;&amp;[.H110]&amp;&quot;'&quot;" office:value-type="string" office:string-value="alias cross12rgb.setcolor=6d 'cross12rgb.red.6; cross12rgb.green.d; cross12rgb.blue.0'">
            <text:p>alias cross12rgb.setcolor=6d 'cross12rgb.red.6; cross12rgb.green.d; cross12rgb.blue.0'</text:p>
          </table:table-cell>
          <table:table-cell table:formula="of:=LEFT([.D110])" office:value-type="string" office:string-value="6">
            <text:p>6</text:p>
          </table:table-cell>
          <table:table-cell table:formula="of:=MID([.D110];2;1)" office:value-type="string" office:string-value="d">
            <text:p>d</text:p>
          </table:table-cell>
          <table:table-cell table:formula="of:=RIGHT([.D110])" office:value-type="string" office:string-value="0">
            <text:p>0</text:p>
          </table:table-cell>
        </table:table-row>
        <table:table-row table:style-name="ro1">
          <table:table-cell office:value-type="string">
            <text:p>6e</text:p>
          </table:table-cell>
          <table:table-cell table:formula="of:=[.A111]" office:value-type="string" office:string-value="6e">
            <text:p>6e</text:p>
          </table:table-cell>
          <table:table-cell table:formula="of:=HEX2DEC([.B111])" office:value-type="float" office:value="110">
            <text:p>110</text:p>
          </table:table-cell>
          <table:table-cell table:style-name="ce2" table:formula="of:=[.A111]&amp;&quot;0&quot;" office:value-type="string" office:string-value="6e0">
            <text:p>6e0</text:p>
          </table:table-cell>
          <table:table-cell table:style-name="ce3" table:formula="of:=&quot;alias cross12rgb.setcolor=&quot;&amp;[.A111]&amp;&quot; 'cross12rgb.red.&quot;&amp;[.F111]&amp;&quot;; cross12rgb.green.&quot;&amp;[.G111]&amp;&quot;; cross12rgb.blue.&quot;&amp;[.H111]&amp;&quot;'&quot;" office:value-type="string" office:string-value="alias cross12rgb.setcolor=6e 'cross12rgb.red.6; cross12rgb.green.e; cross12rgb.blue.0'">
            <text:p>alias cross12rgb.setcolor=6e 'cross12rgb.red.6; cross12rgb.green.e; cross12rgb.blue.0'</text:p>
          </table:table-cell>
          <table:table-cell table:formula="of:=LEFT([.D111])" office:value-type="string" office:string-value="6">
            <text:p>6</text:p>
          </table:table-cell>
          <table:table-cell table:formula="of:=MID([.D111];2;1)" office:value-type="string" office:string-value="e">
            <text:p>e</text:p>
          </table:table-cell>
          <table:table-cell table:formula="of:=RIGHT([.D111])" office:value-type="string" office:string-value="0">
            <text:p>0</text:p>
          </table:table-cell>
        </table:table-row>
        <table:table-row table:style-name="ro1">
          <table:table-cell office:value-type="string">
            <text:p>6f</text:p>
          </table:table-cell>
          <table:table-cell table:formula="of:=[.A112]" office:value-type="string" office:string-value="6f">
            <text:p>6f</text:p>
          </table:table-cell>
          <table:table-cell table:formula="of:=HEX2DEC([.B112])" office:value-type="float" office:value="111">
            <text:p>111</text:p>
          </table:table-cell>
          <table:table-cell table:style-name="ce2" table:formula="of:=[.A112]&amp;&quot;0&quot;" office:value-type="string" office:string-value="6f0">
            <text:p>6f0</text:p>
          </table:table-cell>
          <table:table-cell table:style-name="ce3" table:formula="of:=&quot;alias cross12rgb.setcolor=&quot;&amp;[.A112]&amp;&quot; 'cross12rgb.red.&quot;&amp;[.F112]&amp;&quot;; cross12rgb.green.&quot;&amp;[.G112]&amp;&quot;; cross12rgb.blue.&quot;&amp;[.H112]&amp;&quot;'&quot;" office:value-type="string" office:string-value="alias cross12rgb.setcolor=6f 'cross12rgb.red.6; cross12rgb.green.f; cross12rgb.blue.0'">
            <text:p>alias cross12rgb.setcolor=6f 'cross12rgb.red.6; cross12rgb.green.f; cross12rgb.blue.0'</text:p>
          </table:table-cell>
          <table:table-cell table:formula="of:=LEFT([.D112])" office:value-type="string" office:string-value="6">
            <text:p>6</text:p>
          </table:table-cell>
          <table:table-cell table:formula="of:=MID([.D112];2;1)" office:value-type="string" office:string-value="f">
            <text:p>f</text:p>
          </table:table-cell>
          <table:table-cell table:formula="of:=RIGHT([.D112])" office:value-type="string" office:string-value="0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table:formula="of:=[.A113]&amp;&quot;0&quot;" office:value-type="string" office:string-value="70">
            <text:p>70</text:p>
          </table:table-cell>
          <table:table-cell table:formula="of:=HEX2DEC([.B113])" office:value-type="float" office:value="112">
            <text:p>112</text:p>
          </table:table-cell>
          <table:table-cell table:style-name="ce2" table:formula="of:=[.A113]&amp;&quot;00&quot;" office:value-type="string" office:string-value="700">
            <text:p>700</text:p>
          </table:table-cell>
          <table:table-cell table:style-name="ce3" table:formula="of:=&quot;alias cross12rgb.setcolor=&quot;&amp;[.A113]&amp;&quot; 'cross12rgb.red.&quot;&amp;[.F113]&amp;&quot;; cross12rgb.green.&quot;&amp;[.G113]&amp;&quot;; cross12rgb.blue.&quot;&amp;[.H113]&amp;&quot;'&quot;" office:value-type="string" office:string-value="alias cross12rgb.setcolor=7 'cross12rgb.red.7; cross12rgb.green.0; cross12rgb.blue.0'">
            <text:p>alias cross12rgb.setcolor=7 'cross12rgb.red.7; cross12rgb.green.0; cross12rgb.blue.0'</text:p>
          </table:table-cell>
          <table:table-cell table:formula="of:=LEFT([.D113])" office:value-type="string" office:string-value="7">
            <text:p>7</text:p>
          </table:table-cell>
          <table:table-cell table:formula="of:=MID([.D113];2;1)" office:value-type="string" office:string-value="0">
            <text:p>0</text:p>
          </table:table-cell>
          <table:table-cell table:formula="of:=RIGHT([.D113])" office:value-type="string" office:string-value="0">
            <text:p>0</text:p>
          </table:table-cell>
        </table:table-row>
        <table:table-row table:style-name="ro1">
          <table:table-cell office:value-type="string">
            <text:p>71</text:p>
          </table:table-cell>
          <table:table-cell table:formula="of:=[.A114]" office:value-type="string" office:string-value="71">
            <text:p>71</text:p>
          </table:table-cell>
          <table:table-cell table:formula="of:=HEX2DEC([.B114])" office:value-type="float" office:value="113">
            <text:p>113</text:p>
          </table:table-cell>
          <table:table-cell table:style-name="ce2" table:formula="of:=[.A114]&amp;&quot;0&quot;" office:value-type="string" office:string-value="710">
            <text:p>710</text:p>
          </table:table-cell>
          <table:table-cell table:style-name="ce3" table:formula="of:=&quot;alias cross12rgb.setcolor=&quot;&amp;[.A114]&amp;&quot; 'cross12rgb.red.&quot;&amp;[.F114]&amp;&quot;; cross12rgb.green.&quot;&amp;[.G114]&amp;&quot;; cross12rgb.blue.&quot;&amp;[.H114]&amp;&quot;'&quot;" office:value-type="string" office:string-value="alias cross12rgb.setcolor=71 'cross12rgb.red.7; cross12rgb.green.1; cross12rgb.blue.0'">
            <text:p>alias cross12rgb.setcolor=71 'cross12rgb.red.7; cross12rgb.green.1; cross12rgb.blue.0'</text:p>
          </table:table-cell>
          <table:table-cell table:formula="of:=LEFT([.D114])" office:value-type="string" office:string-value="7">
            <text:p>7</text:p>
          </table:table-cell>
          <table:table-cell table:formula="of:=MID([.D114];2;1)" office:value-type="string" office:string-value="1">
            <text:p>1</text:p>
          </table:table-cell>
          <table:table-cell table:formula="of:=RIGHT([.D114])" office:value-type="string" office:string-value="0">
            <text:p>0</text:p>
          </table:table-cell>
        </table:table-row>
        <table:table-row table:style-name="ro1">
          <table:table-cell office:value-type="string">
            <text:p>72</text:p>
          </table:table-cell>
          <table:table-cell table:formula="of:=[.A115]" office:value-type="string" office:string-value="72">
            <text:p>72</text:p>
          </table:table-cell>
          <table:table-cell table:formula="of:=HEX2DEC([.B115])" office:value-type="float" office:value="114">
            <text:p>114</text:p>
          </table:table-cell>
          <table:table-cell table:style-name="ce2" table:formula="of:=[.A115]&amp;&quot;0&quot;" office:value-type="string" office:string-value="720">
            <text:p>720</text:p>
          </table:table-cell>
          <table:table-cell table:style-name="ce3" table:formula="of:=&quot;alias cross12rgb.setcolor=&quot;&amp;[.A115]&amp;&quot; 'cross12rgb.red.&quot;&amp;[.F115]&amp;&quot;; cross12rgb.green.&quot;&amp;[.G115]&amp;&quot;; cross12rgb.blue.&quot;&amp;[.H115]&amp;&quot;'&quot;" office:value-type="string" office:string-value="alias cross12rgb.setcolor=72 'cross12rgb.red.7; cross12rgb.green.2; cross12rgb.blue.0'">
            <text:p>alias cross12rgb.setcolor=72 'cross12rgb.red.7; cross12rgb.green.2; cross12rgb.blue.0'</text:p>
          </table:table-cell>
          <table:table-cell table:formula="of:=LEFT([.D115])" office:value-type="string" office:string-value="7">
            <text:p>7</text:p>
          </table:table-cell>
          <table:table-cell table:formula="of:=MID([.D115];2;1)" office:value-type="string" office:string-value="2">
            <text:p>2</text:p>
          </table:table-cell>
          <table:table-cell table:formula="of:=RIGHT([.D115])" office:value-type="string" office:string-value="0">
            <text:p>0</text:p>
          </table:table-cell>
        </table:table-row>
        <table:table-row table:style-name="ro1">
          <table:table-cell office:value-type="string">
            <text:p>73</text:p>
          </table:table-cell>
          <table:table-cell table:formula="of:=[.A116]" office:value-type="string" office:string-value="73">
            <text:p>73</text:p>
          </table:table-cell>
          <table:table-cell table:formula="of:=HEX2DEC([.B116])" office:value-type="float" office:value="115">
            <text:p>115</text:p>
          </table:table-cell>
          <table:table-cell table:style-name="ce2" table:formula="of:=[.A116]&amp;&quot;0&quot;" office:value-type="string" office:string-value="730">
            <text:p>730</text:p>
          </table:table-cell>
          <table:table-cell table:style-name="ce3" table:formula="of:=&quot;alias cross12rgb.setcolor=&quot;&amp;[.A116]&amp;&quot; 'cross12rgb.red.&quot;&amp;[.F116]&amp;&quot;; cross12rgb.green.&quot;&amp;[.G116]&amp;&quot;; cross12rgb.blue.&quot;&amp;[.H116]&amp;&quot;'&quot;" office:value-type="string" office:string-value="alias cross12rgb.setcolor=73 'cross12rgb.red.7; cross12rgb.green.3; cross12rgb.blue.0'">
            <text:p>alias cross12rgb.setcolor=73 'cross12rgb.red.7; cross12rgb.green.3; cross12rgb.blue.0'</text:p>
          </table:table-cell>
          <table:table-cell table:formula="of:=LEFT([.D116])" office:value-type="string" office:string-value="7">
            <text:p>7</text:p>
          </table:table-cell>
          <table:table-cell table:formula="of:=MID([.D116];2;1)" office:value-type="string" office:string-value="3">
            <text:p>3</text:p>
          </table:table-cell>
          <table:table-cell table:formula="of:=RIGHT([.D116])" office:value-type="string" office:string-value="0">
            <text:p>0</text:p>
          </table:table-cell>
        </table:table-row>
        <table:table-row table:style-name="ro1">
          <table:table-cell office:value-type="string">
            <text:p>74</text:p>
          </table:table-cell>
          <table:table-cell table:formula="of:=[.A117]" office:value-type="string" office:string-value="74">
            <text:p>74</text:p>
          </table:table-cell>
          <table:table-cell table:formula="of:=HEX2DEC([.B117])" office:value-type="float" office:value="116">
            <text:p>116</text:p>
          </table:table-cell>
          <table:table-cell table:style-name="ce2" table:formula="of:=[.A117]&amp;&quot;0&quot;" office:value-type="string" office:string-value="740">
            <text:p>740</text:p>
          </table:table-cell>
          <table:table-cell table:style-name="ce3" table:formula="of:=&quot;alias cross12rgb.setcolor=&quot;&amp;[.A117]&amp;&quot; 'cross12rgb.red.&quot;&amp;[.F117]&amp;&quot;; cross12rgb.green.&quot;&amp;[.G117]&amp;&quot;; cross12rgb.blue.&quot;&amp;[.H117]&amp;&quot;'&quot;" office:value-type="string" office:string-value="alias cross12rgb.setcolor=74 'cross12rgb.red.7; cross12rgb.green.4; cross12rgb.blue.0'">
            <text:p>alias cross12rgb.setcolor=74 'cross12rgb.red.7; cross12rgb.green.4; cross12rgb.blue.0'</text:p>
          </table:table-cell>
          <table:table-cell table:formula="of:=LEFT([.D117])" office:value-type="string" office:string-value="7">
            <text:p>7</text:p>
          </table:table-cell>
          <table:table-cell table:formula="of:=MID([.D117];2;1)" office:value-type="string" office:string-value="4">
            <text:p>4</text:p>
          </table:table-cell>
          <table:table-cell table:formula="of:=RIGHT([.D117])" office:value-type="string" office:string-value="0">
            <text:p>0</text:p>
          </table:table-cell>
        </table:table-row>
        <table:table-row table:style-name="ro1">
          <table:table-cell office:value-type="string">
            <text:p>75</text:p>
          </table:table-cell>
          <table:table-cell table:formula="of:=[.A118]" office:value-type="string" office:string-value="75">
            <text:p>75</text:p>
          </table:table-cell>
          <table:table-cell table:formula="of:=HEX2DEC([.B118])" office:value-type="float" office:value="117">
            <text:p>117</text:p>
          </table:table-cell>
          <table:table-cell table:style-name="ce2" table:formula="of:=[.A118]&amp;&quot;0&quot;" office:value-type="string" office:string-value="750">
            <text:p>750</text:p>
          </table:table-cell>
          <table:table-cell table:style-name="ce3" table:formula="of:=&quot;alias cross12rgb.setcolor=&quot;&amp;[.A118]&amp;&quot; 'cross12rgb.red.&quot;&amp;[.F118]&amp;&quot;; cross12rgb.green.&quot;&amp;[.G118]&amp;&quot;; cross12rgb.blue.&quot;&amp;[.H118]&amp;&quot;'&quot;" office:value-type="string" office:string-value="alias cross12rgb.setcolor=75 'cross12rgb.red.7; cross12rgb.green.5; cross12rgb.blue.0'">
            <text:p>alias cross12rgb.setcolor=75 'cross12rgb.red.7; cross12rgb.green.5; cross12rgb.blue.0'</text:p>
          </table:table-cell>
          <table:table-cell table:formula="of:=LEFT([.D118])" office:value-type="string" office:string-value="7">
            <text:p>7</text:p>
          </table:table-cell>
          <table:table-cell table:formula="of:=MID([.D118];2;1)" office:value-type="string" office:string-value="5">
            <text:p>5</text:p>
          </table:table-cell>
          <table:table-cell table:formula="of:=RIGHT([.D118])" office:value-type="string" office:string-value="0">
            <text:p>0</text:p>
          </table:table-cell>
        </table:table-row>
        <table:table-row table:style-name="ro1">
          <table:table-cell office:value-type="string">
            <text:p>76</text:p>
          </table:table-cell>
          <table:table-cell table:formula="of:=[.A119]" office:value-type="string" office:string-value="76">
            <text:p>76</text:p>
          </table:table-cell>
          <table:table-cell table:formula="of:=HEX2DEC([.B119])" office:value-type="float" office:value="118">
            <text:p>118</text:p>
          </table:table-cell>
          <table:table-cell table:style-name="ce2" table:formula="of:=[.A119]&amp;&quot;0&quot;" office:value-type="string" office:string-value="760">
            <text:p>760</text:p>
          </table:table-cell>
          <table:table-cell table:style-name="ce3" table:formula="of:=&quot;alias cross12rgb.setcolor=&quot;&amp;[.A119]&amp;&quot; 'cross12rgb.red.&quot;&amp;[.F119]&amp;&quot;; cross12rgb.green.&quot;&amp;[.G119]&amp;&quot;; cross12rgb.blue.&quot;&amp;[.H119]&amp;&quot;'&quot;" office:value-type="string" office:string-value="alias cross12rgb.setcolor=76 'cross12rgb.red.7; cross12rgb.green.6; cross12rgb.blue.0'">
            <text:p>alias cross12rgb.setcolor=76 'cross12rgb.red.7; cross12rgb.green.6; cross12rgb.blue.0'</text:p>
          </table:table-cell>
          <table:table-cell table:formula="of:=LEFT([.D119])" office:value-type="string" office:string-value="7">
            <text:p>7</text:p>
          </table:table-cell>
          <table:table-cell table:formula="of:=MID([.D119];2;1)" office:value-type="string" office:string-value="6">
            <text:p>6</text:p>
          </table:table-cell>
          <table:table-cell table:formula="of:=RIGHT([.D119])" office:value-type="string" office:string-value="0">
            <text:p>0</text:p>
          </table:table-cell>
        </table:table-row>
        <table:table-row table:style-name="ro1">
          <table:table-cell office:value-type="string">
            <text:p>77</text:p>
          </table:table-cell>
          <table:table-cell table:formula="of:=[.A120]" office:value-type="string" office:string-value="77">
            <text:p>77</text:p>
          </table:table-cell>
          <table:table-cell table:formula="of:=HEX2DEC([.B120])" office:value-type="float" office:value="119">
            <text:p>119</text:p>
          </table:table-cell>
          <table:table-cell table:style-name="ce2" table:formula="of:=[.A120]&amp;&quot;0&quot;" office:value-type="string" office:string-value="770">
            <text:p>770</text:p>
          </table:table-cell>
          <table:table-cell table:style-name="ce3" table:formula="of:=&quot;alias cross12rgb.setcolor=&quot;&amp;[.A120]&amp;&quot; 'cross12rgb.red.&quot;&amp;[.F120]&amp;&quot;; cross12rgb.green.&quot;&amp;[.G120]&amp;&quot;; cross12rgb.blue.&quot;&amp;[.H120]&amp;&quot;'&quot;" office:value-type="string" office:string-value="alias cross12rgb.setcolor=77 'cross12rgb.red.7; cross12rgb.green.7; cross12rgb.blue.0'">
            <text:p>alias cross12rgb.setcolor=77 'cross12rgb.red.7; cross12rgb.green.7; cross12rgb.blue.0'</text:p>
          </table:table-cell>
          <table:table-cell table:formula="of:=LEFT([.D120])" office:value-type="string" office:string-value="7">
            <text:p>7</text:p>
          </table:table-cell>
          <table:table-cell table:formula="of:=MID([.D120];2;1)" office:value-type="string" office:string-value="7">
            <text:p>7</text:p>
          </table:table-cell>
          <table:table-cell table:formula="of:=RIGHT([.D120])" office:value-type="string" office:string-value="0">
            <text:p>0</text:p>
          </table:table-cell>
        </table:table-row>
        <table:table-row table:style-name="ro1">
          <table:table-cell office:value-type="string">
            <text:p>78</text:p>
          </table:table-cell>
          <table:table-cell table:formula="of:=[.A121]" office:value-type="string" office:string-value="78">
            <text:p>78</text:p>
          </table:table-cell>
          <table:table-cell table:formula="of:=HEX2DEC([.B121])" office:value-type="float" office:value="120">
            <text:p>120</text:p>
          </table:table-cell>
          <table:table-cell table:style-name="ce2" table:formula="of:=[.A121]&amp;&quot;0&quot;" office:value-type="string" office:string-value="780">
            <text:p>780</text:p>
          </table:table-cell>
          <table:table-cell table:style-name="ce3" table:formula="of:=&quot;alias cross12rgb.setcolor=&quot;&amp;[.A121]&amp;&quot; 'cross12rgb.red.&quot;&amp;[.F121]&amp;&quot;; cross12rgb.green.&quot;&amp;[.G121]&amp;&quot;; cross12rgb.blue.&quot;&amp;[.H121]&amp;&quot;'&quot;" office:value-type="string" office:string-value="alias cross12rgb.setcolor=78 'cross12rgb.red.7; cross12rgb.green.8; cross12rgb.blue.0'">
            <text:p>alias cross12rgb.setcolor=78 'cross12rgb.red.7; cross12rgb.green.8; cross12rgb.blue.0'</text:p>
          </table:table-cell>
          <table:table-cell table:formula="of:=LEFT([.D121])" office:value-type="string" office:string-value="7">
            <text:p>7</text:p>
          </table:table-cell>
          <table:table-cell table:formula="of:=MID([.D121];2;1)" office:value-type="string" office:string-value="8">
            <text:p>8</text:p>
          </table:table-cell>
          <table:table-cell table:formula="of:=RIGHT([.D121])" office:value-type="string" office:string-value="0">
            <text:p>0</text:p>
          </table:table-cell>
        </table:table-row>
        <table:table-row table:style-name="ro1">
          <table:table-cell office:value-type="string">
            <text:p>79</text:p>
          </table:table-cell>
          <table:table-cell table:formula="of:=[.A122]" office:value-type="string" office:string-value="79">
            <text:p>79</text:p>
          </table:table-cell>
          <table:table-cell table:formula="of:=HEX2DEC([.B122])" office:value-type="float" office:value="121">
            <text:p>121</text:p>
          </table:table-cell>
          <table:table-cell table:style-name="ce2" table:formula="of:=[.A122]&amp;&quot;0&quot;" office:value-type="string" office:string-value="790">
            <text:p>790</text:p>
          </table:table-cell>
          <table:table-cell table:style-name="ce3" table:formula="of:=&quot;alias cross12rgb.setcolor=&quot;&amp;[.A122]&amp;&quot; 'cross12rgb.red.&quot;&amp;[.F122]&amp;&quot;; cross12rgb.green.&quot;&amp;[.G122]&amp;&quot;; cross12rgb.blue.&quot;&amp;[.H122]&amp;&quot;'&quot;" office:value-type="string" office:string-value="alias cross12rgb.setcolor=79 'cross12rgb.red.7; cross12rgb.green.9; cross12rgb.blue.0'">
            <text:p>alias cross12rgb.setcolor=79 'cross12rgb.red.7; cross12rgb.green.9; cross12rgb.blue.0'</text:p>
          </table:table-cell>
          <table:table-cell table:formula="of:=LEFT([.D122])" office:value-type="string" office:string-value="7">
            <text:p>7</text:p>
          </table:table-cell>
          <table:table-cell table:formula="of:=MID([.D122];2;1)" office:value-type="string" office:string-value="9">
            <text:p>9</text:p>
          </table:table-cell>
          <table:table-cell table:formula="of:=RIGHT([.D122])" office:value-type="string" office:string-value="0">
            <text:p>0</text:p>
          </table:table-cell>
        </table:table-row>
        <table:table-row table:style-name="ro1">
          <table:table-cell office:value-type="string">
            <text:p>7a</text:p>
          </table:table-cell>
          <table:table-cell table:formula="of:=[.A123]" office:value-type="string" office:string-value="7a">
            <text:p>7a</text:p>
          </table:table-cell>
          <table:table-cell table:formula="of:=HEX2DEC([.B123])" office:value-type="float" office:value="122">
            <text:p>122</text:p>
          </table:table-cell>
          <table:table-cell table:style-name="ce2" table:formula="of:=[.A123]&amp;&quot;0&quot;" office:value-type="string" office:string-value="7a0">
            <text:p>7a0</text:p>
          </table:table-cell>
          <table:table-cell table:style-name="ce3" table:formula="of:=&quot;alias cross12rgb.setcolor=&quot;&amp;[.A123]&amp;&quot; 'cross12rgb.red.&quot;&amp;[.F123]&amp;&quot;; cross12rgb.green.&quot;&amp;[.G123]&amp;&quot;; cross12rgb.blue.&quot;&amp;[.H123]&amp;&quot;'&quot;" office:value-type="string" office:string-value="alias cross12rgb.setcolor=7a 'cross12rgb.red.7; cross12rgb.green.a; cross12rgb.blue.0'">
            <text:p>alias cross12rgb.setcolor=7a 'cross12rgb.red.7; cross12rgb.green.a; cross12rgb.blue.0'</text:p>
          </table:table-cell>
          <table:table-cell table:formula="of:=LEFT([.D123])" office:value-type="string" office:string-value="7">
            <text:p>7</text:p>
          </table:table-cell>
          <table:table-cell table:formula="of:=MID([.D123];2;1)" office:value-type="string" office:string-value="a">
            <text:p>a</text:p>
          </table:table-cell>
          <table:table-cell table:formula="of:=RIGHT([.D123])" office:value-type="string" office:string-value="0">
            <text:p>0</text:p>
          </table:table-cell>
        </table:table-row>
        <table:table-row table:style-name="ro1">
          <table:table-cell office:value-type="string">
            <text:p>7b</text:p>
          </table:table-cell>
          <table:table-cell table:formula="of:=[.A124]" office:value-type="string" office:string-value="7b">
            <text:p>7b</text:p>
          </table:table-cell>
          <table:table-cell table:formula="of:=HEX2DEC([.B124])" office:value-type="float" office:value="123">
            <text:p>123</text:p>
          </table:table-cell>
          <table:table-cell table:style-name="ce2" table:formula="of:=[.A124]&amp;&quot;0&quot;" office:value-type="string" office:string-value="7b0">
            <text:p>7b0</text:p>
          </table:table-cell>
          <table:table-cell table:style-name="ce3" table:formula="of:=&quot;alias cross12rgb.setcolor=&quot;&amp;[.A124]&amp;&quot; 'cross12rgb.red.&quot;&amp;[.F124]&amp;&quot;; cross12rgb.green.&quot;&amp;[.G124]&amp;&quot;; cross12rgb.blue.&quot;&amp;[.H124]&amp;&quot;'&quot;" office:value-type="string" office:string-value="alias cross12rgb.setcolor=7b 'cross12rgb.red.7; cross12rgb.green.b; cross12rgb.blue.0'">
            <text:p>alias cross12rgb.setcolor=7b 'cross12rgb.red.7; cross12rgb.green.b; cross12rgb.blue.0'</text:p>
          </table:table-cell>
          <table:table-cell table:formula="of:=LEFT([.D124])" office:value-type="string" office:string-value="7">
            <text:p>7</text:p>
          </table:table-cell>
          <table:table-cell table:formula="of:=MID([.D124];2;1)" office:value-type="string" office:string-value="b">
            <text:p>b</text:p>
          </table:table-cell>
          <table:table-cell table:formula="of:=RIGHT([.D124])" office:value-type="string" office:string-value="0">
            <text:p>0</text:p>
          </table:table-cell>
        </table:table-row>
        <table:table-row table:style-name="ro1">
          <table:table-cell office:value-type="string">
            <text:p>7c</text:p>
          </table:table-cell>
          <table:table-cell table:formula="of:=[.A125]" office:value-type="string" office:string-value="7c">
            <text:p>7c</text:p>
          </table:table-cell>
          <table:table-cell table:formula="of:=HEX2DEC([.B125])" office:value-type="float" office:value="124">
            <text:p>124</text:p>
          </table:table-cell>
          <table:table-cell table:style-name="ce2" table:formula="of:=[.A125]&amp;&quot;0&quot;" office:value-type="string" office:string-value="7c0">
            <text:p>7c0</text:p>
          </table:table-cell>
          <table:table-cell table:style-name="ce3" table:formula="of:=&quot;alias cross12rgb.setcolor=&quot;&amp;[.A125]&amp;&quot; 'cross12rgb.red.&quot;&amp;[.F125]&amp;&quot;; cross12rgb.green.&quot;&amp;[.G125]&amp;&quot;; cross12rgb.blue.&quot;&amp;[.H125]&amp;&quot;'&quot;" office:value-type="string" office:string-value="alias cross12rgb.setcolor=7c 'cross12rgb.red.7; cross12rgb.green.c; cross12rgb.blue.0'">
            <text:p>alias cross12rgb.setcolor=7c 'cross12rgb.red.7; cross12rgb.green.c; cross12rgb.blue.0'</text:p>
          </table:table-cell>
          <table:table-cell table:formula="of:=LEFT([.D125])" office:value-type="string" office:string-value="7">
            <text:p>7</text:p>
          </table:table-cell>
          <table:table-cell table:formula="of:=MID([.D125];2;1)" office:value-type="string" office:string-value="c">
            <text:p>c</text:p>
          </table:table-cell>
          <table:table-cell table:formula="of:=RIGHT([.D125])" office:value-type="string" office:string-value="0">
            <text:p>0</text:p>
          </table:table-cell>
        </table:table-row>
        <table:table-row table:style-name="ro1">
          <table:table-cell office:value-type="string">
            <text:p>7d</text:p>
          </table:table-cell>
          <table:table-cell table:formula="of:=[.A126]" office:value-type="string" office:string-value="7d">
            <text:p>7d</text:p>
          </table:table-cell>
          <table:table-cell table:formula="of:=HEX2DEC([.B126])" office:value-type="float" office:value="125">
            <text:p>125</text:p>
          </table:table-cell>
          <table:table-cell table:style-name="ce2" table:formula="of:=[.A126]&amp;&quot;0&quot;" office:value-type="string" office:string-value="7d0">
            <text:p>7d0</text:p>
          </table:table-cell>
          <table:table-cell table:style-name="ce3" table:formula="of:=&quot;alias cross12rgb.setcolor=&quot;&amp;[.A126]&amp;&quot; 'cross12rgb.red.&quot;&amp;[.F126]&amp;&quot;; cross12rgb.green.&quot;&amp;[.G126]&amp;&quot;; cross12rgb.blue.&quot;&amp;[.H126]&amp;&quot;'&quot;" office:value-type="string" office:string-value="alias cross12rgb.setcolor=7d 'cross12rgb.red.7; cross12rgb.green.d; cross12rgb.blue.0'">
            <text:p>alias cross12rgb.setcolor=7d 'cross12rgb.red.7; cross12rgb.green.d; cross12rgb.blue.0'</text:p>
          </table:table-cell>
          <table:table-cell table:formula="of:=LEFT([.D126])" office:value-type="string" office:string-value="7">
            <text:p>7</text:p>
          </table:table-cell>
          <table:table-cell table:formula="of:=MID([.D126];2;1)" office:value-type="string" office:string-value="d">
            <text:p>d</text:p>
          </table:table-cell>
          <table:table-cell table:formula="of:=RIGHT([.D126])" office:value-type="string" office:string-value="0">
            <text:p>0</text:p>
          </table:table-cell>
        </table:table-row>
        <table:table-row table:style-name="ro1">
          <table:table-cell office:value-type="string">
            <text:p>7e</text:p>
          </table:table-cell>
          <table:table-cell table:formula="of:=[.A127]" office:value-type="string" office:string-value="7e">
            <text:p>7e</text:p>
          </table:table-cell>
          <table:table-cell table:formula="of:=HEX2DEC([.B127])" office:value-type="float" office:value="126">
            <text:p>126</text:p>
          </table:table-cell>
          <table:table-cell table:style-name="ce2" table:formula="of:=[.A127]&amp;&quot;0&quot;" office:value-type="string" office:string-value="7e0">
            <text:p>7e0</text:p>
          </table:table-cell>
          <table:table-cell table:style-name="ce3" table:formula="of:=&quot;alias cross12rgb.setcolor=&quot;&amp;[.A127]&amp;&quot; 'cross12rgb.red.&quot;&amp;[.F127]&amp;&quot;; cross12rgb.green.&quot;&amp;[.G127]&amp;&quot;; cross12rgb.blue.&quot;&amp;[.H127]&amp;&quot;'&quot;" office:value-type="string" office:string-value="alias cross12rgb.setcolor=7e 'cross12rgb.red.7; cross12rgb.green.e; cross12rgb.blue.0'">
            <text:p>alias cross12rgb.setcolor=7e 'cross12rgb.red.7; cross12rgb.green.e; cross12rgb.blue.0'</text:p>
          </table:table-cell>
          <table:table-cell table:formula="of:=LEFT([.D127])" office:value-type="string" office:string-value="7">
            <text:p>7</text:p>
          </table:table-cell>
          <table:table-cell table:formula="of:=MID([.D127];2;1)" office:value-type="string" office:string-value="e">
            <text:p>e</text:p>
          </table:table-cell>
          <table:table-cell table:formula="of:=RIGHT([.D127])" office:value-type="string" office:string-value="0">
            <text:p>0</text:p>
          </table:table-cell>
        </table:table-row>
        <table:table-row table:style-name="ro1">
          <table:table-cell office:value-type="string">
            <text:p>7f</text:p>
          </table:table-cell>
          <table:table-cell table:formula="of:=[.A128]" office:value-type="string" office:string-value="7f">
            <text:p>7f</text:p>
          </table:table-cell>
          <table:table-cell table:formula="of:=HEX2DEC([.B128])" office:value-type="float" office:value="127">
            <text:p>127</text:p>
          </table:table-cell>
          <table:table-cell table:style-name="ce2" table:formula="of:=[.A128]&amp;&quot;0&quot;" office:value-type="string" office:string-value="7f0">
            <text:p>7f0</text:p>
          </table:table-cell>
          <table:table-cell table:style-name="ce3" table:formula="of:=&quot;alias cross12rgb.setcolor=&quot;&amp;[.A128]&amp;&quot; 'cross12rgb.red.&quot;&amp;[.F128]&amp;&quot;; cross12rgb.green.&quot;&amp;[.G128]&amp;&quot;; cross12rgb.blue.&quot;&amp;[.H128]&amp;&quot;'&quot;" office:value-type="string" office:string-value="alias cross12rgb.setcolor=7f 'cross12rgb.red.7; cross12rgb.green.f; cross12rgb.blue.0'">
            <text:p>alias cross12rgb.setcolor=7f 'cross12rgb.red.7; cross12rgb.green.f; cross12rgb.blue.0'</text:p>
          </table:table-cell>
          <table:table-cell table:formula="of:=LEFT([.D128])" office:value-type="string" office:string-value="7">
            <text:p>7</text:p>
          </table:table-cell>
          <table:table-cell table:formula="of:=MID([.D128];2;1)" office:value-type="string" office:string-value="f">
            <text:p>f</text:p>
          </table:table-cell>
          <table:table-cell table:formula="of:=RIGHT([.D128])" office:value-type="string" office:string-value="0">
            <text:p>0</text:p>
          </table:table-cell>
        </table:table-row>
        <table:table-row table:style-name="ro1">
          <table:table-cell office:value-type="string">
            <text:p>8</text:p>
          </table:table-cell>
          <table:table-cell table:formula="of:=[.A129]&amp;&quot;0&quot;" office:value-type="string" office:string-value="80">
            <text:p>80</text:p>
          </table:table-cell>
          <table:table-cell table:formula="of:=HEX2DEC([.B129])" office:value-type="float" office:value="128">
            <text:p>128</text:p>
          </table:table-cell>
          <table:table-cell table:style-name="ce2" table:formula="of:=[.A129]&amp;&quot;00&quot;" office:value-type="string" office:string-value="800">
            <text:p>800</text:p>
          </table:table-cell>
          <table:table-cell table:style-name="ce3" table:formula="of:=&quot;alias cross12rgb.setcolor=&quot;&amp;[.A129]&amp;&quot; 'cross12rgb.red.&quot;&amp;[.F129]&amp;&quot;; cross12rgb.green.&quot;&amp;[.G129]&amp;&quot;; cross12rgb.blue.&quot;&amp;[.H129]&amp;&quot;'&quot;" office:value-type="string" office:string-value="alias cross12rgb.setcolor=8 'cross12rgb.red.8; cross12rgb.green.0; cross12rgb.blue.0'">
            <text:p>alias cross12rgb.setcolor=8 'cross12rgb.red.8; cross12rgb.green.0; cross12rgb.blue.0'</text:p>
          </table:table-cell>
          <table:table-cell table:formula="of:=LEFT([.D129])" office:value-type="string" office:string-value="8">
            <text:p>8</text:p>
          </table:table-cell>
          <table:table-cell table:formula="of:=MID([.D129];2;1)" office:value-type="string" office:string-value="0">
            <text:p>0</text:p>
          </table:table-cell>
          <table:table-cell table:formula="of:=RIGHT([.D129])" office:value-type="string" office:string-value="0">
            <text:p>0</text:p>
          </table:table-cell>
        </table:table-row>
        <table:table-row table:style-name="ro1">
          <table:table-cell office:value-type="string">
            <text:p>81</text:p>
          </table:table-cell>
          <table:table-cell table:formula="of:=[.A130]" office:value-type="string" office:string-value="81">
            <text:p>81</text:p>
          </table:table-cell>
          <table:table-cell table:formula="of:=HEX2DEC([.B130])" office:value-type="float" office:value="129">
            <text:p>129</text:p>
          </table:table-cell>
          <table:table-cell table:style-name="ce2" table:formula="of:=[.A130]&amp;&quot;0&quot;" office:value-type="string" office:string-value="810">
            <text:p>810</text:p>
          </table:table-cell>
          <table:table-cell table:style-name="ce3" table:formula="of:=&quot;alias cross12rgb.setcolor=&quot;&amp;[.A130]&amp;&quot; 'cross12rgb.red.&quot;&amp;[.F130]&amp;&quot;; cross12rgb.green.&quot;&amp;[.G130]&amp;&quot;; cross12rgb.blue.&quot;&amp;[.H130]&amp;&quot;'&quot;" office:value-type="string" office:string-value="alias cross12rgb.setcolor=81 'cross12rgb.red.8; cross12rgb.green.1; cross12rgb.blue.0'">
            <text:p>alias cross12rgb.setcolor=81 'cross12rgb.red.8; cross12rgb.green.1; cross12rgb.blue.0'</text:p>
          </table:table-cell>
          <table:table-cell table:formula="of:=LEFT([.D130])" office:value-type="string" office:string-value="8">
            <text:p>8</text:p>
          </table:table-cell>
          <table:table-cell table:formula="of:=MID([.D130];2;1)" office:value-type="string" office:string-value="1">
            <text:p>1</text:p>
          </table:table-cell>
          <table:table-cell table:formula="of:=RIGHT([.D130])" office:value-type="string" office:string-value="0">
            <text:p>0</text:p>
          </table:table-cell>
        </table:table-row>
        <table:table-row table:style-name="ro1">
          <table:table-cell office:value-type="string">
            <text:p>82</text:p>
          </table:table-cell>
          <table:table-cell table:formula="of:=[.A131]" office:value-type="string" office:string-value="82">
            <text:p>82</text:p>
          </table:table-cell>
          <table:table-cell table:formula="of:=HEX2DEC([.B131])" office:value-type="float" office:value="130">
            <text:p>130</text:p>
          </table:table-cell>
          <table:table-cell table:style-name="ce2" table:formula="of:=[.A131]&amp;&quot;0&quot;" office:value-type="string" office:string-value="820">
            <text:p>820</text:p>
          </table:table-cell>
          <table:table-cell table:style-name="ce3" table:formula="of:=&quot;alias cross12rgb.setcolor=&quot;&amp;[.A131]&amp;&quot; 'cross12rgb.red.&quot;&amp;[.F131]&amp;&quot;; cross12rgb.green.&quot;&amp;[.G131]&amp;&quot;; cross12rgb.blue.&quot;&amp;[.H131]&amp;&quot;'&quot;" office:value-type="string" office:string-value="alias cross12rgb.setcolor=82 'cross12rgb.red.8; cross12rgb.green.2; cross12rgb.blue.0'">
            <text:p>alias cross12rgb.setcolor=82 'cross12rgb.red.8; cross12rgb.green.2; cross12rgb.blue.0'</text:p>
          </table:table-cell>
          <table:table-cell table:formula="of:=LEFT([.D131])" office:value-type="string" office:string-value="8">
            <text:p>8</text:p>
          </table:table-cell>
          <table:table-cell table:formula="of:=MID([.D131];2;1)" office:value-type="string" office:string-value="2">
            <text:p>2</text:p>
          </table:table-cell>
          <table:table-cell table:formula="of:=RIGHT([.D131])" office:value-type="string" office:string-value="0">
            <text:p>0</text:p>
          </table:table-cell>
        </table:table-row>
        <table:table-row table:style-name="ro1">
          <table:table-cell office:value-type="string">
            <text:p>83</text:p>
          </table:table-cell>
          <table:table-cell table:formula="of:=[.A132]" office:value-type="string" office:string-value="83">
            <text:p>83</text:p>
          </table:table-cell>
          <table:table-cell table:formula="of:=HEX2DEC([.B132])" office:value-type="float" office:value="131">
            <text:p>131</text:p>
          </table:table-cell>
          <table:table-cell table:style-name="ce2" table:formula="of:=[.A132]&amp;&quot;0&quot;" office:value-type="string" office:string-value="830">
            <text:p>830</text:p>
          </table:table-cell>
          <table:table-cell table:style-name="ce3" table:formula="of:=&quot;alias cross12rgb.setcolor=&quot;&amp;[.A132]&amp;&quot; 'cross12rgb.red.&quot;&amp;[.F132]&amp;&quot;; cross12rgb.green.&quot;&amp;[.G132]&amp;&quot;; cross12rgb.blue.&quot;&amp;[.H132]&amp;&quot;'&quot;" office:value-type="string" office:string-value="alias cross12rgb.setcolor=83 'cross12rgb.red.8; cross12rgb.green.3; cross12rgb.blue.0'">
            <text:p>alias cross12rgb.setcolor=83 'cross12rgb.red.8; cross12rgb.green.3; cross12rgb.blue.0'</text:p>
          </table:table-cell>
          <table:table-cell table:formula="of:=LEFT([.D132])" office:value-type="string" office:string-value="8">
            <text:p>8</text:p>
          </table:table-cell>
          <table:table-cell table:formula="of:=MID([.D132];2;1)" office:value-type="string" office:string-value="3">
            <text:p>3</text:p>
          </table:table-cell>
          <table:table-cell table:formula="of:=RIGHT([.D132])" office:value-type="string" office:string-value="0">
            <text:p>0</text:p>
          </table:table-cell>
        </table:table-row>
        <table:table-row table:style-name="ro1">
          <table:table-cell office:value-type="string">
            <text:p>84</text:p>
          </table:table-cell>
          <table:table-cell table:formula="of:=[.A133]" office:value-type="string" office:string-value="84">
            <text:p>84</text:p>
          </table:table-cell>
          <table:table-cell table:formula="of:=HEX2DEC([.B133])" office:value-type="float" office:value="132">
            <text:p>132</text:p>
          </table:table-cell>
          <table:table-cell table:style-name="ce2" table:formula="of:=[.A133]&amp;&quot;0&quot;" office:value-type="string" office:string-value="840">
            <text:p>840</text:p>
          </table:table-cell>
          <table:table-cell table:style-name="ce3" table:formula="of:=&quot;alias cross12rgb.setcolor=&quot;&amp;[.A133]&amp;&quot; 'cross12rgb.red.&quot;&amp;[.F133]&amp;&quot;; cross12rgb.green.&quot;&amp;[.G133]&amp;&quot;; cross12rgb.blue.&quot;&amp;[.H133]&amp;&quot;'&quot;" office:value-type="string" office:string-value="alias cross12rgb.setcolor=84 'cross12rgb.red.8; cross12rgb.green.4; cross12rgb.blue.0'">
            <text:p>alias cross12rgb.setcolor=84 'cross12rgb.red.8; cross12rgb.green.4; cross12rgb.blue.0'</text:p>
          </table:table-cell>
          <table:table-cell table:formula="of:=LEFT([.D133])" office:value-type="string" office:string-value="8">
            <text:p>8</text:p>
          </table:table-cell>
          <table:table-cell table:formula="of:=MID([.D133];2;1)" office:value-type="string" office:string-value="4">
            <text:p>4</text:p>
          </table:table-cell>
          <table:table-cell table:formula="of:=RIGHT([.D133])" office:value-type="string" office:string-value="0">
            <text:p>0</text:p>
          </table:table-cell>
        </table:table-row>
        <table:table-row table:style-name="ro1">
          <table:table-cell office:value-type="string">
            <text:p>85</text:p>
          </table:table-cell>
          <table:table-cell table:formula="of:=[.A134]" office:value-type="string" office:string-value="85">
            <text:p>85</text:p>
          </table:table-cell>
          <table:table-cell table:formula="of:=HEX2DEC([.B134])" office:value-type="float" office:value="133">
            <text:p>133</text:p>
          </table:table-cell>
          <table:table-cell table:style-name="ce2" table:formula="of:=[.A134]&amp;&quot;0&quot;" office:value-type="string" office:string-value="850">
            <text:p>850</text:p>
          </table:table-cell>
          <table:table-cell table:style-name="ce3" table:formula="of:=&quot;alias cross12rgb.setcolor=&quot;&amp;[.A134]&amp;&quot; 'cross12rgb.red.&quot;&amp;[.F134]&amp;&quot;; cross12rgb.green.&quot;&amp;[.G134]&amp;&quot;; cross12rgb.blue.&quot;&amp;[.H134]&amp;&quot;'&quot;" office:value-type="string" office:string-value="alias cross12rgb.setcolor=85 'cross12rgb.red.8; cross12rgb.green.5; cross12rgb.blue.0'">
            <text:p>alias cross12rgb.setcolor=85 'cross12rgb.red.8; cross12rgb.green.5; cross12rgb.blue.0'</text:p>
          </table:table-cell>
          <table:table-cell table:formula="of:=LEFT([.D134])" office:value-type="string" office:string-value="8">
            <text:p>8</text:p>
          </table:table-cell>
          <table:table-cell table:formula="of:=MID([.D134];2;1)" office:value-type="string" office:string-value="5">
            <text:p>5</text:p>
          </table:table-cell>
          <table:table-cell table:formula="of:=RIGHT([.D134])" office:value-type="string" office:string-value="0">
            <text:p>0</text:p>
          </table:table-cell>
        </table:table-row>
        <table:table-row table:style-name="ro1">
          <table:table-cell office:value-type="string">
            <text:p>86</text:p>
          </table:table-cell>
          <table:table-cell table:formula="of:=[.A135]" office:value-type="string" office:string-value="86">
            <text:p>86</text:p>
          </table:table-cell>
          <table:table-cell table:formula="of:=HEX2DEC([.B135])" office:value-type="float" office:value="134">
            <text:p>134</text:p>
          </table:table-cell>
          <table:table-cell table:style-name="ce2" table:formula="of:=[.A135]&amp;&quot;0&quot;" office:value-type="string" office:string-value="860">
            <text:p>860</text:p>
          </table:table-cell>
          <table:table-cell table:style-name="ce3" table:formula="of:=&quot;alias cross12rgb.setcolor=&quot;&amp;[.A135]&amp;&quot; 'cross12rgb.red.&quot;&amp;[.F135]&amp;&quot;; cross12rgb.green.&quot;&amp;[.G135]&amp;&quot;; cross12rgb.blue.&quot;&amp;[.H135]&amp;&quot;'&quot;" office:value-type="string" office:string-value="alias cross12rgb.setcolor=86 'cross12rgb.red.8; cross12rgb.green.6; cross12rgb.blue.0'">
            <text:p>alias cross12rgb.setcolor=86 'cross12rgb.red.8; cross12rgb.green.6; cross12rgb.blue.0'</text:p>
          </table:table-cell>
          <table:table-cell table:formula="of:=LEFT([.D135])" office:value-type="string" office:string-value="8">
            <text:p>8</text:p>
          </table:table-cell>
          <table:table-cell table:formula="of:=MID([.D135];2;1)" office:value-type="string" office:string-value="6">
            <text:p>6</text:p>
          </table:table-cell>
          <table:table-cell table:formula="of:=RIGHT([.D135])" office:value-type="string" office:string-value="0">
            <text:p>0</text:p>
          </table:table-cell>
        </table:table-row>
        <table:table-row table:style-name="ro1">
          <table:table-cell office:value-type="string">
            <text:p>87</text:p>
          </table:table-cell>
          <table:table-cell table:formula="of:=[.A136]" office:value-type="string" office:string-value="87">
            <text:p>87</text:p>
          </table:table-cell>
          <table:table-cell table:formula="of:=HEX2DEC([.B136])" office:value-type="float" office:value="135">
            <text:p>135</text:p>
          </table:table-cell>
          <table:table-cell table:style-name="ce2" table:formula="of:=[.A136]&amp;&quot;0&quot;" office:value-type="string" office:string-value="870">
            <text:p>870</text:p>
          </table:table-cell>
          <table:table-cell table:style-name="ce3" table:formula="of:=&quot;alias cross12rgb.setcolor=&quot;&amp;[.A136]&amp;&quot; 'cross12rgb.red.&quot;&amp;[.F136]&amp;&quot;; cross12rgb.green.&quot;&amp;[.G136]&amp;&quot;; cross12rgb.blue.&quot;&amp;[.H136]&amp;&quot;'&quot;" office:value-type="string" office:string-value="alias cross12rgb.setcolor=87 'cross12rgb.red.8; cross12rgb.green.7; cross12rgb.blue.0'">
            <text:p>alias cross12rgb.setcolor=87 'cross12rgb.red.8; cross12rgb.green.7; cross12rgb.blue.0'</text:p>
          </table:table-cell>
          <table:table-cell table:formula="of:=LEFT([.D136])" office:value-type="string" office:string-value="8">
            <text:p>8</text:p>
          </table:table-cell>
          <table:table-cell table:formula="of:=MID([.D136];2;1)" office:value-type="string" office:string-value="7">
            <text:p>7</text:p>
          </table:table-cell>
          <table:table-cell table:formula="of:=RIGHT([.D136])" office:value-type="string" office:string-value="0">
            <text:p>0</text:p>
          </table:table-cell>
        </table:table-row>
        <table:table-row table:style-name="ro1">
          <table:table-cell office:value-type="string">
            <text:p>88</text:p>
          </table:table-cell>
          <table:table-cell table:formula="of:=[.A137]" office:value-type="string" office:string-value="88">
            <text:p>88</text:p>
          </table:table-cell>
          <table:table-cell table:formula="of:=HEX2DEC([.B137])" office:value-type="float" office:value="136">
            <text:p>136</text:p>
          </table:table-cell>
          <table:table-cell table:style-name="ce2" table:formula="of:=[.A137]&amp;&quot;0&quot;" office:value-type="string" office:string-value="880">
            <text:p>880</text:p>
          </table:table-cell>
          <table:table-cell table:style-name="ce3" table:formula="of:=&quot;alias cross12rgb.setcolor=&quot;&amp;[.A137]&amp;&quot; 'cross12rgb.red.&quot;&amp;[.F137]&amp;&quot;; cross12rgb.green.&quot;&amp;[.G137]&amp;&quot;; cross12rgb.blue.&quot;&amp;[.H137]&amp;&quot;'&quot;" office:value-type="string" office:string-value="alias cross12rgb.setcolor=88 'cross12rgb.red.8; cross12rgb.green.8; cross12rgb.blue.0'">
            <text:p>alias cross12rgb.setcolor=88 'cross12rgb.red.8; cross12rgb.green.8; cross12rgb.blue.0'</text:p>
          </table:table-cell>
          <table:table-cell table:formula="of:=LEFT([.D137])" office:value-type="string" office:string-value="8">
            <text:p>8</text:p>
          </table:table-cell>
          <table:table-cell table:formula="of:=MID([.D137];2;1)" office:value-type="string" office:string-value="8">
            <text:p>8</text:p>
          </table:table-cell>
          <table:table-cell table:formula="of:=RIGHT([.D137])" office:value-type="string" office:string-value="0">
            <text:p>0</text:p>
          </table:table-cell>
        </table:table-row>
        <table:table-row table:style-name="ro1">
          <table:table-cell office:value-type="string">
            <text:p>89</text:p>
          </table:table-cell>
          <table:table-cell table:formula="of:=[.A138]" office:value-type="string" office:string-value="89">
            <text:p>89</text:p>
          </table:table-cell>
          <table:table-cell table:formula="of:=HEX2DEC([.B138])" office:value-type="float" office:value="137">
            <text:p>137</text:p>
          </table:table-cell>
          <table:table-cell table:style-name="ce2" table:formula="of:=[.A138]&amp;&quot;0&quot;" office:value-type="string" office:string-value="890">
            <text:p>890</text:p>
          </table:table-cell>
          <table:table-cell table:style-name="ce3" table:formula="of:=&quot;alias cross12rgb.setcolor=&quot;&amp;[.A138]&amp;&quot; 'cross12rgb.red.&quot;&amp;[.F138]&amp;&quot;; cross12rgb.green.&quot;&amp;[.G138]&amp;&quot;; cross12rgb.blue.&quot;&amp;[.H138]&amp;&quot;'&quot;" office:value-type="string" office:string-value="alias cross12rgb.setcolor=89 'cross12rgb.red.8; cross12rgb.green.9; cross12rgb.blue.0'">
            <text:p>alias cross12rgb.setcolor=89 'cross12rgb.red.8; cross12rgb.green.9; cross12rgb.blue.0'</text:p>
          </table:table-cell>
          <table:table-cell table:formula="of:=LEFT([.D138])" office:value-type="string" office:string-value="8">
            <text:p>8</text:p>
          </table:table-cell>
          <table:table-cell table:formula="of:=MID([.D138];2;1)" office:value-type="string" office:string-value="9">
            <text:p>9</text:p>
          </table:table-cell>
          <table:table-cell table:formula="of:=RIGHT([.D138])" office:value-type="string" office:string-value="0">
            <text:p>0</text:p>
          </table:table-cell>
        </table:table-row>
        <table:table-row table:style-name="ro1">
          <table:table-cell office:value-type="string">
            <text:p>8a</text:p>
          </table:table-cell>
          <table:table-cell table:formula="of:=[.A139]" office:value-type="string" office:string-value="8a">
            <text:p>8a</text:p>
          </table:table-cell>
          <table:table-cell table:formula="of:=HEX2DEC([.B139])" office:value-type="float" office:value="138">
            <text:p>138</text:p>
          </table:table-cell>
          <table:table-cell table:style-name="ce2" table:formula="of:=[.A139]&amp;&quot;0&quot;" office:value-type="string" office:string-value="8a0">
            <text:p>8a0</text:p>
          </table:table-cell>
          <table:table-cell table:style-name="ce3" table:formula="of:=&quot;alias cross12rgb.setcolor=&quot;&amp;[.A139]&amp;&quot; 'cross12rgb.red.&quot;&amp;[.F139]&amp;&quot;; cross12rgb.green.&quot;&amp;[.G139]&amp;&quot;; cross12rgb.blue.&quot;&amp;[.H139]&amp;&quot;'&quot;" office:value-type="string" office:string-value="alias cross12rgb.setcolor=8a 'cross12rgb.red.8; cross12rgb.green.a; cross12rgb.blue.0'">
            <text:p>alias cross12rgb.setcolor=8a 'cross12rgb.red.8; cross12rgb.green.a; cross12rgb.blue.0'</text:p>
          </table:table-cell>
          <table:table-cell table:formula="of:=LEFT([.D139])" office:value-type="string" office:string-value="8">
            <text:p>8</text:p>
          </table:table-cell>
          <table:table-cell table:formula="of:=MID([.D139];2;1)" office:value-type="string" office:string-value="a">
            <text:p>a</text:p>
          </table:table-cell>
          <table:table-cell table:formula="of:=RIGHT([.D139])" office:value-type="string" office:string-value="0">
            <text:p>0</text:p>
          </table:table-cell>
        </table:table-row>
        <table:table-row table:style-name="ro1">
          <table:table-cell office:value-type="string">
            <text:p>8b</text:p>
          </table:table-cell>
          <table:table-cell table:formula="of:=[.A140]" office:value-type="string" office:string-value="8b">
            <text:p>8b</text:p>
          </table:table-cell>
          <table:table-cell table:formula="of:=HEX2DEC([.B140])" office:value-type="float" office:value="139">
            <text:p>139</text:p>
          </table:table-cell>
          <table:table-cell table:style-name="ce2" table:formula="of:=[.A140]&amp;&quot;0&quot;" office:value-type="string" office:string-value="8b0">
            <text:p>8b0</text:p>
          </table:table-cell>
          <table:table-cell table:style-name="ce3" table:formula="of:=&quot;alias cross12rgb.setcolor=&quot;&amp;[.A140]&amp;&quot; 'cross12rgb.red.&quot;&amp;[.F140]&amp;&quot;; cross12rgb.green.&quot;&amp;[.G140]&amp;&quot;; cross12rgb.blue.&quot;&amp;[.H140]&amp;&quot;'&quot;" office:value-type="string" office:string-value="alias cross12rgb.setcolor=8b 'cross12rgb.red.8; cross12rgb.green.b; cross12rgb.blue.0'">
            <text:p>alias cross12rgb.setcolor=8b 'cross12rgb.red.8; cross12rgb.green.b; cross12rgb.blue.0'</text:p>
          </table:table-cell>
          <table:table-cell table:formula="of:=LEFT([.D140])" office:value-type="string" office:string-value="8">
            <text:p>8</text:p>
          </table:table-cell>
          <table:table-cell table:formula="of:=MID([.D140];2;1)" office:value-type="string" office:string-value="b">
            <text:p>b</text:p>
          </table:table-cell>
          <table:table-cell table:formula="of:=RIGHT([.D140])" office:value-type="string" office:string-value="0">
            <text:p>0</text:p>
          </table:table-cell>
        </table:table-row>
        <table:table-row table:style-name="ro1">
          <table:table-cell office:value-type="string">
            <text:p>8c</text:p>
          </table:table-cell>
          <table:table-cell table:formula="of:=[.A141]" office:value-type="string" office:string-value="8c">
            <text:p>8c</text:p>
          </table:table-cell>
          <table:table-cell table:formula="of:=HEX2DEC([.B141])" office:value-type="float" office:value="140">
            <text:p>140</text:p>
          </table:table-cell>
          <table:table-cell table:style-name="ce2" table:formula="of:=[.A141]&amp;&quot;0&quot;" office:value-type="string" office:string-value="8c0">
            <text:p>8c0</text:p>
          </table:table-cell>
          <table:table-cell table:style-name="ce3" table:formula="of:=&quot;alias cross12rgb.setcolor=&quot;&amp;[.A141]&amp;&quot; 'cross12rgb.red.&quot;&amp;[.F141]&amp;&quot;; cross12rgb.green.&quot;&amp;[.G141]&amp;&quot;; cross12rgb.blue.&quot;&amp;[.H141]&amp;&quot;'&quot;" office:value-type="string" office:string-value="alias cross12rgb.setcolor=8c 'cross12rgb.red.8; cross12rgb.green.c; cross12rgb.blue.0'">
            <text:p>alias cross12rgb.setcolor=8c 'cross12rgb.red.8; cross12rgb.green.c; cross12rgb.blue.0'</text:p>
          </table:table-cell>
          <table:table-cell table:formula="of:=LEFT([.D141])" office:value-type="string" office:string-value="8">
            <text:p>8</text:p>
          </table:table-cell>
          <table:table-cell table:formula="of:=MID([.D141];2;1)" office:value-type="string" office:string-value="c">
            <text:p>c</text:p>
          </table:table-cell>
          <table:table-cell table:formula="of:=RIGHT([.D141])" office:value-type="string" office:string-value="0">
            <text:p>0</text:p>
          </table:table-cell>
        </table:table-row>
        <table:table-row table:style-name="ro1">
          <table:table-cell office:value-type="string">
            <text:p>8d</text:p>
          </table:table-cell>
          <table:table-cell table:formula="of:=[.A142]" office:value-type="string" office:string-value="8d">
            <text:p>8d</text:p>
          </table:table-cell>
          <table:table-cell table:formula="of:=HEX2DEC([.B142])" office:value-type="float" office:value="141">
            <text:p>141</text:p>
          </table:table-cell>
          <table:table-cell table:style-name="ce2" table:formula="of:=[.A142]&amp;&quot;0&quot;" office:value-type="string" office:string-value="8d0">
            <text:p>8d0</text:p>
          </table:table-cell>
          <table:table-cell table:style-name="ce3" table:formula="of:=&quot;alias cross12rgb.setcolor=&quot;&amp;[.A142]&amp;&quot; 'cross12rgb.red.&quot;&amp;[.F142]&amp;&quot;; cross12rgb.green.&quot;&amp;[.G142]&amp;&quot;; cross12rgb.blue.&quot;&amp;[.H142]&amp;&quot;'&quot;" office:value-type="string" office:string-value="alias cross12rgb.setcolor=8d 'cross12rgb.red.8; cross12rgb.green.d; cross12rgb.blue.0'">
            <text:p>alias cross12rgb.setcolor=8d 'cross12rgb.red.8; cross12rgb.green.d; cross12rgb.blue.0'</text:p>
          </table:table-cell>
          <table:table-cell table:formula="of:=LEFT([.D142])" office:value-type="string" office:string-value="8">
            <text:p>8</text:p>
          </table:table-cell>
          <table:table-cell table:formula="of:=MID([.D142];2;1)" office:value-type="string" office:string-value="d">
            <text:p>d</text:p>
          </table:table-cell>
          <table:table-cell table:formula="of:=RIGHT([.D142])" office:value-type="string" office:string-value="0">
            <text:p>0</text:p>
          </table:table-cell>
        </table:table-row>
        <table:table-row table:style-name="ro1">
          <table:table-cell office:value-type="string">
            <text:p>8e</text:p>
          </table:table-cell>
          <table:table-cell table:formula="of:=[.A143]" office:value-type="string" office:string-value="8e">
            <text:p>8e</text:p>
          </table:table-cell>
          <table:table-cell table:formula="of:=HEX2DEC([.B143])" office:value-type="float" office:value="142">
            <text:p>142</text:p>
          </table:table-cell>
          <table:table-cell table:style-name="ce2" table:formula="of:=[.A143]&amp;&quot;0&quot;" office:value-type="string" office:string-value="8e0">
            <text:p>8e0</text:p>
          </table:table-cell>
          <table:table-cell table:style-name="ce3" table:formula="of:=&quot;alias cross12rgb.setcolor=&quot;&amp;[.A143]&amp;&quot; 'cross12rgb.red.&quot;&amp;[.F143]&amp;&quot;; cross12rgb.green.&quot;&amp;[.G143]&amp;&quot;; cross12rgb.blue.&quot;&amp;[.H143]&amp;&quot;'&quot;" office:value-type="string" office:string-value="alias cross12rgb.setcolor=8e 'cross12rgb.red.8; cross12rgb.green.e; cross12rgb.blue.0'">
            <text:p>alias cross12rgb.setcolor=8e 'cross12rgb.red.8; cross12rgb.green.e; cross12rgb.blue.0'</text:p>
          </table:table-cell>
          <table:table-cell table:formula="of:=LEFT([.D143])" office:value-type="string" office:string-value="8">
            <text:p>8</text:p>
          </table:table-cell>
          <table:table-cell table:formula="of:=MID([.D143];2;1)" office:value-type="string" office:string-value="e">
            <text:p>e</text:p>
          </table:table-cell>
          <table:table-cell table:formula="of:=RIGHT([.D143])" office:value-type="string" office:string-value="0">
            <text:p>0</text:p>
          </table:table-cell>
        </table:table-row>
        <table:table-row table:style-name="ro1">
          <table:table-cell office:value-type="string">
            <text:p>8f</text:p>
          </table:table-cell>
          <table:table-cell table:formula="of:=[.A144]" office:value-type="string" office:string-value="8f">
            <text:p>8f</text:p>
          </table:table-cell>
          <table:table-cell table:formula="of:=HEX2DEC([.B144])" office:value-type="float" office:value="143">
            <text:p>143</text:p>
          </table:table-cell>
          <table:table-cell table:style-name="ce2" table:formula="of:=[.A144]&amp;&quot;0&quot;" office:value-type="string" office:string-value="8f0">
            <text:p>8f0</text:p>
          </table:table-cell>
          <table:table-cell table:style-name="ce3" table:formula="of:=&quot;alias cross12rgb.setcolor=&quot;&amp;[.A144]&amp;&quot; 'cross12rgb.red.&quot;&amp;[.F144]&amp;&quot;; cross12rgb.green.&quot;&amp;[.G144]&amp;&quot;; cross12rgb.blue.&quot;&amp;[.H144]&amp;&quot;'&quot;" office:value-type="string" office:string-value="alias cross12rgb.setcolor=8f 'cross12rgb.red.8; cross12rgb.green.f; cross12rgb.blue.0'">
            <text:p>alias cross12rgb.setcolor=8f 'cross12rgb.red.8; cross12rgb.green.f; cross12rgb.blue.0'</text:p>
          </table:table-cell>
          <table:table-cell table:formula="of:=LEFT([.D144])" office:value-type="string" office:string-value="8">
            <text:p>8</text:p>
          </table:table-cell>
          <table:table-cell table:formula="of:=MID([.D144];2;1)" office:value-type="string" office:string-value="f">
            <text:p>f</text:p>
          </table:table-cell>
          <table:table-cell table:formula="of:=RIGHT([.D144])" office:value-type="string" office:string-value="0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table:formula="of:=[.A145]&amp;&quot;0&quot;" office:value-type="string" office:string-value="90">
            <text:p>90</text:p>
          </table:table-cell>
          <table:table-cell table:formula="of:=HEX2DEC([.B145])" office:value-type="float" office:value="144">
            <text:p>144</text:p>
          </table:table-cell>
          <table:table-cell table:style-name="ce2" table:formula="of:=[.A145]&amp;&quot;00&quot;" office:value-type="string" office:string-value="900">
            <text:p>900</text:p>
          </table:table-cell>
          <table:table-cell table:style-name="ce3" table:formula="of:=&quot;alias cross12rgb.setcolor=&quot;&amp;[.A145]&amp;&quot; 'cross12rgb.red.&quot;&amp;[.F145]&amp;&quot;; cross12rgb.green.&quot;&amp;[.G145]&amp;&quot;; cross12rgb.blue.&quot;&amp;[.H145]&amp;&quot;'&quot;" office:value-type="string" office:string-value="alias cross12rgb.setcolor=9 'cross12rgb.red.9; cross12rgb.green.0; cross12rgb.blue.0'">
            <text:p>alias cross12rgb.setcolor=9 'cross12rgb.red.9; cross12rgb.green.0; cross12rgb.blue.0'</text:p>
          </table:table-cell>
          <table:table-cell table:formula="of:=LEFT([.D145])" office:value-type="string" office:string-value="9">
            <text:p>9</text:p>
          </table:table-cell>
          <table:table-cell table:formula="of:=MID([.D145];2;1)" office:value-type="string" office:string-value="0">
            <text:p>0</text:p>
          </table:table-cell>
          <table:table-cell table:formula="of:=RIGHT([.D145])" office:value-type="string" office:string-value="0">
            <text:p>0</text:p>
          </table:table-cell>
        </table:table-row>
        <table:table-row table:style-name="ro1">
          <table:table-cell office:value-type="string">
            <text:p>91</text:p>
          </table:table-cell>
          <table:table-cell table:formula="of:=[.A146]" office:value-type="string" office:string-value="91">
            <text:p>91</text:p>
          </table:table-cell>
          <table:table-cell table:formula="of:=HEX2DEC([.B146])" office:value-type="float" office:value="145">
            <text:p>145</text:p>
          </table:table-cell>
          <table:table-cell table:style-name="ce2" table:formula="of:=[.A146]&amp;&quot;0&quot;" office:value-type="string" office:string-value="910">
            <text:p>910</text:p>
          </table:table-cell>
          <table:table-cell table:style-name="ce3" table:formula="of:=&quot;alias cross12rgb.setcolor=&quot;&amp;[.A146]&amp;&quot; 'cross12rgb.red.&quot;&amp;[.F146]&amp;&quot;; cross12rgb.green.&quot;&amp;[.G146]&amp;&quot;; cross12rgb.blue.&quot;&amp;[.H146]&amp;&quot;'&quot;" office:value-type="string" office:string-value="alias cross12rgb.setcolor=91 'cross12rgb.red.9; cross12rgb.green.1; cross12rgb.blue.0'">
            <text:p>alias cross12rgb.setcolor=91 'cross12rgb.red.9; cross12rgb.green.1; cross12rgb.blue.0'</text:p>
          </table:table-cell>
          <table:table-cell table:formula="of:=LEFT([.D146])" office:value-type="string" office:string-value="9">
            <text:p>9</text:p>
          </table:table-cell>
          <table:table-cell table:formula="of:=MID([.D146];2;1)" office:value-type="string" office:string-value="1">
            <text:p>1</text:p>
          </table:table-cell>
          <table:table-cell table:formula="of:=RIGHT([.D146])" office:value-type="string" office:string-value="0">
            <text:p>0</text:p>
          </table:table-cell>
        </table:table-row>
        <table:table-row table:style-name="ro1">
          <table:table-cell office:value-type="string">
            <text:p>92</text:p>
          </table:table-cell>
          <table:table-cell table:formula="of:=[.A147]" office:value-type="string" office:string-value="92">
            <text:p>92</text:p>
          </table:table-cell>
          <table:table-cell table:formula="of:=HEX2DEC([.B147])" office:value-type="float" office:value="146">
            <text:p>146</text:p>
          </table:table-cell>
          <table:table-cell table:style-name="ce2" table:formula="of:=[.A147]&amp;&quot;0&quot;" office:value-type="string" office:string-value="920">
            <text:p>920</text:p>
          </table:table-cell>
          <table:table-cell table:style-name="ce3" table:formula="of:=&quot;alias cross12rgb.setcolor=&quot;&amp;[.A147]&amp;&quot; 'cross12rgb.red.&quot;&amp;[.F147]&amp;&quot;; cross12rgb.green.&quot;&amp;[.G147]&amp;&quot;; cross12rgb.blue.&quot;&amp;[.H147]&amp;&quot;'&quot;" office:value-type="string" office:string-value="alias cross12rgb.setcolor=92 'cross12rgb.red.9; cross12rgb.green.2; cross12rgb.blue.0'">
            <text:p>alias cross12rgb.setcolor=92 'cross12rgb.red.9; cross12rgb.green.2; cross12rgb.blue.0'</text:p>
          </table:table-cell>
          <table:table-cell table:formula="of:=LEFT([.D147])" office:value-type="string" office:string-value="9">
            <text:p>9</text:p>
          </table:table-cell>
          <table:table-cell table:formula="of:=MID([.D147];2;1)" office:value-type="string" office:string-value="2">
            <text:p>2</text:p>
          </table:table-cell>
          <table:table-cell table:formula="of:=RIGHT([.D147])" office:value-type="string" office:string-value="0">
            <text:p>0</text:p>
          </table:table-cell>
        </table:table-row>
        <table:table-row table:style-name="ro1">
          <table:table-cell office:value-type="string">
            <text:p>93</text:p>
          </table:table-cell>
          <table:table-cell table:formula="of:=[.A148]" office:value-type="string" office:string-value="93">
            <text:p>93</text:p>
          </table:table-cell>
          <table:table-cell table:formula="of:=HEX2DEC([.B148])" office:value-type="float" office:value="147">
            <text:p>147</text:p>
          </table:table-cell>
          <table:table-cell table:style-name="ce2" table:formula="of:=[.A148]&amp;&quot;0&quot;" office:value-type="string" office:string-value="930">
            <text:p>930</text:p>
          </table:table-cell>
          <table:table-cell table:style-name="ce3" table:formula="of:=&quot;alias cross12rgb.setcolor=&quot;&amp;[.A148]&amp;&quot; 'cross12rgb.red.&quot;&amp;[.F148]&amp;&quot;; cross12rgb.green.&quot;&amp;[.G148]&amp;&quot;; cross12rgb.blue.&quot;&amp;[.H148]&amp;&quot;'&quot;" office:value-type="string" office:string-value="alias cross12rgb.setcolor=93 'cross12rgb.red.9; cross12rgb.green.3; cross12rgb.blue.0'">
            <text:p>alias cross12rgb.setcolor=93 'cross12rgb.red.9; cross12rgb.green.3; cross12rgb.blue.0'</text:p>
          </table:table-cell>
          <table:table-cell table:formula="of:=LEFT([.D148])" office:value-type="string" office:string-value="9">
            <text:p>9</text:p>
          </table:table-cell>
          <table:table-cell table:formula="of:=MID([.D148];2;1)" office:value-type="string" office:string-value="3">
            <text:p>3</text:p>
          </table:table-cell>
          <table:table-cell table:formula="of:=RIGHT([.D148])" office:value-type="string" office:string-value="0">
            <text:p>0</text:p>
          </table:table-cell>
        </table:table-row>
        <table:table-row table:style-name="ro1">
          <table:table-cell office:value-type="string">
            <text:p>94</text:p>
          </table:table-cell>
          <table:table-cell table:formula="of:=[.A149]" office:value-type="string" office:string-value="94">
            <text:p>94</text:p>
          </table:table-cell>
          <table:table-cell table:formula="of:=HEX2DEC([.B149])" office:value-type="float" office:value="148">
            <text:p>148</text:p>
          </table:table-cell>
          <table:table-cell table:style-name="ce2" table:formula="of:=[.A149]&amp;&quot;0&quot;" office:value-type="string" office:string-value="940">
            <text:p>940</text:p>
          </table:table-cell>
          <table:table-cell table:style-name="ce3" table:formula="of:=&quot;alias cross12rgb.setcolor=&quot;&amp;[.A149]&amp;&quot; 'cross12rgb.red.&quot;&amp;[.F149]&amp;&quot;; cross12rgb.green.&quot;&amp;[.G149]&amp;&quot;; cross12rgb.blue.&quot;&amp;[.H149]&amp;&quot;'&quot;" office:value-type="string" office:string-value="alias cross12rgb.setcolor=94 'cross12rgb.red.9; cross12rgb.green.4; cross12rgb.blue.0'">
            <text:p>alias cross12rgb.setcolor=94 'cross12rgb.red.9; cross12rgb.green.4; cross12rgb.blue.0'</text:p>
          </table:table-cell>
          <table:table-cell table:formula="of:=LEFT([.D149])" office:value-type="string" office:string-value="9">
            <text:p>9</text:p>
          </table:table-cell>
          <table:table-cell table:formula="of:=MID([.D149];2;1)" office:value-type="string" office:string-value="4">
            <text:p>4</text:p>
          </table:table-cell>
          <table:table-cell table:formula="of:=RIGHT([.D149])" office:value-type="string" office:string-value="0">
            <text:p>0</text:p>
          </table:table-cell>
        </table:table-row>
        <table:table-row table:style-name="ro1">
          <table:table-cell office:value-type="string">
            <text:p>95</text:p>
          </table:table-cell>
          <table:table-cell table:formula="of:=[.A150]" office:value-type="string" office:string-value="95">
            <text:p>95</text:p>
          </table:table-cell>
          <table:table-cell table:formula="of:=HEX2DEC([.B150])" office:value-type="float" office:value="149">
            <text:p>149</text:p>
          </table:table-cell>
          <table:table-cell table:style-name="ce2" table:formula="of:=[.A150]&amp;&quot;0&quot;" office:value-type="string" office:string-value="950">
            <text:p>950</text:p>
          </table:table-cell>
          <table:table-cell table:style-name="ce3" table:formula="of:=&quot;alias cross12rgb.setcolor=&quot;&amp;[.A150]&amp;&quot; 'cross12rgb.red.&quot;&amp;[.F150]&amp;&quot;; cross12rgb.green.&quot;&amp;[.G150]&amp;&quot;; cross12rgb.blue.&quot;&amp;[.H150]&amp;&quot;'&quot;" office:value-type="string" office:string-value="alias cross12rgb.setcolor=95 'cross12rgb.red.9; cross12rgb.green.5; cross12rgb.blue.0'">
            <text:p>alias cross12rgb.setcolor=95 'cross12rgb.red.9; cross12rgb.green.5; cross12rgb.blue.0'</text:p>
          </table:table-cell>
          <table:table-cell table:formula="of:=LEFT([.D150])" office:value-type="string" office:string-value="9">
            <text:p>9</text:p>
          </table:table-cell>
          <table:table-cell table:formula="of:=MID([.D150];2;1)" office:value-type="string" office:string-value="5">
            <text:p>5</text:p>
          </table:table-cell>
          <table:table-cell table:formula="of:=RIGHT([.D150])" office:value-type="string" office:string-value="0">
            <text:p>0</text:p>
          </table:table-cell>
        </table:table-row>
        <table:table-row table:style-name="ro1">
          <table:table-cell office:value-type="string">
            <text:p>96</text:p>
          </table:table-cell>
          <table:table-cell table:formula="of:=[.A151]" office:value-type="string" office:string-value="96">
            <text:p>96</text:p>
          </table:table-cell>
          <table:table-cell table:formula="of:=HEX2DEC([.B151])" office:value-type="float" office:value="150">
            <text:p>150</text:p>
          </table:table-cell>
          <table:table-cell table:style-name="ce2" table:formula="of:=[.A151]&amp;&quot;0&quot;" office:value-type="string" office:string-value="960">
            <text:p>960</text:p>
          </table:table-cell>
          <table:table-cell table:style-name="ce3" table:formula="of:=&quot;alias cross12rgb.setcolor=&quot;&amp;[.A151]&amp;&quot; 'cross12rgb.red.&quot;&amp;[.F151]&amp;&quot;; cross12rgb.green.&quot;&amp;[.G151]&amp;&quot;; cross12rgb.blue.&quot;&amp;[.H151]&amp;&quot;'&quot;" office:value-type="string" office:string-value="alias cross12rgb.setcolor=96 'cross12rgb.red.9; cross12rgb.green.6; cross12rgb.blue.0'">
            <text:p>alias cross12rgb.setcolor=96 'cross12rgb.red.9; cross12rgb.green.6; cross12rgb.blue.0'</text:p>
          </table:table-cell>
          <table:table-cell table:formula="of:=LEFT([.D151])" office:value-type="string" office:string-value="9">
            <text:p>9</text:p>
          </table:table-cell>
          <table:table-cell table:formula="of:=MID([.D151];2;1)" office:value-type="string" office:string-value="6">
            <text:p>6</text:p>
          </table:table-cell>
          <table:table-cell table:formula="of:=RIGHT([.D151])" office:value-type="string" office:string-value="0">
            <text:p>0</text:p>
          </table:table-cell>
        </table:table-row>
        <table:table-row table:style-name="ro1">
          <table:table-cell office:value-type="string">
            <text:p>97</text:p>
          </table:table-cell>
          <table:table-cell table:formula="of:=[.A152]" office:value-type="string" office:string-value="97">
            <text:p>97</text:p>
          </table:table-cell>
          <table:table-cell table:formula="of:=HEX2DEC([.B152])" office:value-type="float" office:value="151">
            <text:p>151</text:p>
          </table:table-cell>
          <table:table-cell table:style-name="ce2" table:formula="of:=[.A152]&amp;&quot;0&quot;" office:value-type="string" office:string-value="970">
            <text:p>970</text:p>
          </table:table-cell>
          <table:table-cell table:style-name="ce3" table:formula="of:=&quot;alias cross12rgb.setcolor=&quot;&amp;[.A152]&amp;&quot; 'cross12rgb.red.&quot;&amp;[.F152]&amp;&quot;; cross12rgb.green.&quot;&amp;[.G152]&amp;&quot;; cross12rgb.blue.&quot;&amp;[.H152]&amp;&quot;'&quot;" office:value-type="string" office:string-value="alias cross12rgb.setcolor=97 'cross12rgb.red.9; cross12rgb.green.7; cross12rgb.blue.0'">
            <text:p>alias cross12rgb.setcolor=97 'cross12rgb.red.9; cross12rgb.green.7; cross12rgb.blue.0'</text:p>
          </table:table-cell>
          <table:table-cell table:formula="of:=LEFT([.D152])" office:value-type="string" office:string-value="9">
            <text:p>9</text:p>
          </table:table-cell>
          <table:table-cell table:formula="of:=MID([.D152];2;1)" office:value-type="string" office:string-value="7">
            <text:p>7</text:p>
          </table:table-cell>
          <table:table-cell table:formula="of:=RIGHT([.D152])" office:value-type="string" office:string-value="0">
            <text:p>0</text:p>
          </table:table-cell>
        </table:table-row>
        <table:table-row table:style-name="ro1">
          <table:table-cell office:value-type="string">
            <text:p>98</text:p>
          </table:table-cell>
          <table:table-cell table:formula="of:=[.A153]" office:value-type="string" office:string-value="98">
            <text:p>98</text:p>
          </table:table-cell>
          <table:table-cell table:formula="of:=HEX2DEC([.B153])" office:value-type="float" office:value="152">
            <text:p>152</text:p>
          </table:table-cell>
          <table:table-cell table:style-name="ce2" table:formula="of:=[.A153]&amp;&quot;0&quot;" office:value-type="string" office:string-value="980">
            <text:p>980</text:p>
          </table:table-cell>
          <table:table-cell table:style-name="ce3" table:formula="of:=&quot;alias cross12rgb.setcolor=&quot;&amp;[.A153]&amp;&quot; 'cross12rgb.red.&quot;&amp;[.F153]&amp;&quot;; cross12rgb.green.&quot;&amp;[.G153]&amp;&quot;; cross12rgb.blue.&quot;&amp;[.H153]&amp;&quot;'&quot;" office:value-type="string" office:string-value="alias cross12rgb.setcolor=98 'cross12rgb.red.9; cross12rgb.green.8; cross12rgb.blue.0'">
            <text:p>alias cross12rgb.setcolor=98 'cross12rgb.red.9; cross12rgb.green.8; cross12rgb.blue.0'</text:p>
          </table:table-cell>
          <table:table-cell table:formula="of:=LEFT([.D153])" office:value-type="string" office:string-value="9">
            <text:p>9</text:p>
          </table:table-cell>
          <table:table-cell table:formula="of:=MID([.D153];2;1)" office:value-type="string" office:string-value="8">
            <text:p>8</text:p>
          </table:table-cell>
          <table:table-cell table:formula="of:=RIGHT([.D153])" office:value-type="string" office:string-value="0">
            <text:p>0</text:p>
          </table:table-cell>
        </table:table-row>
        <table:table-row table:style-name="ro1">
          <table:table-cell office:value-type="string">
            <text:p>99</text:p>
          </table:table-cell>
          <table:table-cell table:formula="of:=[.A154]" office:value-type="string" office:string-value="99">
            <text:p>99</text:p>
          </table:table-cell>
          <table:table-cell table:formula="of:=HEX2DEC([.B154])" office:value-type="float" office:value="153">
            <text:p>153</text:p>
          </table:table-cell>
          <table:table-cell table:style-name="ce2" table:formula="of:=[.A154]&amp;&quot;0&quot;" office:value-type="string" office:string-value="990">
            <text:p>990</text:p>
          </table:table-cell>
          <table:table-cell table:style-name="ce3" table:formula="of:=&quot;alias cross12rgb.setcolor=&quot;&amp;[.A154]&amp;&quot; 'cross12rgb.red.&quot;&amp;[.F154]&amp;&quot;; cross12rgb.green.&quot;&amp;[.G154]&amp;&quot;; cross12rgb.blue.&quot;&amp;[.H154]&amp;&quot;'&quot;" office:value-type="string" office:string-value="alias cross12rgb.setcolor=99 'cross12rgb.red.9; cross12rgb.green.9; cross12rgb.blue.0'">
            <text:p>alias cross12rgb.setcolor=99 'cross12rgb.red.9; cross12rgb.green.9; cross12rgb.blue.0'</text:p>
          </table:table-cell>
          <table:table-cell table:formula="of:=LEFT([.D154])" office:value-type="string" office:string-value="9">
            <text:p>9</text:p>
          </table:table-cell>
          <table:table-cell table:formula="of:=MID([.D154];2;1)" office:value-type="string" office:string-value="9">
            <text:p>9</text:p>
          </table:table-cell>
          <table:table-cell table:formula="of:=RIGHT([.D154])" office:value-type="string" office:string-value="0">
            <text:p>0</text:p>
          </table:table-cell>
        </table:table-row>
        <table:table-row table:style-name="ro1">
          <table:table-cell office:value-type="string">
            <text:p>9a</text:p>
          </table:table-cell>
          <table:table-cell table:formula="of:=[.A155]" office:value-type="string" office:string-value="9a">
            <text:p>9a</text:p>
          </table:table-cell>
          <table:table-cell table:formula="of:=HEX2DEC([.B155])" office:value-type="float" office:value="154">
            <text:p>154</text:p>
          </table:table-cell>
          <table:table-cell table:style-name="ce2" table:formula="of:=[.A155]&amp;&quot;0&quot;" office:value-type="string" office:string-value="9a0">
            <text:p>9a0</text:p>
          </table:table-cell>
          <table:table-cell table:style-name="ce3" table:formula="of:=&quot;alias cross12rgb.setcolor=&quot;&amp;[.A155]&amp;&quot; 'cross12rgb.red.&quot;&amp;[.F155]&amp;&quot;; cross12rgb.green.&quot;&amp;[.G155]&amp;&quot;; cross12rgb.blue.&quot;&amp;[.H155]&amp;&quot;'&quot;" office:value-type="string" office:string-value="alias cross12rgb.setcolor=9a 'cross12rgb.red.9; cross12rgb.green.a; cross12rgb.blue.0'">
            <text:p>alias cross12rgb.setcolor=9a 'cross12rgb.red.9; cross12rgb.green.a; cross12rgb.blue.0'</text:p>
          </table:table-cell>
          <table:table-cell table:formula="of:=LEFT([.D155])" office:value-type="string" office:string-value="9">
            <text:p>9</text:p>
          </table:table-cell>
          <table:table-cell table:formula="of:=MID([.D155];2;1)" office:value-type="string" office:string-value="a">
            <text:p>a</text:p>
          </table:table-cell>
          <table:table-cell table:formula="of:=RIGHT([.D155])" office:value-type="string" office:string-value="0">
            <text:p>0</text:p>
          </table:table-cell>
        </table:table-row>
        <table:table-row table:style-name="ro1">
          <table:table-cell office:value-type="string">
            <text:p>9b</text:p>
          </table:table-cell>
          <table:table-cell table:formula="of:=[.A156]" office:value-type="string" office:string-value="9b">
            <text:p>9b</text:p>
          </table:table-cell>
          <table:table-cell table:formula="of:=HEX2DEC([.B156])" office:value-type="float" office:value="155">
            <text:p>155</text:p>
          </table:table-cell>
          <table:table-cell table:style-name="ce2" table:formula="of:=[.A156]&amp;&quot;0&quot;" office:value-type="string" office:string-value="9b0">
            <text:p>9b0</text:p>
          </table:table-cell>
          <table:table-cell table:style-name="ce3" table:formula="of:=&quot;alias cross12rgb.setcolor=&quot;&amp;[.A156]&amp;&quot; 'cross12rgb.red.&quot;&amp;[.F156]&amp;&quot;; cross12rgb.green.&quot;&amp;[.G156]&amp;&quot;; cross12rgb.blue.&quot;&amp;[.H156]&amp;&quot;'&quot;" office:value-type="string" office:string-value="alias cross12rgb.setcolor=9b 'cross12rgb.red.9; cross12rgb.green.b; cross12rgb.blue.0'">
            <text:p>alias cross12rgb.setcolor=9b 'cross12rgb.red.9; cross12rgb.green.b; cross12rgb.blue.0'</text:p>
          </table:table-cell>
          <table:table-cell table:formula="of:=LEFT([.D156])" office:value-type="string" office:string-value="9">
            <text:p>9</text:p>
          </table:table-cell>
          <table:table-cell table:formula="of:=MID([.D156];2;1)" office:value-type="string" office:string-value="b">
            <text:p>b</text:p>
          </table:table-cell>
          <table:table-cell table:formula="of:=RIGHT([.D156])" office:value-type="string" office:string-value="0">
            <text:p>0</text:p>
          </table:table-cell>
        </table:table-row>
        <table:table-row table:style-name="ro1">
          <table:table-cell office:value-type="string">
            <text:p>9c</text:p>
          </table:table-cell>
          <table:table-cell table:formula="of:=[.A157]" office:value-type="string" office:string-value="9c">
            <text:p>9c</text:p>
          </table:table-cell>
          <table:table-cell table:formula="of:=HEX2DEC([.B157])" office:value-type="float" office:value="156">
            <text:p>156</text:p>
          </table:table-cell>
          <table:table-cell table:style-name="ce2" table:formula="of:=[.A157]&amp;&quot;0&quot;" office:value-type="string" office:string-value="9c0">
            <text:p>9c0</text:p>
          </table:table-cell>
          <table:table-cell table:style-name="ce3" table:formula="of:=&quot;alias cross12rgb.setcolor=&quot;&amp;[.A157]&amp;&quot; 'cross12rgb.red.&quot;&amp;[.F157]&amp;&quot;; cross12rgb.green.&quot;&amp;[.G157]&amp;&quot;; cross12rgb.blue.&quot;&amp;[.H157]&amp;&quot;'&quot;" office:value-type="string" office:string-value="alias cross12rgb.setcolor=9c 'cross12rgb.red.9; cross12rgb.green.c; cross12rgb.blue.0'">
            <text:p>alias cross12rgb.setcolor=9c 'cross12rgb.red.9; cross12rgb.green.c; cross12rgb.blue.0'</text:p>
          </table:table-cell>
          <table:table-cell table:formula="of:=LEFT([.D157])" office:value-type="string" office:string-value="9">
            <text:p>9</text:p>
          </table:table-cell>
          <table:table-cell table:formula="of:=MID([.D157];2;1)" office:value-type="string" office:string-value="c">
            <text:p>c</text:p>
          </table:table-cell>
          <table:table-cell table:formula="of:=RIGHT([.D157])" office:value-type="string" office:string-value="0">
            <text:p>0</text:p>
          </table:table-cell>
        </table:table-row>
        <table:table-row table:style-name="ro1">
          <table:table-cell office:value-type="string">
            <text:p>9d</text:p>
          </table:table-cell>
          <table:table-cell table:formula="of:=[.A158]" office:value-type="string" office:string-value="9d">
            <text:p>9d</text:p>
          </table:table-cell>
          <table:table-cell table:formula="of:=HEX2DEC([.B158])" office:value-type="float" office:value="157">
            <text:p>157</text:p>
          </table:table-cell>
          <table:table-cell table:style-name="ce2" table:formula="of:=[.A158]&amp;&quot;0&quot;" office:value-type="string" office:string-value="9d0">
            <text:p>9d0</text:p>
          </table:table-cell>
          <table:table-cell table:style-name="ce3" table:formula="of:=&quot;alias cross12rgb.setcolor=&quot;&amp;[.A158]&amp;&quot; 'cross12rgb.red.&quot;&amp;[.F158]&amp;&quot;; cross12rgb.green.&quot;&amp;[.G158]&amp;&quot;; cross12rgb.blue.&quot;&amp;[.H158]&amp;&quot;'&quot;" office:value-type="string" office:string-value="alias cross12rgb.setcolor=9d 'cross12rgb.red.9; cross12rgb.green.d; cross12rgb.blue.0'">
            <text:p>alias cross12rgb.setcolor=9d 'cross12rgb.red.9; cross12rgb.green.d; cross12rgb.blue.0'</text:p>
          </table:table-cell>
          <table:table-cell table:formula="of:=LEFT([.D158])" office:value-type="string" office:string-value="9">
            <text:p>9</text:p>
          </table:table-cell>
          <table:table-cell table:formula="of:=MID([.D158];2;1)" office:value-type="string" office:string-value="d">
            <text:p>d</text:p>
          </table:table-cell>
          <table:table-cell table:formula="of:=RIGHT([.D158])" office:value-type="string" office:string-value="0">
            <text:p>0</text:p>
          </table:table-cell>
        </table:table-row>
        <table:table-row table:style-name="ro1">
          <table:table-cell office:value-type="string">
            <text:p>9e</text:p>
          </table:table-cell>
          <table:table-cell table:formula="of:=[.A159]" office:value-type="string" office:string-value="9e">
            <text:p>9e</text:p>
          </table:table-cell>
          <table:table-cell table:formula="of:=HEX2DEC([.B159])" office:value-type="float" office:value="158">
            <text:p>158</text:p>
          </table:table-cell>
          <table:table-cell table:style-name="ce2" table:formula="of:=[.A159]&amp;&quot;0&quot;" office:value-type="string" office:string-value="9e0">
            <text:p>9e0</text:p>
          </table:table-cell>
          <table:table-cell table:style-name="ce3" table:formula="of:=&quot;alias cross12rgb.setcolor=&quot;&amp;[.A159]&amp;&quot; 'cross12rgb.red.&quot;&amp;[.F159]&amp;&quot;; cross12rgb.green.&quot;&amp;[.G159]&amp;&quot;; cross12rgb.blue.&quot;&amp;[.H159]&amp;&quot;'&quot;" office:value-type="string" office:string-value="alias cross12rgb.setcolor=9e 'cross12rgb.red.9; cross12rgb.green.e; cross12rgb.blue.0'">
            <text:p>alias cross12rgb.setcolor=9e 'cross12rgb.red.9; cross12rgb.green.e; cross12rgb.blue.0'</text:p>
          </table:table-cell>
          <table:table-cell table:formula="of:=LEFT([.D159])" office:value-type="string" office:string-value="9">
            <text:p>9</text:p>
          </table:table-cell>
          <table:table-cell table:formula="of:=MID([.D159];2;1)" office:value-type="string" office:string-value="e">
            <text:p>e</text:p>
          </table:table-cell>
          <table:table-cell table:formula="of:=RIGHT([.D159])" office:value-type="string" office:string-value="0">
            <text:p>0</text:p>
          </table:table-cell>
        </table:table-row>
        <table:table-row table:style-name="ro1">
          <table:table-cell office:value-type="string">
            <text:p>9f</text:p>
          </table:table-cell>
          <table:table-cell table:formula="of:=[.A160]" office:value-type="string" office:string-value="9f">
            <text:p>9f</text:p>
          </table:table-cell>
          <table:table-cell table:formula="of:=HEX2DEC([.B160])" office:value-type="float" office:value="159">
            <text:p>159</text:p>
          </table:table-cell>
          <table:table-cell table:style-name="ce2" table:formula="of:=[.A160]&amp;&quot;0&quot;" office:value-type="string" office:string-value="9f0">
            <text:p>9f0</text:p>
          </table:table-cell>
          <table:table-cell table:style-name="ce3" table:formula="of:=&quot;alias cross12rgb.setcolor=&quot;&amp;[.A160]&amp;&quot; 'cross12rgb.red.&quot;&amp;[.F160]&amp;&quot;; cross12rgb.green.&quot;&amp;[.G160]&amp;&quot;; cross12rgb.blue.&quot;&amp;[.H160]&amp;&quot;'&quot;" office:value-type="string" office:string-value="alias cross12rgb.setcolor=9f 'cross12rgb.red.9; cross12rgb.green.f; cross12rgb.blue.0'">
            <text:p>alias cross12rgb.setcolor=9f 'cross12rgb.red.9; cross12rgb.green.f; cross12rgb.blue.0'</text:p>
          </table:table-cell>
          <table:table-cell table:formula="of:=LEFT([.D160])" office:value-type="string" office:string-value="9">
            <text:p>9</text:p>
          </table:table-cell>
          <table:table-cell table:formula="of:=MID([.D160];2;1)" office:value-type="string" office:string-value="f">
            <text:p>f</text:p>
          </table:table-cell>
          <table:table-cell table:formula="of:=RIGHT([.D160])" office:value-type="string" office:string-value="0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[.A161]&amp;&quot;0&quot;" office:value-type="string" office:string-value="a0">
            <text:p>a0</text:p>
          </table:table-cell>
          <table:table-cell table:formula="of:=HEX2DEC([.B161])" office:value-type="float" office:value="160">
            <text:p>160</text:p>
          </table:table-cell>
          <table:table-cell table:style-name="ce2" table:formula="of:=[.A161]&amp;&quot;00&quot;" office:value-type="string" office:string-value="a00">
            <text:p>a00</text:p>
          </table:table-cell>
          <table:table-cell table:style-name="ce3" table:formula="of:=&quot;alias cross12rgb.setcolor=&quot;&amp;[.A161]&amp;&quot; 'cross12rgb.red.&quot;&amp;[.F161]&amp;&quot;; cross12rgb.green.&quot;&amp;[.G161]&amp;&quot;; cross12rgb.blue.&quot;&amp;[.H161]&amp;&quot;'&quot;" office:value-type="string" office:string-value="alias cross12rgb.setcolor=a 'cross12rgb.red.a; cross12rgb.green.0; cross12rgb.blue.0'">
            <text:p>alias cross12rgb.setcolor=a 'cross12rgb.red.a; cross12rgb.green.0; cross12rgb.blue.0'</text:p>
          </table:table-cell>
          <table:table-cell table:formula="of:=LEFT([.D161])" office:value-type="string" office:string-value="a">
            <text:p>a</text:p>
          </table:table-cell>
          <table:table-cell table:formula="of:=MID([.D161];2;1)" office:value-type="string" office:string-value="0">
            <text:p>0</text:p>
          </table:table-cell>
          <table:table-cell table:formula="of:=RIGHT([.D161])" office:value-type="string" office:string-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table:formula="of:=[.A162]" office:value-type="string" office:string-value="a1">
            <text:p>a1</text:p>
          </table:table-cell>
          <table:table-cell table:formula="of:=HEX2DEC([.B162])" office:value-type="float" office:value="161">
            <text:p>161</text:p>
          </table:table-cell>
          <table:table-cell table:style-name="ce2" table:formula="of:=[.A162]&amp;&quot;0&quot;" office:value-type="string" office:string-value="a10">
            <text:p>a10</text:p>
          </table:table-cell>
          <table:table-cell table:style-name="ce3" table:formula="of:=&quot;alias cross12rgb.setcolor=&quot;&amp;[.A162]&amp;&quot; 'cross12rgb.red.&quot;&amp;[.F162]&amp;&quot;; cross12rgb.green.&quot;&amp;[.G162]&amp;&quot;; cross12rgb.blue.&quot;&amp;[.H162]&amp;&quot;'&quot;" office:value-type="string" office:string-value="alias cross12rgb.setcolor=a1 'cross12rgb.red.a; cross12rgb.green.1; cross12rgb.blue.0'">
            <text:p>alias cross12rgb.setcolor=a1 'cross12rgb.red.a; cross12rgb.green.1; cross12rgb.blue.0'</text:p>
          </table:table-cell>
          <table:table-cell table:formula="of:=LEFT([.D162])" office:value-type="string" office:string-value="a">
            <text:p>a</text:p>
          </table:table-cell>
          <table:table-cell table:formula="of:=MID([.D162];2;1)" office:value-type="string" office:string-value="1">
            <text:p>1</text:p>
          </table:table-cell>
          <table:table-cell table:formula="of:=RIGHT([.D162])" office:value-type="string" office:string-value="0">
            <text:p>0</text:p>
          </table:table-cell>
        </table:table-row>
        <table:table-row table:style-name="ro1">
          <table:table-cell office:value-type="string">
            <text:p>a2</text:p>
          </table:table-cell>
          <table:table-cell table:formula="of:=[.A163]" office:value-type="string" office:string-value="a2">
            <text:p>a2</text:p>
          </table:table-cell>
          <table:table-cell table:formula="of:=HEX2DEC([.B163])" office:value-type="float" office:value="162">
            <text:p>162</text:p>
          </table:table-cell>
          <table:table-cell table:style-name="ce2" table:formula="of:=[.A163]&amp;&quot;0&quot;" office:value-type="string" office:string-value="a20">
            <text:p>a20</text:p>
          </table:table-cell>
          <table:table-cell table:style-name="ce3" table:formula="of:=&quot;alias cross12rgb.setcolor=&quot;&amp;[.A163]&amp;&quot; 'cross12rgb.red.&quot;&amp;[.F163]&amp;&quot;; cross12rgb.green.&quot;&amp;[.G163]&amp;&quot;; cross12rgb.blue.&quot;&amp;[.H163]&amp;&quot;'&quot;" office:value-type="string" office:string-value="alias cross12rgb.setcolor=a2 'cross12rgb.red.a; cross12rgb.green.2; cross12rgb.blue.0'">
            <text:p>alias cross12rgb.setcolor=a2 'cross12rgb.red.a; cross12rgb.green.2; cross12rgb.blue.0'</text:p>
          </table:table-cell>
          <table:table-cell table:formula="of:=LEFT([.D163])" office:value-type="string" office:string-value="a">
            <text:p>a</text:p>
          </table:table-cell>
          <table:table-cell table:formula="of:=MID([.D163];2;1)" office:value-type="string" office:string-value="2">
            <text:p>2</text:p>
          </table:table-cell>
          <table:table-cell table:formula="of:=RIGHT([.D163])" office:value-type="string" office:string-value="0">
            <text:p>0</text:p>
          </table:table-cell>
        </table:table-row>
        <table:table-row table:style-name="ro1">
          <table:table-cell office:value-type="string">
            <text:p>a3</text:p>
          </table:table-cell>
          <table:table-cell table:formula="of:=[.A164]" office:value-type="string" office:string-value="a3">
            <text:p>a3</text:p>
          </table:table-cell>
          <table:table-cell table:formula="of:=HEX2DEC([.B164])" office:value-type="float" office:value="163">
            <text:p>163</text:p>
          </table:table-cell>
          <table:table-cell table:style-name="ce2" table:formula="of:=[.A164]&amp;&quot;0&quot;" office:value-type="string" office:string-value="a30">
            <text:p>a30</text:p>
          </table:table-cell>
          <table:table-cell table:style-name="ce3" table:formula="of:=&quot;alias cross12rgb.setcolor=&quot;&amp;[.A164]&amp;&quot; 'cross12rgb.red.&quot;&amp;[.F164]&amp;&quot;; cross12rgb.green.&quot;&amp;[.G164]&amp;&quot;; cross12rgb.blue.&quot;&amp;[.H164]&amp;&quot;'&quot;" office:value-type="string" office:string-value="alias cross12rgb.setcolor=a3 'cross12rgb.red.a; cross12rgb.green.3; cross12rgb.blue.0'">
            <text:p>alias cross12rgb.setcolor=a3 'cross12rgb.red.a; cross12rgb.green.3; cross12rgb.blue.0'</text:p>
          </table:table-cell>
          <table:table-cell table:formula="of:=LEFT([.D164])" office:value-type="string" office:string-value="a">
            <text:p>a</text:p>
          </table:table-cell>
          <table:table-cell table:formula="of:=MID([.D164];2;1)" office:value-type="string" office:string-value="3">
            <text:p>3</text:p>
          </table:table-cell>
          <table:table-cell table:formula="of:=RIGHT([.D164])" office:value-type="string" office:string-value="0">
            <text:p>0</text:p>
          </table:table-cell>
        </table:table-row>
        <table:table-row table:style-name="ro1">
          <table:table-cell office:value-type="string">
            <text:p>a4</text:p>
          </table:table-cell>
          <table:table-cell table:formula="of:=[.A165]" office:value-type="string" office:string-value="a4">
            <text:p>a4</text:p>
          </table:table-cell>
          <table:table-cell table:formula="of:=HEX2DEC([.B165])" office:value-type="float" office:value="164">
            <text:p>164</text:p>
          </table:table-cell>
          <table:table-cell table:style-name="ce2" table:formula="of:=[.A165]&amp;&quot;0&quot;" office:value-type="string" office:string-value="a40">
            <text:p>a40</text:p>
          </table:table-cell>
          <table:table-cell table:style-name="ce3" table:formula="of:=&quot;alias cross12rgb.setcolor=&quot;&amp;[.A165]&amp;&quot; 'cross12rgb.red.&quot;&amp;[.F165]&amp;&quot;; cross12rgb.green.&quot;&amp;[.G165]&amp;&quot;; cross12rgb.blue.&quot;&amp;[.H165]&amp;&quot;'&quot;" office:value-type="string" office:string-value="alias cross12rgb.setcolor=a4 'cross12rgb.red.a; cross12rgb.green.4; cross12rgb.blue.0'">
            <text:p>alias cross12rgb.setcolor=a4 'cross12rgb.red.a; cross12rgb.green.4; cross12rgb.blue.0'</text:p>
          </table:table-cell>
          <table:table-cell table:formula="of:=LEFT([.D165])" office:value-type="string" office:string-value="a">
            <text:p>a</text:p>
          </table:table-cell>
          <table:table-cell table:formula="of:=MID([.D165];2;1)" office:value-type="string" office:string-value="4">
            <text:p>4</text:p>
          </table:table-cell>
          <table:table-cell table:formula="of:=RIGHT([.D165])" office:value-type="string" office:string-value="0">
            <text:p>0</text:p>
          </table:table-cell>
        </table:table-row>
        <table:table-row table:style-name="ro1">
          <table:table-cell office:value-type="string">
            <text:p>a5</text:p>
          </table:table-cell>
          <table:table-cell table:formula="of:=[.A166]" office:value-type="string" office:string-value="a5">
            <text:p>a5</text:p>
          </table:table-cell>
          <table:table-cell table:formula="of:=HEX2DEC([.B166])" office:value-type="float" office:value="165">
            <text:p>165</text:p>
          </table:table-cell>
          <table:table-cell table:style-name="ce2" table:formula="of:=[.A166]&amp;&quot;0&quot;" office:value-type="string" office:string-value="a50">
            <text:p>a50</text:p>
          </table:table-cell>
          <table:table-cell table:style-name="ce3" table:formula="of:=&quot;alias cross12rgb.setcolor=&quot;&amp;[.A166]&amp;&quot; 'cross12rgb.red.&quot;&amp;[.F166]&amp;&quot;; cross12rgb.green.&quot;&amp;[.G166]&amp;&quot;; cross12rgb.blue.&quot;&amp;[.H166]&amp;&quot;'&quot;" office:value-type="string" office:string-value="alias cross12rgb.setcolor=a5 'cross12rgb.red.a; cross12rgb.green.5; cross12rgb.blue.0'">
            <text:p>alias cross12rgb.setcolor=a5 'cross12rgb.red.a; cross12rgb.green.5; cross12rgb.blue.0'</text:p>
          </table:table-cell>
          <table:table-cell table:formula="of:=LEFT([.D166])" office:value-type="string" office:string-value="a">
            <text:p>a</text:p>
          </table:table-cell>
          <table:table-cell table:formula="of:=MID([.D166];2;1)" office:value-type="string" office:string-value="5">
            <text:p>5</text:p>
          </table:table-cell>
          <table:table-cell table:formula="of:=RIGHT([.D166])" office:value-type="string" office:string-value="0">
            <text:p>0</text:p>
          </table:table-cell>
        </table:table-row>
        <table:table-row table:style-name="ro1">
          <table:table-cell office:value-type="string">
            <text:p>a6</text:p>
          </table:table-cell>
          <table:table-cell table:formula="of:=[.A167]" office:value-type="string" office:string-value="a6">
            <text:p>a6</text:p>
          </table:table-cell>
          <table:table-cell table:formula="of:=HEX2DEC([.B167])" office:value-type="float" office:value="166">
            <text:p>166</text:p>
          </table:table-cell>
          <table:table-cell table:style-name="ce2" table:formula="of:=[.A167]&amp;&quot;0&quot;" office:value-type="string" office:string-value="a60">
            <text:p>a60</text:p>
          </table:table-cell>
          <table:table-cell table:style-name="ce3" table:formula="of:=&quot;alias cross12rgb.setcolor=&quot;&amp;[.A167]&amp;&quot; 'cross12rgb.red.&quot;&amp;[.F167]&amp;&quot;; cross12rgb.green.&quot;&amp;[.G167]&amp;&quot;; cross12rgb.blue.&quot;&amp;[.H167]&amp;&quot;'&quot;" office:value-type="string" office:string-value="alias cross12rgb.setcolor=a6 'cross12rgb.red.a; cross12rgb.green.6; cross12rgb.blue.0'">
            <text:p>alias cross12rgb.setcolor=a6 'cross12rgb.red.a; cross12rgb.green.6; cross12rgb.blue.0'</text:p>
          </table:table-cell>
          <table:table-cell table:formula="of:=LEFT([.D167])" office:value-type="string" office:string-value="a">
            <text:p>a</text:p>
          </table:table-cell>
          <table:table-cell table:formula="of:=MID([.D167];2;1)" office:value-type="string" office:string-value="6">
            <text:p>6</text:p>
          </table:table-cell>
          <table:table-cell table:formula="of:=RIGHT([.D167])" office:value-type="string" office:string-value="0">
            <text:p>0</text:p>
          </table:table-cell>
        </table:table-row>
        <table:table-row table:style-name="ro1">
          <table:table-cell office:value-type="string">
            <text:p>a7</text:p>
          </table:table-cell>
          <table:table-cell table:formula="of:=[.A168]" office:value-type="string" office:string-value="a7">
            <text:p>a7</text:p>
          </table:table-cell>
          <table:table-cell table:formula="of:=HEX2DEC([.B168])" office:value-type="float" office:value="167">
            <text:p>167</text:p>
          </table:table-cell>
          <table:table-cell table:style-name="ce2" table:formula="of:=[.A168]&amp;&quot;0&quot;" office:value-type="string" office:string-value="a70">
            <text:p>a70</text:p>
          </table:table-cell>
          <table:table-cell table:style-name="ce3" table:formula="of:=&quot;alias cross12rgb.setcolor=&quot;&amp;[.A168]&amp;&quot; 'cross12rgb.red.&quot;&amp;[.F168]&amp;&quot;; cross12rgb.green.&quot;&amp;[.G168]&amp;&quot;; cross12rgb.blue.&quot;&amp;[.H168]&amp;&quot;'&quot;" office:value-type="string" office:string-value="alias cross12rgb.setcolor=a7 'cross12rgb.red.a; cross12rgb.green.7; cross12rgb.blue.0'">
            <text:p>alias cross12rgb.setcolor=a7 'cross12rgb.red.a; cross12rgb.green.7; cross12rgb.blue.0'</text:p>
          </table:table-cell>
          <table:table-cell table:formula="of:=LEFT([.D168])" office:value-type="string" office:string-value="a">
            <text:p>a</text:p>
          </table:table-cell>
          <table:table-cell table:formula="of:=MID([.D168];2;1)" office:value-type="string" office:string-value="7">
            <text:p>7</text:p>
          </table:table-cell>
          <table:table-cell table:formula="of:=RIGHT([.D168])" office:value-type="string" office:string-value="0">
            <text:p>0</text:p>
          </table:table-cell>
        </table:table-row>
        <table:table-row table:style-name="ro1">
          <table:table-cell office:value-type="string">
            <text:p>a8</text:p>
          </table:table-cell>
          <table:table-cell table:formula="of:=[.A169]" office:value-type="string" office:string-value="a8">
            <text:p>a8</text:p>
          </table:table-cell>
          <table:table-cell table:formula="of:=HEX2DEC([.B169])" office:value-type="float" office:value="168">
            <text:p>168</text:p>
          </table:table-cell>
          <table:table-cell table:style-name="ce2" table:formula="of:=[.A169]&amp;&quot;0&quot;" office:value-type="string" office:string-value="a80">
            <text:p>a80</text:p>
          </table:table-cell>
          <table:table-cell table:style-name="ce3" table:formula="of:=&quot;alias cross12rgb.setcolor=&quot;&amp;[.A169]&amp;&quot; 'cross12rgb.red.&quot;&amp;[.F169]&amp;&quot;; cross12rgb.green.&quot;&amp;[.G169]&amp;&quot;; cross12rgb.blue.&quot;&amp;[.H169]&amp;&quot;'&quot;" office:value-type="string" office:string-value="alias cross12rgb.setcolor=a8 'cross12rgb.red.a; cross12rgb.green.8; cross12rgb.blue.0'">
            <text:p>alias cross12rgb.setcolor=a8 'cross12rgb.red.a; cross12rgb.green.8; cross12rgb.blue.0'</text:p>
          </table:table-cell>
          <table:table-cell table:formula="of:=LEFT([.D169])" office:value-type="string" office:string-value="a">
            <text:p>a</text:p>
          </table:table-cell>
          <table:table-cell table:formula="of:=MID([.D169];2;1)" office:value-type="string" office:string-value="8">
            <text:p>8</text:p>
          </table:table-cell>
          <table:table-cell table:formula="of:=RIGHT([.D169])" office:value-type="string" office:string-value="0">
            <text:p>0</text:p>
          </table:table-cell>
        </table:table-row>
        <table:table-row table:style-name="ro1">
          <table:table-cell office:value-type="string">
            <text:p>a9</text:p>
          </table:table-cell>
          <table:table-cell table:formula="of:=[.A170]" office:value-type="string" office:string-value="a9">
            <text:p>a9</text:p>
          </table:table-cell>
          <table:table-cell table:formula="of:=HEX2DEC([.B170])" office:value-type="float" office:value="169">
            <text:p>169</text:p>
          </table:table-cell>
          <table:table-cell table:style-name="ce2" table:formula="of:=[.A170]&amp;&quot;0&quot;" office:value-type="string" office:string-value="a90">
            <text:p>a90</text:p>
          </table:table-cell>
          <table:table-cell table:style-name="ce3" table:formula="of:=&quot;alias cross12rgb.setcolor=&quot;&amp;[.A170]&amp;&quot; 'cross12rgb.red.&quot;&amp;[.F170]&amp;&quot;; cross12rgb.green.&quot;&amp;[.G170]&amp;&quot;; cross12rgb.blue.&quot;&amp;[.H170]&amp;&quot;'&quot;" office:value-type="string" office:string-value="alias cross12rgb.setcolor=a9 'cross12rgb.red.a; cross12rgb.green.9; cross12rgb.blue.0'">
            <text:p>alias cross12rgb.setcolor=a9 'cross12rgb.red.a; cross12rgb.green.9; cross12rgb.blue.0'</text:p>
          </table:table-cell>
          <table:table-cell table:formula="of:=LEFT([.D170])" office:value-type="string" office:string-value="a">
            <text:p>a</text:p>
          </table:table-cell>
          <table:table-cell table:formula="of:=MID([.D170];2;1)" office:value-type="string" office:string-value="9">
            <text:p>9</text:p>
          </table:table-cell>
          <table:table-cell table:formula="of:=RIGHT([.D170])" office:value-type="string" office:string-value="0">
            <text:p>0</text:p>
          </table:table-cell>
        </table:table-row>
        <table:table-row table:style-name="ro1">
          <table:table-cell office:value-type="string">
            <text:p>aa</text:p>
          </table:table-cell>
          <table:table-cell table:formula="of:=[.A171]" office:value-type="string" office:string-value="aa">
            <text:p>aa</text:p>
          </table:table-cell>
          <table:table-cell table:formula="of:=HEX2DEC([.B171])" office:value-type="float" office:value="170">
            <text:p>170</text:p>
          </table:table-cell>
          <table:table-cell table:style-name="ce2" table:formula="of:=[.A171]&amp;&quot;0&quot;" office:value-type="string" office:string-value="aa0">
            <text:p>aa0</text:p>
          </table:table-cell>
          <table:table-cell table:style-name="ce3" table:formula="of:=&quot;alias cross12rgb.setcolor=&quot;&amp;[.A171]&amp;&quot; 'cross12rgb.red.&quot;&amp;[.F171]&amp;&quot;; cross12rgb.green.&quot;&amp;[.G171]&amp;&quot;; cross12rgb.blue.&quot;&amp;[.H171]&amp;&quot;'&quot;" office:value-type="string" office:string-value="alias cross12rgb.setcolor=aa 'cross12rgb.red.a; cross12rgb.green.a; cross12rgb.blue.0'">
            <text:p>alias cross12rgb.setcolor=aa 'cross12rgb.red.a; cross12rgb.green.a; cross12rgb.blue.0'</text:p>
          </table:table-cell>
          <table:table-cell table:formula="of:=LEFT([.D171])" office:value-type="string" office:string-value="a">
            <text:p>a</text:p>
          </table:table-cell>
          <table:table-cell table:formula="of:=MID([.D171];2;1)" office:value-type="string" office:string-value="a">
            <text:p>a</text:p>
          </table:table-cell>
          <table:table-cell table:formula="of:=RIGHT([.D171])" office:value-type="string" office:string-value="0">
            <text:p>0</text:p>
          </table:table-cell>
        </table:table-row>
        <table:table-row table:style-name="ro1">
          <table:table-cell office:value-type="string">
            <text:p>ab</text:p>
          </table:table-cell>
          <table:table-cell table:formula="of:=[.A172]" office:value-type="string" office:string-value="ab">
            <text:p>ab</text:p>
          </table:table-cell>
          <table:table-cell table:formula="of:=HEX2DEC([.B172])" office:value-type="float" office:value="171">
            <text:p>171</text:p>
          </table:table-cell>
          <table:table-cell table:style-name="ce2" table:formula="of:=[.A172]&amp;&quot;0&quot;" office:value-type="string" office:string-value="ab0">
            <text:p>ab0</text:p>
          </table:table-cell>
          <table:table-cell table:style-name="ce3" table:formula="of:=&quot;alias cross12rgb.setcolor=&quot;&amp;[.A172]&amp;&quot; 'cross12rgb.red.&quot;&amp;[.F172]&amp;&quot;; cross12rgb.green.&quot;&amp;[.G172]&amp;&quot;; cross12rgb.blue.&quot;&amp;[.H172]&amp;&quot;'&quot;" office:value-type="string" office:string-value="alias cross12rgb.setcolor=ab 'cross12rgb.red.a; cross12rgb.green.b; cross12rgb.blue.0'">
            <text:p>alias cross12rgb.setcolor=ab 'cross12rgb.red.a; cross12rgb.green.b; cross12rgb.blue.0'</text:p>
          </table:table-cell>
          <table:table-cell table:formula="of:=LEFT([.D172])" office:value-type="string" office:string-value="a">
            <text:p>a</text:p>
          </table:table-cell>
          <table:table-cell table:formula="of:=MID([.D172];2;1)" office:value-type="string" office:string-value="b">
            <text:p>b</text:p>
          </table:table-cell>
          <table:table-cell table:formula="of:=RIGHT([.D172])" office:value-type="string" office:string-value="0">
            <text:p>0</text:p>
          </table:table-cell>
        </table:table-row>
        <table:table-row table:style-name="ro1">
          <table:table-cell office:value-type="string">
            <text:p>ac</text:p>
          </table:table-cell>
          <table:table-cell table:formula="of:=[.A173]" office:value-type="string" office:string-value="ac">
            <text:p>ac</text:p>
          </table:table-cell>
          <table:table-cell table:formula="of:=HEX2DEC([.B173])" office:value-type="float" office:value="172">
            <text:p>172</text:p>
          </table:table-cell>
          <table:table-cell table:style-name="ce2" table:formula="of:=[.A173]&amp;&quot;0&quot;" office:value-type="string" office:string-value="ac0">
            <text:p>ac0</text:p>
          </table:table-cell>
          <table:table-cell table:style-name="ce3" table:formula="of:=&quot;alias cross12rgb.setcolor=&quot;&amp;[.A173]&amp;&quot; 'cross12rgb.red.&quot;&amp;[.F173]&amp;&quot;; cross12rgb.green.&quot;&amp;[.G173]&amp;&quot;; cross12rgb.blue.&quot;&amp;[.H173]&amp;&quot;'&quot;" office:value-type="string" office:string-value="alias cross12rgb.setcolor=ac 'cross12rgb.red.a; cross12rgb.green.c; cross12rgb.blue.0'">
            <text:p>alias cross12rgb.setcolor=ac 'cross12rgb.red.a; cross12rgb.green.c; cross12rgb.blue.0'</text:p>
          </table:table-cell>
          <table:table-cell table:formula="of:=LEFT([.D173])" office:value-type="string" office:string-value="a">
            <text:p>a</text:p>
          </table:table-cell>
          <table:table-cell table:formula="of:=MID([.D173];2;1)" office:value-type="string" office:string-value="c">
            <text:p>c</text:p>
          </table:table-cell>
          <table:table-cell table:formula="of:=RIGHT([.D173])" office:value-type="string" office:string-value="0">
            <text:p>0</text:p>
          </table:table-cell>
        </table:table-row>
        <table:table-row table:style-name="ro1">
          <table:table-cell office:value-type="string">
            <text:p>ad</text:p>
          </table:table-cell>
          <table:table-cell table:formula="of:=[.A174]" office:value-type="string" office:string-value="ad">
            <text:p>ad</text:p>
          </table:table-cell>
          <table:table-cell table:formula="of:=HEX2DEC([.B174])" office:value-type="float" office:value="173">
            <text:p>173</text:p>
          </table:table-cell>
          <table:table-cell table:style-name="ce2" table:formula="of:=[.A174]&amp;&quot;0&quot;" office:value-type="string" office:string-value="ad0">
            <text:p>ad0</text:p>
          </table:table-cell>
          <table:table-cell table:style-name="ce3" table:formula="of:=&quot;alias cross12rgb.setcolor=&quot;&amp;[.A174]&amp;&quot; 'cross12rgb.red.&quot;&amp;[.F174]&amp;&quot;; cross12rgb.green.&quot;&amp;[.G174]&amp;&quot;; cross12rgb.blue.&quot;&amp;[.H174]&amp;&quot;'&quot;" office:value-type="string" office:string-value="alias cross12rgb.setcolor=ad 'cross12rgb.red.a; cross12rgb.green.d; cross12rgb.blue.0'">
            <text:p>alias cross12rgb.setcolor=ad 'cross12rgb.red.a; cross12rgb.green.d; cross12rgb.blue.0'</text:p>
          </table:table-cell>
          <table:table-cell table:formula="of:=LEFT([.D174])" office:value-type="string" office:string-value="a">
            <text:p>a</text:p>
          </table:table-cell>
          <table:table-cell table:formula="of:=MID([.D174];2;1)" office:value-type="string" office:string-value="d">
            <text:p>d</text:p>
          </table:table-cell>
          <table:table-cell table:formula="of:=RIGHT([.D174])" office:value-type="string" office:string-value="0">
            <text:p>0</text:p>
          </table:table-cell>
        </table:table-row>
        <table:table-row table:style-name="ro1">
          <table:table-cell office:value-type="string">
            <text:p>ae</text:p>
          </table:table-cell>
          <table:table-cell table:formula="of:=[.A175]" office:value-type="string" office:string-value="ae">
            <text:p>ae</text:p>
          </table:table-cell>
          <table:table-cell table:formula="of:=HEX2DEC([.B175])" office:value-type="float" office:value="174">
            <text:p>174</text:p>
          </table:table-cell>
          <table:table-cell table:style-name="ce2" table:formula="of:=[.A175]&amp;&quot;0&quot;" office:value-type="string" office:string-value="ae0">
            <text:p>ae0</text:p>
          </table:table-cell>
          <table:table-cell table:style-name="ce3" table:formula="of:=&quot;alias cross12rgb.setcolor=&quot;&amp;[.A175]&amp;&quot; 'cross12rgb.red.&quot;&amp;[.F175]&amp;&quot;; cross12rgb.green.&quot;&amp;[.G175]&amp;&quot;; cross12rgb.blue.&quot;&amp;[.H175]&amp;&quot;'&quot;" office:value-type="string" office:string-value="alias cross12rgb.setcolor=ae 'cross12rgb.red.a; cross12rgb.green.e; cross12rgb.blue.0'">
            <text:p>alias cross12rgb.setcolor=ae 'cross12rgb.red.a; cross12rgb.green.e; cross12rgb.blue.0'</text:p>
          </table:table-cell>
          <table:table-cell table:formula="of:=LEFT([.D175])" office:value-type="string" office:string-value="a">
            <text:p>a</text:p>
          </table:table-cell>
          <table:table-cell table:formula="of:=MID([.D175];2;1)" office:value-type="string" office:string-value="e">
            <text:p>e</text:p>
          </table:table-cell>
          <table:table-cell table:formula="of:=RIGHT([.D175])" office:value-type="string" office:string-value="0">
            <text:p>0</text:p>
          </table:table-cell>
        </table:table-row>
        <table:table-row table:style-name="ro1">
          <table:table-cell office:value-type="string">
            <text:p>af</text:p>
          </table:table-cell>
          <table:table-cell table:formula="of:=[.A176]" office:value-type="string" office:string-value="af">
            <text:p>af</text:p>
          </table:table-cell>
          <table:table-cell table:formula="of:=HEX2DEC([.B176])" office:value-type="float" office:value="175">
            <text:p>175</text:p>
          </table:table-cell>
          <table:table-cell table:style-name="ce2" table:formula="of:=[.A176]&amp;&quot;0&quot;" office:value-type="string" office:string-value="af0">
            <text:p>af0</text:p>
          </table:table-cell>
          <table:table-cell table:style-name="ce3" table:formula="of:=&quot;alias cross12rgb.setcolor=&quot;&amp;[.A176]&amp;&quot; 'cross12rgb.red.&quot;&amp;[.F176]&amp;&quot;; cross12rgb.green.&quot;&amp;[.G176]&amp;&quot;; cross12rgb.blue.&quot;&amp;[.H176]&amp;&quot;'&quot;" office:value-type="string" office:string-value="alias cross12rgb.setcolor=af 'cross12rgb.red.a; cross12rgb.green.f; cross12rgb.blue.0'">
            <text:p>alias cross12rgb.setcolor=af 'cross12rgb.red.a; cross12rgb.green.f; cross12rgb.blue.0'</text:p>
          </table:table-cell>
          <table:table-cell table:formula="of:=LEFT([.D176])" office:value-type="string" office:string-value="a">
            <text:p>a</text:p>
          </table:table-cell>
          <table:table-cell table:formula="of:=MID([.D176];2;1)" office:value-type="string" office:string-value="f">
            <text:p>f</text:p>
          </table:table-cell>
          <table:table-cell table:formula="of:=RIGHT([.D176])" office:value-type="string" office:string-value="0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[.A177]&amp;&quot;0&quot;" office:value-type="string" office:string-value="b0">
            <text:p>b0</text:p>
          </table:table-cell>
          <table:table-cell table:formula="of:=HEX2DEC([.B177])" office:value-type="float" office:value="176">
            <text:p>176</text:p>
          </table:table-cell>
          <table:table-cell table:style-name="ce2" table:formula="of:=[.A177]&amp;&quot;00&quot;" office:value-type="string" office:string-value="b00">
            <text:p>b00</text:p>
          </table:table-cell>
          <table:table-cell table:style-name="ce3" table:formula="of:=&quot;alias cross12rgb.setcolor=&quot;&amp;[.A177]&amp;&quot; 'cross12rgb.red.&quot;&amp;[.F177]&amp;&quot;; cross12rgb.green.&quot;&amp;[.G177]&amp;&quot;; cross12rgb.blue.&quot;&amp;[.H177]&amp;&quot;'&quot;" office:value-type="string" office:string-value="alias cross12rgb.setcolor=b 'cross12rgb.red.b; cross12rgb.green.0; cross12rgb.blue.0'">
            <text:p>alias cross12rgb.setcolor=b 'cross12rgb.red.b; cross12rgb.green.0; cross12rgb.blue.0'</text:p>
          </table:table-cell>
          <table:table-cell table:formula="of:=LEFT([.D177])" office:value-type="string" office:string-value="b">
            <text:p>b</text:p>
          </table:table-cell>
          <table:table-cell table:formula="of:=MID([.D177];2;1)" office:value-type="string" office:string-value="0">
            <text:p>0</text:p>
          </table:table-cell>
          <table:table-cell table:formula="of:=RIGHT([.D177])" office:value-type="string" office:string-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table:formula="of:=[.A178]" office:value-type="string" office:string-value="b1">
            <text:p>b1</text:p>
          </table:table-cell>
          <table:table-cell table:formula="of:=HEX2DEC([.B178])" office:value-type="float" office:value="177">
            <text:p>177</text:p>
          </table:table-cell>
          <table:table-cell table:style-name="ce2" table:formula="of:=[.A178]&amp;&quot;0&quot;" office:value-type="string" office:string-value="b10">
            <text:p>b10</text:p>
          </table:table-cell>
          <table:table-cell table:style-name="ce3" table:formula="of:=&quot;alias cross12rgb.setcolor=&quot;&amp;[.A178]&amp;&quot; 'cross12rgb.red.&quot;&amp;[.F178]&amp;&quot;; cross12rgb.green.&quot;&amp;[.G178]&amp;&quot;; cross12rgb.blue.&quot;&amp;[.H178]&amp;&quot;'&quot;" office:value-type="string" office:string-value="alias cross12rgb.setcolor=b1 'cross12rgb.red.b; cross12rgb.green.1; cross12rgb.blue.0'">
            <text:p>alias cross12rgb.setcolor=b1 'cross12rgb.red.b; cross12rgb.green.1; cross12rgb.blue.0'</text:p>
          </table:table-cell>
          <table:table-cell table:formula="of:=LEFT([.D178])" office:value-type="string" office:string-value="b">
            <text:p>b</text:p>
          </table:table-cell>
          <table:table-cell table:formula="of:=MID([.D178];2;1)" office:value-type="string" office:string-value="1">
            <text:p>1</text:p>
          </table:table-cell>
          <table:table-cell table:formula="of:=RIGHT([.D178])" office:value-type="string" office:string-value="0">
            <text:p>0</text:p>
          </table:table-cell>
        </table:table-row>
        <table:table-row table:style-name="ro1">
          <table:table-cell office:value-type="string">
            <text:p>b2</text:p>
          </table:table-cell>
          <table:table-cell table:formula="of:=[.A179]" office:value-type="string" office:string-value="b2">
            <text:p>b2</text:p>
          </table:table-cell>
          <table:table-cell table:formula="of:=HEX2DEC([.B179])" office:value-type="float" office:value="178">
            <text:p>178</text:p>
          </table:table-cell>
          <table:table-cell table:style-name="ce2" table:formula="of:=[.A179]&amp;&quot;0&quot;" office:value-type="string" office:string-value="b20">
            <text:p>b20</text:p>
          </table:table-cell>
          <table:table-cell table:style-name="ce3" table:formula="of:=&quot;alias cross12rgb.setcolor=&quot;&amp;[.A179]&amp;&quot; 'cross12rgb.red.&quot;&amp;[.F179]&amp;&quot;; cross12rgb.green.&quot;&amp;[.G179]&amp;&quot;; cross12rgb.blue.&quot;&amp;[.H179]&amp;&quot;'&quot;" office:value-type="string" office:string-value="alias cross12rgb.setcolor=b2 'cross12rgb.red.b; cross12rgb.green.2; cross12rgb.blue.0'">
            <text:p>alias cross12rgb.setcolor=b2 'cross12rgb.red.b; cross12rgb.green.2; cross12rgb.blue.0'</text:p>
          </table:table-cell>
          <table:table-cell table:formula="of:=LEFT([.D179])" office:value-type="string" office:string-value="b">
            <text:p>b</text:p>
          </table:table-cell>
          <table:table-cell table:formula="of:=MID([.D179];2;1)" office:value-type="string" office:string-value="2">
            <text:p>2</text:p>
          </table:table-cell>
          <table:table-cell table:formula="of:=RIGHT([.D179])" office:value-type="string" office:string-value="0">
            <text:p>0</text:p>
          </table:table-cell>
        </table:table-row>
        <table:table-row table:style-name="ro1">
          <table:table-cell office:value-type="string">
            <text:p>b3</text:p>
          </table:table-cell>
          <table:table-cell table:formula="of:=[.A180]" office:value-type="string" office:string-value="b3">
            <text:p>b3</text:p>
          </table:table-cell>
          <table:table-cell table:formula="of:=HEX2DEC([.B180])" office:value-type="float" office:value="179">
            <text:p>179</text:p>
          </table:table-cell>
          <table:table-cell table:style-name="ce2" table:formula="of:=[.A180]&amp;&quot;0&quot;" office:value-type="string" office:string-value="b30">
            <text:p>b30</text:p>
          </table:table-cell>
          <table:table-cell table:style-name="ce3" table:formula="of:=&quot;alias cross12rgb.setcolor=&quot;&amp;[.A180]&amp;&quot; 'cross12rgb.red.&quot;&amp;[.F180]&amp;&quot;; cross12rgb.green.&quot;&amp;[.G180]&amp;&quot;; cross12rgb.blue.&quot;&amp;[.H180]&amp;&quot;'&quot;" office:value-type="string" office:string-value="alias cross12rgb.setcolor=b3 'cross12rgb.red.b; cross12rgb.green.3; cross12rgb.blue.0'">
            <text:p>alias cross12rgb.setcolor=b3 'cross12rgb.red.b; cross12rgb.green.3; cross12rgb.blue.0'</text:p>
          </table:table-cell>
          <table:table-cell table:formula="of:=LEFT([.D180])" office:value-type="string" office:string-value="b">
            <text:p>b</text:p>
          </table:table-cell>
          <table:table-cell table:formula="of:=MID([.D180];2;1)" office:value-type="string" office:string-value="3">
            <text:p>3</text:p>
          </table:table-cell>
          <table:table-cell table:formula="of:=RIGHT([.D180])" office:value-type="string" office:string-value="0">
            <text:p>0</text:p>
          </table:table-cell>
        </table:table-row>
        <table:table-row table:style-name="ro1">
          <table:table-cell office:value-type="string">
            <text:p>b4</text:p>
          </table:table-cell>
          <table:table-cell table:formula="of:=[.A181]" office:value-type="string" office:string-value="b4">
            <text:p>b4</text:p>
          </table:table-cell>
          <table:table-cell table:formula="of:=HEX2DEC([.B181])" office:value-type="float" office:value="180">
            <text:p>180</text:p>
          </table:table-cell>
          <table:table-cell table:style-name="ce2" table:formula="of:=[.A181]&amp;&quot;0&quot;" office:value-type="string" office:string-value="b40">
            <text:p>b40</text:p>
          </table:table-cell>
          <table:table-cell table:style-name="ce3" table:formula="of:=&quot;alias cross12rgb.setcolor=&quot;&amp;[.A181]&amp;&quot; 'cross12rgb.red.&quot;&amp;[.F181]&amp;&quot;; cross12rgb.green.&quot;&amp;[.G181]&amp;&quot;; cross12rgb.blue.&quot;&amp;[.H181]&amp;&quot;'&quot;" office:value-type="string" office:string-value="alias cross12rgb.setcolor=b4 'cross12rgb.red.b; cross12rgb.green.4; cross12rgb.blue.0'">
            <text:p>alias cross12rgb.setcolor=b4 'cross12rgb.red.b; cross12rgb.green.4; cross12rgb.blue.0'</text:p>
          </table:table-cell>
          <table:table-cell table:formula="of:=LEFT([.D181])" office:value-type="string" office:string-value="b">
            <text:p>b</text:p>
          </table:table-cell>
          <table:table-cell table:formula="of:=MID([.D181];2;1)" office:value-type="string" office:string-value="4">
            <text:p>4</text:p>
          </table:table-cell>
          <table:table-cell table:formula="of:=RIGHT([.D181])" office:value-type="string" office:string-value="0">
            <text:p>0</text:p>
          </table:table-cell>
        </table:table-row>
        <table:table-row table:style-name="ro1">
          <table:table-cell office:value-type="string">
            <text:p>b5</text:p>
          </table:table-cell>
          <table:table-cell table:formula="of:=[.A182]" office:value-type="string" office:string-value="b5">
            <text:p>b5</text:p>
          </table:table-cell>
          <table:table-cell table:formula="of:=HEX2DEC([.B182])" office:value-type="float" office:value="181">
            <text:p>181</text:p>
          </table:table-cell>
          <table:table-cell table:style-name="ce2" table:formula="of:=[.A182]&amp;&quot;0&quot;" office:value-type="string" office:string-value="b50">
            <text:p>b50</text:p>
          </table:table-cell>
          <table:table-cell table:style-name="ce3" table:formula="of:=&quot;alias cross12rgb.setcolor=&quot;&amp;[.A182]&amp;&quot; 'cross12rgb.red.&quot;&amp;[.F182]&amp;&quot;; cross12rgb.green.&quot;&amp;[.G182]&amp;&quot;; cross12rgb.blue.&quot;&amp;[.H182]&amp;&quot;'&quot;" office:value-type="string" office:string-value="alias cross12rgb.setcolor=b5 'cross12rgb.red.b; cross12rgb.green.5; cross12rgb.blue.0'">
            <text:p>alias cross12rgb.setcolor=b5 'cross12rgb.red.b; cross12rgb.green.5; cross12rgb.blue.0'</text:p>
          </table:table-cell>
          <table:table-cell table:formula="of:=LEFT([.D182])" office:value-type="string" office:string-value="b">
            <text:p>b</text:p>
          </table:table-cell>
          <table:table-cell table:formula="of:=MID([.D182];2;1)" office:value-type="string" office:string-value="5">
            <text:p>5</text:p>
          </table:table-cell>
          <table:table-cell table:formula="of:=RIGHT([.D182])" office:value-type="string" office:string-value="0">
            <text:p>0</text:p>
          </table:table-cell>
        </table:table-row>
        <table:table-row table:style-name="ro1">
          <table:table-cell office:value-type="string">
            <text:p>b6</text:p>
          </table:table-cell>
          <table:table-cell table:formula="of:=[.A183]" office:value-type="string" office:string-value="b6">
            <text:p>b6</text:p>
          </table:table-cell>
          <table:table-cell table:formula="of:=HEX2DEC([.B183])" office:value-type="float" office:value="182">
            <text:p>182</text:p>
          </table:table-cell>
          <table:table-cell table:style-name="ce2" table:formula="of:=[.A183]&amp;&quot;0&quot;" office:value-type="string" office:string-value="b60">
            <text:p>b60</text:p>
          </table:table-cell>
          <table:table-cell table:style-name="ce3" table:formula="of:=&quot;alias cross12rgb.setcolor=&quot;&amp;[.A183]&amp;&quot; 'cross12rgb.red.&quot;&amp;[.F183]&amp;&quot;; cross12rgb.green.&quot;&amp;[.G183]&amp;&quot;; cross12rgb.blue.&quot;&amp;[.H183]&amp;&quot;'&quot;" office:value-type="string" office:string-value="alias cross12rgb.setcolor=b6 'cross12rgb.red.b; cross12rgb.green.6; cross12rgb.blue.0'">
            <text:p>alias cross12rgb.setcolor=b6 'cross12rgb.red.b; cross12rgb.green.6; cross12rgb.blue.0'</text:p>
          </table:table-cell>
          <table:table-cell table:formula="of:=LEFT([.D183])" office:value-type="string" office:string-value="b">
            <text:p>b</text:p>
          </table:table-cell>
          <table:table-cell table:formula="of:=MID([.D183];2;1)" office:value-type="string" office:string-value="6">
            <text:p>6</text:p>
          </table:table-cell>
          <table:table-cell table:formula="of:=RIGHT([.D183])" office:value-type="string" office:string-value="0">
            <text:p>0</text:p>
          </table:table-cell>
        </table:table-row>
        <table:table-row table:style-name="ro1">
          <table:table-cell office:value-type="string">
            <text:p>b7</text:p>
          </table:table-cell>
          <table:table-cell table:formula="of:=[.A184]" office:value-type="string" office:string-value="b7">
            <text:p>b7</text:p>
          </table:table-cell>
          <table:table-cell table:formula="of:=HEX2DEC([.B184])" office:value-type="float" office:value="183">
            <text:p>183</text:p>
          </table:table-cell>
          <table:table-cell table:style-name="ce2" table:formula="of:=[.A184]&amp;&quot;0&quot;" office:value-type="string" office:string-value="b70">
            <text:p>b70</text:p>
          </table:table-cell>
          <table:table-cell table:style-name="ce3" table:formula="of:=&quot;alias cross12rgb.setcolor=&quot;&amp;[.A184]&amp;&quot; 'cross12rgb.red.&quot;&amp;[.F184]&amp;&quot;; cross12rgb.green.&quot;&amp;[.G184]&amp;&quot;; cross12rgb.blue.&quot;&amp;[.H184]&amp;&quot;'&quot;" office:value-type="string" office:string-value="alias cross12rgb.setcolor=b7 'cross12rgb.red.b; cross12rgb.green.7; cross12rgb.blue.0'">
            <text:p>alias cross12rgb.setcolor=b7 'cross12rgb.red.b; cross12rgb.green.7; cross12rgb.blue.0'</text:p>
          </table:table-cell>
          <table:table-cell table:formula="of:=LEFT([.D184])" office:value-type="string" office:string-value="b">
            <text:p>b</text:p>
          </table:table-cell>
          <table:table-cell table:formula="of:=MID([.D184];2;1)" office:value-type="string" office:string-value="7">
            <text:p>7</text:p>
          </table:table-cell>
          <table:table-cell table:formula="of:=RIGHT([.D184])" office:value-type="string" office:string-value="0">
            <text:p>0</text:p>
          </table:table-cell>
        </table:table-row>
        <table:table-row table:style-name="ro1">
          <table:table-cell office:value-type="string">
            <text:p>b8</text:p>
          </table:table-cell>
          <table:table-cell table:formula="of:=[.A185]" office:value-type="string" office:string-value="b8">
            <text:p>b8</text:p>
          </table:table-cell>
          <table:table-cell table:formula="of:=HEX2DEC([.B185])" office:value-type="float" office:value="184">
            <text:p>184</text:p>
          </table:table-cell>
          <table:table-cell table:style-name="ce2" table:formula="of:=[.A185]&amp;&quot;0&quot;" office:value-type="string" office:string-value="b80">
            <text:p>b80</text:p>
          </table:table-cell>
          <table:table-cell table:style-name="ce3" table:formula="of:=&quot;alias cross12rgb.setcolor=&quot;&amp;[.A185]&amp;&quot; 'cross12rgb.red.&quot;&amp;[.F185]&amp;&quot;; cross12rgb.green.&quot;&amp;[.G185]&amp;&quot;; cross12rgb.blue.&quot;&amp;[.H185]&amp;&quot;'&quot;" office:value-type="string" office:string-value="alias cross12rgb.setcolor=b8 'cross12rgb.red.b; cross12rgb.green.8; cross12rgb.blue.0'">
            <text:p>alias cross12rgb.setcolor=b8 'cross12rgb.red.b; cross12rgb.green.8; cross12rgb.blue.0'</text:p>
          </table:table-cell>
          <table:table-cell table:formula="of:=LEFT([.D185])" office:value-type="string" office:string-value="b">
            <text:p>b</text:p>
          </table:table-cell>
          <table:table-cell table:formula="of:=MID([.D185];2;1)" office:value-type="string" office:string-value="8">
            <text:p>8</text:p>
          </table:table-cell>
          <table:table-cell table:formula="of:=RIGHT([.D185])" office:value-type="string" office:string-value="0">
            <text:p>0</text:p>
          </table:table-cell>
        </table:table-row>
        <table:table-row table:style-name="ro1">
          <table:table-cell office:value-type="string">
            <text:p>b9</text:p>
          </table:table-cell>
          <table:table-cell table:formula="of:=[.A186]" office:value-type="string" office:string-value="b9">
            <text:p>b9</text:p>
          </table:table-cell>
          <table:table-cell table:formula="of:=HEX2DEC([.B186])" office:value-type="float" office:value="185">
            <text:p>185</text:p>
          </table:table-cell>
          <table:table-cell table:style-name="ce2" table:formula="of:=[.A186]&amp;&quot;0&quot;" office:value-type="string" office:string-value="b90">
            <text:p>b90</text:p>
          </table:table-cell>
          <table:table-cell table:style-name="ce3" table:formula="of:=&quot;alias cross12rgb.setcolor=&quot;&amp;[.A186]&amp;&quot; 'cross12rgb.red.&quot;&amp;[.F186]&amp;&quot;; cross12rgb.green.&quot;&amp;[.G186]&amp;&quot;; cross12rgb.blue.&quot;&amp;[.H186]&amp;&quot;'&quot;" office:value-type="string" office:string-value="alias cross12rgb.setcolor=b9 'cross12rgb.red.b; cross12rgb.green.9; cross12rgb.blue.0'">
            <text:p>alias cross12rgb.setcolor=b9 'cross12rgb.red.b; cross12rgb.green.9; cross12rgb.blue.0'</text:p>
          </table:table-cell>
          <table:table-cell table:formula="of:=LEFT([.D186])" office:value-type="string" office:string-value="b">
            <text:p>b</text:p>
          </table:table-cell>
          <table:table-cell table:formula="of:=MID([.D186];2;1)" office:value-type="string" office:string-value="9">
            <text:p>9</text:p>
          </table:table-cell>
          <table:table-cell table:formula="of:=RIGHT([.D186])" office:value-type="string" office:string-value="0">
            <text:p>0</text:p>
          </table:table-cell>
        </table:table-row>
        <table:table-row table:style-name="ro1">
          <table:table-cell office:value-type="string">
            <text:p>ba</text:p>
          </table:table-cell>
          <table:table-cell table:formula="of:=[.A187]" office:value-type="string" office:string-value="ba">
            <text:p>ba</text:p>
          </table:table-cell>
          <table:table-cell table:formula="of:=HEX2DEC([.B187])" office:value-type="float" office:value="186">
            <text:p>186</text:p>
          </table:table-cell>
          <table:table-cell table:style-name="ce2" table:formula="of:=[.A187]&amp;&quot;0&quot;" office:value-type="string" office:string-value="ba0">
            <text:p>ba0</text:p>
          </table:table-cell>
          <table:table-cell table:style-name="ce3" table:formula="of:=&quot;alias cross12rgb.setcolor=&quot;&amp;[.A187]&amp;&quot; 'cross12rgb.red.&quot;&amp;[.F187]&amp;&quot;; cross12rgb.green.&quot;&amp;[.G187]&amp;&quot;; cross12rgb.blue.&quot;&amp;[.H187]&amp;&quot;'&quot;" office:value-type="string" office:string-value="alias cross12rgb.setcolor=ba 'cross12rgb.red.b; cross12rgb.green.a; cross12rgb.blue.0'">
            <text:p>alias cross12rgb.setcolor=ba 'cross12rgb.red.b; cross12rgb.green.a; cross12rgb.blue.0'</text:p>
          </table:table-cell>
          <table:table-cell table:formula="of:=LEFT([.D187])" office:value-type="string" office:string-value="b">
            <text:p>b</text:p>
          </table:table-cell>
          <table:table-cell table:formula="of:=MID([.D187];2;1)" office:value-type="string" office:string-value="a">
            <text:p>a</text:p>
          </table:table-cell>
          <table:table-cell table:formula="of:=RIGHT([.D187])" office:value-type="string" office:string-value="0">
            <text:p>0</text:p>
          </table:table-cell>
        </table:table-row>
        <table:table-row table:style-name="ro1">
          <table:table-cell office:value-type="string">
            <text:p>bb</text:p>
          </table:table-cell>
          <table:table-cell table:formula="of:=[.A188]" office:value-type="string" office:string-value="bb">
            <text:p>bb</text:p>
          </table:table-cell>
          <table:table-cell table:formula="of:=HEX2DEC([.B188])" office:value-type="float" office:value="187">
            <text:p>187</text:p>
          </table:table-cell>
          <table:table-cell table:style-name="ce2" table:formula="of:=[.A188]&amp;&quot;0&quot;" office:value-type="string" office:string-value="bb0">
            <text:p>bb0</text:p>
          </table:table-cell>
          <table:table-cell table:style-name="ce3" table:formula="of:=&quot;alias cross12rgb.setcolor=&quot;&amp;[.A188]&amp;&quot; 'cross12rgb.red.&quot;&amp;[.F188]&amp;&quot;; cross12rgb.green.&quot;&amp;[.G188]&amp;&quot;; cross12rgb.blue.&quot;&amp;[.H188]&amp;&quot;'&quot;" office:value-type="string" office:string-value="alias cross12rgb.setcolor=bb 'cross12rgb.red.b; cross12rgb.green.b; cross12rgb.blue.0'">
            <text:p>alias cross12rgb.setcolor=bb 'cross12rgb.red.b; cross12rgb.green.b; cross12rgb.blue.0'</text:p>
          </table:table-cell>
          <table:table-cell table:formula="of:=LEFT([.D188])" office:value-type="string" office:string-value="b">
            <text:p>b</text:p>
          </table:table-cell>
          <table:table-cell table:formula="of:=MID([.D188];2;1)" office:value-type="string" office:string-value="b">
            <text:p>b</text:p>
          </table:table-cell>
          <table:table-cell table:formula="of:=RIGHT([.D188])" office:value-type="string" office:string-value="0">
            <text:p>0</text:p>
          </table:table-cell>
        </table:table-row>
        <table:table-row table:style-name="ro1">
          <table:table-cell office:value-type="string">
            <text:p>bc</text:p>
          </table:table-cell>
          <table:table-cell table:formula="of:=[.A189]" office:value-type="string" office:string-value="bc">
            <text:p>bc</text:p>
          </table:table-cell>
          <table:table-cell table:formula="of:=HEX2DEC([.B189])" office:value-type="float" office:value="188">
            <text:p>188</text:p>
          </table:table-cell>
          <table:table-cell table:style-name="ce2" table:formula="of:=[.A189]&amp;&quot;0&quot;" office:value-type="string" office:string-value="bc0">
            <text:p>bc0</text:p>
          </table:table-cell>
          <table:table-cell table:style-name="ce3" table:formula="of:=&quot;alias cross12rgb.setcolor=&quot;&amp;[.A189]&amp;&quot; 'cross12rgb.red.&quot;&amp;[.F189]&amp;&quot;; cross12rgb.green.&quot;&amp;[.G189]&amp;&quot;; cross12rgb.blue.&quot;&amp;[.H189]&amp;&quot;'&quot;" office:value-type="string" office:string-value="alias cross12rgb.setcolor=bc 'cross12rgb.red.b; cross12rgb.green.c; cross12rgb.blue.0'">
            <text:p>alias cross12rgb.setcolor=bc 'cross12rgb.red.b; cross12rgb.green.c; cross12rgb.blue.0'</text:p>
          </table:table-cell>
          <table:table-cell table:formula="of:=LEFT([.D189])" office:value-type="string" office:string-value="b">
            <text:p>b</text:p>
          </table:table-cell>
          <table:table-cell table:formula="of:=MID([.D189];2;1)" office:value-type="string" office:string-value="c">
            <text:p>c</text:p>
          </table:table-cell>
          <table:table-cell table:formula="of:=RIGHT([.D189])" office:value-type="string" office:string-value="0">
            <text:p>0</text:p>
          </table:table-cell>
        </table:table-row>
        <table:table-row table:style-name="ro1">
          <table:table-cell office:value-type="string">
            <text:p>bd</text:p>
          </table:table-cell>
          <table:table-cell table:formula="of:=[.A190]" office:value-type="string" office:string-value="bd">
            <text:p>bd</text:p>
          </table:table-cell>
          <table:table-cell table:formula="of:=HEX2DEC([.B190])" office:value-type="float" office:value="189">
            <text:p>189</text:p>
          </table:table-cell>
          <table:table-cell table:style-name="ce2" table:formula="of:=[.A190]&amp;&quot;0&quot;" office:value-type="string" office:string-value="bd0">
            <text:p>bd0</text:p>
          </table:table-cell>
          <table:table-cell table:style-name="ce3" table:formula="of:=&quot;alias cross12rgb.setcolor=&quot;&amp;[.A190]&amp;&quot; 'cross12rgb.red.&quot;&amp;[.F190]&amp;&quot;; cross12rgb.green.&quot;&amp;[.G190]&amp;&quot;; cross12rgb.blue.&quot;&amp;[.H190]&amp;&quot;'&quot;" office:value-type="string" office:string-value="alias cross12rgb.setcolor=bd 'cross12rgb.red.b; cross12rgb.green.d; cross12rgb.blue.0'">
            <text:p>alias cross12rgb.setcolor=bd 'cross12rgb.red.b; cross12rgb.green.d; cross12rgb.blue.0'</text:p>
          </table:table-cell>
          <table:table-cell table:formula="of:=LEFT([.D190])" office:value-type="string" office:string-value="b">
            <text:p>b</text:p>
          </table:table-cell>
          <table:table-cell table:formula="of:=MID([.D190];2;1)" office:value-type="string" office:string-value="d">
            <text:p>d</text:p>
          </table:table-cell>
          <table:table-cell table:formula="of:=RIGHT([.D190])" office:value-type="string" office:string-value="0">
            <text:p>0</text:p>
          </table:table-cell>
        </table:table-row>
        <table:table-row table:style-name="ro1">
          <table:table-cell office:value-type="string">
            <text:p>be</text:p>
          </table:table-cell>
          <table:table-cell table:formula="of:=[.A191]" office:value-type="string" office:string-value="be">
            <text:p>be</text:p>
          </table:table-cell>
          <table:table-cell table:formula="of:=HEX2DEC([.B191])" office:value-type="float" office:value="190">
            <text:p>190</text:p>
          </table:table-cell>
          <table:table-cell table:style-name="ce2" table:formula="of:=[.A191]&amp;&quot;0&quot;" office:value-type="string" office:string-value="be0">
            <text:p>be0</text:p>
          </table:table-cell>
          <table:table-cell table:style-name="ce3" table:formula="of:=&quot;alias cross12rgb.setcolor=&quot;&amp;[.A191]&amp;&quot; 'cross12rgb.red.&quot;&amp;[.F191]&amp;&quot;; cross12rgb.green.&quot;&amp;[.G191]&amp;&quot;; cross12rgb.blue.&quot;&amp;[.H191]&amp;&quot;'&quot;" office:value-type="string" office:string-value="alias cross12rgb.setcolor=be 'cross12rgb.red.b; cross12rgb.green.e; cross12rgb.blue.0'">
            <text:p>alias cross12rgb.setcolor=be 'cross12rgb.red.b; cross12rgb.green.e; cross12rgb.blue.0'</text:p>
          </table:table-cell>
          <table:table-cell table:formula="of:=LEFT([.D191])" office:value-type="string" office:string-value="b">
            <text:p>b</text:p>
          </table:table-cell>
          <table:table-cell table:formula="of:=MID([.D191];2;1)" office:value-type="string" office:string-value="e">
            <text:p>e</text:p>
          </table:table-cell>
          <table:table-cell table:formula="of:=RIGHT([.D191])" office:value-type="string" office:string-value="0">
            <text:p>0</text:p>
          </table:table-cell>
        </table:table-row>
        <table:table-row table:style-name="ro1">
          <table:table-cell office:value-type="string">
            <text:p>bf</text:p>
          </table:table-cell>
          <table:table-cell table:formula="of:=[.A192]" office:value-type="string" office:string-value="bf">
            <text:p>bf</text:p>
          </table:table-cell>
          <table:table-cell table:formula="of:=HEX2DEC([.B192])" office:value-type="float" office:value="191">
            <text:p>191</text:p>
          </table:table-cell>
          <table:table-cell table:style-name="ce2" table:formula="of:=[.A192]&amp;&quot;0&quot;" office:value-type="string" office:string-value="bf0">
            <text:p>bf0</text:p>
          </table:table-cell>
          <table:table-cell table:style-name="ce3" table:formula="of:=&quot;alias cross12rgb.setcolor=&quot;&amp;[.A192]&amp;&quot; 'cross12rgb.red.&quot;&amp;[.F192]&amp;&quot;; cross12rgb.green.&quot;&amp;[.G192]&amp;&quot;; cross12rgb.blue.&quot;&amp;[.H192]&amp;&quot;'&quot;" office:value-type="string" office:string-value="alias cross12rgb.setcolor=bf 'cross12rgb.red.b; cross12rgb.green.f; cross12rgb.blue.0'">
            <text:p>alias cross12rgb.setcolor=bf 'cross12rgb.red.b; cross12rgb.green.f; cross12rgb.blue.0'</text:p>
          </table:table-cell>
          <table:table-cell table:formula="of:=LEFT([.D192])" office:value-type="string" office:string-value="b">
            <text:p>b</text:p>
          </table:table-cell>
          <table:table-cell table:formula="of:=MID([.D192];2;1)" office:value-type="string" office:string-value="f">
            <text:p>f</text:p>
          </table:table-cell>
          <table:table-cell table:formula="of:=RIGHT([.D192])" office:value-type="string" office:string-value="0">
            <text:p>0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[.A193]&amp;&quot;0&quot;" office:value-type="string" office:string-value="c0">
            <text:p>c0</text:p>
          </table:table-cell>
          <table:table-cell table:formula="of:=HEX2DEC([.B193])" office:value-type="float" office:value="192">
            <text:p>192</text:p>
          </table:table-cell>
          <table:table-cell table:style-name="ce2" table:formula="of:=[.A193]&amp;&quot;00&quot;" office:value-type="string" office:string-value="c00">
            <text:p>c00</text:p>
          </table:table-cell>
          <table:table-cell table:style-name="ce3" table:formula="of:=&quot;alias cross12rgb.setcolor=&quot;&amp;[.A193]&amp;&quot; 'cross12rgb.red.&quot;&amp;[.F193]&amp;&quot;; cross12rgb.green.&quot;&amp;[.G193]&amp;&quot;; cross12rgb.blue.&quot;&amp;[.H193]&amp;&quot;'&quot;" office:value-type="string" office:string-value="alias cross12rgb.setcolor=c 'cross12rgb.red.c; cross12rgb.green.0; cross12rgb.blue.0'">
            <text:p>alias cross12rgb.setcolor=c 'cross12rgb.red.c; cross12rgb.green.0; cross12rgb.blue.0'</text:p>
          </table:table-cell>
          <table:table-cell table:formula="of:=LEFT([.D193])" office:value-type="string" office:string-value="c">
            <text:p>c</text:p>
          </table:table-cell>
          <table:table-cell table:formula="of:=MID([.D193];2;1)" office:value-type="string" office:string-value="0">
            <text:p>0</text:p>
          </table:table-cell>
          <table:table-cell table:formula="of:=RIGHT([.D193])" office:value-type="string" office:string-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table:formula="of:=[.A194]" office:value-type="string" office:string-value="c1">
            <text:p>c1</text:p>
          </table:table-cell>
          <table:table-cell table:formula="of:=HEX2DEC([.B194])" office:value-type="float" office:value="193">
            <text:p>193</text:p>
          </table:table-cell>
          <table:table-cell table:style-name="ce2" table:formula="of:=[.A194]&amp;&quot;0&quot;" office:value-type="string" office:string-value="c10">
            <text:p>c10</text:p>
          </table:table-cell>
          <table:table-cell table:style-name="ce3" table:formula="of:=&quot;alias cross12rgb.setcolor=&quot;&amp;[.A194]&amp;&quot; 'cross12rgb.red.&quot;&amp;[.F194]&amp;&quot;; cross12rgb.green.&quot;&amp;[.G194]&amp;&quot;; cross12rgb.blue.&quot;&amp;[.H194]&amp;&quot;'&quot;" office:value-type="string" office:string-value="alias cross12rgb.setcolor=c1 'cross12rgb.red.c; cross12rgb.green.1; cross12rgb.blue.0'">
            <text:p>alias cross12rgb.setcolor=c1 'cross12rgb.red.c; cross12rgb.green.1; cross12rgb.blue.0'</text:p>
          </table:table-cell>
          <table:table-cell table:formula="of:=LEFT([.D194])" office:value-type="string" office:string-value="c">
            <text:p>c</text:p>
          </table:table-cell>
          <table:table-cell table:formula="of:=MID([.D194];2;1)" office:value-type="string" office:string-value="1">
            <text:p>1</text:p>
          </table:table-cell>
          <table:table-cell table:formula="of:=RIGHT([.D194])" office:value-type="string" office:string-value="0">
            <text:p>0</text:p>
          </table:table-cell>
        </table:table-row>
        <table:table-row table:style-name="ro1">
          <table:table-cell office:value-type="string">
            <text:p>c2</text:p>
          </table:table-cell>
          <table:table-cell table:formula="of:=[.A195]" office:value-type="string" office:string-value="c2">
            <text:p>c2</text:p>
          </table:table-cell>
          <table:table-cell table:formula="of:=HEX2DEC([.B195])" office:value-type="float" office:value="194">
            <text:p>194</text:p>
          </table:table-cell>
          <table:table-cell table:style-name="ce2" table:formula="of:=[.A195]&amp;&quot;0&quot;" office:value-type="string" office:string-value="c20">
            <text:p>c20</text:p>
          </table:table-cell>
          <table:table-cell table:style-name="ce3" table:formula="of:=&quot;alias cross12rgb.setcolor=&quot;&amp;[.A195]&amp;&quot; 'cross12rgb.red.&quot;&amp;[.F195]&amp;&quot;; cross12rgb.green.&quot;&amp;[.G195]&amp;&quot;; cross12rgb.blue.&quot;&amp;[.H195]&amp;&quot;'&quot;" office:value-type="string" office:string-value="alias cross12rgb.setcolor=c2 'cross12rgb.red.c; cross12rgb.green.2; cross12rgb.blue.0'">
            <text:p>alias cross12rgb.setcolor=c2 'cross12rgb.red.c; cross12rgb.green.2; cross12rgb.blue.0'</text:p>
          </table:table-cell>
          <table:table-cell table:formula="of:=LEFT([.D195])" office:value-type="string" office:string-value="c">
            <text:p>c</text:p>
          </table:table-cell>
          <table:table-cell table:formula="of:=MID([.D195];2;1)" office:value-type="string" office:string-value="2">
            <text:p>2</text:p>
          </table:table-cell>
          <table:table-cell table:formula="of:=RIGHT([.D195])" office:value-type="string" office:string-value="0">
            <text:p>0</text:p>
          </table:table-cell>
        </table:table-row>
        <table:table-row table:style-name="ro1">
          <table:table-cell office:value-type="string">
            <text:p>c3</text:p>
          </table:table-cell>
          <table:table-cell table:formula="of:=[.A196]" office:value-type="string" office:string-value="c3">
            <text:p>c3</text:p>
          </table:table-cell>
          <table:table-cell table:formula="of:=HEX2DEC([.B196])" office:value-type="float" office:value="195">
            <text:p>195</text:p>
          </table:table-cell>
          <table:table-cell table:style-name="ce2" table:formula="of:=[.A196]&amp;&quot;0&quot;" office:value-type="string" office:string-value="c30">
            <text:p>c30</text:p>
          </table:table-cell>
          <table:table-cell table:style-name="ce3" table:formula="of:=&quot;alias cross12rgb.setcolor=&quot;&amp;[.A196]&amp;&quot; 'cross12rgb.red.&quot;&amp;[.F196]&amp;&quot;; cross12rgb.green.&quot;&amp;[.G196]&amp;&quot;; cross12rgb.blue.&quot;&amp;[.H196]&amp;&quot;'&quot;" office:value-type="string" office:string-value="alias cross12rgb.setcolor=c3 'cross12rgb.red.c; cross12rgb.green.3; cross12rgb.blue.0'">
            <text:p>alias cross12rgb.setcolor=c3 'cross12rgb.red.c; cross12rgb.green.3; cross12rgb.blue.0'</text:p>
          </table:table-cell>
          <table:table-cell table:formula="of:=LEFT([.D196])" office:value-type="string" office:string-value="c">
            <text:p>c</text:p>
          </table:table-cell>
          <table:table-cell table:formula="of:=MID([.D196];2;1)" office:value-type="string" office:string-value="3">
            <text:p>3</text:p>
          </table:table-cell>
          <table:table-cell table:formula="of:=RIGHT([.D196])" office:value-type="string" office:string-value="0">
            <text:p>0</text:p>
          </table:table-cell>
        </table:table-row>
        <table:table-row table:style-name="ro1">
          <table:table-cell office:value-type="string">
            <text:p>c4</text:p>
          </table:table-cell>
          <table:table-cell table:formula="of:=[.A197]" office:value-type="string" office:string-value="c4">
            <text:p>c4</text:p>
          </table:table-cell>
          <table:table-cell table:formula="of:=HEX2DEC([.B197])" office:value-type="float" office:value="196">
            <text:p>196</text:p>
          </table:table-cell>
          <table:table-cell table:style-name="ce2" table:formula="of:=[.A197]&amp;&quot;0&quot;" office:value-type="string" office:string-value="c40">
            <text:p>c40</text:p>
          </table:table-cell>
          <table:table-cell table:style-name="ce3" table:formula="of:=&quot;alias cross12rgb.setcolor=&quot;&amp;[.A197]&amp;&quot; 'cross12rgb.red.&quot;&amp;[.F197]&amp;&quot;; cross12rgb.green.&quot;&amp;[.G197]&amp;&quot;; cross12rgb.blue.&quot;&amp;[.H197]&amp;&quot;'&quot;" office:value-type="string" office:string-value="alias cross12rgb.setcolor=c4 'cross12rgb.red.c; cross12rgb.green.4; cross12rgb.blue.0'">
            <text:p>alias cross12rgb.setcolor=c4 'cross12rgb.red.c; cross12rgb.green.4; cross12rgb.blue.0'</text:p>
          </table:table-cell>
          <table:table-cell table:formula="of:=LEFT([.D197])" office:value-type="string" office:string-value="c">
            <text:p>c</text:p>
          </table:table-cell>
          <table:table-cell table:formula="of:=MID([.D197];2;1)" office:value-type="string" office:string-value="4">
            <text:p>4</text:p>
          </table:table-cell>
          <table:table-cell table:formula="of:=RIGHT([.D197])" office:value-type="string" office:string-value="0">
            <text:p>0</text:p>
          </table:table-cell>
        </table:table-row>
        <table:table-row table:style-name="ro1">
          <table:table-cell office:value-type="string">
            <text:p>c5</text:p>
          </table:table-cell>
          <table:table-cell table:formula="of:=[.A198]" office:value-type="string" office:string-value="c5">
            <text:p>c5</text:p>
          </table:table-cell>
          <table:table-cell table:formula="of:=HEX2DEC([.B198])" office:value-type="float" office:value="197">
            <text:p>197</text:p>
          </table:table-cell>
          <table:table-cell table:style-name="ce2" table:formula="of:=[.A198]&amp;&quot;0&quot;" office:value-type="string" office:string-value="c50">
            <text:p>c50</text:p>
          </table:table-cell>
          <table:table-cell table:style-name="ce3" table:formula="of:=&quot;alias cross12rgb.setcolor=&quot;&amp;[.A198]&amp;&quot; 'cross12rgb.red.&quot;&amp;[.F198]&amp;&quot;; cross12rgb.green.&quot;&amp;[.G198]&amp;&quot;; cross12rgb.blue.&quot;&amp;[.H198]&amp;&quot;'&quot;" office:value-type="string" office:string-value="alias cross12rgb.setcolor=c5 'cross12rgb.red.c; cross12rgb.green.5; cross12rgb.blue.0'">
            <text:p>alias cross12rgb.setcolor=c5 'cross12rgb.red.c; cross12rgb.green.5; cross12rgb.blue.0'</text:p>
          </table:table-cell>
          <table:table-cell table:formula="of:=LEFT([.D198])" office:value-type="string" office:string-value="c">
            <text:p>c</text:p>
          </table:table-cell>
          <table:table-cell table:formula="of:=MID([.D198];2;1)" office:value-type="string" office:string-value="5">
            <text:p>5</text:p>
          </table:table-cell>
          <table:table-cell table:formula="of:=RIGHT([.D198])" office:value-type="string" office:string-value="0">
            <text:p>0</text:p>
          </table:table-cell>
        </table:table-row>
        <table:table-row table:style-name="ro1">
          <table:table-cell office:value-type="string">
            <text:p>c6</text:p>
          </table:table-cell>
          <table:table-cell table:formula="of:=[.A199]" office:value-type="string" office:string-value="c6">
            <text:p>c6</text:p>
          </table:table-cell>
          <table:table-cell table:formula="of:=HEX2DEC([.B199])" office:value-type="float" office:value="198">
            <text:p>198</text:p>
          </table:table-cell>
          <table:table-cell table:style-name="ce2" table:formula="of:=[.A199]&amp;&quot;0&quot;" office:value-type="string" office:string-value="c60">
            <text:p>c60</text:p>
          </table:table-cell>
          <table:table-cell table:style-name="ce3" table:formula="of:=&quot;alias cross12rgb.setcolor=&quot;&amp;[.A199]&amp;&quot; 'cross12rgb.red.&quot;&amp;[.F199]&amp;&quot;; cross12rgb.green.&quot;&amp;[.G199]&amp;&quot;; cross12rgb.blue.&quot;&amp;[.H199]&amp;&quot;'&quot;" office:value-type="string" office:string-value="alias cross12rgb.setcolor=c6 'cross12rgb.red.c; cross12rgb.green.6; cross12rgb.blue.0'">
            <text:p>alias cross12rgb.setcolor=c6 'cross12rgb.red.c; cross12rgb.green.6; cross12rgb.blue.0'</text:p>
          </table:table-cell>
          <table:table-cell table:formula="of:=LEFT([.D199])" office:value-type="string" office:string-value="c">
            <text:p>c</text:p>
          </table:table-cell>
          <table:table-cell table:formula="of:=MID([.D199];2;1)" office:value-type="string" office:string-value="6">
            <text:p>6</text:p>
          </table:table-cell>
          <table:table-cell table:formula="of:=RIGHT([.D199])" office:value-type="string" office:string-value="0">
            <text:p>0</text:p>
          </table:table-cell>
        </table:table-row>
        <table:table-row table:style-name="ro1">
          <table:table-cell office:value-type="string">
            <text:p>c7</text:p>
          </table:table-cell>
          <table:table-cell table:formula="of:=[.A200]" office:value-type="string" office:string-value="c7">
            <text:p>c7</text:p>
          </table:table-cell>
          <table:table-cell table:formula="of:=HEX2DEC([.B200])" office:value-type="float" office:value="199">
            <text:p>199</text:p>
          </table:table-cell>
          <table:table-cell table:style-name="ce2" table:formula="of:=[.A200]&amp;&quot;0&quot;" office:value-type="string" office:string-value="c70">
            <text:p>c70</text:p>
          </table:table-cell>
          <table:table-cell table:style-name="ce3" table:formula="of:=&quot;alias cross12rgb.setcolor=&quot;&amp;[.A200]&amp;&quot; 'cross12rgb.red.&quot;&amp;[.F200]&amp;&quot;; cross12rgb.green.&quot;&amp;[.G200]&amp;&quot;; cross12rgb.blue.&quot;&amp;[.H200]&amp;&quot;'&quot;" office:value-type="string" office:string-value="alias cross12rgb.setcolor=c7 'cross12rgb.red.c; cross12rgb.green.7; cross12rgb.blue.0'">
            <text:p>alias cross12rgb.setcolor=c7 'cross12rgb.red.c; cross12rgb.green.7; cross12rgb.blue.0'</text:p>
          </table:table-cell>
          <table:table-cell table:formula="of:=LEFT([.D200])" office:value-type="string" office:string-value="c">
            <text:p>c</text:p>
          </table:table-cell>
          <table:table-cell table:formula="of:=MID([.D200];2;1)" office:value-type="string" office:string-value="7">
            <text:p>7</text:p>
          </table:table-cell>
          <table:table-cell table:formula="of:=RIGHT([.D200])" office:value-type="string" office:string-value="0">
            <text:p>0</text:p>
          </table:table-cell>
        </table:table-row>
        <table:table-row table:style-name="ro1">
          <table:table-cell office:value-type="string">
            <text:p>c8</text:p>
          </table:table-cell>
          <table:table-cell table:formula="of:=[.A201]" office:value-type="string" office:string-value="c8">
            <text:p>c8</text:p>
          </table:table-cell>
          <table:table-cell table:formula="of:=HEX2DEC([.B201])" office:value-type="float" office:value="200">
            <text:p>200</text:p>
          </table:table-cell>
          <table:table-cell table:style-name="ce2" table:formula="of:=[.A201]&amp;&quot;0&quot;" office:value-type="string" office:string-value="c80">
            <text:p>c80</text:p>
          </table:table-cell>
          <table:table-cell table:style-name="ce3" table:formula="of:=&quot;alias cross12rgb.setcolor=&quot;&amp;[.A201]&amp;&quot; 'cross12rgb.red.&quot;&amp;[.F201]&amp;&quot;; cross12rgb.green.&quot;&amp;[.G201]&amp;&quot;; cross12rgb.blue.&quot;&amp;[.H201]&amp;&quot;'&quot;" office:value-type="string" office:string-value="alias cross12rgb.setcolor=c8 'cross12rgb.red.c; cross12rgb.green.8; cross12rgb.blue.0'">
            <text:p>alias cross12rgb.setcolor=c8 'cross12rgb.red.c; cross12rgb.green.8; cross12rgb.blue.0'</text:p>
          </table:table-cell>
          <table:table-cell table:formula="of:=LEFT([.D201])" office:value-type="string" office:string-value="c">
            <text:p>c</text:p>
          </table:table-cell>
          <table:table-cell table:formula="of:=MID([.D201];2;1)" office:value-type="string" office:string-value="8">
            <text:p>8</text:p>
          </table:table-cell>
          <table:table-cell table:formula="of:=RIGHT([.D201])" office:value-type="string" office:string-value="0">
            <text:p>0</text:p>
          </table:table-cell>
        </table:table-row>
        <table:table-row table:style-name="ro1">
          <table:table-cell office:value-type="string">
            <text:p>c9</text:p>
          </table:table-cell>
          <table:table-cell table:formula="of:=[.A202]" office:value-type="string" office:string-value="c9">
            <text:p>c9</text:p>
          </table:table-cell>
          <table:table-cell table:formula="of:=HEX2DEC([.B202])" office:value-type="float" office:value="201">
            <text:p>201</text:p>
          </table:table-cell>
          <table:table-cell table:style-name="ce2" table:formula="of:=[.A202]&amp;&quot;0&quot;" office:value-type="string" office:string-value="c90">
            <text:p>c90</text:p>
          </table:table-cell>
          <table:table-cell table:style-name="ce3" table:formula="of:=&quot;alias cross12rgb.setcolor=&quot;&amp;[.A202]&amp;&quot; 'cross12rgb.red.&quot;&amp;[.F202]&amp;&quot;; cross12rgb.green.&quot;&amp;[.G202]&amp;&quot;; cross12rgb.blue.&quot;&amp;[.H202]&amp;&quot;'&quot;" office:value-type="string" office:string-value="alias cross12rgb.setcolor=c9 'cross12rgb.red.c; cross12rgb.green.9; cross12rgb.blue.0'">
            <text:p>alias cross12rgb.setcolor=c9 'cross12rgb.red.c; cross12rgb.green.9; cross12rgb.blue.0'</text:p>
          </table:table-cell>
          <table:table-cell table:formula="of:=LEFT([.D202])" office:value-type="string" office:string-value="c">
            <text:p>c</text:p>
          </table:table-cell>
          <table:table-cell table:formula="of:=MID([.D202];2;1)" office:value-type="string" office:string-value="9">
            <text:p>9</text:p>
          </table:table-cell>
          <table:table-cell table:formula="of:=RIGHT([.D202])" office:value-type="string" office:string-value="0">
            <text:p>0</text:p>
          </table:table-cell>
        </table:table-row>
        <table:table-row table:style-name="ro1">
          <table:table-cell office:value-type="string">
            <text:p>ca</text:p>
          </table:table-cell>
          <table:table-cell table:formula="of:=[.A203]" office:value-type="string" office:string-value="ca">
            <text:p>ca</text:p>
          </table:table-cell>
          <table:table-cell table:formula="of:=HEX2DEC([.B203])" office:value-type="float" office:value="202">
            <text:p>202</text:p>
          </table:table-cell>
          <table:table-cell table:style-name="ce2" table:formula="of:=[.A203]&amp;&quot;0&quot;" office:value-type="string" office:string-value="ca0">
            <text:p>ca0</text:p>
          </table:table-cell>
          <table:table-cell table:style-name="ce3" table:formula="of:=&quot;alias cross12rgb.setcolor=&quot;&amp;[.A203]&amp;&quot; 'cross12rgb.red.&quot;&amp;[.F203]&amp;&quot;; cross12rgb.green.&quot;&amp;[.G203]&amp;&quot;; cross12rgb.blue.&quot;&amp;[.H203]&amp;&quot;'&quot;" office:value-type="string" office:string-value="alias cross12rgb.setcolor=ca 'cross12rgb.red.c; cross12rgb.green.a; cross12rgb.blue.0'">
            <text:p>alias cross12rgb.setcolor=ca 'cross12rgb.red.c; cross12rgb.green.a; cross12rgb.blue.0'</text:p>
          </table:table-cell>
          <table:table-cell table:formula="of:=LEFT([.D203])" office:value-type="string" office:string-value="c">
            <text:p>c</text:p>
          </table:table-cell>
          <table:table-cell table:formula="of:=MID([.D203];2;1)" office:value-type="string" office:string-value="a">
            <text:p>a</text:p>
          </table:table-cell>
          <table:table-cell table:formula="of:=RIGHT([.D203])" office:value-type="string" office:string-value="0">
            <text:p>0</text:p>
          </table:table-cell>
        </table:table-row>
        <table:table-row table:style-name="ro1">
          <table:table-cell office:value-type="string">
            <text:p>cb</text:p>
          </table:table-cell>
          <table:table-cell table:formula="of:=[.A204]" office:value-type="string" office:string-value="cb">
            <text:p>cb</text:p>
          </table:table-cell>
          <table:table-cell table:formula="of:=HEX2DEC([.B204])" office:value-type="float" office:value="203">
            <text:p>203</text:p>
          </table:table-cell>
          <table:table-cell table:style-name="ce2" table:formula="of:=[.A204]&amp;&quot;0&quot;" office:value-type="string" office:string-value="cb0">
            <text:p>cb0</text:p>
          </table:table-cell>
          <table:table-cell table:style-name="ce3" table:formula="of:=&quot;alias cross12rgb.setcolor=&quot;&amp;[.A204]&amp;&quot; 'cross12rgb.red.&quot;&amp;[.F204]&amp;&quot;; cross12rgb.green.&quot;&amp;[.G204]&amp;&quot;; cross12rgb.blue.&quot;&amp;[.H204]&amp;&quot;'&quot;" office:value-type="string" office:string-value="alias cross12rgb.setcolor=cb 'cross12rgb.red.c; cross12rgb.green.b; cross12rgb.blue.0'">
            <text:p>alias cross12rgb.setcolor=cb 'cross12rgb.red.c; cross12rgb.green.b; cross12rgb.blue.0'</text:p>
          </table:table-cell>
          <table:table-cell table:formula="of:=LEFT([.D204])" office:value-type="string" office:string-value="c">
            <text:p>c</text:p>
          </table:table-cell>
          <table:table-cell table:formula="of:=MID([.D204];2;1)" office:value-type="string" office:string-value="b">
            <text:p>b</text:p>
          </table:table-cell>
          <table:table-cell table:formula="of:=RIGHT([.D204])" office:value-type="string" office:string-value="0">
            <text:p>0</text:p>
          </table:table-cell>
        </table:table-row>
        <table:table-row table:style-name="ro1">
          <table:table-cell office:value-type="string">
            <text:p>cc</text:p>
          </table:table-cell>
          <table:table-cell table:formula="of:=[.A205]" office:value-type="string" office:string-value="cc">
            <text:p>cc</text:p>
          </table:table-cell>
          <table:table-cell table:formula="of:=HEX2DEC([.B205])" office:value-type="float" office:value="204">
            <text:p>204</text:p>
          </table:table-cell>
          <table:table-cell table:style-name="ce2" table:formula="of:=[.A205]&amp;&quot;0&quot;" office:value-type="string" office:string-value="cc0">
            <text:p>cc0</text:p>
          </table:table-cell>
          <table:table-cell table:style-name="ce3" table:formula="of:=&quot;alias cross12rgb.setcolor=&quot;&amp;[.A205]&amp;&quot; 'cross12rgb.red.&quot;&amp;[.F205]&amp;&quot;; cross12rgb.green.&quot;&amp;[.G205]&amp;&quot;; cross12rgb.blue.&quot;&amp;[.H205]&amp;&quot;'&quot;" office:value-type="string" office:string-value="alias cross12rgb.setcolor=cc 'cross12rgb.red.c; cross12rgb.green.c; cross12rgb.blue.0'">
            <text:p>alias cross12rgb.setcolor=cc 'cross12rgb.red.c; cross12rgb.green.c; cross12rgb.blue.0'</text:p>
          </table:table-cell>
          <table:table-cell table:formula="of:=LEFT([.D205])" office:value-type="string" office:string-value="c">
            <text:p>c</text:p>
          </table:table-cell>
          <table:table-cell table:formula="of:=MID([.D205];2;1)" office:value-type="string" office:string-value="c">
            <text:p>c</text:p>
          </table:table-cell>
          <table:table-cell table:formula="of:=RIGHT([.D205])" office:value-type="string" office:string-value="0">
            <text:p>0</text:p>
          </table:table-cell>
        </table:table-row>
        <table:table-row table:style-name="ro1">
          <table:table-cell office:value-type="string">
            <text:p>cd</text:p>
          </table:table-cell>
          <table:table-cell table:formula="of:=[.A206]" office:value-type="string" office:string-value="cd">
            <text:p>cd</text:p>
          </table:table-cell>
          <table:table-cell table:formula="of:=HEX2DEC([.B206])" office:value-type="float" office:value="205">
            <text:p>205</text:p>
          </table:table-cell>
          <table:table-cell table:style-name="ce2" table:formula="of:=[.A206]&amp;&quot;0&quot;" office:value-type="string" office:string-value="cd0">
            <text:p>cd0</text:p>
          </table:table-cell>
          <table:table-cell table:style-name="ce3" table:formula="of:=&quot;alias cross12rgb.setcolor=&quot;&amp;[.A206]&amp;&quot; 'cross12rgb.red.&quot;&amp;[.F206]&amp;&quot;; cross12rgb.green.&quot;&amp;[.G206]&amp;&quot;; cross12rgb.blue.&quot;&amp;[.H206]&amp;&quot;'&quot;" office:value-type="string" office:string-value="alias cross12rgb.setcolor=cd 'cross12rgb.red.c; cross12rgb.green.d; cross12rgb.blue.0'">
            <text:p>alias cross12rgb.setcolor=cd 'cross12rgb.red.c; cross12rgb.green.d; cross12rgb.blue.0'</text:p>
          </table:table-cell>
          <table:table-cell table:formula="of:=LEFT([.D206])" office:value-type="string" office:string-value="c">
            <text:p>c</text:p>
          </table:table-cell>
          <table:table-cell table:formula="of:=MID([.D206];2;1)" office:value-type="string" office:string-value="d">
            <text:p>d</text:p>
          </table:table-cell>
          <table:table-cell table:formula="of:=RIGHT([.D206])" office:value-type="string" office:string-value="0">
            <text:p>0</text:p>
          </table:table-cell>
        </table:table-row>
        <table:table-row table:style-name="ro1">
          <table:table-cell office:value-type="string">
            <text:p>ce</text:p>
          </table:table-cell>
          <table:table-cell table:formula="of:=[.A207]" office:value-type="string" office:string-value="ce">
            <text:p>ce</text:p>
          </table:table-cell>
          <table:table-cell table:formula="of:=HEX2DEC([.B207])" office:value-type="float" office:value="206">
            <text:p>206</text:p>
          </table:table-cell>
          <table:table-cell table:style-name="ce2" table:formula="of:=[.A207]&amp;&quot;0&quot;" office:value-type="string" office:string-value="ce0">
            <text:p>ce0</text:p>
          </table:table-cell>
          <table:table-cell table:style-name="ce3" table:formula="of:=&quot;alias cross12rgb.setcolor=&quot;&amp;[.A207]&amp;&quot; 'cross12rgb.red.&quot;&amp;[.F207]&amp;&quot;; cross12rgb.green.&quot;&amp;[.G207]&amp;&quot;; cross12rgb.blue.&quot;&amp;[.H207]&amp;&quot;'&quot;" office:value-type="string" office:string-value="alias cross12rgb.setcolor=ce 'cross12rgb.red.c; cross12rgb.green.e; cross12rgb.blue.0'">
            <text:p>alias cross12rgb.setcolor=ce 'cross12rgb.red.c; cross12rgb.green.e; cross12rgb.blue.0'</text:p>
          </table:table-cell>
          <table:table-cell table:formula="of:=LEFT([.D207])" office:value-type="string" office:string-value="c">
            <text:p>c</text:p>
          </table:table-cell>
          <table:table-cell table:formula="of:=MID([.D207];2;1)" office:value-type="string" office:string-value="e">
            <text:p>e</text:p>
          </table:table-cell>
          <table:table-cell table:formula="of:=RIGHT([.D207])" office:value-type="string" office:string-value="0">
            <text:p>0</text:p>
          </table:table-cell>
        </table:table-row>
        <table:table-row table:style-name="ro1">
          <table:table-cell office:value-type="string">
            <text:p>cf</text:p>
          </table:table-cell>
          <table:table-cell table:formula="of:=[.A208]" office:value-type="string" office:string-value="cf">
            <text:p>cf</text:p>
          </table:table-cell>
          <table:table-cell table:formula="of:=HEX2DEC([.B208])" office:value-type="float" office:value="207">
            <text:p>207</text:p>
          </table:table-cell>
          <table:table-cell table:style-name="ce2" table:formula="of:=[.A208]&amp;&quot;0&quot;" office:value-type="string" office:string-value="cf0">
            <text:p>cf0</text:p>
          </table:table-cell>
          <table:table-cell table:style-name="ce3" table:formula="of:=&quot;alias cross12rgb.setcolor=&quot;&amp;[.A208]&amp;&quot; 'cross12rgb.red.&quot;&amp;[.F208]&amp;&quot;; cross12rgb.green.&quot;&amp;[.G208]&amp;&quot;; cross12rgb.blue.&quot;&amp;[.H208]&amp;&quot;'&quot;" office:value-type="string" office:string-value="alias cross12rgb.setcolor=cf 'cross12rgb.red.c; cross12rgb.green.f; cross12rgb.blue.0'">
            <text:p>alias cross12rgb.setcolor=cf 'cross12rgb.red.c; cross12rgb.green.f; cross12rgb.blue.0'</text:p>
          </table:table-cell>
          <table:table-cell table:formula="of:=LEFT([.D208])" office:value-type="string" office:string-value="c">
            <text:p>c</text:p>
          </table:table-cell>
          <table:table-cell table:formula="of:=MID([.D208];2;1)" office:value-type="string" office:string-value="f">
            <text:p>f</text:p>
          </table:table-cell>
          <table:table-cell table:formula="of:=RIGHT([.D208])" office:value-type="string" office:string-value="0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[.A209]&amp;&quot;0&quot;" office:value-type="string" office:string-value="d0">
            <text:p>d0</text:p>
          </table:table-cell>
          <table:table-cell table:formula="of:=HEX2DEC([.B209])" office:value-type="float" office:value="208">
            <text:p>208</text:p>
          </table:table-cell>
          <table:table-cell table:style-name="ce2" table:formula="of:=[.A209]&amp;&quot;00&quot;" office:value-type="string" office:string-value="d00">
            <text:p>d00</text:p>
          </table:table-cell>
          <table:table-cell table:style-name="ce3" table:formula="of:=&quot;alias cross12rgb.setcolor=&quot;&amp;[.A209]&amp;&quot; 'cross12rgb.red.&quot;&amp;[.F209]&amp;&quot;; cross12rgb.green.&quot;&amp;[.G209]&amp;&quot;; cross12rgb.blue.&quot;&amp;[.H209]&amp;&quot;'&quot;" office:value-type="string" office:string-value="alias cross12rgb.setcolor=d 'cross12rgb.red.d; cross12rgb.green.0; cross12rgb.blue.0'">
            <text:p>alias cross12rgb.setcolor=d 'cross12rgb.red.d; cross12rgb.green.0; cross12rgb.blue.0'</text:p>
          </table:table-cell>
          <table:table-cell table:formula="of:=LEFT([.D209])" office:value-type="string" office:string-value="d">
            <text:p>d</text:p>
          </table:table-cell>
          <table:table-cell table:formula="of:=MID([.D209];2;1)" office:value-type="string" office:string-value="0">
            <text:p>0</text:p>
          </table:table-cell>
          <table:table-cell table:formula="of:=RIGHT([.D209])" office:value-type="string" office:string-value="0">
            <text:p>0</text:p>
          </table:table-cell>
        </table:table-row>
        <table:table-row table:style-name="ro1">
          <table:table-cell office:value-type="string">
            <text:p>d1</text:p>
          </table:table-cell>
          <table:table-cell table:formula="of:=[.A210]" office:value-type="string" office:string-value="d1">
            <text:p>d1</text:p>
          </table:table-cell>
          <table:table-cell table:formula="of:=HEX2DEC([.B210])" office:value-type="float" office:value="209">
            <text:p>209</text:p>
          </table:table-cell>
          <table:table-cell table:style-name="ce2" table:formula="of:=[.A210]&amp;&quot;0&quot;" office:value-type="string" office:string-value="d10">
            <text:p>d10</text:p>
          </table:table-cell>
          <table:table-cell table:style-name="ce3" table:formula="of:=&quot;alias cross12rgb.setcolor=&quot;&amp;[.A210]&amp;&quot; 'cross12rgb.red.&quot;&amp;[.F210]&amp;&quot;; cross12rgb.green.&quot;&amp;[.G210]&amp;&quot;; cross12rgb.blue.&quot;&amp;[.H210]&amp;&quot;'&quot;" office:value-type="string" office:string-value="alias cross12rgb.setcolor=d1 'cross12rgb.red.d; cross12rgb.green.1; cross12rgb.blue.0'">
            <text:p>alias cross12rgb.setcolor=d1 'cross12rgb.red.d; cross12rgb.green.1; cross12rgb.blue.0'</text:p>
          </table:table-cell>
          <table:table-cell table:formula="of:=LEFT([.D210])" office:value-type="string" office:string-value="d">
            <text:p>d</text:p>
          </table:table-cell>
          <table:table-cell table:formula="of:=MID([.D210];2;1)" office:value-type="string" office:string-value="1">
            <text:p>1</text:p>
          </table:table-cell>
          <table:table-cell table:formula="of:=RIGHT([.D210])" office:value-type="string" office:string-value="0">
            <text:p>0</text:p>
          </table:table-cell>
        </table:table-row>
        <table:table-row table:style-name="ro1">
          <table:table-cell office:value-type="string">
            <text:p>d2</text:p>
          </table:table-cell>
          <table:table-cell table:formula="of:=[.A211]" office:value-type="string" office:string-value="d2">
            <text:p>d2</text:p>
          </table:table-cell>
          <table:table-cell table:formula="of:=HEX2DEC([.B211])" office:value-type="float" office:value="210">
            <text:p>210</text:p>
          </table:table-cell>
          <table:table-cell table:style-name="ce2" table:formula="of:=[.A211]&amp;&quot;0&quot;" office:value-type="string" office:string-value="d20">
            <text:p>d20</text:p>
          </table:table-cell>
          <table:table-cell table:style-name="ce3" table:formula="of:=&quot;alias cross12rgb.setcolor=&quot;&amp;[.A211]&amp;&quot; 'cross12rgb.red.&quot;&amp;[.F211]&amp;&quot;; cross12rgb.green.&quot;&amp;[.G211]&amp;&quot;; cross12rgb.blue.&quot;&amp;[.H211]&amp;&quot;'&quot;" office:value-type="string" office:string-value="alias cross12rgb.setcolor=d2 'cross12rgb.red.d; cross12rgb.green.2; cross12rgb.blue.0'">
            <text:p>alias cross12rgb.setcolor=d2 'cross12rgb.red.d; cross12rgb.green.2; cross12rgb.blue.0'</text:p>
          </table:table-cell>
          <table:table-cell table:formula="of:=LEFT([.D211])" office:value-type="string" office:string-value="d">
            <text:p>d</text:p>
          </table:table-cell>
          <table:table-cell table:formula="of:=MID([.D211];2;1)" office:value-type="string" office:string-value="2">
            <text:p>2</text:p>
          </table:table-cell>
          <table:table-cell table:formula="of:=RIGHT([.D211])" office:value-type="string" office:string-value="0">
            <text:p>0</text:p>
          </table:table-cell>
        </table:table-row>
        <table:table-row table:style-name="ro1">
          <table:table-cell office:value-type="string">
            <text:p>d3</text:p>
          </table:table-cell>
          <table:table-cell table:formula="of:=[.A212]" office:value-type="string" office:string-value="d3">
            <text:p>d3</text:p>
          </table:table-cell>
          <table:table-cell table:formula="of:=HEX2DEC([.B212])" office:value-type="float" office:value="211">
            <text:p>211</text:p>
          </table:table-cell>
          <table:table-cell table:style-name="ce2" table:formula="of:=[.A212]&amp;&quot;0&quot;" office:value-type="string" office:string-value="d30">
            <text:p>d30</text:p>
          </table:table-cell>
          <table:table-cell table:style-name="ce3" table:formula="of:=&quot;alias cross12rgb.setcolor=&quot;&amp;[.A212]&amp;&quot; 'cross12rgb.red.&quot;&amp;[.F212]&amp;&quot;; cross12rgb.green.&quot;&amp;[.G212]&amp;&quot;; cross12rgb.blue.&quot;&amp;[.H212]&amp;&quot;'&quot;" office:value-type="string" office:string-value="alias cross12rgb.setcolor=d3 'cross12rgb.red.d; cross12rgb.green.3; cross12rgb.blue.0'">
            <text:p>alias cross12rgb.setcolor=d3 'cross12rgb.red.d; cross12rgb.green.3; cross12rgb.blue.0'</text:p>
          </table:table-cell>
          <table:table-cell table:formula="of:=LEFT([.D212])" office:value-type="string" office:string-value="d">
            <text:p>d</text:p>
          </table:table-cell>
          <table:table-cell table:formula="of:=MID([.D212];2;1)" office:value-type="string" office:string-value="3">
            <text:p>3</text:p>
          </table:table-cell>
          <table:table-cell table:formula="of:=RIGHT([.D212])" office:value-type="string" office:string-value="0">
            <text:p>0</text:p>
          </table:table-cell>
        </table:table-row>
        <table:table-row table:style-name="ro1">
          <table:table-cell office:value-type="string">
            <text:p>d4</text:p>
          </table:table-cell>
          <table:table-cell table:formula="of:=[.A213]" office:value-type="string" office:string-value="d4">
            <text:p>d4</text:p>
          </table:table-cell>
          <table:table-cell table:formula="of:=HEX2DEC([.B213])" office:value-type="float" office:value="212">
            <text:p>212</text:p>
          </table:table-cell>
          <table:table-cell table:style-name="ce2" table:formula="of:=[.A213]&amp;&quot;0&quot;" office:value-type="string" office:string-value="d40">
            <text:p>d40</text:p>
          </table:table-cell>
          <table:table-cell table:style-name="ce3" table:formula="of:=&quot;alias cross12rgb.setcolor=&quot;&amp;[.A213]&amp;&quot; 'cross12rgb.red.&quot;&amp;[.F213]&amp;&quot;; cross12rgb.green.&quot;&amp;[.G213]&amp;&quot;; cross12rgb.blue.&quot;&amp;[.H213]&amp;&quot;'&quot;" office:value-type="string" office:string-value="alias cross12rgb.setcolor=d4 'cross12rgb.red.d; cross12rgb.green.4; cross12rgb.blue.0'">
            <text:p>alias cross12rgb.setcolor=d4 'cross12rgb.red.d; cross12rgb.green.4; cross12rgb.blue.0'</text:p>
          </table:table-cell>
          <table:table-cell table:formula="of:=LEFT([.D213])" office:value-type="string" office:string-value="d">
            <text:p>d</text:p>
          </table:table-cell>
          <table:table-cell table:formula="of:=MID([.D213];2;1)" office:value-type="string" office:string-value="4">
            <text:p>4</text:p>
          </table:table-cell>
          <table:table-cell table:formula="of:=RIGHT([.D213])" office:value-type="string" office:string-value="0">
            <text:p>0</text:p>
          </table:table-cell>
        </table:table-row>
        <table:table-row table:style-name="ro1">
          <table:table-cell office:value-type="string">
            <text:p>d5</text:p>
          </table:table-cell>
          <table:table-cell table:formula="of:=[.A214]" office:value-type="string" office:string-value="d5">
            <text:p>d5</text:p>
          </table:table-cell>
          <table:table-cell table:formula="of:=HEX2DEC([.B214])" office:value-type="float" office:value="213">
            <text:p>213</text:p>
          </table:table-cell>
          <table:table-cell table:style-name="ce2" table:formula="of:=[.A214]&amp;&quot;0&quot;" office:value-type="string" office:string-value="d50">
            <text:p>d50</text:p>
          </table:table-cell>
          <table:table-cell table:style-name="ce3" table:formula="of:=&quot;alias cross12rgb.setcolor=&quot;&amp;[.A214]&amp;&quot; 'cross12rgb.red.&quot;&amp;[.F214]&amp;&quot;; cross12rgb.green.&quot;&amp;[.G214]&amp;&quot;; cross12rgb.blue.&quot;&amp;[.H214]&amp;&quot;'&quot;" office:value-type="string" office:string-value="alias cross12rgb.setcolor=d5 'cross12rgb.red.d; cross12rgb.green.5; cross12rgb.blue.0'">
            <text:p>alias cross12rgb.setcolor=d5 'cross12rgb.red.d; cross12rgb.green.5; cross12rgb.blue.0'</text:p>
          </table:table-cell>
          <table:table-cell table:formula="of:=LEFT([.D214])" office:value-type="string" office:string-value="d">
            <text:p>d</text:p>
          </table:table-cell>
          <table:table-cell table:formula="of:=MID([.D214];2;1)" office:value-type="string" office:string-value="5">
            <text:p>5</text:p>
          </table:table-cell>
          <table:table-cell table:formula="of:=RIGHT([.D214])" office:value-type="string" office:string-value="0">
            <text:p>0</text:p>
          </table:table-cell>
        </table:table-row>
        <table:table-row table:style-name="ro1">
          <table:table-cell office:value-type="string">
            <text:p>d6</text:p>
          </table:table-cell>
          <table:table-cell table:formula="of:=[.A215]" office:value-type="string" office:string-value="d6">
            <text:p>d6</text:p>
          </table:table-cell>
          <table:table-cell table:formula="of:=HEX2DEC([.B215])" office:value-type="float" office:value="214">
            <text:p>214</text:p>
          </table:table-cell>
          <table:table-cell table:style-name="ce2" table:formula="of:=[.A215]&amp;&quot;0&quot;" office:value-type="string" office:string-value="d60">
            <text:p>d60</text:p>
          </table:table-cell>
          <table:table-cell table:style-name="ce3" table:formula="of:=&quot;alias cross12rgb.setcolor=&quot;&amp;[.A215]&amp;&quot; 'cross12rgb.red.&quot;&amp;[.F215]&amp;&quot;; cross12rgb.green.&quot;&amp;[.G215]&amp;&quot;; cross12rgb.blue.&quot;&amp;[.H215]&amp;&quot;'&quot;" office:value-type="string" office:string-value="alias cross12rgb.setcolor=d6 'cross12rgb.red.d; cross12rgb.green.6; cross12rgb.blue.0'">
            <text:p>alias cross12rgb.setcolor=d6 'cross12rgb.red.d; cross12rgb.green.6; cross12rgb.blue.0'</text:p>
          </table:table-cell>
          <table:table-cell table:formula="of:=LEFT([.D215])" office:value-type="string" office:string-value="d">
            <text:p>d</text:p>
          </table:table-cell>
          <table:table-cell table:formula="of:=MID([.D215];2;1)" office:value-type="string" office:string-value="6">
            <text:p>6</text:p>
          </table:table-cell>
          <table:table-cell table:formula="of:=RIGHT([.D215])" office:value-type="string" office:string-value="0">
            <text:p>0</text:p>
          </table:table-cell>
        </table:table-row>
        <table:table-row table:style-name="ro1">
          <table:table-cell office:value-type="string">
            <text:p>d7</text:p>
          </table:table-cell>
          <table:table-cell table:formula="of:=[.A216]" office:value-type="string" office:string-value="d7">
            <text:p>d7</text:p>
          </table:table-cell>
          <table:table-cell table:formula="of:=HEX2DEC([.B216])" office:value-type="float" office:value="215">
            <text:p>215</text:p>
          </table:table-cell>
          <table:table-cell table:style-name="ce2" table:formula="of:=[.A216]&amp;&quot;0&quot;" office:value-type="string" office:string-value="d70">
            <text:p>d70</text:p>
          </table:table-cell>
          <table:table-cell table:style-name="ce3" table:formula="of:=&quot;alias cross12rgb.setcolor=&quot;&amp;[.A216]&amp;&quot; 'cross12rgb.red.&quot;&amp;[.F216]&amp;&quot;; cross12rgb.green.&quot;&amp;[.G216]&amp;&quot;; cross12rgb.blue.&quot;&amp;[.H216]&amp;&quot;'&quot;" office:value-type="string" office:string-value="alias cross12rgb.setcolor=d7 'cross12rgb.red.d; cross12rgb.green.7; cross12rgb.blue.0'">
            <text:p>alias cross12rgb.setcolor=d7 'cross12rgb.red.d; cross12rgb.green.7; cross12rgb.blue.0'</text:p>
          </table:table-cell>
          <table:table-cell table:formula="of:=LEFT([.D216])" office:value-type="string" office:string-value="d">
            <text:p>d</text:p>
          </table:table-cell>
          <table:table-cell table:formula="of:=MID([.D216];2;1)" office:value-type="string" office:string-value="7">
            <text:p>7</text:p>
          </table:table-cell>
          <table:table-cell table:formula="of:=RIGHT([.D216])" office:value-type="string" office:string-value="0">
            <text:p>0</text:p>
          </table:table-cell>
        </table:table-row>
        <table:table-row table:style-name="ro1">
          <table:table-cell office:value-type="string">
            <text:p>d8</text:p>
          </table:table-cell>
          <table:table-cell table:formula="of:=[.A217]" office:value-type="string" office:string-value="d8">
            <text:p>d8</text:p>
          </table:table-cell>
          <table:table-cell table:formula="of:=HEX2DEC([.B217])" office:value-type="float" office:value="216">
            <text:p>216</text:p>
          </table:table-cell>
          <table:table-cell table:style-name="ce2" table:formula="of:=[.A217]&amp;&quot;0&quot;" office:value-type="string" office:string-value="d80">
            <text:p>d80</text:p>
          </table:table-cell>
          <table:table-cell table:style-name="ce3" table:formula="of:=&quot;alias cross12rgb.setcolor=&quot;&amp;[.A217]&amp;&quot; 'cross12rgb.red.&quot;&amp;[.F217]&amp;&quot;; cross12rgb.green.&quot;&amp;[.G217]&amp;&quot;; cross12rgb.blue.&quot;&amp;[.H217]&amp;&quot;'&quot;" office:value-type="string" office:string-value="alias cross12rgb.setcolor=d8 'cross12rgb.red.d; cross12rgb.green.8; cross12rgb.blue.0'">
            <text:p>alias cross12rgb.setcolor=d8 'cross12rgb.red.d; cross12rgb.green.8; cross12rgb.blue.0'</text:p>
          </table:table-cell>
          <table:table-cell table:formula="of:=LEFT([.D217])" office:value-type="string" office:string-value="d">
            <text:p>d</text:p>
          </table:table-cell>
          <table:table-cell table:formula="of:=MID([.D217];2;1)" office:value-type="string" office:string-value="8">
            <text:p>8</text:p>
          </table:table-cell>
          <table:table-cell table:formula="of:=RIGHT([.D217])" office:value-type="string" office:string-value="0">
            <text:p>0</text:p>
          </table:table-cell>
        </table:table-row>
        <table:table-row table:style-name="ro1">
          <table:table-cell office:value-type="string">
            <text:p>d9</text:p>
          </table:table-cell>
          <table:table-cell table:formula="of:=[.A218]" office:value-type="string" office:string-value="d9">
            <text:p>d9</text:p>
          </table:table-cell>
          <table:table-cell table:formula="of:=HEX2DEC([.B218])" office:value-type="float" office:value="217">
            <text:p>217</text:p>
          </table:table-cell>
          <table:table-cell table:style-name="ce2" table:formula="of:=[.A218]&amp;&quot;0&quot;" office:value-type="string" office:string-value="d90">
            <text:p>d90</text:p>
          </table:table-cell>
          <table:table-cell table:style-name="ce3" table:formula="of:=&quot;alias cross12rgb.setcolor=&quot;&amp;[.A218]&amp;&quot; 'cross12rgb.red.&quot;&amp;[.F218]&amp;&quot;; cross12rgb.green.&quot;&amp;[.G218]&amp;&quot;; cross12rgb.blue.&quot;&amp;[.H218]&amp;&quot;'&quot;" office:value-type="string" office:string-value="alias cross12rgb.setcolor=d9 'cross12rgb.red.d; cross12rgb.green.9; cross12rgb.blue.0'">
            <text:p>alias cross12rgb.setcolor=d9 'cross12rgb.red.d; cross12rgb.green.9; cross12rgb.blue.0'</text:p>
          </table:table-cell>
          <table:table-cell table:formula="of:=LEFT([.D218])" office:value-type="string" office:string-value="d">
            <text:p>d</text:p>
          </table:table-cell>
          <table:table-cell table:formula="of:=MID([.D218];2;1)" office:value-type="string" office:string-value="9">
            <text:p>9</text:p>
          </table:table-cell>
          <table:table-cell table:formula="of:=RIGHT([.D218])" office:value-type="string" office:string-value="0">
            <text:p>0</text:p>
          </table:table-cell>
        </table:table-row>
        <table:table-row table:style-name="ro1">
          <table:table-cell office:value-type="string">
            <text:p>da</text:p>
          </table:table-cell>
          <table:table-cell table:formula="of:=[.A219]" office:value-type="string" office:string-value="da">
            <text:p>da</text:p>
          </table:table-cell>
          <table:table-cell table:formula="of:=HEX2DEC([.B219])" office:value-type="float" office:value="218">
            <text:p>218</text:p>
          </table:table-cell>
          <table:table-cell table:style-name="ce2" table:formula="of:=[.A219]&amp;&quot;0&quot;" office:value-type="string" office:string-value="da0">
            <text:p>da0</text:p>
          </table:table-cell>
          <table:table-cell table:style-name="ce3" table:formula="of:=&quot;alias cross12rgb.setcolor=&quot;&amp;[.A219]&amp;&quot; 'cross12rgb.red.&quot;&amp;[.F219]&amp;&quot;; cross12rgb.green.&quot;&amp;[.G219]&amp;&quot;; cross12rgb.blue.&quot;&amp;[.H219]&amp;&quot;'&quot;" office:value-type="string" office:string-value="alias cross12rgb.setcolor=da 'cross12rgb.red.d; cross12rgb.green.a; cross12rgb.blue.0'">
            <text:p>alias cross12rgb.setcolor=da 'cross12rgb.red.d; cross12rgb.green.a; cross12rgb.blue.0'</text:p>
          </table:table-cell>
          <table:table-cell table:formula="of:=LEFT([.D219])" office:value-type="string" office:string-value="d">
            <text:p>d</text:p>
          </table:table-cell>
          <table:table-cell table:formula="of:=MID([.D219];2;1)" office:value-type="string" office:string-value="a">
            <text:p>a</text:p>
          </table:table-cell>
          <table:table-cell table:formula="of:=RIGHT([.D219])" office:value-type="string" office:string-value="0">
            <text:p>0</text:p>
          </table:table-cell>
        </table:table-row>
        <table:table-row table:style-name="ro1">
          <table:table-cell office:value-type="string">
            <text:p>db</text:p>
          </table:table-cell>
          <table:table-cell table:formula="of:=[.A220]" office:value-type="string" office:string-value="db">
            <text:p>db</text:p>
          </table:table-cell>
          <table:table-cell table:formula="of:=HEX2DEC([.B220])" office:value-type="float" office:value="219">
            <text:p>219</text:p>
          </table:table-cell>
          <table:table-cell table:style-name="ce2" table:formula="of:=[.A220]&amp;&quot;0&quot;" office:value-type="string" office:string-value="db0">
            <text:p>db0</text:p>
          </table:table-cell>
          <table:table-cell table:style-name="ce3" table:formula="of:=&quot;alias cross12rgb.setcolor=&quot;&amp;[.A220]&amp;&quot; 'cross12rgb.red.&quot;&amp;[.F220]&amp;&quot;; cross12rgb.green.&quot;&amp;[.G220]&amp;&quot;; cross12rgb.blue.&quot;&amp;[.H220]&amp;&quot;'&quot;" office:value-type="string" office:string-value="alias cross12rgb.setcolor=db 'cross12rgb.red.d; cross12rgb.green.b; cross12rgb.blue.0'">
            <text:p>alias cross12rgb.setcolor=db 'cross12rgb.red.d; cross12rgb.green.b; cross12rgb.blue.0'</text:p>
          </table:table-cell>
          <table:table-cell table:formula="of:=LEFT([.D220])" office:value-type="string" office:string-value="d">
            <text:p>d</text:p>
          </table:table-cell>
          <table:table-cell table:formula="of:=MID([.D220];2;1)" office:value-type="string" office:string-value="b">
            <text:p>b</text:p>
          </table:table-cell>
          <table:table-cell table:formula="of:=RIGHT([.D220])" office:value-type="string" office:string-value="0">
            <text:p>0</text:p>
          </table:table-cell>
        </table:table-row>
        <table:table-row table:style-name="ro1">
          <table:table-cell office:value-type="string">
            <text:p>dc</text:p>
          </table:table-cell>
          <table:table-cell table:formula="of:=[.A221]" office:value-type="string" office:string-value="dc">
            <text:p>dc</text:p>
          </table:table-cell>
          <table:table-cell table:formula="of:=HEX2DEC([.B221])" office:value-type="float" office:value="220">
            <text:p>220</text:p>
          </table:table-cell>
          <table:table-cell table:style-name="ce2" table:formula="of:=[.A221]&amp;&quot;0&quot;" office:value-type="string" office:string-value="dc0">
            <text:p>dc0</text:p>
          </table:table-cell>
          <table:table-cell table:style-name="ce3" table:formula="of:=&quot;alias cross12rgb.setcolor=&quot;&amp;[.A221]&amp;&quot; 'cross12rgb.red.&quot;&amp;[.F221]&amp;&quot;; cross12rgb.green.&quot;&amp;[.G221]&amp;&quot;; cross12rgb.blue.&quot;&amp;[.H221]&amp;&quot;'&quot;" office:value-type="string" office:string-value="alias cross12rgb.setcolor=dc 'cross12rgb.red.d; cross12rgb.green.c; cross12rgb.blue.0'">
            <text:p>alias cross12rgb.setcolor=dc 'cross12rgb.red.d; cross12rgb.green.c; cross12rgb.blue.0'</text:p>
          </table:table-cell>
          <table:table-cell table:formula="of:=LEFT([.D221])" office:value-type="string" office:string-value="d">
            <text:p>d</text:p>
          </table:table-cell>
          <table:table-cell table:formula="of:=MID([.D221];2;1)" office:value-type="string" office:string-value="c">
            <text:p>c</text:p>
          </table:table-cell>
          <table:table-cell table:formula="of:=RIGHT([.D221])" office:value-type="string" office:string-value="0">
            <text:p>0</text:p>
          </table:table-cell>
        </table:table-row>
        <table:table-row table:style-name="ro1">
          <table:table-cell office:value-type="string">
            <text:p>dd</text:p>
          </table:table-cell>
          <table:table-cell table:formula="of:=[.A222]" office:value-type="string" office:string-value="dd">
            <text:p>dd</text:p>
          </table:table-cell>
          <table:table-cell table:formula="of:=HEX2DEC([.B222])" office:value-type="float" office:value="221">
            <text:p>221</text:p>
          </table:table-cell>
          <table:table-cell table:style-name="ce2" table:formula="of:=[.A222]&amp;&quot;0&quot;" office:value-type="string" office:string-value="dd0">
            <text:p>dd0</text:p>
          </table:table-cell>
          <table:table-cell table:style-name="ce3" table:formula="of:=&quot;alias cross12rgb.setcolor=&quot;&amp;[.A222]&amp;&quot; 'cross12rgb.red.&quot;&amp;[.F222]&amp;&quot;; cross12rgb.green.&quot;&amp;[.G222]&amp;&quot;; cross12rgb.blue.&quot;&amp;[.H222]&amp;&quot;'&quot;" office:value-type="string" office:string-value="alias cross12rgb.setcolor=dd 'cross12rgb.red.d; cross12rgb.green.d; cross12rgb.blue.0'">
            <text:p>alias cross12rgb.setcolor=dd 'cross12rgb.red.d; cross12rgb.green.d; cross12rgb.blue.0'</text:p>
          </table:table-cell>
          <table:table-cell table:formula="of:=LEFT([.D222])" office:value-type="string" office:string-value="d">
            <text:p>d</text:p>
          </table:table-cell>
          <table:table-cell table:formula="of:=MID([.D222];2;1)" office:value-type="string" office:string-value="d">
            <text:p>d</text:p>
          </table:table-cell>
          <table:table-cell table:formula="of:=RIGHT([.D222])" office:value-type="string" office:string-value="0">
            <text:p>0</text:p>
          </table:table-cell>
        </table:table-row>
        <table:table-row table:style-name="ro1">
          <table:table-cell office:value-type="string">
            <text:p>de</text:p>
          </table:table-cell>
          <table:table-cell table:formula="of:=[.A223]" office:value-type="string" office:string-value="de">
            <text:p>de</text:p>
          </table:table-cell>
          <table:table-cell table:formula="of:=HEX2DEC([.B223])" office:value-type="float" office:value="222">
            <text:p>222</text:p>
          </table:table-cell>
          <table:table-cell table:style-name="ce2" table:formula="of:=[.A223]&amp;&quot;0&quot;" office:value-type="string" office:string-value="de0">
            <text:p>de0</text:p>
          </table:table-cell>
          <table:table-cell table:style-name="ce3" table:formula="of:=&quot;alias cross12rgb.setcolor=&quot;&amp;[.A223]&amp;&quot; 'cross12rgb.red.&quot;&amp;[.F223]&amp;&quot;; cross12rgb.green.&quot;&amp;[.G223]&amp;&quot;; cross12rgb.blue.&quot;&amp;[.H223]&amp;&quot;'&quot;" office:value-type="string" office:string-value="alias cross12rgb.setcolor=de 'cross12rgb.red.d; cross12rgb.green.e; cross12rgb.blue.0'">
            <text:p>alias cross12rgb.setcolor=de 'cross12rgb.red.d; cross12rgb.green.e; cross12rgb.blue.0'</text:p>
          </table:table-cell>
          <table:table-cell table:formula="of:=LEFT([.D223])" office:value-type="string" office:string-value="d">
            <text:p>d</text:p>
          </table:table-cell>
          <table:table-cell table:formula="of:=MID([.D223];2;1)" office:value-type="string" office:string-value="e">
            <text:p>e</text:p>
          </table:table-cell>
          <table:table-cell table:formula="of:=RIGHT([.D223])" office:value-type="string" office:string-value="0">
            <text:p>0</text:p>
          </table:table-cell>
        </table:table-row>
        <table:table-row table:style-name="ro1">
          <table:table-cell office:value-type="string">
            <text:p>df</text:p>
          </table:table-cell>
          <table:table-cell table:formula="of:=[.A224]" office:value-type="string" office:string-value="df">
            <text:p>df</text:p>
          </table:table-cell>
          <table:table-cell table:formula="of:=HEX2DEC([.B224])" office:value-type="float" office:value="223">
            <text:p>223</text:p>
          </table:table-cell>
          <table:table-cell table:style-name="ce2" table:formula="of:=[.A224]&amp;&quot;0&quot;" office:value-type="string" office:string-value="df0">
            <text:p>df0</text:p>
          </table:table-cell>
          <table:table-cell table:style-name="ce3" table:formula="of:=&quot;alias cross12rgb.setcolor=&quot;&amp;[.A224]&amp;&quot; 'cross12rgb.red.&quot;&amp;[.F224]&amp;&quot;; cross12rgb.green.&quot;&amp;[.G224]&amp;&quot;; cross12rgb.blue.&quot;&amp;[.H224]&amp;&quot;'&quot;" office:value-type="string" office:string-value="alias cross12rgb.setcolor=df 'cross12rgb.red.d; cross12rgb.green.f; cross12rgb.blue.0'">
            <text:p>alias cross12rgb.setcolor=df 'cross12rgb.red.d; cross12rgb.green.f; cross12rgb.blue.0'</text:p>
          </table:table-cell>
          <table:table-cell table:formula="of:=LEFT([.D224])" office:value-type="string" office:string-value="d">
            <text:p>d</text:p>
          </table:table-cell>
          <table:table-cell table:formula="of:=MID([.D224];2;1)" office:value-type="string" office:string-value="f">
            <text:p>f</text:p>
          </table:table-cell>
          <table:table-cell table:formula="of:=RIGHT([.D224])" office:value-type="string" office:string-value="0">
            <text:p>0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[.A225]&amp;&quot;0&quot;" office:value-type="string" office:string-value="e0">
            <text:p>e0</text:p>
          </table:table-cell>
          <table:table-cell table:formula="of:=HEX2DEC([.B225])" office:value-type="float" office:value="224">
            <text:p>224</text:p>
          </table:table-cell>
          <table:table-cell table:style-name="ce2" table:formula="of:=[.A225]&amp;&quot;00&quot;" office:value-type="string" office:string-value="e00">
            <text:p>e00</text:p>
          </table:table-cell>
          <table:table-cell table:style-name="ce3" table:formula="of:=&quot;alias cross12rgb.setcolor=&quot;&amp;[.A225]&amp;&quot; 'cross12rgb.red.&quot;&amp;[.F225]&amp;&quot;; cross12rgb.green.&quot;&amp;[.G225]&amp;&quot;; cross12rgb.blue.&quot;&amp;[.H225]&amp;&quot;'&quot;" office:value-type="string" office:string-value="alias cross12rgb.setcolor=e 'cross12rgb.red.e; cross12rgb.green.0; cross12rgb.blue.0'">
            <text:p>alias cross12rgb.setcolor=e 'cross12rgb.red.e; cross12rgb.green.0; cross12rgb.blue.0'</text:p>
          </table:table-cell>
          <table:table-cell table:formula="of:=LEFT([.D225])" office:value-type="string" office:string-value="e">
            <text:p>e</text:p>
          </table:table-cell>
          <table:table-cell table:formula="of:=MID([.D225];2;1)" office:value-type="string" office:string-value="0">
            <text:p>0</text:p>
          </table:table-cell>
          <table:table-cell table:formula="of:=RIGHT([.D225])" office:value-type="string" office:string-value="0">
            <text:p>0</text:p>
          </table:table-cell>
        </table:table-row>
        <table:table-row table:style-name="ro1">
          <table:table-cell office:value-type="string">
            <text:p>e1</text:p>
          </table:table-cell>
          <table:table-cell table:formula="of:=[.A226]" office:value-type="string" office:string-value="e1">
            <text:p>e1</text:p>
          </table:table-cell>
          <table:table-cell table:formula="of:=HEX2DEC([.B226])" office:value-type="float" office:value="225">
            <text:p>225</text:p>
          </table:table-cell>
          <table:table-cell table:style-name="ce2" table:formula="of:=[.A226]&amp;&quot;0&quot;" office:value-type="string" office:string-value="e10">
            <text:p>e10</text:p>
          </table:table-cell>
          <table:table-cell table:style-name="ce3" table:formula="of:=&quot;alias cross12rgb.setcolor=&quot;&amp;[.A226]&amp;&quot; 'cross12rgb.red.&quot;&amp;[.F226]&amp;&quot;; cross12rgb.green.&quot;&amp;[.G226]&amp;&quot;; cross12rgb.blue.&quot;&amp;[.H226]&amp;&quot;'&quot;" office:value-type="string" office:string-value="alias cross12rgb.setcolor=e1 'cross12rgb.red.e; cross12rgb.green.1; cross12rgb.blue.0'">
            <text:p>alias cross12rgb.setcolor=e1 'cross12rgb.red.e; cross12rgb.green.1; cross12rgb.blue.0'</text:p>
          </table:table-cell>
          <table:table-cell table:formula="of:=LEFT([.D226])" office:value-type="string" office:string-value="e">
            <text:p>e</text:p>
          </table:table-cell>
          <table:table-cell table:formula="of:=MID([.D226];2;1)" office:value-type="string" office:string-value="1">
            <text:p>1</text:p>
          </table:table-cell>
          <table:table-cell table:formula="of:=RIGHT([.D226])" office:value-type="string" office:string-value="0">
            <text:p>0</text:p>
          </table:table-cell>
        </table:table-row>
        <table:table-row table:style-name="ro1">
          <table:table-cell office:value-type="string">
            <text:p>e2</text:p>
          </table:table-cell>
          <table:table-cell table:formula="of:=[.A227]" office:value-type="string" office:string-value="e2">
            <text:p>e2</text:p>
          </table:table-cell>
          <table:table-cell table:formula="of:=HEX2DEC([.B227])" office:value-type="float" office:value="226">
            <text:p>226</text:p>
          </table:table-cell>
          <table:table-cell table:style-name="ce2" table:formula="of:=[.A227]&amp;&quot;0&quot;" office:value-type="string" office:string-value="e20">
            <text:p>e20</text:p>
          </table:table-cell>
          <table:table-cell table:style-name="ce3" table:formula="of:=&quot;alias cross12rgb.setcolor=&quot;&amp;[.A227]&amp;&quot; 'cross12rgb.red.&quot;&amp;[.F227]&amp;&quot;; cross12rgb.green.&quot;&amp;[.G227]&amp;&quot;; cross12rgb.blue.&quot;&amp;[.H227]&amp;&quot;'&quot;" office:value-type="string" office:string-value="alias cross12rgb.setcolor=e2 'cross12rgb.red.e; cross12rgb.green.2; cross12rgb.blue.0'">
            <text:p>alias cross12rgb.setcolor=e2 'cross12rgb.red.e; cross12rgb.green.2; cross12rgb.blue.0'</text:p>
          </table:table-cell>
          <table:table-cell table:formula="of:=LEFT([.D227])" office:value-type="string" office:string-value="e">
            <text:p>e</text:p>
          </table:table-cell>
          <table:table-cell table:formula="of:=MID([.D227];2;1)" office:value-type="string" office:string-value="2">
            <text:p>2</text:p>
          </table:table-cell>
          <table:table-cell table:formula="of:=RIGHT([.D227])" office:value-type="string" office:string-value="0">
            <text:p>0</text:p>
          </table:table-cell>
        </table:table-row>
        <table:table-row table:style-name="ro1">
          <table:table-cell office:value-type="string">
            <text:p>e3</text:p>
          </table:table-cell>
          <table:table-cell table:formula="of:=[.A228]" office:value-type="string" office:string-value="e3">
            <text:p>e3</text:p>
          </table:table-cell>
          <table:table-cell table:formula="of:=HEX2DEC([.B228])" office:value-type="float" office:value="227">
            <text:p>227</text:p>
          </table:table-cell>
          <table:table-cell table:style-name="ce2" table:formula="of:=[.A228]&amp;&quot;0&quot;" office:value-type="string" office:string-value="e30">
            <text:p>e30</text:p>
          </table:table-cell>
          <table:table-cell table:style-name="ce3" table:formula="of:=&quot;alias cross12rgb.setcolor=&quot;&amp;[.A228]&amp;&quot; 'cross12rgb.red.&quot;&amp;[.F228]&amp;&quot;; cross12rgb.green.&quot;&amp;[.G228]&amp;&quot;; cross12rgb.blue.&quot;&amp;[.H228]&amp;&quot;'&quot;" office:value-type="string" office:string-value="alias cross12rgb.setcolor=e3 'cross12rgb.red.e; cross12rgb.green.3; cross12rgb.blue.0'">
            <text:p>alias cross12rgb.setcolor=e3 'cross12rgb.red.e; cross12rgb.green.3; cross12rgb.blue.0'</text:p>
          </table:table-cell>
          <table:table-cell table:formula="of:=LEFT([.D228])" office:value-type="string" office:string-value="e">
            <text:p>e</text:p>
          </table:table-cell>
          <table:table-cell table:formula="of:=MID([.D228];2;1)" office:value-type="string" office:string-value="3">
            <text:p>3</text:p>
          </table:table-cell>
          <table:table-cell table:formula="of:=RIGHT([.D228])" office:value-type="string" office:string-value="0">
            <text:p>0</text:p>
          </table:table-cell>
        </table:table-row>
        <table:table-row table:style-name="ro1">
          <table:table-cell office:value-type="string">
            <text:p>e4</text:p>
          </table:table-cell>
          <table:table-cell table:formula="of:=[.A229]" office:value-type="string" office:string-value="e4">
            <text:p>e4</text:p>
          </table:table-cell>
          <table:table-cell table:formula="of:=HEX2DEC([.B229])" office:value-type="float" office:value="228">
            <text:p>228</text:p>
          </table:table-cell>
          <table:table-cell table:style-name="ce2" table:formula="of:=[.A229]&amp;&quot;0&quot;" office:value-type="string" office:string-value="e40">
            <text:p>e40</text:p>
          </table:table-cell>
          <table:table-cell table:style-name="ce3" table:formula="of:=&quot;alias cross12rgb.setcolor=&quot;&amp;[.A229]&amp;&quot; 'cross12rgb.red.&quot;&amp;[.F229]&amp;&quot;; cross12rgb.green.&quot;&amp;[.G229]&amp;&quot;; cross12rgb.blue.&quot;&amp;[.H229]&amp;&quot;'&quot;" office:value-type="string" office:string-value="alias cross12rgb.setcolor=e4 'cross12rgb.red.e; cross12rgb.green.4; cross12rgb.blue.0'">
            <text:p>alias cross12rgb.setcolor=e4 'cross12rgb.red.e; cross12rgb.green.4; cross12rgb.blue.0'</text:p>
          </table:table-cell>
          <table:table-cell table:formula="of:=LEFT([.D229])" office:value-type="string" office:string-value="e">
            <text:p>e</text:p>
          </table:table-cell>
          <table:table-cell table:formula="of:=MID([.D229];2;1)" office:value-type="string" office:string-value="4">
            <text:p>4</text:p>
          </table:table-cell>
          <table:table-cell table:formula="of:=RIGHT([.D229])" office:value-type="string" office:string-value="0">
            <text:p>0</text:p>
          </table:table-cell>
        </table:table-row>
        <table:table-row table:style-name="ro1">
          <table:table-cell office:value-type="string">
            <text:p>e5</text:p>
          </table:table-cell>
          <table:table-cell table:formula="of:=[.A230]" office:value-type="string" office:string-value="e5">
            <text:p>e5</text:p>
          </table:table-cell>
          <table:table-cell table:formula="of:=HEX2DEC([.B230])" office:value-type="float" office:value="229">
            <text:p>229</text:p>
          </table:table-cell>
          <table:table-cell table:style-name="ce2" table:formula="of:=[.A230]&amp;&quot;0&quot;" office:value-type="string" office:string-value="e50">
            <text:p>e50</text:p>
          </table:table-cell>
          <table:table-cell table:style-name="ce3" table:formula="of:=&quot;alias cross12rgb.setcolor=&quot;&amp;[.A230]&amp;&quot; 'cross12rgb.red.&quot;&amp;[.F230]&amp;&quot;; cross12rgb.green.&quot;&amp;[.G230]&amp;&quot;; cross12rgb.blue.&quot;&amp;[.H230]&amp;&quot;'&quot;" office:value-type="string" office:string-value="alias cross12rgb.setcolor=e5 'cross12rgb.red.e; cross12rgb.green.5; cross12rgb.blue.0'">
            <text:p>alias cross12rgb.setcolor=e5 'cross12rgb.red.e; cross12rgb.green.5; cross12rgb.blue.0'</text:p>
          </table:table-cell>
          <table:table-cell table:formula="of:=LEFT([.D230])" office:value-type="string" office:string-value="e">
            <text:p>e</text:p>
          </table:table-cell>
          <table:table-cell table:formula="of:=MID([.D230];2;1)" office:value-type="string" office:string-value="5">
            <text:p>5</text:p>
          </table:table-cell>
          <table:table-cell table:formula="of:=RIGHT([.D230])" office:value-type="string" office:string-value="0">
            <text:p>0</text:p>
          </table:table-cell>
        </table:table-row>
        <table:table-row table:style-name="ro1">
          <table:table-cell office:value-type="string">
            <text:p>e6</text:p>
          </table:table-cell>
          <table:table-cell table:formula="of:=[.A231]" office:value-type="string" office:string-value="e6">
            <text:p>e6</text:p>
          </table:table-cell>
          <table:table-cell table:formula="of:=HEX2DEC([.B231])" office:value-type="float" office:value="230">
            <text:p>230</text:p>
          </table:table-cell>
          <table:table-cell table:style-name="ce2" table:formula="of:=[.A231]&amp;&quot;0&quot;" office:value-type="string" office:string-value="e60">
            <text:p>e60</text:p>
          </table:table-cell>
          <table:table-cell table:style-name="ce3" table:formula="of:=&quot;alias cross12rgb.setcolor=&quot;&amp;[.A231]&amp;&quot; 'cross12rgb.red.&quot;&amp;[.F231]&amp;&quot;; cross12rgb.green.&quot;&amp;[.G231]&amp;&quot;; cross12rgb.blue.&quot;&amp;[.H231]&amp;&quot;'&quot;" office:value-type="string" office:string-value="alias cross12rgb.setcolor=e6 'cross12rgb.red.e; cross12rgb.green.6; cross12rgb.blue.0'">
            <text:p>alias cross12rgb.setcolor=e6 'cross12rgb.red.e; cross12rgb.green.6; cross12rgb.blue.0'</text:p>
          </table:table-cell>
          <table:table-cell table:formula="of:=LEFT([.D231])" office:value-type="string" office:string-value="e">
            <text:p>e</text:p>
          </table:table-cell>
          <table:table-cell table:formula="of:=MID([.D231];2;1)" office:value-type="string" office:string-value="6">
            <text:p>6</text:p>
          </table:table-cell>
          <table:table-cell table:formula="of:=RIGHT([.D231])" office:value-type="string" office:string-value="0">
            <text:p>0</text:p>
          </table:table-cell>
        </table:table-row>
        <table:table-row table:style-name="ro1">
          <table:table-cell office:value-type="string">
            <text:p>e7</text:p>
          </table:table-cell>
          <table:table-cell table:formula="of:=[.A232]" office:value-type="string" office:string-value="e7">
            <text:p>e7</text:p>
          </table:table-cell>
          <table:table-cell table:formula="of:=HEX2DEC([.B232])" office:value-type="float" office:value="231">
            <text:p>231</text:p>
          </table:table-cell>
          <table:table-cell table:style-name="ce2" table:formula="of:=[.A232]&amp;&quot;0&quot;" office:value-type="string" office:string-value="e70">
            <text:p>e70</text:p>
          </table:table-cell>
          <table:table-cell table:style-name="ce3" table:formula="of:=&quot;alias cross12rgb.setcolor=&quot;&amp;[.A232]&amp;&quot; 'cross12rgb.red.&quot;&amp;[.F232]&amp;&quot;; cross12rgb.green.&quot;&amp;[.G232]&amp;&quot;; cross12rgb.blue.&quot;&amp;[.H232]&amp;&quot;'&quot;" office:value-type="string" office:string-value="alias cross12rgb.setcolor=e7 'cross12rgb.red.e; cross12rgb.green.7; cross12rgb.blue.0'">
            <text:p>alias cross12rgb.setcolor=e7 'cross12rgb.red.e; cross12rgb.green.7; cross12rgb.blue.0'</text:p>
          </table:table-cell>
          <table:table-cell table:formula="of:=LEFT([.D232])" office:value-type="string" office:string-value="e">
            <text:p>e</text:p>
          </table:table-cell>
          <table:table-cell table:formula="of:=MID([.D232];2;1)" office:value-type="string" office:string-value="7">
            <text:p>7</text:p>
          </table:table-cell>
          <table:table-cell table:formula="of:=RIGHT([.D232])" office:value-type="string" office:string-value="0">
            <text:p>0</text:p>
          </table:table-cell>
        </table:table-row>
        <table:table-row table:style-name="ro1">
          <table:table-cell office:value-type="string">
            <text:p>e8</text:p>
          </table:table-cell>
          <table:table-cell table:formula="of:=[.A233]" office:value-type="string" office:string-value="e8">
            <text:p>e8</text:p>
          </table:table-cell>
          <table:table-cell table:formula="of:=HEX2DEC([.B233])" office:value-type="float" office:value="232">
            <text:p>232</text:p>
          </table:table-cell>
          <table:table-cell table:style-name="ce2" table:formula="of:=[.A233]&amp;&quot;0&quot;" office:value-type="string" office:string-value="e80">
            <text:p>e80</text:p>
          </table:table-cell>
          <table:table-cell table:style-name="ce3" table:formula="of:=&quot;alias cross12rgb.setcolor=&quot;&amp;[.A233]&amp;&quot; 'cross12rgb.red.&quot;&amp;[.F233]&amp;&quot;; cross12rgb.green.&quot;&amp;[.G233]&amp;&quot;; cross12rgb.blue.&quot;&amp;[.H233]&amp;&quot;'&quot;" office:value-type="string" office:string-value="alias cross12rgb.setcolor=e8 'cross12rgb.red.e; cross12rgb.green.8; cross12rgb.blue.0'">
            <text:p>alias cross12rgb.setcolor=e8 'cross12rgb.red.e; cross12rgb.green.8; cross12rgb.blue.0'</text:p>
          </table:table-cell>
          <table:table-cell table:formula="of:=LEFT([.D233])" office:value-type="string" office:string-value="e">
            <text:p>e</text:p>
          </table:table-cell>
          <table:table-cell table:formula="of:=MID([.D233];2;1)" office:value-type="string" office:string-value="8">
            <text:p>8</text:p>
          </table:table-cell>
          <table:table-cell table:formula="of:=RIGHT([.D233])" office:value-type="string" office:string-value="0">
            <text:p>0</text:p>
          </table:table-cell>
        </table:table-row>
        <table:table-row table:style-name="ro1">
          <table:table-cell office:value-type="string">
            <text:p>e9</text:p>
          </table:table-cell>
          <table:table-cell table:formula="of:=[.A234]" office:value-type="string" office:string-value="e9">
            <text:p>e9</text:p>
          </table:table-cell>
          <table:table-cell table:formula="of:=HEX2DEC([.B234])" office:value-type="float" office:value="233">
            <text:p>233</text:p>
          </table:table-cell>
          <table:table-cell table:style-name="ce2" table:formula="of:=[.A234]&amp;&quot;0&quot;" office:value-type="string" office:string-value="e90">
            <text:p>e90</text:p>
          </table:table-cell>
          <table:table-cell table:style-name="ce3" table:formula="of:=&quot;alias cross12rgb.setcolor=&quot;&amp;[.A234]&amp;&quot; 'cross12rgb.red.&quot;&amp;[.F234]&amp;&quot;; cross12rgb.green.&quot;&amp;[.G234]&amp;&quot;; cross12rgb.blue.&quot;&amp;[.H234]&amp;&quot;'&quot;" office:value-type="string" office:string-value="alias cross12rgb.setcolor=e9 'cross12rgb.red.e; cross12rgb.green.9; cross12rgb.blue.0'">
            <text:p>alias cross12rgb.setcolor=e9 'cross12rgb.red.e; cross12rgb.green.9; cross12rgb.blue.0'</text:p>
          </table:table-cell>
          <table:table-cell table:formula="of:=LEFT([.D234])" office:value-type="string" office:string-value="e">
            <text:p>e</text:p>
          </table:table-cell>
          <table:table-cell table:formula="of:=MID([.D234];2;1)" office:value-type="string" office:string-value="9">
            <text:p>9</text:p>
          </table:table-cell>
          <table:table-cell table:formula="of:=RIGHT([.D234])" office:value-type="string" office:string-value="0">
            <text:p>0</text:p>
          </table:table-cell>
        </table:table-row>
        <table:table-row table:style-name="ro1">
          <table:table-cell office:value-type="string">
            <text:p>ea</text:p>
          </table:table-cell>
          <table:table-cell table:formula="of:=[.A235]" office:value-type="string" office:string-value="ea">
            <text:p>ea</text:p>
          </table:table-cell>
          <table:table-cell table:formula="of:=HEX2DEC([.B235])" office:value-type="float" office:value="234">
            <text:p>234</text:p>
          </table:table-cell>
          <table:table-cell table:style-name="ce2" table:formula="of:=[.A235]&amp;&quot;0&quot;" office:value-type="string" office:string-value="ea0">
            <text:p>ea0</text:p>
          </table:table-cell>
          <table:table-cell table:style-name="ce3" table:formula="of:=&quot;alias cross12rgb.setcolor=&quot;&amp;[.A235]&amp;&quot; 'cross12rgb.red.&quot;&amp;[.F235]&amp;&quot;; cross12rgb.green.&quot;&amp;[.G235]&amp;&quot;; cross12rgb.blue.&quot;&amp;[.H235]&amp;&quot;'&quot;" office:value-type="string" office:string-value="alias cross12rgb.setcolor=ea 'cross12rgb.red.e; cross12rgb.green.a; cross12rgb.blue.0'">
            <text:p>alias cross12rgb.setcolor=ea 'cross12rgb.red.e; cross12rgb.green.a; cross12rgb.blue.0'</text:p>
          </table:table-cell>
          <table:table-cell table:formula="of:=LEFT([.D235])" office:value-type="string" office:string-value="e">
            <text:p>e</text:p>
          </table:table-cell>
          <table:table-cell table:formula="of:=MID([.D235];2;1)" office:value-type="string" office:string-value="a">
            <text:p>a</text:p>
          </table:table-cell>
          <table:table-cell table:formula="of:=RIGHT([.D235])" office:value-type="string" office:string-value="0">
            <text:p>0</text:p>
          </table:table-cell>
        </table:table-row>
        <table:table-row table:style-name="ro1">
          <table:table-cell office:value-type="string">
            <text:p>eb</text:p>
          </table:table-cell>
          <table:table-cell table:formula="of:=[.A236]" office:value-type="string" office:string-value="eb">
            <text:p>eb</text:p>
          </table:table-cell>
          <table:table-cell table:formula="of:=HEX2DEC([.B236])" office:value-type="float" office:value="235">
            <text:p>235</text:p>
          </table:table-cell>
          <table:table-cell table:style-name="ce2" table:formula="of:=[.A236]&amp;&quot;0&quot;" office:value-type="string" office:string-value="eb0">
            <text:p>eb0</text:p>
          </table:table-cell>
          <table:table-cell table:style-name="ce3" table:formula="of:=&quot;alias cross12rgb.setcolor=&quot;&amp;[.A236]&amp;&quot; 'cross12rgb.red.&quot;&amp;[.F236]&amp;&quot;; cross12rgb.green.&quot;&amp;[.G236]&amp;&quot;; cross12rgb.blue.&quot;&amp;[.H236]&amp;&quot;'&quot;" office:value-type="string" office:string-value="alias cross12rgb.setcolor=eb 'cross12rgb.red.e; cross12rgb.green.b; cross12rgb.blue.0'">
            <text:p>alias cross12rgb.setcolor=eb 'cross12rgb.red.e; cross12rgb.green.b; cross12rgb.blue.0'</text:p>
          </table:table-cell>
          <table:table-cell table:formula="of:=LEFT([.D236])" office:value-type="string" office:string-value="e">
            <text:p>e</text:p>
          </table:table-cell>
          <table:table-cell table:formula="of:=MID([.D236];2;1)" office:value-type="string" office:string-value="b">
            <text:p>b</text:p>
          </table:table-cell>
          <table:table-cell table:formula="of:=RIGHT([.D236])" office:value-type="string" office:string-value="0">
            <text:p>0</text:p>
          </table:table-cell>
        </table:table-row>
        <table:table-row table:style-name="ro1">
          <table:table-cell office:value-type="string">
            <text:p>ec</text:p>
          </table:table-cell>
          <table:table-cell table:formula="of:=[.A237]" office:value-type="string" office:string-value="ec">
            <text:p>ec</text:p>
          </table:table-cell>
          <table:table-cell table:formula="of:=HEX2DEC([.B237])" office:value-type="float" office:value="236">
            <text:p>236</text:p>
          </table:table-cell>
          <table:table-cell table:style-name="ce2" table:formula="of:=[.A237]&amp;&quot;0&quot;" office:value-type="string" office:string-value="ec0">
            <text:p>ec0</text:p>
          </table:table-cell>
          <table:table-cell table:style-name="ce3" table:formula="of:=&quot;alias cross12rgb.setcolor=&quot;&amp;[.A237]&amp;&quot; 'cross12rgb.red.&quot;&amp;[.F237]&amp;&quot;; cross12rgb.green.&quot;&amp;[.G237]&amp;&quot;; cross12rgb.blue.&quot;&amp;[.H237]&amp;&quot;'&quot;" office:value-type="string" office:string-value="alias cross12rgb.setcolor=ec 'cross12rgb.red.e; cross12rgb.green.c; cross12rgb.blue.0'">
            <text:p>alias cross12rgb.setcolor=ec 'cross12rgb.red.e; cross12rgb.green.c; cross12rgb.blue.0'</text:p>
          </table:table-cell>
          <table:table-cell table:formula="of:=LEFT([.D237])" office:value-type="string" office:string-value="e">
            <text:p>e</text:p>
          </table:table-cell>
          <table:table-cell table:formula="of:=MID([.D237];2;1)" office:value-type="string" office:string-value="c">
            <text:p>c</text:p>
          </table:table-cell>
          <table:table-cell table:formula="of:=RIGHT([.D237])" office:value-type="string" office:string-value="0">
            <text:p>0</text:p>
          </table:table-cell>
        </table:table-row>
        <table:table-row table:style-name="ro1">
          <table:table-cell office:value-type="string">
            <text:p>ed</text:p>
          </table:table-cell>
          <table:table-cell table:formula="of:=[.A238]" office:value-type="string" office:string-value="ed">
            <text:p>ed</text:p>
          </table:table-cell>
          <table:table-cell table:formula="of:=HEX2DEC([.B238])" office:value-type="float" office:value="237">
            <text:p>237</text:p>
          </table:table-cell>
          <table:table-cell table:style-name="ce2" table:formula="of:=[.A238]&amp;&quot;0&quot;" office:value-type="string" office:string-value="ed0">
            <text:p>ed0</text:p>
          </table:table-cell>
          <table:table-cell table:style-name="ce3" table:formula="of:=&quot;alias cross12rgb.setcolor=&quot;&amp;[.A238]&amp;&quot; 'cross12rgb.red.&quot;&amp;[.F238]&amp;&quot;; cross12rgb.green.&quot;&amp;[.G238]&amp;&quot;; cross12rgb.blue.&quot;&amp;[.H238]&amp;&quot;'&quot;" office:value-type="string" office:string-value="alias cross12rgb.setcolor=ed 'cross12rgb.red.e; cross12rgb.green.d; cross12rgb.blue.0'">
            <text:p>alias cross12rgb.setcolor=ed 'cross12rgb.red.e; cross12rgb.green.d; cross12rgb.blue.0'</text:p>
          </table:table-cell>
          <table:table-cell table:formula="of:=LEFT([.D238])" office:value-type="string" office:string-value="e">
            <text:p>e</text:p>
          </table:table-cell>
          <table:table-cell table:formula="of:=MID([.D238];2;1)" office:value-type="string" office:string-value="d">
            <text:p>d</text:p>
          </table:table-cell>
          <table:table-cell table:formula="of:=RIGHT([.D238])" office:value-type="string" office:string-value="0">
            <text:p>0</text:p>
          </table:table-cell>
        </table:table-row>
        <table:table-row table:style-name="ro1">
          <table:table-cell office:value-type="string">
            <text:p>ee</text:p>
          </table:table-cell>
          <table:table-cell table:formula="of:=[.A239]" office:value-type="string" office:string-value="ee">
            <text:p>ee</text:p>
          </table:table-cell>
          <table:table-cell table:formula="of:=HEX2DEC([.B239])" office:value-type="float" office:value="238">
            <text:p>238</text:p>
          </table:table-cell>
          <table:table-cell table:style-name="ce2" table:formula="of:=[.A239]&amp;&quot;0&quot;" office:value-type="string" office:string-value="ee0">
            <text:p>ee0</text:p>
          </table:table-cell>
          <table:table-cell table:style-name="ce3" table:formula="of:=&quot;alias cross12rgb.setcolor=&quot;&amp;[.A239]&amp;&quot; 'cross12rgb.red.&quot;&amp;[.F239]&amp;&quot;; cross12rgb.green.&quot;&amp;[.G239]&amp;&quot;; cross12rgb.blue.&quot;&amp;[.H239]&amp;&quot;'&quot;" office:value-type="string" office:string-value="alias cross12rgb.setcolor=ee 'cross12rgb.red.e; cross12rgb.green.e; cross12rgb.blue.0'">
            <text:p>alias cross12rgb.setcolor=ee 'cross12rgb.red.e; cross12rgb.green.e; cross12rgb.blue.0'</text:p>
          </table:table-cell>
          <table:table-cell table:formula="of:=LEFT([.D239])" office:value-type="string" office:string-value="e">
            <text:p>e</text:p>
          </table:table-cell>
          <table:table-cell table:formula="of:=MID([.D239];2;1)" office:value-type="string" office:string-value="e">
            <text:p>e</text:p>
          </table:table-cell>
          <table:table-cell table:formula="of:=RIGHT([.D239])" office:value-type="string" office:string-value="0">
            <text:p>0</text:p>
          </table:table-cell>
        </table:table-row>
        <table:table-row table:style-name="ro1">
          <table:table-cell office:value-type="string">
            <text:p>ef</text:p>
          </table:table-cell>
          <table:table-cell table:formula="of:=[.A240]" office:value-type="string" office:string-value="ef">
            <text:p>ef</text:p>
          </table:table-cell>
          <table:table-cell table:formula="of:=HEX2DEC([.B240])" office:value-type="float" office:value="239">
            <text:p>239</text:p>
          </table:table-cell>
          <table:table-cell table:style-name="ce2" table:formula="of:=[.A240]&amp;&quot;0&quot;" office:value-type="string" office:string-value="ef0">
            <text:p>ef0</text:p>
          </table:table-cell>
          <table:table-cell table:style-name="ce3" table:formula="of:=&quot;alias cross12rgb.setcolor=&quot;&amp;[.A240]&amp;&quot; 'cross12rgb.red.&quot;&amp;[.F240]&amp;&quot;; cross12rgb.green.&quot;&amp;[.G240]&amp;&quot;; cross12rgb.blue.&quot;&amp;[.H240]&amp;&quot;'&quot;" office:value-type="string" office:string-value="alias cross12rgb.setcolor=ef 'cross12rgb.red.e; cross12rgb.green.f; cross12rgb.blue.0'">
            <text:p>alias cross12rgb.setcolor=ef 'cross12rgb.red.e; cross12rgb.green.f; cross12rgb.blue.0'</text:p>
          </table:table-cell>
          <table:table-cell table:formula="of:=LEFT([.D240])" office:value-type="string" office:string-value="e">
            <text:p>e</text:p>
          </table:table-cell>
          <table:table-cell table:formula="of:=MID([.D240];2;1)" office:value-type="string" office:string-value="f">
            <text:p>f</text:p>
          </table:table-cell>
          <table:table-cell table:formula="of:=RIGHT([.D240])" office:value-type="string" office:string-value="0">
            <text:p>0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[.A241]&amp;&quot;0&quot;" office:value-type="string" office:string-value="f0">
            <text:p>f0</text:p>
          </table:table-cell>
          <table:table-cell table:formula="of:=HEX2DEC([.B241])" office:value-type="float" office:value="240">
            <text:p>240</text:p>
          </table:table-cell>
          <table:table-cell table:style-name="ce2" table:formula="of:=[.A241]&amp;&quot;00&quot;" office:value-type="string" office:string-value="f00">
            <text:p>f00</text:p>
          </table:table-cell>
          <table:table-cell table:style-name="ce3" table:formula="of:=&quot;alias cross12rgb.setcolor=&quot;&amp;[.A241]&amp;&quot; 'cross12rgb.red.&quot;&amp;[.F241]&amp;&quot;; cross12rgb.green.&quot;&amp;[.G241]&amp;&quot;; cross12rgb.blue.&quot;&amp;[.H241]&amp;&quot;'&quot;" office:value-type="string" office:string-value="alias cross12rgb.setcolor=f 'cross12rgb.red.f; cross12rgb.green.0; cross12rgb.blue.0'">
            <text:p>alias cross12rgb.setcolor=f 'cross12rgb.red.f; cross12rgb.green.0; cross12rgb.blue.0'</text:p>
          </table:table-cell>
          <table:table-cell table:formula="of:=LEFT([.D241])" office:value-type="string" office:string-value="f">
            <text:p>f</text:p>
          </table:table-cell>
          <table:table-cell table:formula="of:=MID([.D241];2;1)" office:value-type="string" office:string-value="0">
            <text:p>0</text:p>
          </table:table-cell>
          <table:table-cell table:formula="of:=RIGHT([.D241])" office:value-type="string" office:string-value="0">
            <text:p>0</text:p>
          </table:table-cell>
        </table:table-row>
        <table:table-row table:style-name="ro1">
          <table:table-cell office:value-type="string">
            <text:p>f1</text:p>
          </table:table-cell>
          <table:table-cell table:formula="of:=[.A242]" office:value-type="string" office:string-value="f1">
            <text:p>f1</text:p>
          </table:table-cell>
          <table:table-cell table:formula="of:=HEX2DEC([.B242])" office:value-type="float" office:value="241">
            <text:p>241</text:p>
          </table:table-cell>
          <table:table-cell table:style-name="ce2" table:formula="of:=[.A242]&amp;&quot;0&quot;" office:value-type="string" office:string-value="f10">
            <text:p>f10</text:p>
          </table:table-cell>
          <table:table-cell table:style-name="ce3" table:formula="of:=&quot;alias cross12rgb.setcolor=&quot;&amp;[.A242]&amp;&quot; 'cross12rgb.red.&quot;&amp;[.F242]&amp;&quot;; cross12rgb.green.&quot;&amp;[.G242]&amp;&quot;; cross12rgb.blue.&quot;&amp;[.H242]&amp;&quot;'&quot;" office:value-type="string" office:string-value="alias cross12rgb.setcolor=f1 'cross12rgb.red.f; cross12rgb.green.1; cross12rgb.blue.0'">
            <text:p>alias cross12rgb.setcolor=f1 'cross12rgb.red.f; cross12rgb.green.1; cross12rgb.blue.0'</text:p>
          </table:table-cell>
          <table:table-cell table:formula="of:=LEFT([.D242])" office:value-type="string" office:string-value="f">
            <text:p>f</text:p>
          </table:table-cell>
          <table:table-cell table:formula="of:=MID([.D242];2;1)" office:value-type="string" office:string-value="1">
            <text:p>1</text:p>
          </table:table-cell>
          <table:table-cell table:formula="of:=RIGHT([.D242])" office:value-type="string" office:string-value="0">
            <text:p>0</text:p>
          </table:table-cell>
        </table:table-row>
        <table:table-row table:style-name="ro1">
          <table:table-cell office:value-type="string">
            <text:p>f2</text:p>
          </table:table-cell>
          <table:table-cell table:formula="of:=[.A243]" office:value-type="string" office:string-value="f2">
            <text:p>f2</text:p>
          </table:table-cell>
          <table:table-cell table:formula="of:=HEX2DEC([.B243])" office:value-type="float" office:value="242">
            <text:p>242</text:p>
          </table:table-cell>
          <table:table-cell table:style-name="ce2" table:formula="of:=[.A243]&amp;&quot;0&quot;" office:value-type="string" office:string-value="f20">
            <text:p>f20</text:p>
          </table:table-cell>
          <table:table-cell table:style-name="ce3" table:formula="of:=&quot;alias cross12rgb.setcolor=&quot;&amp;[.A243]&amp;&quot; 'cross12rgb.red.&quot;&amp;[.F243]&amp;&quot;; cross12rgb.green.&quot;&amp;[.G243]&amp;&quot;; cross12rgb.blue.&quot;&amp;[.H243]&amp;&quot;'&quot;" office:value-type="string" office:string-value="alias cross12rgb.setcolor=f2 'cross12rgb.red.f; cross12rgb.green.2; cross12rgb.blue.0'">
            <text:p>alias cross12rgb.setcolor=f2 'cross12rgb.red.f; cross12rgb.green.2; cross12rgb.blue.0'</text:p>
          </table:table-cell>
          <table:table-cell table:formula="of:=LEFT([.D243])" office:value-type="string" office:string-value="f">
            <text:p>f</text:p>
          </table:table-cell>
          <table:table-cell table:formula="of:=MID([.D243];2;1)" office:value-type="string" office:string-value="2">
            <text:p>2</text:p>
          </table:table-cell>
          <table:table-cell table:formula="of:=RIGHT([.D243])" office:value-type="string" office:string-value="0">
            <text:p>0</text:p>
          </table:table-cell>
        </table:table-row>
        <table:table-row table:style-name="ro1">
          <table:table-cell office:value-type="string">
            <text:p>f3</text:p>
          </table:table-cell>
          <table:table-cell table:formula="of:=[.A244]" office:value-type="string" office:string-value="f3">
            <text:p>f3</text:p>
          </table:table-cell>
          <table:table-cell table:formula="of:=HEX2DEC([.B244])" office:value-type="float" office:value="243">
            <text:p>243</text:p>
          </table:table-cell>
          <table:table-cell table:style-name="ce2" table:formula="of:=[.A244]&amp;&quot;0&quot;" office:value-type="string" office:string-value="f30">
            <text:p>f30</text:p>
          </table:table-cell>
          <table:table-cell table:style-name="ce3" table:formula="of:=&quot;alias cross12rgb.setcolor=&quot;&amp;[.A244]&amp;&quot; 'cross12rgb.red.&quot;&amp;[.F244]&amp;&quot;; cross12rgb.green.&quot;&amp;[.G244]&amp;&quot;; cross12rgb.blue.&quot;&amp;[.H244]&amp;&quot;'&quot;" office:value-type="string" office:string-value="alias cross12rgb.setcolor=f3 'cross12rgb.red.f; cross12rgb.green.3; cross12rgb.blue.0'">
            <text:p>alias cross12rgb.setcolor=f3 'cross12rgb.red.f; cross12rgb.green.3; cross12rgb.blue.0'</text:p>
          </table:table-cell>
          <table:table-cell table:formula="of:=LEFT([.D244])" office:value-type="string" office:string-value="f">
            <text:p>f</text:p>
          </table:table-cell>
          <table:table-cell table:formula="of:=MID([.D244];2;1)" office:value-type="string" office:string-value="3">
            <text:p>3</text:p>
          </table:table-cell>
          <table:table-cell table:formula="of:=RIGHT([.D244])" office:value-type="string" office:string-value="0">
            <text:p>0</text:p>
          </table:table-cell>
        </table:table-row>
        <table:table-row table:style-name="ro1">
          <table:table-cell office:value-type="string">
            <text:p>f4</text:p>
          </table:table-cell>
          <table:table-cell table:formula="of:=[.A245]" office:value-type="string" office:string-value="f4">
            <text:p>f4</text:p>
          </table:table-cell>
          <table:table-cell table:formula="of:=HEX2DEC([.B245])" office:value-type="float" office:value="244">
            <text:p>244</text:p>
          </table:table-cell>
          <table:table-cell table:style-name="ce2" table:formula="of:=[.A245]&amp;&quot;0&quot;" office:value-type="string" office:string-value="f40">
            <text:p>f40</text:p>
          </table:table-cell>
          <table:table-cell table:style-name="ce3" table:formula="of:=&quot;alias cross12rgb.setcolor=&quot;&amp;[.A245]&amp;&quot; 'cross12rgb.red.&quot;&amp;[.F245]&amp;&quot;; cross12rgb.green.&quot;&amp;[.G245]&amp;&quot;; cross12rgb.blue.&quot;&amp;[.H245]&amp;&quot;'&quot;" office:value-type="string" office:string-value="alias cross12rgb.setcolor=f4 'cross12rgb.red.f; cross12rgb.green.4; cross12rgb.blue.0'">
            <text:p>alias cross12rgb.setcolor=f4 'cross12rgb.red.f; cross12rgb.green.4; cross12rgb.blue.0'</text:p>
          </table:table-cell>
          <table:table-cell table:formula="of:=LEFT([.D245])" office:value-type="string" office:string-value="f">
            <text:p>f</text:p>
          </table:table-cell>
          <table:table-cell table:formula="of:=MID([.D245];2;1)" office:value-type="string" office:string-value="4">
            <text:p>4</text:p>
          </table:table-cell>
          <table:table-cell table:formula="of:=RIGHT([.D245])" office:value-type="string" office:string-value="0">
            <text:p>0</text:p>
          </table:table-cell>
        </table:table-row>
        <table:table-row table:style-name="ro1">
          <table:table-cell office:value-type="string">
            <text:p>f5</text:p>
          </table:table-cell>
          <table:table-cell table:formula="of:=[.A246]" office:value-type="string" office:string-value="f5">
            <text:p>f5</text:p>
          </table:table-cell>
          <table:table-cell table:formula="of:=HEX2DEC([.B246])" office:value-type="float" office:value="245">
            <text:p>245</text:p>
          </table:table-cell>
          <table:table-cell table:style-name="ce2" table:formula="of:=[.A246]&amp;&quot;0&quot;" office:value-type="string" office:string-value="f50">
            <text:p>f50</text:p>
          </table:table-cell>
          <table:table-cell table:style-name="ce3" table:formula="of:=&quot;alias cross12rgb.setcolor=&quot;&amp;[.A246]&amp;&quot; 'cross12rgb.red.&quot;&amp;[.F246]&amp;&quot;; cross12rgb.green.&quot;&amp;[.G246]&amp;&quot;; cross12rgb.blue.&quot;&amp;[.H246]&amp;&quot;'&quot;" office:value-type="string" office:string-value="alias cross12rgb.setcolor=f5 'cross12rgb.red.f; cross12rgb.green.5; cross12rgb.blue.0'">
            <text:p>alias cross12rgb.setcolor=f5 'cross12rgb.red.f; cross12rgb.green.5; cross12rgb.blue.0'</text:p>
          </table:table-cell>
          <table:table-cell table:formula="of:=LEFT([.D246])" office:value-type="string" office:string-value="f">
            <text:p>f</text:p>
          </table:table-cell>
          <table:table-cell table:formula="of:=MID([.D246];2;1)" office:value-type="string" office:string-value="5">
            <text:p>5</text:p>
          </table:table-cell>
          <table:table-cell table:formula="of:=RIGHT([.D246])" office:value-type="string" office:string-value="0">
            <text:p>0</text:p>
          </table:table-cell>
        </table:table-row>
        <table:table-row table:style-name="ro1">
          <table:table-cell office:value-type="string">
            <text:p>f6</text:p>
          </table:table-cell>
          <table:table-cell table:formula="of:=[.A247]" office:value-type="string" office:string-value="f6">
            <text:p>f6</text:p>
          </table:table-cell>
          <table:table-cell table:formula="of:=HEX2DEC([.B247])" office:value-type="float" office:value="246">
            <text:p>246</text:p>
          </table:table-cell>
          <table:table-cell table:style-name="ce2" table:formula="of:=[.A247]&amp;&quot;0&quot;" office:value-type="string" office:string-value="f60">
            <text:p>f60</text:p>
          </table:table-cell>
          <table:table-cell table:style-name="ce3" table:formula="of:=&quot;alias cross12rgb.setcolor=&quot;&amp;[.A247]&amp;&quot; 'cross12rgb.red.&quot;&amp;[.F247]&amp;&quot;; cross12rgb.green.&quot;&amp;[.G247]&amp;&quot;; cross12rgb.blue.&quot;&amp;[.H247]&amp;&quot;'&quot;" office:value-type="string" office:string-value="alias cross12rgb.setcolor=f6 'cross12rgb.red.f; cross12rgb.green.6; cross12rgb.blue.0'">
            <text:p>alias cross12rgb.setcolor=f6 'cross12rgb.red.f; cross12rgb.green.6; cross12rgb.blue.0'</text:p>
          </table:table-cell>
          <table:table-cell table:formula="of:=LEFT([.D247])" office:value-type="string" office:string-value="f">
            <text:p>f</text:p>
          </table:table-cell>
          <table:table-cell table:formula="of:=MID([.D247];2;1)" office:value-type="string" office:string-value="6">
            <text:p>6</text:p>
          </table:table-cell>
          <table:table-cell table:formula="of:=RIGHT([.D247])" office:value-type="string" office:string-value="0">
            <text:p>0</text:p>
          </table:table-cell>
        </table:table-row>
        <table:table-row table:style-name="ro1">
          <table:table-cell office:value-type="string">
            <text:p>f7</text:p>
          </table:table-cell>
          <table:table-cell table:formula="of:=[.A248]" office:value-type="string" office:string-value="f7">
            <text:p>f7</text:p>
          </table:table-cell>
          <table:table-cell table:formula="of:=HEX2DEC([.B248])" office:value-type="float" office:value="247">
            <text:p>247</text:p>
          </table:table-cell>
          <table:table-cell table:style-name="ce2" table:formula="of:=[.A248]&amp;&quot;0&quot;" office:value-type="string" office:string-value="f70">
            <text:p>f70</text:p>
          </table:table-cell>
          <table:table-cell table:style-name="ce3" table:formula="of:=&quot;alias cross12rgb.setcolor=&quot;&amp;[.A248]&amp;&quot; 'cross12rgb.red.&quot;&amp;[.F248]&amp;&quot;; cross12rgb.green.&quot;&amp;[.G248]&amp;&quot;; cross12rgb.blue.&quot;&amp;[.H248]&amp;&quot;'&quot;" office:value-type="string" office:string-value="alias cross12rgb.setcolor=f7 'cross12rgb.red.f; cross12rgb.green.7; cross12rgb.blue.0'">
            <text:p>alias cross12rgb.setcolor=f7 'cross12rgb.red.f; cross12rgb.green.7; cross12rgb.blue.0'</text:p>
          </table:table-cell>
          <table:table-cell table:formula="of:=LEFT([.D248])" office:value-type="string" office:string-value="f">
            <text:p>f</text:p>
          </table:table-cell>
          <table:table-cell table:formula="of:=MID([.D248];2;1)" office:value-type="string" office:string-value="7">
            <text:p>7</text:p>
          </table:table-cell>
          <table:table-cell table:formula="of:=RIGHT([.D248])" office:value-type="string" office:string-value="0">
            <text:p>0</text:p>
          </table:table-cell>
        </table:table-row>
        <table:table-row table:style-name="ro1">
          <table:table-cell office:value-type="string">
            <text:p>f8</text:p>
          </table:table-cell>
          <table:table-cell table:formula="of:=[.A249]" office:value-type="string" office:string-value="f8">
            <text:p>f8</text:p>
          </table:table-cell>
          <table:table-cell table:formula="of:=HEX2DEC([.B249])" office:value-type="float" office:value="248">
            <text:p>248</text:p>
          </table:table-cell>
          <table:table-cell table:style-name="ce2" table:formula="of:=[.A249]&amp;&quot;0&quot;" office:value-type="string" office:string-value="f80">
            <text:p>f80</text:p>
          </table:table-cell>
          <table:table-cell table:style-name="ce3" table:formula="of:=&quot;alias cross12rgb.setcolor=&quot;&amp;[.A249]&amp;&quot; 'cross12rgb.red.&quot;&amp;[.F249]&amp;&quot;; cross12rgb.green.&quot;&amp;[.G249]&amp;&quot;; cross12rgb.blue.&quot;&amp;[.H249]&amp;&quot;'&quot;" office:value-type="string" office:string-value="alias cross12rgb.setcolor=f8 'cross12rgb.red.f; cross12rgb.green.8; cross12rgb.blue.0'">
            <text:p>alias cross12rgb.setcolor=f8 'cross12rgb.red.f; cross12rgb.green.8; cross12rgb.blue.0'</text:p>
          </table:table-cell>
          <table:table-cell table:formula="of:=LEFT([.D249])" office:value-type="string" office:string-value="f">
            <text:p>f</text:p>
          </table:table-cell>
          <table:table-cell table:formula="of:=MID([.D249];2;1)" office:value-type="string" office:string-value="8">
            <text:p>8</text:p>
          </table:table-cell>
          <table:table-cell table:formula="of:=RIGHT([.D249])" office:value-type="string" office:string-value="0">
            <text:p>0</text:p>
          </table:table-cell>
        </table:table-row>
        <table:table-row table:style-name="ro1">
          <table:table-cell office:value-type="string">
            <text:p>f9</text:p>
          </table:table-cell>
          <table:table-cell table:formula="of:=[.A250]" office:value-type="string" office:string-value="f9">
            <text:p>f9</text:p>
          </table:table-cell>
          <table:table-cell table:formula="of:=HEX2DEC([.B250])" office:value-type="float" office:value="249">
            <text:p>249</text:p>
          </table:table-cell>
          <table:table-cell table:style-name="ce2" table:formula="of:=[.A250]&amp;&quot;0&quot;" office:value-type="string" office:string-value="f90">
            <text:p>f90</text:p>
          </table:table-cell>
          <table:table-cell table:style-name="ce3" table:formula="of:=&quot;alias cross12rgb.setcolor=&quot;&amp;[.A250]&amp;&quot; 'cross12rgb.red.&quot;&amp;[.F250]&amp;&quot;; cross12rgb.green.&quot;&amp;[.G250]&amp;&quot;; cross12rgb.blue.&quot;&amp;[.H250]&amp;&quot;'&quot;" office:value-type="string" office:string-value="alias cross12rgb.setcolor=f9 'cross12rgb.red.f; cross12rgb.green.9; cross12rgb.blue.0'">
            <text:p>alias cross12rgb.setcolor=f9 'cross12rgb.red.f; cross12rgb.green.9; cross12rgb.blue.0'</text:p>
          </table:table-cell>
          <table:table-cell table:formula="of:=LEFT([.D250])" office:value-type="string" office:string-value="f">
            <text:p>f</text:p>
          </table:table-cell>
          <table:table-cell table:formula="of:=MID([.D250];2;1)" office:value-type="string" office:string-value="9">
            <text:p>9</text:p>
          </table:table-cell>
          <table:table-cell table:formula="of:=RIGHT([.D250])" office:value-type="string" office:string-value="0">
            <text:p>0</text:p>
          </table:table-cell>
        </table:table-row>
        <table:table-row table:style-name="ro1">
          <table:table-cell office:value-type="string">
            <text:p>fa</text:p>
          </table:table-cell>
          <table:table-cell table:formula="of:=[.A251]" office:value-type="string" office:string-value="fa">
            <text:p>fa</text:p>
          </table:table-cell>
          <table:table-cell table:formula="of:=HEX2DEC([.B251])" office:value-type="float" office:value="250">
            <text:p>250</text:p>
          </table:table-cell>
          <table:table-cell table:style-name="ce2" table:formula="of:=[.A251]&amp;&quot;0&quot;" office:value-type="string" office:string-value="fa0">
            <text:p>fa0</text:p>
          </table:table-cell>
          <table:table-cell table:style-name="ce3" table:formula="of:=&quot;alias cross12rgb.setcolor=&quot;&amp;[.A251]&amp;&quot; 'cross12rgb.red.&quot;&amp;[.F251]&amp;&quot;; cross12rgb.green.&quot;&amp;[.G251]&amp;&quot;; cross12rgb.blue.&quot;&amp;[.H251]&amp;&quot;'&quot;" office:value-type="string" office:string-value="alias cross12rgb.setcolor=fa 'cross12rgb.red.f; cross12rgb.green.a; cross12rgb.blue.0'">
            <text:p>alias cross12rgb.setcolor=fa 'cross12rgb.red.f; cross12rgb.green.a; cross12rgb.blue.0'</text:p>
          </table:table-cell>
          <table:table-cell table:formula="of:=LEFT([.D251])" office:value-type="string" office:string-value="f">
            <text:p>f</text:p>
          </table:table-cell>
          <table:table-cell table:formula="of:=MID([.D251];2;1)" office:value-type="string" office:string-value="a">
            <text:p>a</text:p>
          </table:table-cell>
          <table:table-cell table:formula="of:=RIGHT([.D251])" office:value-type="string" office:string-value="0">
            <text:p>0</text:p>
          </table:table-cell>
        </table:table-row>
        <table:table-row table:style-name="ro1">
          <table:table-cell office:value-type="string">
            <text:p>fb</text:p>
          </table:table-cell>
          <table:table-cell table:formula="of:=[.A252]" office:value-type="string" office:string-value="fb">
            <text:p>fb</text:p>
          </table:table-cell>
          <table:table-cell table:formula="of:=HEX2DEC([.B252])" office:value-type="float" office:value="251">
            <text:p>251</text:p>
          </table:table-cell>
          <table:table-cell table:style-name="ce2" table:formula="of:=[.A252]&amp;&quot;0&quot;" office:value-type="string" office:string-value="fb0">
            <text:p>fb0</text:p>
          </table:table-cell>
          <table:table-cell table:style-name="ce3" table:formula="of:=&quot;alias cross12rgb.setcolor=&quot;&amp;[.A252]&amp;&quot; 'cross12rgb.red.&quot;&amp;[.F252]&amp;&quot;; cross12rgb.green.&quot;&amp;[.G252]&amp;&quot;; cross12rgb.blue.&quot;&amp;[.H252]&amp;&quot;'&quot;" office:value-type="string" office:string-value="alias cross12rgb.setcolor=fb 'cross12rgb.red.f; cross12rgb.green.b; cross12rgb.blue.0'">
            <text:p>alias cross12rgb.setcolor=fb 'cross12rgb.red.f; cross12rgb.green.b; cross12rgb.blue.0'</text:p>
          </table:table-cell>
          <table:table-cell table:formula="of:=LEFT([.D252])" office:value-type="string" office:string-value="f">
            <text:p>f</text:p>
          </table:table-cell>
          <table:table-cell table:formula="of:=MID([.D252];2;1)" office:value-type="string" office:string-value="b">
            <text:p>b</text:p>
          </table:table-cell>
          <table:table-cell table:formula="of:=RIGHT([.D252])" office:value-type="string" office:string-value="0">
            <text:p>0</text:p>
          </table:table-cell>
        </table:table-row>
        <table:table-row table:style-name="ro1">
          <table:table-cell office:value-type="string">
            <text:p>fc</text:p>
          </table:table-cell>
          <table:table-cell table:formula="of:=[.A253]" office:value-type="string" office:string-value="fc">
            <text:p>fc</text:p>
          </table:table-cell>
          <table:table-cell table:formula="of:=HEX2DEC([.B253])" office:value-type="float" office:value="252">
            <text:p>252</text:p>
          </table:table-cell>
          <table:table-cell table:style-name="ce2" table:formula="of:=[.A253]&amp;&quot;0&quot;" office:value-type="string" office:string-value="fc0">
            <text:p>fc0</text:p>
          </table:table-cell>
          <table:table-cell table:style-name="ce3" table:formula="of:=&quot;alias cross12rgb.setcolor=&quot;&amp;[.A253]&amp;&quot; 'cross12rgb.red.&quot;&amp;[.F253]&amp;&quot;; cross12rgb.green.&quot;&amp;[.G253]&amp;&quot;; cross12rgb.blue.&quot;&amp;[.H253]&amp;&quot;'&quot;" office:value-type="string" office:string-value="alias cross12rgb.setcolor=fc 'cross12rgb.red.f; cross12rgb.green.c; cross12rgb.blue.0'">
            <text:p>alias cross12rgb.setcolor=fc 'cross12rgb.red.f; cross12rgb.green.c; cross12rgb.blue.0'</text:p>
          </table:table-cell>
          <table:table-cell table:formula="of:=LEFT([.D253])" office:value-type="string" office:string-value="f">
            <text:p>f</text:p>
          </table:table-cell>
          <table:table-cell table:formula="of:=MID([.D253];2;1)" office:value-type="string" office:string-value="c">
            <text:p>c</text:p>
          </table:table-cell>
          <table:table-cell table:formula="of:=RIGHT([.D253])" office:value-type="string" office:string-value="0">
            <text:p>0</text:p>
          </table:table-cell>
        </table:table-row>
        <table:table-row table:style-name="ro1">
          <table:table-cell office:value-type="string">
            <text:p>fd</text:p>
          </table:table-cell>
          <table:table-cell table:formula="of:=[.A254]" office:value-type="string" office:string-value="fd">
            <text:p>fd</text:p>
          </table:table-cell>
          <table:table-cell table:formula="of:=HEX2DEC([.B254])" office:value-type="float" office:value="253">
            <text:p>253</text:p>
          </table:table-cell>
          <table:table-cell table:style-name="ce2" table:formula="of:=[.A254]&amp;&quot;0&quot;" office:value-type="string" office:string-value="fd0">
            <text:p>fd0</text:p>
          </table:table-cell>
          <table:table-cell table:style-name="ce3" table:formula="of:=&quot;alias cross12rgb.setcolor=&quot;&amp;[.A254]&amp;&quot; 'cross12rgb.red.&quot;&amp;[.F254]&amp;&quot;; cross12rgb.green.&quot;&amp;[.G254]&amp;&quot;; cross12rgb.blue.&quot;&amp;[.H254]&amp;&quot;'&quot;" office:value-type="string" office:string-value="alias cross12rgb.setcolor=fd 'cross12rgb.red.f; cross12rgb.green.d; cross12rgb.blue.0'">
            <text:p>alias cross12rgb.setcolor=fd 'cross12rgb.red.f; cross12rgb.green.d; cross12rgb.blue.0'</text:p>
          </table:table-cell>
          <table:table-cell table:formula="of:=LEFT([.D254])" office:value-type="string" office:string-value="f">
            <text:p>f</text:p>
          </table:table-cell>
          <table:table-cell table:formula="of:=MID([.D254];2;1)" office:value-type="string" office:string-value="d">
            <text:p>d</text:p>
          </table:table-cell>
          <table:table-cell table:formula="of:=RIGHT([.D254])" office:value-type="string" office:string-value="0">
            <text:p>0</text:p>
          </table:table-cell>
        </table:table-row>
        <table:table-row table:style-name="ro1">
          <table:table-cell office:value-type="string">
            <text:p>fe</text:p>
          </table:table-cell>
          <table:table-cell table:formula="of:=[.A255]" office:value-type="string" office:string-value="fe">
            <text:p>fe</text:p>
          </table:table-cell>
          <table:table-cell table:formula="of:=HEX2DEC([.B255])" office:value-type="float" office:value="254">
            <text:p>254</text:p>
          </table:table-cell>
          <table:table-cell table:style-name="ce2" table:formula="of:=[.A255]&amp;&quot;0&quot;" office:value-type="string" office:string-value="fe0">
            <text:p>fe0</text:p>
          </table:table-cell>
          <table:table-cell table:style-name="ce3" table:formula="of:=&quot;alias cross12rgb.setcolor=&quot;&amp;[.A255]&amp;&quot; 'cross12rgb.red.&quot;&amp;[.F255]&amp;&quot;; cross12rgb.green.&quot;&amp;[.G255]&amp;&quot;; cross12rgb.blue.&quot;&amp;[.H255]&amp;&quot;'&quot;" office:value-type="string" office:string-value="alias cross12rgb.setcolor=fe 'cross12rgb.red.f; cross12rgb.green.e; cross12rgb.blue.0'">
            <text:p>alias cross12rgb.setcolor=fe 'cross12rgb.red.f; cross12rgb.green.e; cross12rgb.blue.0'</text:p>
          </table:table-cell>
          <table:table-cell table:formula="of:=LEFT([.D255])" office:value-type="string" office:string-value="f">
            <text:p>f</text:p>
          </table:table-cell>
          <table:table-cell table:formula="of:=MID([.D255];2;1)" office:value-type="string" office:string-value="e">
            <text:p>e</text:p>
          </table:table-cell>
          <table:table-cell table:formula="of:=RIGHT([.D255])" office:value-type="string" office:string-value="0">
            <text:p>0</text:p>
          </table:table-cell>
        </table:table-row>
        <table:table-row table:style-name="ro1">
          <table:table-cell office:value-type="string">
            <text:p>ff</text:p>
          </table:table-cell>
          <table:table-cell table:formula="of:=[.A256]" office:value-type="string" office:string-value="ff">
            <text:p>ff</text:p>
          </table:table-cell>
          <table:table-cell table:formula="of:=HEX2DEC([.B256])" office:value-type="float" office:value="255">
            <text:p>255</text:p>
          </table:table-cell>
          <table:table-cell table:style-name="ce2" table:formula="of:=[.A256]&amp;&quot;0&quot;" office:value-type="string" office:string-value="ff0">
            <text:p>ff0</text:p>
          </table:table-cell>
          <table:table-cell table:style-name="ce3" table:formula="of:=&quot;alias cross12rgb.setcolor=&quot;&amp;[.A256]&amp;&quot; 'cross12rgb.red.&quot;&amp;[.F256]&amp;&quot;; cross12rgb.green.&quot;&amp;[.G256]&amp;&quot;; cross12rgb.blue.&quot;&amp;[.H256]&amp;&quot;'&quot;" office:value-type="string" office:string-value="alias cross12rgb.setcolor=ff 'cross12rgb.red.f; cross12rgb.green.f; cross12rgb.blue.0'">
            <text:p>alias cross12rgb.setcolor=ff 'cross12rgb.red.f; cross12rgb.green.f; cross12rgb.blue.0'</text:p>
          </table:table-cell>
          <table:table-cell table:formula="of:=LEFT([.D256])" office:value-type="string" office:string-value="f">
            <text:p>f</text:p>
          </table:table-cell>
          <table:table-cell table:formula="of:=MID([.D256];2;1)" office:value-type="string" office:string-value="f">
            <text:p>f</text:p>
          </table:table-cell>
          <table:table-cell table:formula="of:=RIGHT([.D256])" office:value-type="string" office:string-value="0">
            <text:p>0</text:p>
          </table:table-cell>
        </table:table-row>
        <table:table-row table:style-name="ro1" table:number-rows-repeated="6527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4" table:default-cell-style-name="ce1"/>
        <table:table-row table:style-name="ro1">
          <table:table-cell/>
        </table:table-row>
        <table:table-row table:style-name="ro1" table:number-rows-repeated="46">
          <table:table-cell/>
        </table:table-row>
        <table:table-row table:style-name="ro1">
          <table:table-cell table:style-name="Default"/>
        </table:table-row>
        <table:table-row table:style-name="ro1" table:number-rows-repeated="15">
          <table:table-cell/>
        </table:table-row>
        <table:table-row table:style-name="ro1">
          <table:table-cell table:style-name="Default"/>
        </table:table-row>
        <table:table-row table:style-name="ro1" table:number-rows-repeated="15">
          <table:table-cell/>
        </table:table-row>
        <table:table-row table:style-name="ro1">
          <table:table-cell table:style-name="Default"/>
        </table:table-row>
        <table:table-row table:style-name="ro1" table:number-rows-repeated="15">
          <table:table-cell/>
        </table:table-row>
        <table:table-row table:style-name="ro1">
          <table:table-cell table:style-name="Default"/>
        </table:table-row>
        <table:table-row table:style-name="ro1" table:number-rows-repeated="3728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0" number:min-integer-digits="3"/>
    </number:number-style>
    <number:number-style style:name="N108">
      <number:number number:decimal-places="1" number:min-integer-digits="3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31">31.12.2022</text:date>, <text:time>21:1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wid </meta:initial-creator>
    <meta:creation-date>2022-12-30T18:24:41.32</meta:creation-date>
    <dc:date>2022-12-31T21:14:09.66</dc:date>
    <dc:creator>Dawid </dc:creator>
    <meta:editing-duration>PT01H05M24S</meta:editing-duration>
    <meta:editing-cycles>2</meta:editing-cycles>
    <meta:generator>OpenOffice.org/3.2$Win32 OpenOffice.org_project/320m12$Build-9483</meta:generator>
    <meta:document-statistic meta:table-count="3" meta:cell-count="2048" meta:object-count="0"/>
  </office:meta>
</office:document-meta>
</file>